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Neue', Helvetica, sans-serif"/>
    <style:font-face style:name="Arial1" svg:font-family="Arial, Helvetica, sans-serif"/>
    <style:font-face style:name="Consolas" svg:font-family="Consolas, Menlo, Monaco, 'Lucida Console', 'Liberation Mono', 'DejaVu Sans Mono', 'Bitstream Vera Sans Mono', 'Courier New', monospace, sans-serif"/>
    <style:font-face style:name="Fira Mono" svg:font-family="'Fira Mono', Consolas, Menlo, Monaco, 'Courier New', Courier, monospace"/>
    <style:font-face style:name="Fira Sans" svg:font-family="'Fira Sans', sans-serif"/>
    <style:font-face style:name="Google Sans" svg:font-family="'Google Sans', arial, sans-serif"/>
    <style:font-face style:name="Helvetica" svg:font-family="Helvetica, Arial, sans-serif"/>
    <style:font-face style:name="IBM Plex Sans" svg:font-family="'IBM Plex Sans', 'Helvetica Neue', Arial, sans-serif"/>
    <style:font-face style:name="IranYekan" svg:font-family="IranYekan, tahoma, arial"/>
    <style:font-face style:name="Lato" svg:font-family="Lato, proxima-nova, 'Helvetica Neue', Arial, sans-serif"/>
    <style:font-face style:name="Linux Libertine" svg:font-family="'Linux Libertine', Georgia, Times, serif"/>
    <style:font-face style:name="Lohit Devanagari1" svg:font-family="'Lohit Devanagari'"/>
    <style:font-face style:name="Menlo" svg:font-family="Menlo, Monaco, Consolas, 'courier new', monospace"/>
    <style:font-face style:name="Open Sans" svg:font-family="'Open Sans', sans-serif"/>
    <style:font-face style:name="Poppins" svg:font-family="Poppins, sans-serif"/>
    <style:font-face style:name="Roboto" svg:font-family="Roboto, Corbel, Avenir, 'Lucida Grande', 'Lucida Sans', sans-serif"/>
    <style:font-face style:name="SFMono-Regular" svg:font-family="SFMono-Regular, Consolas, 'Liberation Mono', Menlo, Courier, monospace"/>
    <style:font-face style:name="Segoe UI" svg:font-family="'Segoe UI', SegoeUI, 'Helvetica Neue', Helvetica, Arial, sans-serif"/>
    <style:font-face style:name="apple-system" svg:font-family="apple-system, BlinkMacSystemFont, 'Segoe UI', Roboto, Oxygen-Sans, Ubuntu, Cantarell, 'Helvetica Neue', serif, sans-serif"/>
    <style:font-face style:name="arial" svg:font-family="arial, helvetica"/>
    <style:font-face style:name="inherit" svg:font-family="inherit"/>
    <style:font-face style:name="sans-serif" svg:font-family="sans-serif"/>
    <style:font-face style:name="urw-din" svg:font-family="urw-din, sans-serif"/>
    <style:font-face style:name="work sans light" svg:font-family="'work sans light'"/>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1.5021in" style:rel-column-width="14709*"/>
    </style:style>
    <style:style style:name="Table3.B" style:family="table-column">
      <style:table-column-properties style:column-width="1.3743in" style:rel-column-width="13458*"/>
    </style:style>
    <style:style style:name="Table3.C" style:family="table-column">
      <style:table-column-properties style:column-width="3.8167in" style:rel-column-width="37368*"/>
    </style:style>
    <style:style style:name="Table3.A1" style:family="table-cell">
      <style:table-cell-properties fo:padding="0.0382in" fo:border-left="0.05pt solid #000000" fo:border-right="none" fo:border-top="0.05pt solid #000000" fo:border-bottom="0.05pt solid #000000"/>
    </style:style>
    <style:style style:name="Table5" style:family="table">
      <style:table-properties style:width="6.6931in" table:align="margins"/>
    </style:style>
    <style:style style:name="Table5.A" style:family="table-column">
      <style:table-column-properties style:column-width="1.3382in" style:rel-column-width="13106*"/>
    </style:style>
    <style:style style:name="Table5.B" style:family="table-column">
      <style:table-column-properties style:column-width="1.3389in" style:rel-column-width="13107*"/>
    </style:style>
    <style:style style:name="Table5.E" style:family="table-column">
      <style:table-column-properties style:column-width="1.3389in" style:rel-column-width="13109*"/>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0.2222in" style:rel-column-width="2175*"/>
    </style:style>
    <style:style style:name="Table4.B" style:family="table-column">
      <style:table-column-properties style:column-width="0.4465in" style:rel-column-width="4372*"/>
    </style:style>
    <style:style style:name="Table4.C" style:family="table-column">
      <style:table-column-properties style:column-width="0.5556in" style:rel-column-width="5439*"/>
    </style:style>
    <style:style style:name="Table4.D" style:family="table-column">
      <style:table-column-properties style:column-width="0.559in" style:rel-column-width="5473*"/>
    </style:style>
    <style:style style:name="Table4.E" style:family="table-column">
      <style:table-column-properties style:column-width="0.3326in" style:rel-column-width="3257*"/>
    </style:style>
    <style:style style:name="Table4.F" style:family="table-column">
      <style:table-column-properties style:column-width="0.3368in" style:rel-column-width="3297*"/>
    </style:style>
    <style:style style:name="Table4.G" style:family="table-column">
      <style:table-column-properties style:column-width="0.5007in" style:rel-column-width="4902*"/>
    </style:style>
    <style:style style:name="Table4.I" style:family="table-column">
      <style:table-column-properties style:column-width="0.5549in" style:rel-column-width="5432*"/>
    </style:style>
    <style:style style:name="Table4.J" style:family="table-column">
      <style:table-column-properties style:column-width="0.6694in" style:rel-column-width="6554*"/>
    </style:style>
    <style:style style:name="Table4.K" style:family="table-column">
      <style:table-column-properties style:column-width="0.5049in" style:rel-column-width="4943*"/>
    </style:style>
    <style:style style:name="Table4.L" style:family="table-column">
      <style:table-column-properties style:column-width="0.7278in" style:rel-column-width="7126*"/>
    </style:style>
    <style:style style:name="Table4.A1" style:family="table-cell">
      <style:table-cell-properties fo:padding="0in" fo:border="none" style:writing-mode="page"/>
    </style:style>
    <style:style style:name="Table6" style:family="table">
      <style:table-properties style:width="6.6931in" table:align="margins"/>
    </style:style>
    <style:style style:name="Table6.A" style:family="table-column">
      <style:table-column-properties style:column-width="1.3389in" style:rel-column-width="13107*"/>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0.05pt solid #000000"/>
    </style:style>
    <style:style style:name="Table20" style:family="table">
      <style:table-properties style:width="6.6931in" table:align="margins"/>
    </style:style>
    <style:style style:name="Table20.A" style:family="table-column">
      <style:table-column-properties style:column-width="6.6931in" style:rel-column-width="65535*"/>
    </style:style>
    <style:style style:name="Table20.A1" style:family="table-cell">
      <style:table-cell-properties fo:padding="0.0382in" fo:border="0.05pt solid #000000"/>
    </style:style>
    <style:style style:name="Table21" style:family="table">
      <style:table-properties style:width="6.6931in" table:align="margins"/>
    </style:style>
    <style:style style:name="Table21.A" style:family="table-column">
      <style:table-column-properties style:column-width="6.6931in" style:rel-column-width="65535*"/>
    </style:style>
    <style:style style:name="Table21.A1" style:family="table-cell">
      <style:table-cell-properties fo:padding="0.0382in" fo:border="0.05pt solid #000000"/>
    </style:style>
    <style:style style:name="Table22" style:family="table">
      <style:table-properties style:width="6.6931in" table:align="margins"/>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1" style:family="table-row">
      <style:table-row-properties style:min-row-height="2.3743in"/>
    </style:style>
    <style:style style:name="Table8.A1" style:family="table-cell">
      <style:table-cell-properties fo:background-color="#ffd7d7" fo:padding="0.0382in" fo:border="none">
        <style:background-image/>
      </style:table-cell-properties>
    </style:style>
    <style:style style:name="Table7" style:family="table">
      <style:table-properties style:width="1.8743in" fo:margin-left="0.1903in" table:align="left"/>
    </style:style>
    <style:style style:name="Table7.A" style:family="table-column">
      <style:table-column-properties style:column-width="0.8118in"/>
    </style:style>
    <style:style style:name="Table7.B" style:family="table-column">
      <style:table-column-properties style:column-width="1.0625in"/>
    </style:style>
    <style:style style:name="Table7.A1" style:family="table-cell">
      <style:table-cell-properties fo:background-color="#77bc65" fo:padding="0.0382in" fo:border-left="0.05pt solid #000000" fo:border-right="none" fo:border-top="0.05pt solid #000000" fo:border-bottom="0.05pt solid #000000">
        <style:background-image/>
      </style:table-cell-properties>
    </style:style>
    <style:style style:name="Table7.B1" style:family="table-cell">
      <style:table-cell-properties fo:background-color="#77bc65"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0.05pt solid #000000" fo:border-top="none" fo:border-bottom="0.05pt solid #000000"/>
    </style:style>
    <style:style style:name="Table9" style:family="table">
      <style:table-properties style:width="1.9354in" fo:margin-left="0.1708in" table:align="left"/>
    </style:style>
    <style:style style:name="Table9.A" style:family="table-column">
      <style:table-column-properties style:column-width="0.8424in"/>
    </style:style>
    <style:style style:name="Table9.B" style:family="table-column">
      <style:table-column-properties style:column-width="1.0931in"/>
    </style:style>
    <style:style style:name="Table9.A1" style:family="table-cell">
      <style:table-cell-properties style:vertical-align="bottom" fo:background-color="#77bc65" fo:padding="0.0382in" fo:border-left="0.05pt solid #000000" fo:border-right="none" fo:border-top="0.05pt solid #000000" fo:border-bottom="0.05pt solid #000000">
        <style:background-image/>
      </style:table-cell-properties>
    </style:style>
    <style:style style:name="Table9.B1" style:family="table-cell">
      <style:table-cell-properties style:vertical-align="bottom" fo:background-color="#77bc65" fo:padding="0.0382in" fo:border="0.05pt solid #000000">
        <style:background-image/>
      </style:table-cell-properties>
    </style:style>
    <style:style style:name="Table9.A2" style:family="table-cell">
      <style:table-cell-properties style:vertical-align="bottom" fo:padding="0.0382in" fo:border-left="0.05pt solid #000000" fo:border-right="none" fo:border-top="none" fo:border-bottom="0.05pt solid #000000"/>
    </style:style>
    <style:style style:name="Table9.B2" style:family="table-cell">
      <style:table-cell-properties style:vertical-align="bottom" fo:padding="0.0382in" fo:border-left="0.05pt solid #000000" fo:border-right="0.05pt solid #000000" fo:border-top="none" fo:border-bottom="0.05pt solid #000000"/>
    </style:style>
    <style:style style:name="Table9.A3" style:family="table-cell">
      <style:table-cell-properties style:vertical-align="bottom" fo:padding="0.0382in" fo:border-left="0.05pt solid #000000" fo:border-right="none" fo:border-top="none" fo:border-bottom="0.05pt solid #000000"/>
    </style:style>
    <style:style style:name="Table9.B3" style:family="table-cell">
      <style:table-cell-properties style:vertical-align="bottom" fo:padding="0.0382in" fo:border-left="0.05pt solid #000000" fo:border-right="0.05pt solid #000000" fo:border-top="none" fo:border-bottom="0.05pt solid #000000"/>
    </style:style>
    <style:style style:name="Table9.A4" style:family="table-cell">
      <style:table-cell-properties style:vertical-align="bottom" fo:padding="0.0382in" fo:border-left="0.05pt solid #000000" fo:border-right="none" fo:border-top="none" fo:border-bottom="0.05pt solid #000000"/>
    </style:style>
    <style:style style:name="Table9.B4" style:family="table-cell">
      <style:table-cell-properties style:vertical-align="bottom" fo:padding="0.0382in" fo:border-left="0.05pt solid #000000" fo:border-right="0.05pt solid #000000" fo:border-top="none" fo:border-bottom="0.05pt solid #000000"/>
    </style:style>
    <style:style style:name="Table9.A5" style:family="table-cell">
      <style:table-cell-properties style:vertical-align="bottom" fo:padding="0.0382in" fo:border-left="0.05pt solid #000000" fo:border-right="none" fo:border-top="none" fo:border-bottom="0.05pt solid #000000"/>
    </style:style>
    <style:style style:name="Table9.B5" style:family="table-cell">
      <style:table-cell-properties style:vertical-align="bottom" fo:padding="0.0382in" fo:border-left="0.05pt solid #000000" fo:border-right="0.05pt solid #000000" fo:border-top="none" fo:border-bottom="0.05pt solid #000000"/>
    </style:style>
    <style:style style:name="Table9.A6" style:family="table-cell">
      <style:table-cell-properties style:vertical-align="bottom" fo:padding="0.0382in" fo:border-left="0.05pt solid #000000" fo:border-right="none" fo:border-top="none" fo:border-bottom="0.05pt solid #000000"/>
    </style:style>
    <style:style style:name="Table9.B6" style:family="table-cell">
      <style:table-cell-properties style:vertical-align="bottom" fo:padding="0.0382in" fo:border-left="0.05pt solid #000000" fo:border-right="0.05pt solid #000000" fo:border-top="none" fo:border-bottom="0.05pt solid #000000"/>
    </style:style>
    <style:style style:name="Table9.A7" style:family="table-cell">
      <style:table-cell-properties style:vertical-align="bottom" fo:padding="0.0382in" fo:border-left="0.05pt solid #000000" fo:border-right="none" fo:border-top="none" fo:border-bottom="0.05pt solid #000000"/>
    </style:style>
    <style:style style:name="Table9.B7" style:family="table-cell">
      <style:table-cell-properties style:vertical-align="bottom" fo:padding="0.0382in" fo:border-left="0.05pt solid #000000" fo:border-right="0.05pt solid #000000" fo:border-top="none" fo:border-bottom="0.05pt solid #000000"/>
    </style:style>
    <style:style style:name="Table10" style:family="table">
      <style:table-properties style:width="0.8729in" fo:margin-left="0.6458in" table:align="left"/>
    </style:style>
    <style:style style:name="Table10.A" style:family="table-column">
      <style:table-column-properties style:column-width="0.8729in"/>
    </style:style>
    <style:style style:name="Table10.A1" style:family="table-cell">
      <style:table-cell-properties fo:background-color="#77bc65" fo:padding="0.0382in" fo:border-left="0.05pt solid #000000" fo:border-right="none" fo:border-top="0.05pt solid #000000" fo:border-bottom="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7" style:family="table">
      <style:table-properties style:width="1.8743in" fo:margin-left="0.1903in" table:align="left"/>
    </style:style>
    <style:style style:name="Table7.A" style:family="table-column">
      <style:table-column-properties style:column-width="0.8118in"/>
    </style:style>
    <style:style style:name="Table7.B" style:family="table-column">
      <style:table-column-properties style:column-width="1.0625in"/>
    </style:style>
    <style:style style:name="Table7.A1" style:family="table-cell">
      <style:table-cell-properties fo:background-color="#77bc65" fo:padding="0.0382in" fo:border-left="0.05pt solid #000000" fo:border-right="none" fo:border-top="0.05pt solid #000000" fo:border-bottom="0.05pt solid #000000">
        <style:background-image/>
      </style:table-cell-properties>
    </style:style>
    <style:style style:name="Table7.B1" style:family="table-cell">
      <style:table-cell-properties fo:background-color="#77bc65"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0.05pt solid #000000" fo:border-top="none" fo:border-bottom="0.05pt solid #000000"/>
    </style:style>
    <style:style style:name="Table9" style:family="table">
      <style:table-properties style:width="1.9354in" fo:margin-left="0.1708in" table:align="left"/>
    </style:style>
    <style:style style:name="Table9.A" style:family="table-column">
      <style:table-column-properties style:column-width="0.8424in"/>
    </style:style>
    <style:style style:name="Table9.B" style:family="table-column">
      <style:table-column-properties style:column-width="1.0931in"/>
    </style:style>
    <style:style style:name="Table9.A1" style:family="table-cell">
      <style:table-cell-properties style:vertical-align="bottom" fo:background-color="#77bc65" fo:padding="0.0382in" fo:border-left="0.05pt solid #000000" fo:border-right="none" fo:border-top="0.05pt solid #000000" fo:border-bottom="0.05pt solid #000000">
        <style:background-image/>
      </style:table-cell-properties>
    </style:style>
    <style:style style:name="Table9.B1" style:family="table-cell">
      <style:table-cell-properties style:vertical-align="bottom" fo:background-color="#77bc65" fo:padding="0.0382in" fo:border="0.05pt solid #000000">
        <style:background-image/>
      </style:table-cell-properties>
    </style:style>
    <style:style style:name="Table9.A2" style:family="table-cell">
      <style:table-cell-properties style:vertical-align="bottom" fo:padding="0.0382in" fo:border-left="0.05pt solid #000000" fo:border-right="none" fo:border-top="none" fo:border-bottom="0.05pt solid #000000"/>
    </style:style>
    <style:style style:name="Table9.B2" style:family="table-cell">
      <style:table-cell-properties style:vertical-align="bottom" fo:padding="0.0382in" fo:border-left="0.05pt solid #000000" fo:border-right="0.05pt solid #000000" fo:border-top="none" fo:border-bottom="0.05pt solid #000000"/>
    </style:style>
    <style:style style:name="Table9.A3" style:family="table-cell">
      <style:table-cell-properties style:vertical-align="bottom" fo:padding="0.0382in" fo:border-left="0.05pt solid #000000" fo:border-right="none" fo:border-top="none" fo:border-bottom="0.05pt solid #000000"/>
    </style:style>
    <style:style style:name="Table9.B3" style:family="table-cell">
      <style:table-cell-properties style:vertical-align="bottom" fo:padding="0.0382in" fo:border-left="0.05pt solid #000000" fo:border-right="0.05pt solid #000000" fo:border-top="none" fo:border-bottom="0.05pt solid #000000"/>
    </style:style>
    <style:style style:name="Table9.A4" style:family="table-cell">
      <style:table-cell-properties style:vertical-align="bottom" fo:padding="0.0382in" fo:border-left="0.05pt solid #000000" fo:border-right="none" fo:border-top="none" fo:border-bottom="0.05pt solid #000000"/>
    </style:style>
    <style:style style:name="Table9.B4" style:family="table-cell">
      <style:table-cell-properties style:vertical-align="bottom" fo:padding="0.0382in" fo:border-left="0.05pt solid #000000" fo:border-right="0.05pt solid #000000" fo:border-top="none" fo:border-bottom="0.05pt solid #000000"/>
    </style:style>
    <style:style style:name="Table9.A5" style:family="table-cell">
      <style:table-cell-properties style:vertical-align="bottom" fo:padding="0.0382in" fo:border-left="0.05pt solid #000000" fo:border-right="none" fo:border-top="none" fo:border-bottom="0.05pt solid #000000"/>
    </style:style>
    <style:style style:name="Table9.B5" style:family="table-cell">
      <style:table-cell-properties style:vertical-align="bottom" fo:padding="0.0382in" fo:border-left="0.05pt solid #000000" fo:border-right="0.05pt solid #000000" fo:border-top="none" fo:border-bottom="0.05pt solid #000000"/>
    </style:style>
    <style:style style:name="Table9.A6" style:family="table-cell">
      <style:table-cell-properties style:vertical-align="bottom" fo:padding="0.0382in" fo:border-left="0.05pt solid #000000" fo:border-right="none" fo:border-top="none" fo:border-bottom="0.05pt solid #000000"/>
    </style:style>
    <style:style style:name="Table9.B6" style:family="table-cell">
      <style:table-cell-properties style:vertical-align="bottom" fo:padding="0.0382in" fo:border-left="0.05pt solid #000000" fo:border-right="0.05pt solid #000000" fo:border-top="none" fo:border-bottom="0.05pt solid #000000"/>
    </style:style>
    <style:style style:name="Table9.A7" style:family="table-cell">
      <style:table-cell-properties style:vertical-align="bottom" fo:padding="0.0382in" fo:border-left="0.05pt solid #000000" fo:border-right="none" fo:border-top="none" fo:border-bottom="0.05pt solid #000000"/>
    </style:style>
    <style:style style:name="Table9.B7" style:family="table-cell">
      <style:table-cell-properties style:vertical-align="bottom" fo:padding="0.0382in" fo:border-left="0.05pt solid #000000" fo:border-right="0.05pt solid #000000" fo:border-top="none" fo:border-bottom="0.05pt solid #000000"/>
    </style:style>
    <style:style style:name="Table10" style:family="table">
      <style:table-properties style:width="0.8729in" fo:margin-left="0.6458in" table:align="left"/>
    </style:style>
    <style:style style:name="Table10.A" style:family="table-column">
      <style:table-column-properties style:column-width="0.8729in"/>
    </style:style>
    <style:style style:name="Table10.A1" style:family="table-cell">
      <style:table-cell-properties fo:background-color="#77bc65" fo:padding="0.0382in" fo:border-left="0.05pt solid #000000" fo:border-right="none" fo:border-top="0.05pt solid #000000" fo:border-bottom="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1" style:family="table-row">
      <style:table-row-properties style:min-row-height="2.5021in"/>
    </style:style>
    <style:style style:name="Table11.A1" style:family="table-cell">
      <style:table-cell-properties fo:background-color="#e0c2cd" fo:padding="0.0382in" fo:border="none">
        <style:background-image/>
      </style:table-cell-properties>
    </style:style>
    <style:style style:name="Table12" style:family="table">
      <style:table-properties style:width="1.3375in" fo:margin-left="0.6653in" table:align="left"/>
    </style:style>
    <style:style style:name="Table12.A" style:family="table-column">
      <style:table-column-properties style:column-width="0.5875in"/>
    </style:style>
    <style:style style:name="Table12.B" style:family="table-column">
      <style:table-column-properties style:column-width="0.75in"/>
    </style:style>
    <style:style style:name="Table12.A1" style:family="table-cell">
      <style:table-cell-properties fo:background-color="#e8f2a1"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e8f2a1"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0.05pt solid #000000" fo:border-top="none" fo:border-bottom="0.05pt solid #000000"/>
    </style:style>
    <style:style style:name="Table13" style:family="table">
      <style:table-properties style:width="1.9354in" fo:margin-left="0.6736in" table:align="left"/>
    </style:style>
    <style:style style:name="Table13.A" style:family="table-column">
      <style:table-column-properties style:column-width="0.9597in"/>
    </style:style>
    <style:style style:name="Table13.B" style:family="table-column">
      <style:table-column-properties style:column-width="0.9757in"/>
    </style:style>
    <style:style style:name="Table13.A1" style:family="table-cell">
      <style:table-cell-properties fo:background-color="#e8f2a1" fo:padding="0.0382in" fo:border-left="0.05pt solid #000000" fo:border-right="none" fo:border-top="0.05pt solid #000000" fo:border-bottom="0.05pt solid #000000">
        <style:background-image/>
      </style:table-cell-properties>
    </style:style>
    <style:style style:name="Table13.B1" style:family="table-cell">
      <style:table-cell-properties fo:background-color="#e8f2a1"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2" style:family="table">
      <style:table-properties style:width="1.3375in" fo:margin-left="0.6653in" table:align="left"/>
    </style:style>
    <style:style style:name="Table12.A" style:family="table-column">
      <style:table-column-properties style:column-width="0.5875in"/>
    </style:style>
    <style:style style:name="Table12.B" style:family="table-column">
      <style:table-column-properties style:column-width="0.75in"/>
    </style:style>
    <style:style style:name="Table12.A1" style:family="table-cell">
      <style:table-cell-properties fo:background-color="#e8f2a1"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e8f2a1"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0.05pt solid #000000" fo:border-top="none" fo:border-bottom="0.05pt solid #000000"/>
    </style:style>
    <style:style style:name="Table13" style:family="table">
      <style:table-properties style:width="1.9354in" fo:margin-left="0.6736in" table:align="left"/>
    </style:style>
    <style:style style:name="Table13.A" style:family="table-column">
      <style:table-column-properties style:column-width="0.9597in"/>
    </style:style>
    <style:style style:name="Table13.B" style:family="table-column">
      <style:table-column-properties style:column-width="0.9757in"/>
    </style:style>
    <style:style style:name="Table13.A1" style:family="table-cell">
      <style:table-cell-properties fo:background-color="#e8f2a1" fo:padding="0.0382in" fo:border-left="0.05pt solid #000000" fo:border-right="none" fo:border-top="0.05pt solid #000000" fo:border-bottom="0.05pt solid #000000">
        <style:background-image/>
      </style:table-cell-properties>
    </style:style>
    <style:style style:name="Table13.B1" style:family="table-cell">
      <style:table-cell-properties fo:background-color="#e8f2a1"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3.3465in" style:rel-column-width="32767*"/>
    </style:style>
    <style:style style:name="Table14.B" style:family="table-column">
      <style:table-column-properties style:column-width="3.3465in" style:rel-column-width="32768*"/>
    </style:style>
    <style:style style:name="Table14.1" style:family="table-row">
      <style:table-row-properties style:min-row-height="2.5021in"/>
    </style:style>
    <style:style style:name="Table14.A1" style:family="table-cell">
      <style:table-cell-properties fo:background-color="#e0c2cd" fo:padding="0.0382in" fo:border="none">
        <style:background-image/>
      </style:table-cell-properties>
    </style:style>
    <style:style style:name="Table15" style:family="table">
      <style:table-properties style:width="1.3375in" fo:margin-left="0.6653in" table:align="left"/>
    </style:style>
    <style:style style:name="Table15.A" style:family="table-column">
      <style:table-column-properties style:column-width="0.5875in"/>
    </style:style>
    <style:style style:name="Table15.B" style:family="table-column">
      <style:table-column-properties style:column-width="0.75in"/>
    </style:style>
    <style:style style:name="Table15.A1" style:family="table-cell">
      <style:table-cell-properties fo:background-color="#e8f2a1"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e8f2a1"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0.05pt solid #000000" fo:border-top="none" fo:border-bottom="0.05pt solid #000000"/>
    </style:style>
    <style:style style:name="Table16" style:family="table">
      <style:table-properties style:width="1.9354in" fo:margin-left="0.6736in" table:align="left"/>
    </style:style>
    <style:style style:name="Table16.A" style:family="table-column">
      <style:table-column-properties style:column-width="0.9597in"/>
    </style:style>
    <style:style style:name="Table16.B" style:family="table-column">
      <style:table-column-properties style:column-width="0.9757in"/>
    </style:style>
    <style:style style:name="Table16.A1" style:family="table-cell">
      <style:table-cell-properties fo:background-color="#e8f2a1"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e8f2a1"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0.05pt solid #000000" fo:border-top="none" fo:border-bottom="0.05pt solid #000000"/>
    </style:style>
    <style:style style:name="Table15" style:family="table">
      <style:table-properties style:width="1.3375in" fo:margin-left="0.6653in" table:align="left"/>
    </style:style>
    <style:style style:name="Table15.A" style:family="table-column">
      <style:table-column-properties style:column-width="0.5875in"/>
    </style:style>
    <style:style style:name="Table15.B" style:family="table-column">
      <style:table-column-properties style:column-width="0.75in"/>
    </style:style>
    <style:style style:name="Table15.A1" style:family="table-cell">
      <style:table-cell-properties fo:background-color="#e8f2a1"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e8f2a1"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0.05pt solid #000000" fo:border-top="none" fo:border-bottom="0.05pt solid #000000"/>
    </style:style>
    <style:style style:name="Table16" style:family="table">
      <style:table-properties style:width="1.9354in" fo:margin-left="0.6736in" table:align="left"/>
    </style:style>
    <style:style style:name="Table16.A" style:family="table-column">
      <style:table-column-properties style:column-width="0.9597in"/>
    </style:style>
    <style:style style:name="Table16.B" style:family="table-column">
      <style:table-column-properties style:column-width="0.9757in"/>
    </style:style>
    <style:style style:name="Table16.A1" style:family="table-cell">
      <style:table-cell-properties fo:background-color="#e8f2a1"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e8f2a1"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0.05pt solid #000000"/>
    </style:style>
    <style:style style:name="Table23" style:family="table">
      <style:table-properties style:width="6.6931in" table:align="margins"/>
    </style:style>
    <style:style style:name="Table23.A" style:family="table-column">
      <style:table-column-properties style:column-width="6.6931in" style:rel-column-width="65535*"/>
    </style:style>
    <style:style style:name="Table23.A1" style:family="table-cell">
      <style:table-cell-properties fo:padding="0.0382in" fo:border="0.05pt solid #000000"/>
    </style:style>
    <style:style style:name="Table24" style:family="table">
      <style:table-properties style:width="6.6931in" table:align="margins"/>
    </style:style>
    <style:style style:name="Table24.A" style:family="table-column">
      <style:table-column-properties style:column-width="6.6931in" style:rel-column-width="65535*"/>
    </style:style>
    <style:style style:name="Table24.A1" style:family="table-cell">
      <style:table-cell-properties fo:padding="0.0382in" fo:border="0.05pt solid #000000"/>
    </style:style>
    <style:style style:name="Table25" style:family="table">
      <style:table-properties style:width="6.6931in" table:align="margins"/>
    </style:style>
    <style:style style:name="Table25.A" style:family="table-column">
      <style:table-column-properties style:column-width="6.6931in" style:rel-column-width="65535*"/>
    </style:style>
    <style:style style:name="Table25.A1" style:family="table-cell">
      <style:table-cell-properties fo:padding="0.0382in" fo:border="0.05pt solid #000000"/>
    </style:style>
    <style:style style:name="Table26" style:family="table">
      <style:table-properties style:width="6.6931in" table:align="margins"/>
    </style:style>
    <style:style style:name="Table26.A" style:family="table-column">
      <style:table-column-properties style:column-width="6.6931in" style:rel-column-width="65535*"/>
    </style:style>
    <style:style style:name="Table26.A1" style:family="table-cell">
      <style:table-cell-properties fo:padding="0.0382in" fo:border="0.05pt solid #000000"/>
    </style:style>
    <style:style style:name="Table29" style:family="table">
      <style:table-properties style:width="6.6931in" table:align="margins"/>
    </style:style>
    <style:style style:name="Table29.A" style:family="table-column">
      <style:table-column-properties style:column-width="6.6931in" style:rel-column-width="65535*"/>
    </style:style>
    <style:style style:name="Table29.A1" style:family="table-cell">
      <style:table-cell-properties fo:padding="0.0382in" fo:border="0.05pt solid #000000"/>
    </style:style>
    <style:style style:name="Table30" style:family="table">
      <style:table-properties style:width="6.6931in" table:align="margins"/>
    </style:style>
    <style:style style:name="Table30.A" style:family="table-column">
      <style:table-column-properties style:column-width="6.6931in" style:rel-column-width="65535*"/>
    </style:style>
    <style:style style:name="Table30.A1" style:family="table-cell">
      <style:table-cell-properties fo:padding="0.0382in" fo:border="0.05pt solid #000000"/>
    </style:style>
    <style:style style:name="Table27" style:family="table">
      <style:table-properties style:width="6.6931in" table:align="margins"/>
    </style:style>
    <style:style style:name="Table27.A" style:family="table-column">
      <style:table-column-properties style:column-width="6.6931in" style:rel-column-width="65535*"/>
    </style:style>
    <style:style style:name="Table27.A1" style:family="table-cell">
      <style:table-cell-properties fo:padding="0.0382in" fo:border="0.05pt solid #000000"/>
    </style:style>
    <style:style style:name="Table28" style:family="table">
      <style:table-properties style:width="6.6931in" table:align="margins"/>
    </style:style>
    <style:style style:name="Table28.A" style:family="table-column">
      <style:table-column-properties style:column-width="6.6931in" style:rel-column-width="65535*"/>
    </style:style>
    <style:style style:name="Table28.A1" style:family="table-cell">
      <style:table-cell-properties fo:padding="0.0382in" fo:border="0.05pt solid #000000"/>
    </style:style>
    <style:style style:name="Table31" style:family="table">
      <style:table-properties style:width="6.6931in" table:align="margins"/>
    </style:style>
    <style:style style:name="Table31.A" style:family="table-column">
      <style:table-column-properties style:column-width="6.6931in" style:rel-column-width="65535*"/>
    </style:style>
    <style:style style:name="Table31.A1" style:family="table-cell">
      <style:table-cell-properties fo:padding="0.0382in" fo:border="0.05pt solid #000000"/>
    </style:style>
    <style:style style:name="Table32" style:family="table">
      <style:table-properties style:width="6.6931in" table:align="margins"/>
    </style:style>
    <style:style style:name="Table32.A" style:family="table-column">
      <style:table-column-properties style:column-width="6.6931in" style:rel-column-width="65535*"/>
    </style:style>
    <style:style style:name="Table32.A1" style:family="table-cell">
      <style:table-cell-properties fo:padding="0.0382in" fo:border="0.05pt solid #000000"/>
    </style:style>
    <style:style style:name="Table33" style:family="table">
      <style:table-properties style:width="6.6931in" table:align="margins"/>
    </style:style>
    <style:style style:name="Table33.A" style:family="table-column">
      <style:table-column-properties style:column-width="6.6931in" style:rel-column-width="65535*"/>
    </style:style>
    <style:style style:name="Table33.A1" style:family="table-cell">
      <style:table-cell-properties fo:padding="0.0382in" fo:border="0.05pt solid #000000"/>
    </style:style>
    <style:style style:name="Table34" style:family="table">
      <style:table-properties style:width="6.6931in" table:align="margins"/>
    </style:style>
    <style:style style:name="Table34.A" style:family="table-column">
      <style:table-column-properties style:column-width="6.6931in" style:rel-column-width="65535*"/>
    </style:style>
    <style:style style:name="Table34.A1" style:family="table-cell">
      <style:table-cell-properties fo:padding="0.0382in" fo:border="0.05pt solid #000000"/>
    </style:style>
    <style:style style:name="Table35" style:family="table">
      <style:table-properties style:width="6.6931in" table:align="margins"/>
    </style:style>
    <style:style style:name="Table35.A" style:family="table-column">
      <style:table-column-properties style:column-width="6.6931in" style:rel-column-width="65535*"/>
    </style:style>
    <style:style style:name="Table35.A1" style:family="table-cell">
      <style:table-cell-properties fo:padding="0.0382in" fo:border="0.05pt solid #000000"/>
    </style:style>
    <style:style style:name="Table36" style:family="table">
      <style:table-properties style:width="6.6931in" table:align="margins"/>
    </style:style>
    <style:style style:name="Table36.A" style:family="table-column">
      <style:table-column-properties style:column-width="6.6931in" style:rel-column-width="65535*"/>
    </style:style>
    <style:style style:name="Table36.A1" style:family="table-cell">
      <style:table-cell-properties fo:padding="0.0382in" fo:border="0.05pt solid #000000"/>
    </style:style>
    <style:style style:name="Table37" style:family="table">
      <style:table-properties style:width="6.6931in" table:align="margins"/>
    </style:style>
    <style:style style:name="Table37.A" style:family="table-column">
      <style:table-column-properties style:column-width="6.6931in" style:rel-column-width="65535*"/>
    </style:style>
    <style:style style:name="Table37.A1" style:family="table-cell">
      <style:table-cell-properties fo:padding="0.0382in" fo:border="0.05pt solid #000000"/>
    </style:style>
    <style:style style:name="Table38" style:family="table">
      <style:table-properties style:width="6.6931in" table:align="margins"/>
    </style:style>
    <style:style style:name="Table38.A" style:family="table-column">
      <style:table-column-properties style:column-width="6.6931in" style:rel-column-width="65535*"/>
    </style:style>
    <style:style style:name="Table38.A1" style:family="table-cell">
      <style:table-cell-properties fo:padding="0.0382in" fo:border="0.05pt solid #000000"/>
    </style:style>
    <style:style style:name="P1" style:family="paragraph" style:parent-style-name="Heading_20_3">
      <style:paragraph-properties fo:text-align="start" style:justify-single-word="false"/>
      <style:text-properties fo:font-size="11pt" officeooo:paragraph-rsid="003fe062" style:font-size-asian="11pt" style:font-size-complex="11pt"/>
    </style:style>
    <style:style style:name="P2" style:family="paragraph" style:parent-style-name="Heading_20_3">
      <style:paragraph-properties fo:margin-top="0in" fo:margin-bottom="0in" loext:contextual-spacing="false" fo:text-align="start" style:justify-single-word="false"/>
      <style:text-properties fo:font-size="11pt" officeooo:paragraph-rsid="003fe062" style:font-size-asian="11pt" style:font-size-complex="11pt"/>
    </style:style>
    <style:style style:name="P3" style:family="paragraph" style:parent-style-name="Heading_20_3">
      <style:paragraph-properties fo:margin-top="0in" fo:margin-bottom="0in" loext:contextual-spacing="false" fo:text-align="start" style:justify-single-word="false"/>
      <style:text-properties fo:font-size="11pt" officeooo:paragraph-rsid="00419d94" style:font-size-asian="11pt" style:font-size-complex="11pt"/>
    </style:style>
    <style:style style:name="P4" style:family="paragraph" style:parent-style-name="Heading_20_3">
      <style:paragraph-properties fo:margin-top="0in" fo:margin-bottom="0in" loext:contextual-spacing="false" fo:text-align="start" style:justify-single-word="false"/>
      <style:text-properties fo:font-variant="normal" fo:text-transform="none" fo:color="#000000" style:font-name="arial" fo:font-size="16pt" fo:letter-spacing="normal" fo:font-style="normal" fo:font-weight="bold" officeooo:rsid="00080bfc" officeooo:paragraph-rsid="01595e2c" style:font-size-asian="16pt" style:font-weight-asian="bold" style:font-size-complex="16pt" style:font-weight-complex="bold"/>
    </style:style>
    <style:style style:name="P5" style:family="paragraph" style:parent-style-name="Table_20_Contents">
      <style:paragraph-properties fo:margin-top="0in" fo:margin-bottom="0in" loext:contextual-spacing="false" fo:text-align="start" style:justify-single-word="false"/>
      <style:text-properties fo:font-size="11pt" officeooo:paragraph-rsid="003fe062" style:font-size-asian="11pt" style:font-size-complex="11pt"/>
    </style:style>
    <style:style style:name="P6" style:family="paragraph" style:parent-style-name="Table_20_Contents">
      <style:paragraph-properties fo:margin-top="0in" fo:margin-bottom="0in" loext:contextual-spacing="false" fo:text-align="start" style:justify-single-word="false"/>
      <style:text-properties fo:font-size="11pt" officeooo:paragraph-rsid="00419d94" style:font-size-asian="11pt" style:font-size-complex="11pt"/>
    </style:style>
    <style:style style:name="P7" style:family="paragraph" style:parent-style-name="Table_20_Contents">
      <style:paragraph-properties fo:margin-top="0in" fo:margin-bottom="0in" loext:contextual-spacing="false" fo:text-align="start" style:justify-single-word="false"/>
      <style:text-properties fo:font-size="11pt" fo:font-weight="normal" officeooo:rsid="0019b563" officeooo:paragraph-rsid="00419d94" style:font-size-asian="11pt" style:font-weight-asian="normal" style:font-size-complex="11pt" style:font-weight-complex="normal"/>
    </style:style>
    <style:style style:name="P8" style:family="paragraph" style:parent-style-name="Table_20_Contents">
      <style:paragraph-properties fo:margin-top="0in" fo:margin-bottom="0in" loext:contextual-spacing="false" fo:text-align="start" style:justify-single-word="false"/>
      <style:text-properties fo:font-size="11pt" fo:font-weight="normal" officeooo:rsid="0019b563" officeooo:paragraph-rsid="004403f8" style:font-size-asian="11pt" style:font-weight-asian="normal" style:font-size-complex="11pt" style:font-weight-complex="normal"/>
    </style:style>
    <style:style style:name="P9" style:family="paragraph" style:parent-style-name="Table_20_Contents">
      <style:paragraph-properties fo:margin-top="0in" fo:margin-bottom="0in" loext:contextual-spacing="false" fo:text-align="start" style:justify-single-word="false"/>
      <style:text-properties fo:font-size="11pt" fo:font-weight="normal" officeooo:rsid="0019b563" officeooo:paragraph-rsid="0045d01a" style:font-size-asian="11pt" style:font-weight-asian="normal" style:font-size-complex="11pt" style:font-weight-complex="normal"/>
    </style:style>
    <style:style style:name="P10" style:family="paragraph" style:parent-style-name="Table_20_Contents">
      <style:paragraph-properties fo:margin-top="0in" fo:margin-bottom="0in" loext:contextual-spacing="false" fo:text-align="start" style:justify-single-word="false"/>
      <style:text-properties fo:font-size="11pt" fo:font-weight="normal" officeooo:rsid="0019b563" officeooo:paragraph-rsid="00481209" style:font-size-asian="11pt" style:font-weight-asian="normal" style:font-size-complex="11pt" style:font-weight-complex="normal"/>
    </style:style>
    <style:style style:name="P11" style:family="paragraph" style:parent-style-name="Table_20_Contents">
      <style:paragraph-properties fo:margin-top="0in" fo:margin-bottom="0in" loext:contextual-spacing="false" fo:text-align="start" style:justify-single-word="false"/>
      <style:text-properties fo:font-size="11pt" fo:font-weight="normal" officeooo:rsid="0019b563" officeooo:paragraph-rsid="004a64b7" style:font-size-asian="11pt" style:font-weight-asian="normal" style:font-size-complex="11pt" style:font-weight-complex="normal"/>
    </style:style>
    <style:style style:name="P12" style:family="paragraph" style:parent-style-name="Table_20_Contents">
      <style:paragraph-properties fo:margin-top="0in" fo:margin-bottom="0in" loext:contextual-spacing="false" fo:text-align="start" style:justify-single-word="false"/>
      <style:text-properties fo:font-size="11pt" fo:font-weight="normal" officeooo:rsid="0019b563" officeooo:paragraph-rsid="004e41b1" style:font-size-asian="11pt" style:font-weight-asian="normal" style:font-size-complex="11pt" style:font-weight-complex="normal"/>
    </style:style>
    <style:style style:name="P13" style:family="paragraph" style:parent-style-name="Table_20_Contents">
      <style:paragraph-properties fo:margin-top="0in" fo:margin-bottom="0in" loext:contextual-spacing="false" fo:text-align="start" style:justify-single-word="false"/>
      <style:text-properties fo:font-size="11pt" fo:font-weight="normal" officeooo:rsid="0019b563" officeooo:paragraph-rsid="004ef411" style:font-size-asian="11pt" style:font-weight-asian="normal" style:font-size-complex="11pt" style:font-weight-complex="normal"/>
    </style:style>
    <style:style style:name="P14" style:family="paragraph" style:parent-style-name="Table_20_Contents">
      <style:paragraph-properties fo:margin-top="0in" fo:margin-bottom="0in" loext:contextual-spacing="false" fo:text-align="start" style:justify-single-word="false"/>
      <style:text-properties fo:font-size="11pt" fo:font-weight="normal" officeooo:rsid="0019b563" officeooo:paragraph-rsid="00586da2" style:font-size-asian="11pt" style:font-weight-asian="normal" style:font-size-complex="11pt" style:font-weight-complex="normal"/>
    </style:style>
    <style:style style:name="P15" style:family="paragraph" style:parent-style-name="Table_20_Contents">
      <style:paragraph-properties fo:margin-top="0in" fo:margin-bottom="0in" loext:contextual-spacing="false" fo:text-align="start" style:justify-single-word="false"/>
      <style:text-properties fo:font-size="11pt" fo:font-weight="normal" officeooo:rsid="0019b563" officeooo:paragraph-rsid="005a644d" style:font-size-asian="11pt" style:font-weight-asian="normal" style:font-size-complex="11pt" style:font-weight-complex="normal"/>
    </style:style>
    <style:style style:name="P16" style:family="paragraph" style:parent-style-name="Table_20_Contents">
      <style:paragraph-properties fo:margin-top="0in" fo:margin-bottom="0in" loext:contextual-spacing="false" fo:text-align="start" style:justify-single-word="false"/>
      <style:text-properties fo:font-size="11pt" fo:font-weight="normal" officeooo:rsid="0019b563" officeooo:paragraph-rsid="005dcfc1" style:font-size-asian="11pt" style:font-weight-asian="normal" style:font-size-complex="11pt" style:font-weight-complex="normal"/>
    </style:style>
    <style:style style:name="P17" style:family="paragraph" style:parent-style-name="Table_20_Contents">
      <style:paragraph-properties fo:margin-top="0in" fo:margin-bottom="0in" loext:contextual-spacing="false" fo:text-align="start" style:justify-single-word="false"/>
      <style:text-properties fo:font-size="11pt" fo:font-weight="normal" officeooo:rsid="0019b563" officeooo:paragraph-rsid="0065d982" style:font-size-asian="11pt" style:font-weight-asian="normal" style:font-size-complex="11pt" style:font-weight-complex="normal"/>
    </style:style>
    <style:style style:name="P18" style:family="paragraph" style:parent-style-name="Table_20_Contents">
      <style:paragraph-properties fo:margin-top="0in" fo:margin-bottom="0in" loext:contextual-spacing="false" fo:text-align="start" style:justify-single-word="false"/>
      <style:text-properties fo:font-size="11pt" fo:font-weight="normal" officeooo:rsid="0019b563" officeooo:paragraph-rsid="006813c0" style:font-size-asian="11pt" style:font-weight-asian="normal" style:font-size-complex="11pt" style:font-weight-complex="normal"/>
    </style:style>
    <style:style style:name="P19" style:family="paragraph" style:parent-style-name="Table_20_Contents">
      <style:paragraph-properties fo:margin-top="0in" fo:margin-bottom="0in" loext:contextual-spacing="false" fo:text-align="start" style:justify-single-word="false"/>
      <style:text-properties fo:font-size="11pt" fo:font-weight="normal" officeooo:rsid="0019b563" officeooo:paragraph-rsid="006d2359" style:font-size-asian="11pt" style:font-weight-asian="normal" style:font-size-complex="11pt" style:font-weight-complex="normal"/>
    </style:style>
    <style:style style:name="P20" style:family="paragraph" style:parent-style-name="Table_20_Contents">
      <style:paragraph-properties fo:margin-top="0in" fo:margin-bottom="0in" loext:contextual-spacing="false" fo:text-align="start" style:justify-single-word="false"/>
      <style:text-properties fo:font-size="11pt" fo:font-weight="normal" officeooo:rsid="0019b563" officeooo:paragraph-rsid="0074927e" style:font-size-asian="11pt" style:font-weight-asian="normal" style:font-size-complex="11pt" style:font-weight-complex="normal"/>
    </style:style>
    <style:style style:name="P21" style:family="paragraph" style:parent-style-name="Table_20_Contents">
      <style:paragraph-properties fo:margin-top="0in" fo:margin-bottom="0in" loext:contextual-spacing="false" fo:text-align="start" style:justify-single-word="false"/>
      <style:text-properties fo:font-size="11pt" fo:font-weight="normal" officeooo:rsid="0019b563" officeooo:paragraph-rsid="0074a63e" style:font-size-asian="11pt" style:font-weight-asian="normal" style:font-size-complex="11pt" style:font-weight-complex="normal"/>
    </style:style>
    <style:style style:name="P22" style:family="paragraph" style:parent-style-name="Table_20_Contents">
      <style:paragraph-properties fo:margin-top="0in" fo:margin-bottom="0in" loext:contextual-spacing="false" fo:text-align="start" style:justify-single-word="false"/>
      <style:text-properties fo:font-size="11pt" fo:font-weight="normal" officeooo:rsid="0019b563" officeooo:paragraph-rsid="007b25b0" style:font-size-asian="11pt" style:font-weight-asian="normal" style:font-size-complex="11pt" style:font-weight-complex="normal"/>
    </style:style>
    <style:style style:name="P23" style:family="paragraph" style:parent-style-name="Table_20_Contents">
      <style:paragraph-properties fo:margin-top="0in" fo:margin-bottom="0in" loext:contextual-spacing="false" fo:text-align="start" style:justify-single-word="false"/>
      <style:text-properties fo:font-size="11pt" fo:font-weight="normal" officeooo:rsid="0019b563" officeooo:paragraph-rsid="007d4e7a" style:font-size-asian="11pt" style:font-weight-asian="normal" style:font-size-complex="11pt" style:font-weight-complex="normal"/>
    </style:style>
    <style:style style:name="P24" style:family="paragraph" style:parent-style-name="Table_20_Contents">
      <style:paragraph-properties fo:margin-top="0in" fo:margin-bottom="0in" loext:contextual-spacing="false" fo:text-align="start" style:justify-single-word="false"/>
      <style:text-properties fo:font-size="11pt" fo:font-weight="normal" officeooo:rsid="0019b563" officeooo:paragraph-rsid="0087e745" style:font-size-asian="11pt" style:font-weight-asian="normal" style:font-size-complex="11pt" style:font-weight-complex="normal"/>
    </style:style>
    <style:style style:name="P25" style:family="paragraph" style:parent-style-name="Table_20_Contents">
      <style:paragraph-properties fo:margin-top="0in" fo:margin-bottom="0in" loext:contextual-spacing="false" fo:text-align="start" style:justify-single-word="false"/>
      <style:text-properties fo:font-size="11pt" fo:font-weight="normal" officeooo:rsid="0019b563" officeooo:paragraph-rsid="0090e6f9" style:font-size-asian="11pt" style:font-weight-asian="normal" style:font-size-complex="11pt" style:font-weight-complex="normal"/>
    </style:style>
    <style:style style:name="P26" style:family="paragraph" style:parent-style-name="Table_20_Contents">
      <style:paragraph-properties fo:margin-top="0in" fo:margin-bottom="0in" loext:contextual-spacing="false" fo:text-align="start" style:justify-single-word="false"/>
      <style:text-properties fo:font-size="11pt" fo:font-weight="normal" officeooo:rsid="0019b563" officeooo:paragraph-rsid="0093bcff" style:font-size-asian="11pt" style:font-weight-asian="normal" style:font-size-complex="11pt" style:font-weight-complex="normal"/>
    </style:style>
    <style:style style:name="P27" style:family="paragraph" style:parent-style-name="Table_20_Contents">
      <style:paragraph-properties fo:margin-top="0in" fo:margin-bottom="0in" loext:contextual-spacing="false" fo:text-align="start" style:justify-single-word="false"/>
      <style:text-properties fo:font-size="11pt" fo:font-weight="normal" officeooo:rsid="0019b563" officeooo:paragraph-rsid="008f57e9" style:font-size-asian="11pt" style:font-weight-asian="normal" style:font-size-complex="11pt" style:font-weight-complex="normal"/>
    </style:style>
    <style:style style:name="P28" style:family="paragraph" style:parent-style-name="Table_20_Contents">
      <style:paragraph-properties fo:margin-top="0in" fo:margin-bottom="0in" loext:contextual-spacing="false" fo:text-align="start" style:justify-single-word="false"/>
      <style:text-properties fo:font-size="11pt" fo:font-weight="normal" officeooo:rsid="0019b563" officeooo:paragraph-rsid="009b0cef" style:font-size-asian="11pt" style:font-weight-asian="normal" style:font-size-complex="11pt" style:font-weight-complex="normal"/>
    </style:style>
    <style:style style:name="P29" style:family="paragraph" style:parent-style-name="Table_20_Contents">
      <style:paragraph-properties fo:margin-top="0in" fo:margin-bottom="0in" loext:contextual-spacing="false" fo:text-align="start" style:justify-single-word="false"/>
      <style:text-properties fo:font-size="11pt" fo:font-weight="normal" officeooo:rsid="0019b563" officeooo:paragraph-rsid="009f069c" style:font-size-asian="11pt" style:font-weight-asian="normal" style:font-size-complex="11pt" style:font-weight-complex="normal"/>
    </style:style>
    <style:style style:name="P30" style:family="paragraph" style:parent-style-name="Table_20_Contents">
      <style:paragraph-properties fo:margin-top="0in" fo:margin-bottom="0in" loext:contextual-spacing="false" fo:text-align="start" style:justify-single-word="false"/>
      <style:text-properties fo:font-size="11pt" fo:font-weight="normal" officeooo:rsid="0019b563" officeooo:paragraph-rsid="00b7e989" style:font-size-asian="11pt" style:font-weight-asian="normal" style:font-size-complex="11pt" style:font-weight-complex="normal"/>
    </style:style>
    <style:style style:name="P31" style:family="paragraph" style:parent-style-name="Table_20_Contents">
      <style:paragraph-properties fo:margin-top="0in" fo:margin-bottom="0in" loext:contextual-spacing="false" fo:text-align="start" style:justify-single-word="false"/>
      <style:text-properties fo:font-size="11pt" fo:font-weight="normal" officeooo:rsid="0019b563" officeooo:paragraph-rsid="010eb48d" style:font-size-asian="11pt" style:font-weight-asian="normal" style:font-size-complex="11pt" style:font-weight-complex="normal"/>
    </style:style>
    <style:style style:name="P32" style:family="paragraph" style:parent-style-name="Table_20_Contents">
      <style:paragraph-properties fo:margin-top="0in" fo:margin-bottom="0in" loext:contextual-spacing="false" fo:text-align="start" style:justify-single-word="false"/>
      <style:text-properties fo:font-size="11pt" fo:font-weight="normal" officeooo:rsid="0019b563" officeooo:paragraph-rsid="0203a7e8" style:font-size-asian="11pt" style:font-weight-asian="normal" style:font-size-complex="11pt" style:font-weight-complex="normal"/>
    </style:style>
    <style:style style:name="P33" style:family="paragraph" style:parent-style-name="Table_20_Contents">
      <style:paragraph-properties fo:margin-top="0in" fo:margin-bottom="0in" loext:contextual-spacing="false" fo:text-align="start" style:justify-single-word="false"/>
      <style:text-properties officeooo:paragraph-rsid="00586da2"/>
    </style:style>
    <style:style style:name="P34" style:family="paragraph" style:parent-style-name="Table_20_Contents">
      <style:paragraph-properties fo:margin-top="0in" fo:margin-bottom="0in" loext:contextual-spacing="false" fo:text-align="start" style:justify-single-word="false"/>
      <style:text-properties officeooo:paragraph-rsid="004e41b1"/>
    </style:style>
    <style:style style:name="P35" style:family="paragraph" style:parent-style-name="Table_20_Contents">
      <style:paragraph-properties fo:margin-top="0in" fo:margin-bottom="0in" loext:contextual-spacing="false" fo:text-align="start" style:justify-single-word="false"/>
      <style:text-properties officeooo:paragraph-rsid="007b25b0"/>
    </style:style>
    <style:style style:name="P36" style:family="paragraph" style:parent-style-name="Table_20_Contents">
      <style:paragraph-properties fo:margin-top="0in" fo:margin-bottom="0in" loext:contextual-spacing="false" fo:text-align="start" style:justify-single-word="false"/>
      <style:text-properties officeooo:paragraph-rsid="009cee5d"/>
    </style:style>
    <style:style style:name="P37" style:family="paragraph" style:parent-style-name="Table_20_Contents">
      <style:paragraph-properties fo:margin-top="0in" fo:margin-bottom="0in" loext:contextual-spacing="false" fo:text-align="start" style:justify-single-word="false"/>
      <style:text-properties officeooo:paragraph-rsid="004403f8"/>
    </style:style>
    <style:style style:name="P38" style:family="paragraph" style:parent-style-name="Table_20_Contents">
      <style:paragraph-properties fo:margin-top="0in" fo:margin-bottom="0in" loext:contextual-spacing="false" fo:text-align="start" style:justify-single-word="false"/>
      <style:text-properties officeooo:paragraph-rsid="009b0cef"/>
    </style:style>
    <style:style style:name="P39" style:family="paragraph" style:parent-style-name="Table_20_Contents">
      <style:paragraph-properties fo:margin-top="0in" fo:margin-bottom="0in" loext:contextual-spacing="false" fo:text-align="start" style:justify-single-word="false"/>
      <style:text-properties officeooo:paragraph-rsid="00b5590b"/>
    </style:style>
    <style:style style:name="P40" style:family="paragraph" style:parent-style-name="Table_20_Contents">
      <style:paragraph-properties fo:margin-top="0in" fo:margin-bottom="0in" loext:contextual-spacing="false" fo:text-align="start" style:justify-single-word="false"/>
      <style:text-properties officeooo:paragraph-rsid="00bd24a8"/>
    </style:style>
    <style:style style:name="P41" style:family="paragraph" style:parent-style-name="Table_20_Contents">
      <style:paragraph-properties fo:margin-top="0in" fo:margin-bottom="0in" loext:contextual-spacing="false" fo:text-align="start" style:justify-single-word="false"/>
      <style:text-properties officeooo:paragraph-rsid="00be1a8e"/>
    </style:style>
    <style:style style:name="P42" style:family="paragraph" style:parent-style-name="Table_20_Contents">
      <style:paragraph-properties fo:margin-top="0in" fo:margin-bottom="0in" loext:contextual-spacing="false" fo:text-align="start" style:justify-single-word="false"/>
      <style:text-properties officeooo:paragraph-rsid="00c6737d"/>
    </style:style>
    <style:style style:name="P43" style:family="paragraph" style:parent-style-name="Table_20_Contents">
      <style:paragraph-properties fo:margin-top="0in" fo:margin-bottom="0in" loext:contextual-spacing="false" fo:text-align="start" style:justify-single-word="false"/>
      <style:text-properties officeooo:paragraph-rsid="00d20cff"/>
    </style:style>
    <style:style style:name="P44" style:family="paragraph" style:parent-style-name="Table_20_Contents">
      <style:paragraph-properties fo:margin-top="0in" fo:margin-bottom="0in" loext:contextual-spacing="false" fo:text-align="start" style:justify-single-word="false"/>
      <style:text-properties officeooo:paragraph-rsid="00d869af"/>
    </style:style>
    <style:style style:name="P45" style:family="paragraph" style:parent-style-name="Table_20_Contents">
      <style:paragraph-properties fo:margin-top="0in" fo:margin-bottom="0in" loext:contextual-spacing="false" fo:text-align="start" style:justify-single-word="false"/>
      <style:text-properties officeooo:paragraph-rsid="00d88de7"/>
    </style:style>
    <style:style style:name="P46" style:family="paragraph" style:parent-style-name="Table_20_Contents">
      <style:paragraph-properties fo:margin-top="0in" fo:margin-bottom="0in" loext:contextual-spacing="false" fo:text-align="start" style:justify-single-word="false"/>
      <style:text-properties officeooo:paragraph-rsid="00df5997"/>
    </style:style>
    <style:style style:name="P47" style:family="paragraph" style:parent-style-name="Table_20_Contents">
      <style:paragraph-properties fo:margin-top="0in" fo:margin-bottom="0in" loext:contextual-spacing="false" fo:text-align="start" style:justify-single-word="false"/>
      <style:text-properties officeooo:paragraph-rsid="00e6adb1"/>
    </style:style>
    <style:style style:name="P48" style:family="paragraph" style:parent-style-name="Table_20_Contents">
      <style:paragraph-properties fo:margin-top="0in" fo:margin-bottom="0in" loext:contextual-spacing="false" fo:text-align="start" style:justify-single-word="false"/>
      <style:text-properties officeooo:paragraph-rsid="00e940a7"/>
    </style:style>
    <style:style style:name="P49" style:family="paragraph" style:parent-style-name="Table_20_Contents">
      <style:paragraph-properties fo:margin-top="0in" fo:margin-bottom="0in" loext:contextual-spacing="false" fo:text-align="start" style:justify-single-word="false"/>
      <style:text-properties officeooo:paragraph-rsid="00ea3d1c"/>
    </style:style>
    <style:style style:name="P50" style:family="paragraph" style:parent-style-name="Table_20_Contents">
      <style:paragraph-properties fo:margin-top="0in" fo:margin-bottom="0in" loext:contextual-spacing="false" fo:text-align="start" style:justify-single-word="false"/>
      <style:text-properties officeooo:paragraph-rsid="01102de5"/>
    </style:style>
    <style:style style:name="P51" style:family="paragraph" style:parent-style-name="Table_20_Contents">
      <style:paragraph-properties fo:margin-top="0in" fo:margin-bottom="0in" loext:contextual-spacing="false" fo:text-align="start" style:justify-single-word="false"/>
      <style:text-properties fo:font-variant="normal" fo:text-transform="none" fo:color="#0c3c26" style:font-name="Roboto" fo:font-size="10.5pt" fo:letter-spacing="normal" fo:font-style="normal" fo:font-weight="normal" officeooo:paragraph-rsid="00e6adb1"/>
    </style:style>
    <style:style style:name="P52" style:family="paragraph" style:parent-style-name="Table_20_Contents">
      <style:paragraph-properties fo:margin-top="0in" fo:margin-bottom="0in" loext:contextual-spacing="false" fo:text-align="start" style:justify-single-word="false"/>
      <style:text-properties fo:font-variant="normal" fo:text-transform="none" fo:color="#0c3c26" style:font-name="Roboto" fo:font-size="10.5pt" fo:letter-spacing="normal" fo:font-style="normal" fo:font-weight="normal" officeooo:paragraph-rsid="00e6adb1" fo:background-color="#ffff00"/>
    </style:style>
    <style:style style:name="P53" style:family="paragraph" style:parent-style-name="Table_20_Contents">
      <style:paragraph-properties fo:margin-top="0in" fo:margin-bottom="0in" loext:contextual-spacing="false" fo:text-align="start" style:justify-single-word="false"/>
      <style:text-properties fo:font-variant="normal" fo:text-transform="none" fo:color="#0c3c26" style:font-name="Roboto" fo:font-size="10.5pt" fo:letter-spacing="normal" fo:font-style="normal" fo:font-weight="normal" officeooo:paragraph-rsid="00e6adb1" fo:background-color="transparent"/>
    </style:style>
    <style:style style:name="P54" style:family="paragraph" style:parent-style-name="Text_20_body">
      <style:paragraph-properties fo:margin-top="0in" fo:margin-bottom="0in" loext:contextual-spacing="false" fo:text-align="start" style:justify-single-word="false"/>
      <style:text-properties fo:font-size="11pt" officeooo:paragraph-rsid="003fe062" style:font-size-asian="11pt" style:font-size-complex="11pt"/>
    </style:style>
    <style:style style:name="P55" style:family="paragraph" style:parent-style-name="Text_20_body">
      <style:paragraph-properties fo:margin-top="0in" fo:margin-bottom="0in" loext:contextual-spacing="false" fo:text-align="start" style:justify-single-word="false"/>
      <style:text-properties officeooo:paragraph-rsid="00be1a8e"/>
    </style:style>
    <style:style style:name="P56" style:family="paragraph" style:parent-style-name="Text_20_body">
      <style:paragraph-properties fo:margin-top="0in" fo:margin-bottom="0in" loext:contextual-spacing="false" fo:text-align="start" style:justify-single-word="false"/>
      <style:text-properties officeooo:paragraph-rsid="010af029"/>
    </style:style>
    <style:style style:name="P57" style:family="paragraph" style:parent-style-name="Text_20_body">
      <style:paragraph-properties fo:margin-top="0in" fo:margin-bottom="0in" loext:contextual-spacing="false" fo:text-align="start" style:justify-single-word="false"/>
      <style:text-properties officeooo:paragraph-rsid="017fe77e"/>
    </style:style>
    <style:style style:name="P58" style:family="paragraph" style:parent-style-name="Text_20_body">
      <style:paragraph-properties fo:margin-top="0in" fo:margin-bottom="0in" loext:contextual-spacing="false" fo:text-align="start" style:justify-single-word="false"/>
      <style:text-properties fo:font-variant="normal" fo:text-transform="none" fo:color="#0c3c26" style:font-name="Roboto" fo:font-size="10.5pt" fo:letter-spacing="normal" fo:font-style="normal" fo:font-weight="normal" officeooo:paragraph-rsid="00e6adb1" fo:background-color="transparent"/>
    </style:style>
    <style:style style:name="P59" style:family="paragraph" style:parent-style-name="Text_20_body">
      <style:paragraph-properties fo:margin-top="0in" fo:margin-bottom="0in" loext:contextual-spacing="false" fo:text-align="start" style:justify-single-word="false"/>
      <style:text-properties fo:font-variant="normal" fo:text-transform="none" fo:color="#0c3c26" style:font-name="Roboto" fo:font-size="10.5pt" fo:letter-spacing="normal" fo:font-style="normal" fo:font-weight="normal" officeooo:paragraph-rsid="0112d9f2" fo:background-color="transparent"/>
    </style:style>
    <style:style style:name="P60" style:family="paragraph" style:parent-style-name="Text_20_body">
      <style:paragraph-properties fo:margin-top="0in" fo:margin-bottom="0in" loext:contextual-spacing="false" fo:text-align="start" style:justify-single-word="false"/>
      <style:text-properties fo:font-variant="normal" fo:text-transform="none" fo:color="#0c3c26" style:font-name="Roboto" fo:font-size="10.5pt" fo:letter-spacing="normal" fo:font-style="normal" fo:font-weight="normal" officeooo:rsid="0108ec63" officeooo:paragraph-rsid="0108ec63" fo:background-color="transparent"/>
    </style:style>
    <style:style style:name="P61" style:family="paragraph" style:parent-style-name="Text_20_body">
      <style:paragraph-properties fo:margin-top="0in" fo:margin-bottom="0in" loext:contextual-spacing="false" fo:text-align="start" style:justify-single-word="false"/>
      <style:text-properties fo:font-variant="normal" fo:text-transform="none" fo:color="#0c3c26" style:font-name="Roboto" fo:font-size="10.5pt" fo:letter-spacing="normal" fo:font-style="normal" fo:font-weight="normal" officeooo:paragraph-rsid="00e6adb1" fo:background-color="#ffff00"/>
    </style:style>
    <style:style style:name="P62" style:family="paragraph" style:parent-style-name="Text_20_body">
      <style:paragraph-properties fo:margin-top="0in" fo:margin-bottom="0in" loext:contextual-spacing="false" fo:text-align="start" style:justify-single-word="false"/>
      <style:text-properties fo:font-variant="normal" fo:text-transform="none" fo:color="#0c3c26" style:font-name="Roboto" fo:font-size="10.5pt" fo:letter-spacing="normal" fo:font-style="normal" fo:font-weight="normal" officeooo:rsid="0108ec63" officeooo:paragraph-rsid="0108ec63" fo:background-color="#ffff00"/>
    </style:style>
    <style:style style:name="P63" style:family="paragraph" style:parent-style-name="Text_20_body">
      <style:paragraph-properties fo:margin-top="0in" fo:margin-bottom="0in" loext:contextual-spacing="false" fo:text-align="start" style:justify-single-word="false"/>
      <style:text-properties fo:font-variant="normal" fo:text-transform="none" fo:color="#c9211e" style:font-name="Roboto" fo:font-size="10.5pt" fo:letter-spacing="normal" fo:font-style="normal" fo:font-weight="normal" officeooo:rsid="0112d9f2" officeooo:paragraph-rsid="0112d9f2" fo:background-color="transparent"/>
    </style:style>
    <style:style style:name="P64" style:family="paragraph" style:parent-style-name="Text_20_body">
      <style:paragraph-properties fo:margin-top="0in" fo:margin-bottom="0in" loext:contextual-spacing="false" fo:text-align="center" style:justify-single-word="false"/>
      <style:text-properties fo:font-variant="normal" fo:text-transform="none" fo:color="#c9211e" style:font-name="Roboto" fo:font-size="20pt" fo:letter-spacing="normal" fo:font-style="normal" fo:font-weight="bold" officeooo:rsid="0115eed8" officeooo:paragraph-rsid="0115eed8" fo:background-color="transparent" style:font-size-asian="20pt" style:font-weight-asian="bold" style:font-size-complex="20pt" style:font-weight-complex="bold"/>
    </style:style>
    <style:style style:name="P65" style:family="paragraph" style:parent-style-name="Text_20_body">
      <style:paragraph-properties fo:margin-top="0in" fo:margin-bottom="0in" loext:contextual-spacing="false" fo:text-align="start" style:justify-single-word="false"/>
      <style:text-properties fo:font-variant="normal" fo:text-transform="none" fo:color="#000000" style:font-name="Roboto" fo:font-size="10.5pt" fo:letter-spacing="normal" fo:font-style="normal" fo:font-weight="normal" officeooo:rsid="0112d9f2" officeooo:paragraph-rsid="0112d9f2" fo:background-color="transparent"/>
    </style:style>
    <style:style style:name="P66" style:family="paragraph" style:parent-style-name="Text_20_body">
      <style:paragraph-properties fo:margin-top="0in" fo:margin-bottom="0in" loext:contextual-spacing="false" fo:text-align="start" style:justify-single-word="false"/>
      <style:text-properties fo:font-variant="normal" fo:text-transform="none" fo:color="#000000" style:font-name="Roboto" fo:font-size="10.5pt" fo:letter-spacing="normal" fo:font-style="normal" fo:font-weight="normal" officeooo:rsid="0112d9f2" officeooo:paragraph-rsid="012ab554" fo:background-color="transparent"/>
    </style:style>
    <style:style style:name="P67" style:family="paragraph" style:parent-style-name="Text_20_body">
      <style:paragraph-properties fo:margin-top="0in" fo:margin-bottom="0in" loext:contextual-spacing="false" fo:text-align="start" style:justify-single-word="false"/>
      <style:text-properties fo:font-variant="normal" fo:text-transform="none" fo:color="#000000" style:font-name="Roboto" fo:font-size="10.5pt" fo:letter-spacing="normal" fo:font-style="normal" fo:font-weight="normal" officeooo:rsid="0112d9f2" officeooo:paragraph-rsid="011e748f" fo:background-color="transparent" style:font-size-asian="12pt" style:font-weight-asian="bold" style:font-size-complex="12pt" style:font-weight-complex="bold"/>
    </style:style>
    <style:style style:name="P68" style:family="paragraph" style:parent-style-name="Text_20_body">
      <style:paragraph-properties fo:margin-top="0in" fo:margin-bottom="0in" loext:contextual-spacing="false" fo:text-align="start" style:justify-single-word="false"/>
      <style:text-properties fo:font-variant="normal" fo:text-transform="none" fo:color="#000000" style:font-name="Roboto" fo:font-size="10.5pt" fo:letter-spacing="normal" fo:font-style="normal" fo:font-weight="normal" officeooo:rsid="0112d9f2" officeooo:paragraph-rsid="012ab554" fo:background-color="transparent" style:font-size-asian="12pt" style:font-weight-asian="bold" style:font-size-complex="12pt" style:font-weight-complex="bold"/>
    </style:style>
    <style:style style:name="P69" style:family="paragraph" style:parent-style-name="Text_20_body">
      <style:paragraph-properties fo:margin-top="0in" fo:margin-bottom="0in" loext:contextual-spacing="false" fo:text-align="start" style:justify-single-word="false"/>
      <style:text-properties fo:font-variant="normal" fo:text-transform="none" fo:color="#000000" style:font-name="Roboto" fo:font-size="10.5pt" fo:letter-spacing="normal" fo:font-style="normal" fo:font-weight="normal" officeooo:rsid="012af7e4" officeooo:paragraph-rsid="012af7e4" fo:background-color="transparent" style:font-size-asian="12pt" style:font-weight-asian="bold" style:font-size-complex="12pt" style:font-weight-complex="bold"/>
    </style:style>
    <style:style style:name="P70" style:family="paragraph" style:parent-style-name="Text_20_body">
      <style:paragraph-properties fo:margin-top="0in" fo:margin-bottom="0in" loext:contextual-spacing="false" fo:text-align="start" style:justify-single-word="false"/>
      <style:text-properties fo:font-variant="normal" fo:text-transform="none" fo:color="#000000" style:font-name="Roboto" fo:font-size="10.5pt" fo:letter-spacing="normal" fo:font-style="normal" fo:font-weight="normal" officeooo:rsid="01370710" officeooo:paragraph-rsid="01370710" fo:background-color="transparent" style:font-size-asian="12pt" style:font-weight-asian="bold" style:font-size-complex="12pt" style:font-weight-complex="bold"/>
    </style:style>
    <style:style style:name="P71" style:family="paragraph" style:parent-style-name="Text_20_body">
      <style:paragraph-properties fo:margin-top="0in" fo:margin-bottom="0in" loext:contextual-spacing="false" fo:text-align="start" style:justify-single-word="false"/>
      <style:text-properties fo:font-variant="normal" fo:text-transform="none" fo:color="#000000" style:font-name="Roboto" fo:font-size="10.5pt" fo:letter-spacing="normal" fo:font-style="normal" fo:font-weight="normal" officeooo:rsid="01408b59" officeooo:paragraph-rsid="01408b59" fo:background-color="transparent" style:font-size-asian="12pt" style:font-weight-asian="bold" style:font-size-complex="12pt" style:font-weight-complex="bold"/>
    </style:style>
    <style:style style:name="P72" style:family="paragraph" style:parent-style-name="Text_20_body">
      <style:paragraph-properties fo:margin-top="0in" fo:margin-bottom="0in" loext:contextual-spacing="false" fo:text-align="start" style:justify-single-word="false"/>
      <style:text-properties fo:font-variant="normal" fo:text-transform="none" fo:color="#000000" style:font-name="Roboto" fo:font-size="10.5pt" fo:letter-spacing="normal" fo:font-style="normal" fo:font-weight="normal" officeooo:rsid="01272d9b" officeooo:paragraph-rsid="01272d9b" fo:background-color="transparent"/>
    </style:style>
    <style:style style:name="P73" style:family="paragraph" style:parent-style-name="Text_20_body">
      <style:paragraph-properties fo:margin-top="0in" fo:margin-bottom="0in" loext:contextual-spacing="false" fo:text-align="start" style:justify-single-word="false"/>
      <style:text-properties fo:font-variant="normal" fo:text-transform="none" fo:color="#000000" style:font-name="Roboto" fo:font-size="10.5pt" fo:letter-spacing="normal" fo:font-style="normal" fo:font-weight="normal" officeooo:rsid="0112d9f2" officeooo:paragraph-rsid="012ab554" fo:background-color="#ffff00"/>
    </style:style>
    <style:style style:name="P74" style:family="paragraph" style:parent-style-name="Text_20_body">
      <style:paragraph-properties fo:margin-top="0in" fo:margin-bottom="0in" loext:contextual-spacing="false" fo:text-align="center" style:justify-single-word="false"/>
      <style:text-properties fo:font-variant="normal" fo:text-transform="none" fo:color="#000000" style:font-name="Roboto" fo:font-size="16pt" fo:letter-spacing="normal" fo:font-style="normal" fo:font-weight="bold" officeooo:rsid="0115eed8" officeooo:paragraph-rsid="0115eed8" fo:background-color="transparent" style:font-size-asian="16pt" style:font-weight-asian="bold" style:font-size-complex="16pt" style:font-weight-complex="bold"/>
    </style:style>
    <style:style style:name="P75" style:family="paragraph" style:parent-style-name="Text_20_body">
      <style:paragraph-properties fo:margin-top="0in" fo:margin-bottom="0in" loext:contextual-spacing="false" fo:text-align="center" style:justify-single-word="false"/>
      <style:text-properties fo:font-variant="normal" fo:text-transform="none" fo:color="#000000" style:font-name="Roboto" fo:font-size="20pt" fo:letter-spacing="normal" fo:font-style="normal" fo:font-weight="bold" officeooo:rsid="0115eed8" officeooo:paragraph-rsid="0115eed8" fo:background-color="transparent" style:font-size-asian="20pt" style:font-weight-asian="bold" style:font-size-complex="20pt" style:font-weight-complex="bold"/>
    </style:style>
    <style:style style:name="P76" style:family="paragraph" style:parent-style-name="Text_20_body">
      <style:paragraph-properties fo:margin-top="0in" fo:margin-bottom="0in" loext:contextual-spacing="false" fo:text-align="start" style:justify-single-word="false"/>
      <style:text-properties fo:font-variant="normal" fo:text-transform="none" fo:color="#000000" style:font-name="Roboto" fo:font-size="14pt" fo:letter-spacing="normal" fo:font-style="normal" fo:font-weight="bold" officeooo:rsid="01272d9b" officeooo:paragraph-rsid="01272d9b" fo:background-color="transparent" style:font-size-asian="14pt" style:font-weight-asian="bold" style:font-size-complex="14pt" style:font-weight-complex="bold"/>
    </style:style>
    <style:style style:name="P77" style:family="paragraph" style:parent-style-name="Text_20_body">
      <style:paragraph-properties fo:margin-top="0in" fo:margin-bottom="0in" loext:contextual-spacing="false" fo:text-align="start" style:justify-single-word="false"/>
      <style:text-properties fo:font-variant="normal" fo:text-transform="none" fo:color="#000000" style:font-name="Roboto" fo:font-size="10pt" fo:letter-spacing="normal" fo:font-style="normal" fo:font-weight="normal" officeooo:rsid="01330c10" officeooo:paragraph-rsid="01330c10" fo:background-color="transparent" style:font-size-asian="10pt" style:font-weight-asian="bold" style:font-size-complex="10pt" style:font-weight-complex="bold"/>
    </style:style>
    <style:style style:name="P78" style:family="paragraph" style:parent-style-name="Text_20_body">
      <style:paragraph-properties fo:margin-top="0in" fo:margin-bottom="0in" loext:contextual-spacing="false" fo:text-align="start" style:justify-single-word="false"/>
      <style:text-properties fo:font-variant="normal" fo:text-transform="none" fo:color="#000000" style:font-name="Roboto" fo:font-size="18pt" fo:letter-spacing="normal" fo:font-style="normal" fo:font-weight="bold" officeooo:rsid="017fe77e" officeooo:paragraph-rsid="017fe77e" fo:background-color="transparent" style:font-size-asian="18pt" style:font-weight-asian="bold" style:font-size-complex="18pt" style:font-weight-complex="bold"/>
    </style:style>
    <style:style style:name="P79" style:family="paragraph" style:parent-style-name="Text_20_body">
      <style:paragraph-properties fo:margin-top="0in" fo:margin-bottom="0in" loext:contextual-spacing="false" fo:text-align="start" style:justify-single-word="false"/>
      <style:text-properties fo:font-variant="normal" fo:text-transform="none" fo:color="#000000" style:font-name="Open Sans" fo:font-size="12pt" fo:letter-spacing="normal" fo:font-style="normal" fo:font-weight="normal" officeooo:rsid="00080bfc" officeooo:paragraph-rsid="012f1cbd" fo:background-color="transparent" style:font-size-asian="10.5pt" style:font-weight-asian="bold" style:font-size-complex="10.5pt" style:font-weight-complex="bold"/>
    </style:style>
    <style:style style:name="P80" style:family="paragraph" style:parent-style-name="Text_20_body">
      <style:paragraph-properties fo:margin-top="0in" fo:margin-bottom="0in" loext:contextual-spacing="false" fo:text-align="start" style:justify-single-word="false"/>
      <style:text-properties fo:font-variant="normal" fo:text-transform="none" fo:color="#000000" style:font-name="Open Sans" fo:font-size="12pt" fo:letter-spacing="normal" fo:font-style="normal" fo:font-weight="bold" officeooo:rsid="00080bfc" officeooo:paragraph-rsid="012f1cbd" fo:background-color="transparent" style:font-size-asian="10.5pt" style:font-weight-asian="bold" style:font-size-complex="10.5pt" style:font-weight-complex="bold"/>
    </style:style>
    <style:style style:name="P81" style:family="paragraph" style:parent-style-name="Text_20_body">
      <style:paragraph-properties fo:margin-top="0in" fo:margin-bottom="0in" loext:contextual-spacing="false" fo:text-align="start" style:justify-single-word="false"/>
      <style:text-properties fo:font-variant="normal" fo:text-transform="none" fo:color="#000000" style:text-line-through-style="none" style:text-line-through-type="none" style:font-name="sans-serif" fo:font-size="10.5pt" fo:letter-spacing="normal" fo:font-style="normal" style:text-underline-style="none" fo:font-weight="normal" officeooo:rsid="0166fe16" officeooo:paragraph-rsid="015c8d60" style:text-blinking="false" fo:background-color="#ffffff" style:font-size-asian="14pt" style:font-weight-asian="bold" style:font-size-complex="14pt" style:font-weight-complex="bold"/>
    </style:style>
    <style:style style:name="P82" style:family="paragraph" style:parent-style-name="Text_20_body">
      <style:paragraph-properties fo:margin-top="0in" fo:margin-bottom="0in" loext:contextual-spacing="false" fo:text-align="start" style:justify-single-word="false"/>
      <style:text-properties fo:font-variant="normal" fo:text-transform="none" fo:color="#444444" style:font-name="Arial1" fo:font-size="14pt" fo:letter-spacing="normal" fo:font-style="normal" fo:font-weight="bold" officeooo:rsid="0023ebc7" officeooo:paragraph-rsid="0115eed8" style:font-size-asian="14pt" style:font-weight-asian="bold" style:font-size-complex="14pt" style:font-weight-complex="bold"/>
    </style:style>
    <style:style style:name="P83" style:family="paragraph" style:parent-style-name="Text_20_body">
      <style:paragraph-properties fo:margin-top="0in" fo:margin-bottom="0in" loext:contextual-spacing="false" fo:text-align="start" style:justify-single-word="false"/>
      <style:text-properties fo:font-variant="normal" fo:text-transform="none" fo:color="#444444" style:font-name="Arial1" fo:font-size="14pt" fo:letter-spacing="normal" fo:font-style="normal" fo:font-weight="bold" officeooo:rsid="00080bfc" officeooo:paragraph-rsid="015c8d60" style:font-size-asian="14pt" style:font-weight-asian="bold" style:font-size-complex="14pt" style:font-weight-complex="bold"/>
    </style:style>
    <style:style style:name="P84" style:family="paragraph" style:parent-style-name="Text_20_body">
      <style:paragraph-properties fo:margin-top="0in" fo:margin-bottom="0in" loext:contextual-spacing="false" fo:text-align="start" style:justify-single-word="false"/>
      <style:text-properties fo:font-variant="normal" fo:text-transform="none" fo:color="#202124" style:font-name="Google Sans" fo:font-size="12pt" fo:letter-spacing="normal" fo:font-style="normal" fo:font-weight="normal" officeooo:rsid="0115eed8" officeooo:paragraph-rsid="0115eed8" fo:background-color="transparent" style:font-size-asian="20pt" style:font-weight-asian="bold" style:font-size-complex="20pt" style:font-weight-complex="bold"/>
    </style:style>
    <style:style style:name="P85" style:family="paragraph" style:parent-style-name="Text_20_body">
      <style:paragraph-properties fo:margin-top="0in" fo:margin-bottom="0in" loext:contextual-spacing="false" fo:text-align="start" style:justify-single-word="false"/>
      <style:text-properties fo:font-variant="normal" fo:text-transform="none" fo:color="#242729" style:font-name="Arial" fo:font-size="11.25pt" fo:letter-spacing="normal" fo:font-style="normal" fo:font-weight="normal" officeooo:rsid="0112d9f2" officeooo:paragraph-rsid="0112d9f2" fo:background-color="transparent"/>
    </style:style>
    <style:style style:name="P86" style:family="paragraph" style:parent-style-name="Text_20_body">
      <style:paragraph-properties fo:margin-top="0in" fo:margin-bottom="0in" loext:contextual-spacing="false" fo:text-align="start" style:justify-single-word="false"/>
      <style:text-properties fo:font-variant="normal" fo:text-transform="none" fo:color="#171717" style:font-name="Segoe UI" fo:font-size="12pt" fo:letter-spacing="normal" fo:font-style="normal" fo:font-weight="normal" officeooo:rsid="00080bfc" officeooo:paragraph-rsid="015c8d60" style:font-size-asian="14pt" style:font-weight-asian="bold" style:font-size-complex="14pt" style:font-weight-complex="bold"/>
    </style:style>
    <style:style style:name="P87" style:family="paragraph" style:parent-style-name="Text_20_body">
      <style:paragraph-properties fo:margin-top="0in" fo:margin-bottom="0in" loext:contextual-spacing="false" fo:text-align="start" style:justify-single-word="false"/>
      <style:text-properties officeooo:paragraph-rsid="00e6adb1" fo:background-color="transparent" loext:padding-left="0.0193in" loext:padding-right="0in" loext:padding-top="0.0193in" loext:padding-bottom="0.0193in" loext:border-left="0.06pt solid #eaeaea" loext:border-right="none" loext:border-top="0.06pt solid #eaeaea" loext:border-bottom="0.06pt solid #eaeaea"/>
    </style:style>
    <style:style style:name="P88" style:family="paragraph" style:parent-style-name="Text_20_body">
      <style:paragraph-properties fo:margin-top="0in" fo:margin-bottom="0in" loext:contextual-spacing="false" fo:text-align="start" style:justify-single-word="false"/>
      <style:text-properties fo:font-size="18pt" fo:font-weight="bold" officeooo:rsid="0112d9f2" officeooo:paragraph-rsid="0112d9f2" fo:background-color="transparent" style:font-size-asian="18pt" style:font-weight-asian="bold" style:font-size-complex="18pt" style:font-weight-complex="bold" loext:padding-left="0.0193in" loext:padding-right="0in" loext:padding-top="0.0193in" loext:padding-bottom="0.0193in" loext:border-left="0.06pt solid #eaeaea" loext:border-right="none" loext:border-top="0.06pt solid #eaeaea" loext:border-bottom="0.06pt solid #eaeaea"/>
    </style:style>
    <style:style style:name="P89" style:family="paragraph" style:parent-style-name="Text_20_body">
      <style:paragraph-properties fo:margin-top="0in" fo:margin-bottom="0in" loext:contextual-spacing="false" fo:text-align="start" style:justify-single-word="false"/>
      <style:text-properties fo:font-size="10pt" fo:font-weight="bold" officeooo:rsid="0112d9f2" officeooo:paragraph-rsid="0112d9f2" fo:background-color="transparent" style:font-size-asian="8.75pt" style:font-weight-asian="bold" style:font-size-complex="10pt" style:font-weight-complex="bold" loext:padding-left="0.0193in" loext:padding-right="0in" loext:padding-top="0.0193in" loext:padding-bottom="0.0193in" loext:border-left="0.06pt solid #eaeaea" loext:border-right="none" loext:border-top="0.06pt solid #eaeaea" loext:border-bottom="0.06pt solid #eaeaea"/>
    </style:style>
    <style:style style:name="P90" style:family="paragraph" style:parent-style-name="Preformatted_20_Text">
      <style:paragraph-properties fo:margin-top="0in" fo:margin-bottom="0in" loext:contextual-spacing="false" fo:text-align="start" style:justify-single-word="false"/>
      <style:text-properties fo:font-size="11pt" fo:font-weight="normal" officeooo:rsid="0019b563" officeooo:paragraph-rsid="009b0cef" style:font-size-asian="11pt" style:font-weight-asian="normal" style:font-size-complex="11pt" style:font-weight-complex="normal"/>
    </style:style>
    <style:style style:name="P91" style:family="paragraph" style:parent-style-name="Preformatted_20_Text">
      <style:paragraph-properties fo:margin-top="0in" fo:margin-bottom="0in" loext:contextual-spacing="false" fo:text-align="start" style:justify-single-word="false"/>
      <style:text-properties fo:font-size="11pt" fo:font-weight="normal" officeooo:rsid="0019b563" officeooo:paragraph-rsid="00a3208a" style:font-size-asian="11pt" style:font-weight-asian="normal" style:font-size-complex="11pt" style:font-weight-complex="normal"/>
    </style:style>
    <style:style style:name="P92" style:family="paragraph" style:parent-style-name="Preformatted_20_Text">
      <style:paragraph-properties fo:margin-top="0in" fo:margin-bottom="0in" loext:contextual-spacing="false" fo:text-align="start" style:justify-single-word="false"/>
      <style:text-properties fo:font-variant="normal" fo:text-transform="none" fo:color="#000000" style:font-name="Roboto" fo:font-size="10.5pt" fo:letter-spacing="normal" fo:font-style="normal" fo:font-weight="normal" officeooo:rsid="01370710" officeooo:paragraph-rsid="01370710" fo:background-color="transparent" style:font-size-asian="12pt" style:font-weight-asian="bold" style:font-size-complex="12pt" style:font-weight-complex="bold"/>
    </style:style>
    <style:style style:name="P93" style:family="paragraph" style:parent-style-name="Preformatted_20_Text">
      <loext:graphic-properties draw:fill="solid" draw:fill-color="#eeeeff" draw:opacity="100%"/>
      <style:paragraph-properties fo:margin-top="0in" fo:margin-bottom="0in" loext:contextual-spacing="false" fo:line-height="142%" fo:orphans="2" fo:widows="2" fo:background-color="#eeeeff" fo:padding-left="0.0937in" fo:padding-right="0in" fo:padding-top="0.0937in" fo:padding-bottom="0.0937in" fo:border-left="0.06pt solid #cccccc" fo:border-right="none" fo:border-top="0.06pt solid #cccccc" fo:border-bottom="0.06pt solid #cccccc"/>
    </style:style>
    <style:style style:name="P94" style:family="paragraph" style:parent-style-name="Standard">
      <style:paragraph-properties fo:margin-top="0in" fo:margin-bottom="0in" loext:contextual-spacing="false" fo:text-align="start" style:justify-single-word="false"/>
      <style:text-properties fo:font-size="11pt" fo:font-weight="normal" officeooo:rsid="0019b563" officeooo:paragraph-rsid="00a3208a" style:font-size-asian="11pt" style:font-weight-asian="normal" style:font-size-complex="11pt" style:font-weight-complex="normal"/>
    </style:style>
    <style:style style:name="P95" style:family="paragraph" style:parent-style-name="Standard">
      <style:paragraph-properties fo:margin-top="0in" fo:margin-bottom="0in" loext:contextual-spacing="false" fo:text-align="start" style:justify-single-word="false"/>
      <style:text-properties officeooo:paragraph-rsid="00c2b375"/>
    </style:style>
    <style:style style:name="P96" style:family="paragraph" style:parent-style-name="Standard">
      <style:paragraph-properties fo:margin-top="0in" fo:margin-bottom="0in" loext:contextual-spacing="false" fo:text-align="start" style:justify-single-word="false"/>
      <style:text-properties fo:font-variant="normal" fo:text-transform="none" fo:color="#242729" style:font-name="inherit" fo:font-size="9.75pt" fo:letter-spacing="normal" fo:font-style="normal" fo:font-weight="normal" officeooo:rsid="0112d9f2" officeooo:paragraph-rsid="0112d9f2" fo:background-color="transparent" loext:padding="0in" loext:border="none"/>
    </style:style>
    <style:style style:name="P97" style:family="paragraph" style:parent-style-name="Standard">
      <style:paragraph-properties fo:margin-top="0in" fo:margin-bottom="0in" loext:contextual-spacing="false" fo:text-align="start" style:justify-single-word="false"/>
      <style:text-properties fo:font-variant="normal" fo:text-transform="none" fo:color="#444444" style:font-name="Arial1" fo:font-size="14pt" fo:letter-spacing="normal" fo:font-style="normal" fo:font-weight="bold" officeooo:rsid="00080bfc" officeooo:paragraph-rsid="015c8d60" style:font-size-asian="14pt" style:font-weight-asian="bold" style:font-size-complex="14pt" style:font-weight-complex="bold"/>
    </style:style>
    <style:style style:name="P98" style:family="paragraph" style:parent-style-name="Standard">
      <style:paragraph-properties fo:margin-top="0in" fo:margin-bottom="0in" loext:contextual-spacing="false" fo:text-align="start" style:justify-single-word="false"/>
      <style:text-properties fo:font-variant="normal" fo:text-transform="none" fo:color="#444444" style:font-name="Arial1" fo:font-size="14pt" fo:letter-spacing="normal" fo:font-style="normal" fo:font-weight="bold" officeooo:rsid="00080bfc" officeooo:paragraph-rsid="01651970" style:font-size-asian="14pt" style:font-weight-asian="bold" style:font-size-complex="14pt" style:font-weight-complex="bold"/>
    </style:style>
    <style:style style:name="P99" style:family="paragraph" style:parent-style-name="Standard">
      <style:paragraph-properties fo:margin-top="0in" fo:margin-bottom="0in" loext:contextual-spacing="false" fo:text-align="start" style:justify-single-word="false"/>
      <style:text-properties fo:font-variant="normal" fo:text-transform="none" fo:color="#000000" style:text-line-through-style="none" style:text-line-through-type="none" style:font-name="sans-serif" fo:font-size="10.5pt" fo:letter-spacing="normal" fo:font-style="normal" style:text-underline-style="none" fo:font-weight="normal" officeooo:rsid="00080bfc" officeooo:paragraph-rsid="015c8d60" style:text-blinking="false" fo:background-color="#ffffff" style:font-size-asian="14pt" style:font-weight-asian="bold" style:font-size-complex="14pt" style:font-weight-complex="bold"/>
    </style:style>
    <style:style style:name="P100" style:family="paragraph" style:parent-style-name="Heading_20_1">
      <style:paragraph-properties fo:margin-top="0in" fo:margin-bottom="0in" loext:contextual-spacing="false" fo:text-align="start" style:justify-single-word="false"/>
      <style:text-properties fo:font-size="11pt" fo:font-weight="normal" officeooo:rsid="0019b563" officeooo:paragraph-rsid="009b0cef" style:font-size-asian="11pt" style:font-weight-asian="normal" style:font-size-complex="11pt" style:font-weight-complex="normal"/>
    </style:style>
    <style:style style:name="P101" style:family="paragraph" style:parent-style-name="Heading_20_1">
      <style:paragraph-properties fo:margin-top="0in" fo:margin-bottom="0in" loext:contextual-spacing="false" fo:text-align="start" style:justify-single-word="false"/>
      <style:text-properties fo:font-variant="normal" fo:text-transform="none" fo:color="#161616" style:font-name="IBM Plex Sans" fo:font-size="10.5pt" fo:letter-spacing="normal" fo:font-style="normal" fo:font-weight="normal" officeooo:rsid="01370710" officeooo:paragraph-rsid="01370710" fo:background-color="transparent" style:font-size-asian="12pt" style:font-weight-asian="bold" style:font-size-complex="12pt" style:font-weight-complex="bold"/>
    </style:style>
    <style:style style:name="P102" style:family="paragraph" style:parent-style-name="Heading_20_1">
      <style:paragraph-properties fo:margin-top="0in" fo:margin-bottom="0in" loext:contextual-spacing="false" fo:text-align="start" style:justify-single-word="false"/>
      <style:text-properties fo:font-variant="normal" fo:text-transform="none" fo:color="#171717" style:font-name="Segoe UI" fo:font-size="13pt" fo:letter-spacing="normal" fo:font-style="normal" fo:font-weight="bold" officeooo:rsid="00080bfc" officeooo:paragraph-rsid="012f1cbd" fo:background-color="transparent" style:font-size-asian="13pt" style:font-weight-asian="bold" style:font-size-complex="13pt" style:font-weight-complex="bold"/>
    </style:style>
    <style:style style:name="P103" style:family="paragraph" style:parent-style-name="Heading_20_1">
      <style:paragraph-properties fo:margin-top="0in" fo:margin-bottom="0in" loext:contextual-spacing="false" fo:text-align="start" style:justify-single-word="false"/>
      <style:text-properties fo:font-variant="normal" fo:text-transform="none" fo:color="#000000" style:font-name="Linux Libertine" fo:font-size="14pt" fo:letter-spacing="normal" fo:font-style="normal" fo:font-weight="bold" officeooo:rsid="00080bfc" officeooo:paragraph-rsid="015c8d60" style:font-size-asian="14pt" style:font-weight-asian="bold" style:font-size-complex="14pt" style:font-weight-complex="bold"/>
    </style:style>
    <style:style style:name="P104" style:family="paragraph" style:parent-style-name="Heading_20_1">
      <style:paragraph-properties fo:margin-top="0in" fo:margin-bottom="0in" loext:contextual-spacing="false" fo:text-align="start" style:justify-single-word="false"/>
      <style:text-properties fo:font-variant="normal" fo:text-transform="none" fo:color="#000000" style:text-line-through-style="none" style:text-line-through-type="none" style:font-name="sans-serif" fo:font-size="13pt" fo:letter-spacing="normal" fo:font-style="normal" style:text-underline-style="none" fo:font-weight="bold" officeooo:rsid="00080bfc" officeooo:paragraph-rsid="015c8d60" style:text-blinking="false" fo:background-color="#ffffff" style:font-size-asian="13pt" style:font-weight-asian="bold" style:font-size-complex="13pt" style:font-weight-complex="bold"/>
    </style:style>
    <style:style style:name="P105" style:family="paragraph" style:parent-style-name="Heading_20_2">
      <style:paragraph-properties fo:margin-top="0in" fo:margin-bottom="0in" loext:contextual-spacing="false" fo:text-align="start" style:justify-single-word="false"/>
      <style:text-properties fo:font-size="11pt" fo:font-weight="normal" officeooo:rsid="0019b563" officeooo:paragraph-rsid="004403f8" style:font-size-asian="11pt" style:font-weight-asian="normal" style:font-size-complex="11pt" style:font-weight-complex="normal"/>
    </style:style>
    <style:style style:name="P106" style:family="paragraph" style:parent-style-name="Heading_20_2">
      <style:paragraph-properties fo:margin-top="0in" fo:margin-bottom="0in" loext:contextual-spacing="false" fo:text-align="start" style:justify-single-word="false"/>
      <style:text-properties officeooo:paragraph-rsid="01f5110c"/>
    </style:style>
    <style:style style:name="P107" style:family="paragraph" style:parent-style-name="Standard">
      <style:paragraph-properties fo:text-align="center" style:justify-single-word="false"/>
      <style:text-properties fo:font-size="26pt" fo:font-weight="bold" officeooo:rsid="0019b563" officeooo:paragraph-rsid="0019b563" style:font-size-asian="26pt" style:font-weight-asian="bold" style:font-size-complex="26pt" style:font-weight-complex="bold"/>
    </style:style>
    <style:style style:name="P108" style:family="paragraph" style:parent-style-name="Standard">
      <style:paragraph-properties fo:text-align="center" style:justify-single-word="false"/>
      <style:text-properties fo:font-size="26pt" fo:font-weight="bold" officeooo:rsid="0204fb9e" officeooo:paragraph-rsid="0204fb9e" style:font-size-asian="26pt" style:font-weight-asian="bold" style:font-size-complex="26pt" style:font-weight-complex="bold"/>
    </style:style>
    <style:style style:name="P109" style:family="paragraph" style:parent-style-name="Standard">
      <style:paragraph-properties fo:text-align="start" style:justify-single-word="false"/>
      <style:text-properties fo:font-size="11pt" fo:font-weight="normal" officeooo:rsid="003b180d" officeooo:paragraph-rsid="003b180d" style:font-size-asian="11pt" style:font-weight-asian="normal" style:font-size-complex="11pt" style:font-weight-complex="normal"/>
    </style:style>
    <style:style style:name="P110" style:family="paragraph" style:parent-style-name="Standard">
      <style:paragraph-properties fo:text-align="start" style:justify-single-word="false"/>
      <style:text-properties fo:font-size="11pt" fo:font-weight="normal" officeooo:rsid="0019b563" officeooo:paragraph-rsid="0019b563" style:font-size-asian="11pt" style:font-weight-asian="normal" style:font-size-complex="11pt" style:font-weight-complex="normal"/>
    </style:style>
    <style:style style:name="P111" style:family="paragraph" style:parent-style-name="Standard">
      <style:paragraph-properties fo:text-align="start" style:justify-single-word="false"/>
      <style:text-properties fo:font-size="11pt" fo:font-weight="normal" officeooo:rsid="0019b563" officeooo:paragraph-rsid="003c1c1d" style:font-size-asian="11pt" style:font-weight-asian="normal" style:font-size-complex="11pt" style:font-weight-complex="normal"/>
    </style:style>
    <style:style style:name="P112" style:family="paragraph" style:parent-style-name="Standard">
      <style:paragraph-properties fo:text-align="start" style:justify-single-word="false"/>
      <style:text-properties fo:font-size="11pt" fo:font-weight="normal" officeooo:rsid="0019b563" officeooo:paragraph-rsid="003b180d" style:font-size-asian="11pt" style:font-weight-asian="normal" style:font-size-complex="11pt" style:font-weight-complex="normal"/>
    </style:style>
    <style:style style:name="P113" style:family="paragraph" style:parent-style-name="Standard">
      <style:text-properties officeooo:paragraph-rsid="0093bcff"/>
    </style:style>
    <style:style style:name="P114" style:family="paragraph" style:parent-style-name="Standard">
      <style:paragraph-properties fo:text-align="center" style:justify-single-word="false"/>
      <style:text-properties officeooo:rsid="00c2b375" officeooo:paragraph-rsid="00c2b375"/>
    </style:style>
    <style:style style:name="P115" style:family="paragraph" style:parent-style-name="Standard">
      <style:text-properties officeooo:paragraph-rsid="0217e574"/>
    </style:style>
    <style:style style:name="P116" style:family="paragraph" style:parent-style-name="Standard">
      <style:text-properties officeooo:paragraph-rsid="021a45ee"/>
    </style:style>
    <style:style style:name="P117" style:family="paragraph" style:parent-style-name="Standard">
      <style:text-properties officeooo:paragraph-rsid="021c68a4"/>
    </style:style>
    <style:style style:name="P118" style:family="paragraph" style:parent-style-name="Standard">
      <style:text-properties officeooo:paragraph-rsid="02219b7f"/>
    </style:style>
    <style:style style:name="P119" style:family="paragraph" style:parent-style-name="Table_20_Contents">
      <style:paragraph-properties fo:text-align="start" style:justify-single-word="false"/>
      <style:text-properties fo:font-size="11pt" style:font-size-asian="11pt" style:font-size-complex="11pt"/>
    </style:style>
    <style:style style:name="P120" style:family="paragraph" style:parent-style-name="Table_20_Contents">
      <style:paragraph-properties fo:text-align="start" style:justify-single-word="false"/>
      <style:text-properties fo:font-size="11pt" officeooo:paragraph-rsid="00419d94" style:font-size-asian="11pt" style:font-size-complex="11pt"/>
    </style:style>
    <style:style style:name="P121" style:family="paragraph" style:parent-style-name="Table_20_Contents">
      <style:paragraph-properties fo:text-align="center" style:justify-single-word="false"/>
      <style:text-properties fo:font-size="8pt" officeooo:rsid="0083bcc1" officeooo:paragraph-rsid="0093bcff" style:font-size-asian="8pt" style:font-size-complex="8pt"/>
    </style:style>
    <style:style style:name="P122" style:family="paragraph" style:parent-style-name="Table_20_Contents">
      <style:paragraph-properties fo:text-align="start" style:justify-single-word="false"/>
      <style:text-properties fo:font-size="8pt" officeooo:paragraph-rsid="0093bcff" style:font-size-asian="8pt" style:font-size-complex="8pt"/>
    </style:style>
    <style:style style:name="P123" style:family="paragraph" style:parent-style-name="Table_20_Contents">
      <style:paragraph-properties fo:text-align="center" style:justify-single-word="false"/>
      <style:text-properties fo:font-size="8pt" officeooo:rsid="008a7301" officeooo:paragraph-rsid="008bddd3" style:font-size-asian="8pt" style:font-size-complex="8pt"/>
    </style:style>
    <style:style style:name="P124" style:family="paragraph" style:parent-style-name="Table_20_Contents">
      <style:paragraph-properties fo:text-align="center" style:justify-single-word="false"/>
      <style:text-properties fo:font-size="8pt" officeooo:rsid="008a7301" officeooo:paragraph-rsid="0093bcff" style:font-size-asian="8pt" style:font-size-complex="8pt"/>
    </style:style>
    <style:style style:name="P125" style:family="paragraph" style:parent-style-name="Table_20_Contents">
      <style:paragraph-properties fo:text-align="center" style:justify-single-word="false"/>
      <style:text-properties fo:font-size="8pt" officeooo:rsid="008a8f4d" officeooo:paragraph-rsid="008a8f4d" style:font-size-asian="8pt" style:font-size-complex="8pt"/>
    </style:style>
    <style:style style:name="P126" style:family="paragraph" style:parent-style-name="Table_20_Contents">
      <style:paragraph-properties fo:text-align="center" style:justify-single-word="false"/>
      <style:text-properties fo:font-size="8pt" officeooo:rsid="008a8f4d" officeooo:paragraph-rsid="008bddd3" style:font-size-asian="8pt" style:font-size-complex="8pt"/>
    </style:style>
    <style:style style:name="P127" style:family="paragraph" style:parent-style-name="Table_20_Contents">
      <style:paragraph-properties fo:text-align="center" style:justify-single-word="false"/>
      <style:text-properties fo:font-size="8pt" style:font-size-asian="8pt" style:font-size-complex="8pt"/>
    </style:style>
    <style:style style:name="P128" style:family="paragraph" style:parent-style-name="Table_20_Contents">
      <style:paragraph-properties fo:text-align="center" style:justify-single-word="false"/>
      <style:text-properties fo:font-size="8pt" officeooo:rsid="008b1f20" officeooo:paragraph-rsid="008b1f20" style:font-size-asian="8pt" style:font-size-complex="8pt"/>
    </style:style>
    <style:style style:name="P129" style:family="paragraph" style:parent-style-name="Table_20_Contents">
      <style:paragraph-properties fo:text-align="center" style:justify-single-word="false"/>
      <style:text-properties fo:font-size="8pt" officeooo:rsid="008bddd3" officeooo:paragraph-rsid="008bddd3" style:font-size-asian="8pt" style:font-size-complex="8pt"/>
    </style:style>
    <style:style style:name="P130" style:family="paragraph" style:parent-style-name="Table_20_Contents">
      <style:paragraph-properties fo:text-align="center" style:justify-single-word="false"/>
      <style:text-properties fo:font-size="8pt" officeooo:rsid="00c2b375" officeooo:paragraph-rsid="00c2b375" style:font-size-asian="8pt" style:font-size-complex="8pt"/>
    </style:style>
    <style:style style:name="P131" style:family="paragraph" style:parent-style-name="Table_20_Contents">
      <style:paragraph-properties fo:text-align="center" style:justify-single-word="false"/>
      <style:text-properties fo:font-size="8pt" officeooo:rsid="00c495bf" officeooo:paragraph-rsid="00c495bf" style:font-size-asian="8pt" style:font-size-complex="8pt"/>
    </style:style>
    <style:style style:name="P132" style:family="paragraph" style:parent-style-name="Table_20_Contents">
      <style:paragraph-properties fo:text-align="center" style:justify-single-word="false"/>
      <style:text-properties fo:font-size="8pt" officeooo:rsid="0083bcc1" officeooo:paragraph-rsid="0093bcff" fo:background-color="#ffff00" style:font-size-asian="8pt" style:font-size-complex="8pt"/>
    </style:style>
    <style:style style:name="P133" style:family="paragraph" style:parent-style-name="Table_20_Contents">
      <style:paragraph-properties fo:text-align="center" style:justify-single-word="false"/>
      <style:text-properties fo:font-size="8pt" officeooo:rsid="00baf680" officeooo:paragraph-rsid="00baf680" fo:background-color="#ffff00" style:font-size-asian="8pt" style:font-size-complex="8pt"/>
    </style:style>
    <style:style style:name="P134" style:family="paragraph" style:parent-style-name="Table_20_Contents">
      <style:paragraph-properties fo:text-align="center" style:justify-single-word="false"/>
      <style:text-properties fo:font-size="8pt" officeooo:rsid="00928bbd" officeooo:paragraph-rsid="0093bcff" fo:background-color="#afd095" style:font-size-asian="8pt" style:font-size-complex="8pt"/>
    </style:style>
    <style:style style:name="P135" style:family="paragraph" style:parent-style-name="Table_20_Contents">
      <style:paragraph-properties fo:text-align="center" style:justify-single-word="false"/>
      <style:text-properties fo:font-size="8pt" officeooo:rsid="00baf680" officeooo:paragraph-rsid="00baf680" fo:background-color="transparent" style:font-size-asian="8pt" style:font-size-complex="8pt"/>
    </style:style>
    <style:style style:name="P136" style:family="paragraph" style:parent-style-name="Table_20_Contents">
      <style:paragraph-properties fo:text-align="center" style:justify-single-word="false"/>
      <style:text-properties fo:color="#111111" fo:font-size="8pt" officeooo:rsid="00928bbd" officeooo:paragraph-rsid="00928bbd" fo:background-color="#afd095" style:font-size-asian="8pt" style:font-size-complex="8pt"/>
    </style:style>
    <style:style style:name="P137" style:family="paragraph" style:parent-style-name="Table_20_Contents">
      <style:paragraph-properties fo:text-align="start" style:justify-single-word="false"/>
    </style:style>
    <style:style style:name="P138" style:family="paragraph" style:parent-style-name="Table_20_Contents">
      <style:paragraph-properties fo:text-align="start" style:justify-single-word="false"/>
      <style:text-properties officeooo:paragraph-rsid="00e6adb1"/>
    </style:style>
    <style:style style:name="P139" style:family="paragraph" style:parent-style-name="Table_20_Contents">
      <style:paragraph-properties fo:text-align="start" style:justify-single-word="false"/>
      <style:text-properties officeooo:paragraph-rsid="020da778"/>
    </style:style>
    <style:style style:name="P140" style:family="paragraph" style:parent-style-name="Table_20_Contents">
      <style:paragraph-properties fo:text-align="center" style:justify-single-word="false"/>
    </style:style>
    <style:style style:name="P141" style:family="paragraph" style:parent-style-name="Table_20_Contents">
      <style:paragraph-properties fo:text-align="center" style:justify-single-word="false"/>
      <style:text-properties officeooo:paragraph-rsid="00c2b375"/>
    </style:style>
    <style:style style:name="P142" style:family="paragraph" style:parent-style-name="Table_20_Contents">
      <style:paragraph-properties fo:text-align="center" style:justify-single-word="false"/>
      <style:text-properties officeooo:rsid="00c2b375" officeooo:paragraph-rsid="00c2b375"/>
    </style:style>
    <style:style style:name="P143" style:family="paragraph" style:parent-style-name="Table_20_Contents">
      <style:paragraph-properties fo:text-align="center" style:justify-single-word="false"/>
      <style:text-properties officeooo:rsid="00c495bf" officeooo:paragraph-rsid="00c495bf"/>
    </style:style>
    <style:style style:name="P144" style:family="paragraph" style:parent-style-name="Table_20_Contents">
      <style:paragraph-properties fo:text-align="center" style:justify-single-word="false"/>
      <style:text-properties fo:font-size="9pt" officeooo:rsid="00d19714" officeooo:paragraph-rsid="00d19714" fo:background-color="transparent" style:font-size-asian="9pt" style:font-size-complex="9pt"/>
    </style:style>
    <style:style style:name="P145" style:family="paragraph" style:parent-style-name="Table_20_Contents">
      <style:paragraph-properties fo:text-align="center" style:justify-single-word="false"/>
      <style:text-properties fo:font-size="9pt" officeooo:rsid="00c2b375" officeooo:paragraph-rsid="00c2b375" fo:background-color="transparent" style:font-size-asian="9pt" style:font-size-complex="9pt"/>
    </style:style>
    <style:style style:name="P146" style:family="paragraph" style:parent-style-name="Table_20_Contents">
      <style:text-properties fo:font-size="9pt" style:font-size-asian="9pt" style:font-size-complex="9pt"/>
    </style:style>
    <style:style style:name="P147" style:family="paragraph" style:parent-style-name="Table_20_Contents">
      <style:paragraph-properties fo:text-align="center" style:justify-single-word="false"/>
      <style:text-properties fo:font-size="9pt" officeooo:rsid="00c2b375" officeooo:paragraph-rsid="00c2b375" style:font-size-asian="9pt" style:font-size-complex="9pt"/>
    </style:style>
    <style:style style:name="P148" style:family="paragraph" style:parent-style-name="Table_20_Contents">
      <style:paragraph-properties fo:text-align="center" style:justify-single-word="false"/>
      <style:text-properties fo:font-size="9pt" officeooo:rsid="00e2ff8a" officeooo:paragraph-rsid="00e2ff8a" style:font-size-asian="9pt" style:font-size-complex="9pt"/>
    </style:style>
    <style:style style:name="P149" style:family="paragraph" style:parent-style-name="Table_20_Contents">
      <style:paragraph-properties fo:text-align="center" style:justify-single-word="false"/>
      <style:text-properties officeooo:rsid="00d19714"/>
    </style:style>
    <style:style style:name="P150" style:family="paragraph" style:parent-style-name="Table_20_Contents">
      <style:paragraph-properties fo:text-align="center" style:justify-single-word="false"/>
      <style:text-properties officeooo:rsid="00dc48b8" officeooo:paragraph-rsid="00dc48b8"/>
    </style:style>
    <style:style style:name="P151" style:family="paragraph" style:parent-style-name="Table_20_Contents">
      <style:paragraph-properties fo:text-align="center" style:justify-single-word="false"/>
      <style:text-properties officeooo:rsid="00dc48b8" officeooo:paragraph-rsid="00e6adb1"/>
    </style:style>
    <style:style style:name="P152" style:family="paragraph" style:parent-style-name="Table_20_Contents">
      <style:paragraph-properties fo:text-align="center" style:justify-single-word="false"/>
      <style:text-properties officeooo:rsid="00e04e25"/>
    </style:style>
    <style:style style:name="P153" style:family="paragraph" style:parent-style-name="Table_20_Contents">
      <style:paragraph-properties fo:text-align="center" style:justify-single-word="false"/>
      <style:text-properties officeooo:rsid="00e04e25" officeooo:paragraph-rsid="00e04e25"/>
    </style:style>
    <style:style style:name="P154" style:family="paragraph" style:parent-style-name="Table_20_Contents">
      <style:paragraph-properties fo:text-align="center" style:justify-single-word="false"/>
      <style:text-properties officeooo:rsid="00e04e25" officeooo:paragraph-rsid="00e6adb1"/>
    </style:style>
    <style:style style:name="P155" style:family="paragraph" style:parent-style-name="Table_20_Contents">
      <style:paragraph-properties fo:text-align="center" style:justify-single-word="false"/>
      <style:text-properties officeooo:rsid="00e2ff8a" officeooo:paragraph-rsid="00e2ff8a"/>
    </style:style>
    <style:style style:name="P156" style:family="paragraph" style:parent-style-name="Table_20_Contents">
      <style:paragraph-properties fo:text-align="center" style:justify-single-word="false"/>
      <style:text-properties officeooo:rsid="00e512a5" officeooo:paragraph-rsid="00e512a5"/>
    </style:style>
    <style:style style:name="P157" style:family="paragraph" style:parent-style-name="Table_20_Contents">
      <style:paragraph-properties fo:text-align="center" style:justify-single-word="false"/>
      <style:text-properties officeooo:rsid="00e74e1d" officeooo:paragraph-rsid="00e74e1d"/>
    </style:style>
    <style:style style:name="P158" style:family="paragraph" style:parent-style-name="Table_20_Contents">
      <style:paragraph-properties fo:text-align="center" style:justify-single-word="false"/>
      <style:text-properties officeooo:rsid="00e9a750" officeooo:paragraph-rsid="00e9a750"/>
    </style:style>
    <style:style style:name="P159" style:family="paragraph" style:parent-style-name="Table_20_Contents">
      <style:paragraph-properties fo:text-align="center" style:justify-single-word="false"/>
      <style:text-properties officeooo:rsid="00ec07e9" officeooo:paragraph-rsid="00ec07e9"/>
    </style:style>
    <style:style style:name="P160" style:family="paragraph" style:parent-style-name="Table_20_Contents">
      <style:paragraph-properties fo:text-align="start" style:justify-single-word="false"/>
      <style:text-properties fo:color="#158466" fo:font-size="10.5pt" officeooo:rsid="021447cb" officeooo:paragraph-rsid="021447cb" style:font-size-asian="10.5pt" style:font-size-complex="10.5pt"/>
    </style:style>
    <style:style style:name="P161" style:family="paragraph" style:parent-style-name="Table_20_Contents">
      <style:text-properties fo:color="#158466" officeooo:rsid="022741ca" officeooo:paragraph-rsid="022741ca" fo:background-color="#ffffff"/>
    </style:style>
    <style:style style:name="P162" style:family="paragraph" style:parent-style-name="Table_20_Contents">
      <style:text-properties fo:color="#158466" officeooo:rsid="022fdd52" officeooo:paragraph-rsid="022fdd52"/>
    </style:style>
    <style:style style:name="P16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6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rsid="00a63b83" officeooo:paragraph-rsid="00a63b83"/>
    </style:style>
    <style:style style:name="P16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loext:padding="0in" loext:border="none"/>
    </style:style>
    <style:style style:name="P166" style:family="paragraph" style:parent-style-name="Text_20_body">
      <style:paragraph-properties fo:margin-left="0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40424e" style:font-name="urw-din" fo:font-size="10pt" fo:letter-spacing="normal" fo:font-style="normal" style:text-underline-style="none" fo:font-weight="normal" officeooo:paragraph-rsid="017fe77e" style:font-size-asian="10pt" style:font-weight-asian="normal" style:font-size-complex="10pt" style:font-weight-complex="normal" loext:padding="0in" loext:border="none"/>
    </style:style>
    <style:style style:name="P167" style:family="paragraph" style:parent-style-name="Text_20_body">
      <style:paragraph-properties fo:margin-left="0in" fo:margin-right="0in" fo:margin-top="0in" fo:margin-bottom="0in" loext:contextual-spacing="false" fo:line-height="158%" fo:text-align="start" style:justify-single-word="false" fo:orphans="2" fo:widows="2" fo:text-indent="0in" style:auto-text-indent="false" fo:padding="0in" fo:border="none"/>
      <style:text-properties officeooo:paragraph-rsid="017fe77e"/>
    </style:style>
    <style:style style:name="P168"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171717" style:font-name="Segoe UI" fo:font-size="13pt" fo:letter-spacing="normal" fo:font-style="normal" fo:font-weight="bold" officeooo:rsid="00080bfc" officeooo:paragraph-rsid="01595e2c" fo:background-color="transparent" style:font-size-asian="13pt" style:font-weight-asian="bold" style:font-size-complex="13pt" style:font-weight-complex="bold"/>
    </style:style>
    <style:style style:name="P169"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cc4eaa"/>
    </style:style>
    <style:style style:name="P170"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1fe547e"/>
    </style:style>
    <style:style style:name="P171"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2014ed7"/>
    </style:style>
    <style:style style:name="P172" style:family="paragraph" style:parent-style-name="Quotation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officeooo:paragraph-rsid="020ae90a"/>
    </style:style>
    <style:style style:name="P173" style:family="paragraph" style:parent-style-name="Table_20_Contents">
      <style:paragraph-properties fo:margin-left="0in" fo:margin-right="0in" fo:margin-top="0in" fo:margin-bottom="0in" loext:contextual-spacing="false" fo:text-align="start" style:justify-single-word="false" fo:orphans="2" fo:widows="2" fo:text-indent="0in" style:auto-text-indent="false" fo:padding-left="0.2189in" fo:padding-right="0in" fo:padding-top="0in" fo:padding-bottom="0in" fo:border-left="0.51pt solid #dddddd" fo:border-right="none" fo:border-top="none" fo:border-bottom="none"/>
      <style:text-properties fo:font-size="11pt" fo:font-weight="normal" officeooo:rsid="0019b563" officeooo:paragraph-rsid="020f8f41" style:font-size-asian="11pt" style:font-weight-asian="normal" style:font-size-complex="11pt" style:font-weight-complex="normal"/>
    </style:style>
    <style:style style:name="P174" style:family="paragraph" style:parent-style-name="Text_20_body">
      <style:paragraph-properties fo:margin-left="0in" fo:margin-right="0in" fo:text-indent="0in" style:auto-text-indent="false"/>
    </style:style>
    <style:style style:name="P175" style:family="paragraph" style:parent-style-name="Text_20_body">
      <style:paragraph-properties fo:margin-left="0in" fo:margin-right="0in" fo:orphans="2" fo:widows="2" fo:text-indent="0in" style:auto-text-indent="false"/>
    </style:style>
    <style:style style:name="P176" style:family="paragraph" style:parent-style-name="Text_20_body">
      <style:paragraph-properties fo:margin-left="0in" fo:margin-right="0in" fo:margin-top="0.2602in" fo:margin-bottom="0.2602in" loext:contextual-spacing="false" fo:orphans="2" fo:widows="2" fo:text-indent="0in" style:auto-text-indent="false"/>
      <style:text-properties fo:font-variant="normal" fo:text-transform="none" fo:color="#0c3c26" style:font-name="Roboto" fo:font-size="10.5pt" fo:letter-spacing="normal" fo:font-style="normal" fo:font-weight="normal" fo:background-color="#ffff00" loext:padding-left="0.0193in" loext:padding-right="0in" loext:padding-top="0.0193in" loext:padding-bottom="0.0193in" loext:border-left="0.06pt solid #eaeaea" loext:border-right="none" loext:border-top="0.06pt solid #eaeaea" loext:border-bottom="0.06pt solid #eaeaea"/>
    </style:style>
    <style:style style:name="P177" style:family="paragraph" style:parent-style-name="Standard">
      <style:paragraph-properties fo:margin-top="0in" fo:margin-bottom="0.2in" loext:contextual-spacing="false" fo:text-align="start" style:justify-single-word="false"/>
      <style:text-properties fo:font-variant="normal" fo:text-transform="none" fo:color="#444444" style:font-name="Arial1" fo:font-size="12pt" fo:letter-spacing="normal" fo:font-style="normal" fo:font-weight="normal" officeooo:rsid="00080bfc" officeooo:paragraph-rsid="0118fb30" style:font-size-asian="12pt" style:font-weight-asian="bold" style:font-size-complex="12pt" style:font-weight-complex="bold"/>
    </style:style>
    <style:style style:name="P178" style:family="paragraph" style:parent-style-name="Standard">
      <style:paragraph-properties fo:margin-top="0in" fo:margin-bottom="0.2in" loext:contextual-spacing="false" fo:text-align="start" style:justify-single-word="false"/>
      <style:text-properties fo:font-variant="normal" fo:text-transform="none" fo:color="#444444" style:font-name="Arial1" fo:font-size="16pt" fo:letter-spacing="normal" fo:font-style="normal" fo:font-weight="bold" officeooo:rsid="0023ebc7" officeooo:paragraph-rsid="0118fb30" style:font-size-asian="16pt" style:font-weight-asian="bold" style:font-size-complex="16pt" style:font-weight-complex="bold"/>
    </style:style>
    <style:style style:name="P179" style:family="paragraph" style:parent-style-name="Heading_20_3">
      <style:paragraph-properties fo:margin-top="0in" fo:margin-bottom="0.2in" loext:contextual-spacing="false" fo:text-align="start" style:justify-single-word="false"/>
      <style:text-properties fo:font-variant="normal" fo:text-transform="none" fo:color="#000000" style:font-name="arial" fo:font-size="16pt" fo:letter-spacing="normal" fo:font-style="normal" fo:font-weight="bold" officeooo:rsid="00080bfc" officeooo:paragraph-rsid="01595e2c" style:font-size-asian="16pt" style:font-weight-asian="bold" style:font-size-complex="16pt" style:font-weight-complex="bold"/>
    </style:style>
    <style:style style:name="P180" style:family="paragraph" style:parent-style-name="Preformatted_20_Text">
      <style:paragraph-properties fo:margin-top="0in" fo:margin-bottom="0.2in" loext:contextual-spacing="false" fo:text-align="start" style:justify-single-word="false"/>
      <style:text-properties officeooo:paragraph-rsid="0156291d"/>
    </style:style>
    <style:style style:name="P181" style:family="paragraph" style:parent-style-name="Standard">
      <style:paragraph-properties fo:margin-top="0in" fo:margin-bottom="0.0402in" loext:contextual-spacing="false" fo:text-align="start" style:justify-single-word="false"/>
      <style:text-properties fo:font-variant="normal" fo:text-transform="none" fo:color="#202124" style:font-name="Google Sans" fo:font-size="12pt" fo:letter-spacing="normal" fo:font-style="normal" fo:font-weight="normal" officeooo:rsid="00080bfc" officeooo:paragraph-rsid="0118fb30" fo:background-color="transparent" style:font-size-asian="12pt" style:font-weight-asian="bold" style:font-size-complex="12pt" style:font-weight-complex="bold"/>
    </style:style>
    <style:style style:name="P182" style:family="paragraph" style:parent-style-name="Standard">
      <style:paragraph-properties fo:margin-top="0in" fo:margin-bottom="0.0402in" loext:contextual-spacing="false" fo:text-align="start" style:justify-single-word="false"/>
      <style:text-properties fo:font-variant="normal" fo:text-transform="none" fo:color="#202124" style:font-name="Google Sans" fo:font-size="12pt" fo:letter-spacing="normal" fo:font-style="normal" fo:font-weight="normal" officeooo:rsid="00080bfc" officeooo:paragraph-rsid="012f1cbd" fo:background-color="transparent" style:font-size-asian="12pt" style:font-weight-asian="bold" style:font-size-complex="12pt" style:font-weight-complex="bold"/>
    </style:style>
    <style:style style:name="P183" style:family="paragraph" style:parent-style-name="Standard">
      <style:paragraph-properties fo:margin-top="0in" fo:margin-bottom="0.0402in" loext:contextual-spacing="false" fo:text-align="start" style:justify-single-word="false"/>
      <style:text-properties fo:font-variant="normal" fo:text-transform="none" fo:color="#202124" style:font-name="Google Sans" fo:font-size="10pt" fo:letter-spacing="normal" fo:font-style="normal" fo:font-weight="normal" officeooo:rsid="00080bfc" officeooo:paragraph-rsid="012f1cbd" fo:background-color="transparent" style:font-size-asian="10pt" style:font-weight-asian="bold" style:font-size-complex="10pt" style:font-weight-complex="bold"/>
    </style:style>
    <style:style style:name="P184" style:family="paragraph" style:parent-style-name="Standard">
      <style:paragraph-properties fo:margin-top="0in" fo:margin-bottom="0.0402in" loext:contextual-spacing="false" fo:text-align="start" style:justify-single-word="false"/>
      <style:text-properties fo:font-variant="normal" fo:text-transform="none" fo:color="#00a933" style:font-name="Arial" fo:font-size="11.25pt" fo:letter-spacing="normal" fo:font-style="normal" fo:font-weight="normal" officeooo:rsid="00080bfc" officeooo:paragraph-rsid="011e748f" fo:background-color="transparent" style:font-size-asian="12pt" style:font-weight-asian="bold" style:font-size-complex="12pt" style:font-weight-complex="bold"/>
    </style:style>
    <style:style style:name="P185" style:family="paragraph" style:parent-style-name="Standard">
      <style:paragraph-properties fo:margin-top="0in" fo:margin-bottom="0.0402in" loext:contextual-spacing="false" fo:text-align="start" style:justify-single-word="false"/>
      <style:text-properties fo:font-variant="normal" fo:text-transform="none" fo:color="#242729" style:font-name="Arial" fo:font-size="11.25pt" fo:letter-spacing="normal" fo:font-style="normal" fo:font-weight="normal" officeooo:rsid="00080bfc" officeooo:paragraph-rsid="011e748f" fo:background-color="transparent" style:font-size-asian="12pt" style:font-weight-asian="bold" style:font-size-complex="12pt" style:font-weight-complex="bold"/>
    </style:style>
    <style:style style:name="P186" style:family="paragraph" style:parent-style-name="Standard">
      <style:paragraph-properties fo:margin-top="0in" fo:margin-bottom="0.0402in" loext:contextual-spacing="false" fo:text-align="start" style:justify-single-word="false"/>
      <style:text-properties fo:font-variant="normal" fo:text-transform="none" fo:color="#105780" style:font-name="Helvetica" fo:font-size="25.5pt" fo:letter-spacing="normal" fo:font-style="normal" fo:font-weight="normal" officeooo:rsid="00080bfc" officeooo:paragraph-rsid="012f1cbd" fo:background-color="transparent" style:font-size-asian="12pt" style:font-weight-asian="bold" style:font-size-complex="12pt" style:font-weight-complex="bold"/>
    </style:style>
    <style:style style:name="P187" style:family="paragraph" style:parent-style-name="Standard">
      <style:paragraph-properties fo:margin-top="0in" fo:margin-bottom="0.0402in" loext:contextual-spacing="false" fo:text-align="start" style:justify-single-word="false"/>
      <style:text-properties fo:font-variant="normal" fo:text-transform="none" fo:color="#000000" style:font-name="Linux Libertine" fo:font-size="25.5pt" fo:letter-spacing="normal" fo:font-style="normal" fo:font-weight="bold" officeooo:rsid="0147ff78" officeooo:paragraph-rsid="0147ff78" fo:background-color="transparent" style:font-size-asian="12pt" style:font-weight-asian="bold" style:font-size-complex="12pt" style:font-weight-complex="bold"/>
    </style:style>
    <style:style style:name="P188" style:family="paragraph" style:parent-style-name="Standard">
      <style:paragraph-properties fo:margin-top="0in" fo:margin-bottom="0.0402in" loext:contextual-spacing="false" fo:text-align="start" style:justify-single-word="false"/>
      <style:text-properties officeooo:paragraph-rsid="014dd729"/>
    </style:style>
    <style:style style:name="P189" style:family="paragraph" style:parent-style-name="Heading_20_1">
      <style:paragraph-properties fo:margin-top="0in" fo:margin-bottom="0.0402in" loext:contextual-spacing="false" fo:text-align="start" style:justify-single-word="false"/>
      <style:text-properties fo:font-variant="normal" fo:text-transform="none" fo:color="#105780" style:font-name="Helvetica" fo:font-size="16pt" fo:letter-spacing="normal" fo:font-style="normal" fo:font-weight="normal" officeooo:rsid="0147ff78" officeooo:paragraph-rsid="0147ff78" fo:background-color="transparent" style:font-size-asian="16pt" style:font-weight-asian="bold" style:font-size-complex="16pt" style:font-weight-complex="bold"/>
    </style:style>
    <style:style style:name="P190" style:family="paragraph" style:parent-style-name="Heading_20_1">
      <style:paragraph-properties fo:margin-top="0in" fo:margin-bottom="0.0402in" loext:contextual-spacing="false" fo:text-align="start" style:justify-single-word="false"/>
      <style:text-properties fo:font-variant="normal" fo:text-transform="none" fo:color="#105780" style:font-name="Helvetica" fo:font-size="25.5pt" fo:letter-spacing="normal" fo:font-style="normal" fo:font-weight="normal" officeooo:rsid="00080bfc" officeooo:paragraph-rsid="012f1cbd" fo:background-color="transparent" style:font-size-asian="12pt" style:font-weight-asian="bold" style:font-size-complex="12pt" style:font-weight-complex="bold"/>
    </style:style>
    <style:style style:name="P191" style:family="paragraph" style:parent-style-name="Heading_20_1">
      <style:paragraph-properties fo:margin-top="0in" fo:margin-bottom="0.0402in" loext:contextual-spacing="false" fo:text-align="start" style:justify-single-word="false"/>
      <style:text-properties fo:font-variant="normal" fo:text-transform="none" fo:color="#171717" style:font-name="Segoe UI" fo:font-size="13pt" fo:letter-spacing="normal" fo:font-style="normal" fo:font-weight="bold" officeooo:rsid="00080bfc" officeooo:paragraph-rsid="012f1cbd" fo:background-color="transparent" style:font-size-asian="13pt" style:font-weight-asian="bold" style:font-size-complex="13pt" style:font-weight-complex="bold"/>
    </style:style>
    <style:style style:name="P192" style:family="paragraph" style:parent-style-name="Heading_20_2">
      <style:paragraph-properties fo:margin-top="0in" fo:margin-bottom="0.0402in" loext:contextual-spacing="false" fo:text-align="start" style:justify-single-word="false"/>
      <style:text-properties fo:font-variant="normal" fo:text-transform="none" fo:color="#105780" style:font-name="Helvetica" fo:font-size="25.5pt" fo:letter-spacing="normal" fo:font-style="normal" fo:font-weight="bold" officeooo:paragraph-rsid="0148c998" style:font-size-asian="12pt" style:font-weight-asian="bold" style:font-size-complex="12pt" style:font-weight-complex="bold"/>
    </style:style>
    <style:style style:name="P193" style:family="paragraph" style:parent-style-name="Heading_20_2">
      <style:paragraph-properties fo:margin-top="0in" fo:margin-bottom="0.0402in" loext:contextual-spacing="false" fo:text-align="start" style:justify-single-word="false"/>
      <style:text-properties fo:font-variant="normal" fo:text-transform="none" fo:color="#000000" style:font-name="Linux Libertine" fo:font-size="25.5pt" fo:letter-spacing="normal" fo:font-style="normal" fo:font-weight="bold" officeooo:rsid="0147ff78" officeooo:paragraph-rsid="0147ff78" fo:background-color="transparent" style:font-size-asian="12pt" style:font-weight-asian="bold" style:font-size-complex="12pt" style:font-weight-complex="bold"/>
    </style:style>
    <style:style style:name="P194" style:family="paragraph" style:parent-style-name="Heading_20_2">
      <style:paragraph-properties fo:margin-top="0in" fo:margin-bottom="0.0402in" loext:contextual-spacing="false" fo:text-align="start" style:justify-single-word="false"/>
      <style:text-properties fo:font-variant="normal" fo:text-transform="none" fo:color="#000000" style:font-name="Linux Libertine" fo:font-size="11pt" fo:letter-spacing="normal" fo:font-style="normal" fo:font-weight="bold" officeooo:rsid="0147ff78" officeooo:paragraph-rsid="0147ff78" fo:background-color="transparent" style:font-size-asian="11pt" style:font-weight-asian="bold" style:font-size-complex="11pt" style:font-weight-complex="bold"/>
    </style:style>
    <style:style style:name="P195" style:family="paragraph" style:parent-style-name="Heading_20_3">
      <style:paragraph-properties fo:margin-top="0in" fo:margin-bottom="0.0402in" loext:contextual-spacing="false" fo:text-align="start" style:justify-single-word="false"/>
      <style:text-properties fo:font-variant="normal" fo:text-transform="none" fo:color="#105780" style:font-name="Helvetica" fo:font-size="25.5pt" fo:letter-spacing="normal" fo:font-style="normal" fo:font-weight="normal" officeooo:rsid="0147ff78" officeooo:paragraph-rsid="0147ff78" fo:background-color="transparent" style:font-size-asian="12pt" style:font-weight-asian="bold" style:font-size-complex="12pt" style:font-weight-complex="bold"/>
    </style:style>
    <style:style style:name="P196" style:family="paragraph" style:parent-style-name="Heading_20_3">
      <style:paragraph-properties fo:margin-top="0in" fo:margin-bottom="0.0402in" loext:contextual-spacing="false" fo:text-align="start" style:justify-single-word="false"/>
      <style:text-properties fo:font-variant="normal" fo:text-transform="none" fo:color="#000000" style:font-name="sans-serif" fo:font-size="25.5pt" fo:letter-spacing="normal" fo:font-style="normal" fo:font-weight="bold" officeooo:rsid="0147ff78" officeooo:paragraph-rsid="0147ff78" fo:background-color="transparent" style:font-size-asian="12pt" style:font-weight-asian="bold" style:font-size-complex="12pt" style:font-weight-complex="bold"/>
    </style:style>
    <style:style style:name="P197" style:family="paragraph" style:parent-style-name="Heading_20_3">
      <style:paragraph-properties fo:margin-top="0in" fo:margin-bottom="0.0402in" loext:contextual-spacing="false" fo:text-align="start" style:justify-single-word="false"/>
      <style:text-properties fo:font-variant="normal" fo:text-transform="none" fo:color="#202122" style:font-name="sans-serif" fo:font-size="10.5pt" fo:letter-spacing="normal" fo:font-style="normal" fo:font-weight="bold" officeooo:rsid="0148c998" officeooo:paragraph-rsid="0147ff78" fo:background-color="transparent" style:font-size-asian="12pt" style:font-weight-asian="bold" style:font-size-complex="12pt" style:font-weight-complex="bold"/>
    </style:style>
    <style:style style:name="P198" style:family="paragraph" style:parent-style-name="Heading_20_4">
      <style:paragraph-properties fo:margin-top="0in" fo:margin-bottom="0.0402in" loext:contextual-spacing="false" fo:text-align="start" style:justify-single-word="false"/>
      <style:text-properties fo:font-variant="normal" fo:text-transform="none" fo:color="#000000" style:font-name="sans-serif" fo:font-size="10.5pt" fo:letter-spacing="normal" fo:font-style="normal" fo:font-weight="bold" officeooo:rsid="0147ff78" officeooo:paragraph-rsid="0147ff78" fo:background-color="transparent" style:font-size-asian="12pt" style:font-weight-asian="bold" style:font-size-complex="12pt" style:font-weight-complex="bold"/>
    </style:style>
    <style:style style:name="P199" style:family="paragraph" style:parent-style-name="Heading_20_4">
      <style:paragraph-properties fo:margin-top="0in" fo:margin-bottom="0.0402in" loext:contextual-spacing="false" fo:text-align="start" style:justify-single-word="false"/>
      <style:text-properties fo:font-variant="normal" fo:text-transform="none" fo:color="#202122" style:font-name="sans-serif" fo:font-size="10.5pt" fo:letter-spacing="normal" fo:font-style="normal" fo:font-weight="bold" officeooo:rsid="0148c998" officeooo:paragraph-rsid="0147ff78" fo:background-color="transparent" style:font-size-asian="12pt" style:font-weight-asian="bold" style:font-size-complex="12pt" style:font-weight-complex="bold"/>
    </style:style>
    <style:style style:name="P200" style:family="paragraph" style:parent-style-name="Heading_20_5">
      <style:paragraph-properties fo:margin-top="0in" fo:margin-bottom="0.0402in" loext:contextual-spacing="false" fo:text-align="start" style:justify-single-word="false"/>
      <style:text-properties fo:font-variant="normal" fo:text-transform="none" fo:color="#000000" style:font-name="sans-serif" fo:font-size="10.5pt" fo:letter-spacing="normal" fo:font-style="normal" fo:font-weight="bold" officeooo:rsid="0147ff78" officeooo:paragraph-rsid="0147ff78" fo:background-color="transparent" style:font-size-asian="12pt" style:font-weight-asian="bold" style:font-size-complex="12pt" style:font-weight-complex="bold"/>
    </style:style>
    <style:style style:name="P201" style:family="paragraph" style:parent-style-name="Heading_20_5">
      <style:paragraph-properties fo:margin-top="0in" fo:margin-bottom="0.0402in" loext:contextual-spacing="false" fo:text-align="start" style:justify-single-word="false"/>
      <style:text-properties fo:font-variant="normal" fo:text-transform="none" fo:color="#202122" style:font-name="sans-serif" fo:font-size="10.5pt" fo:letter-spacing="normal" fo:font-style="normal" fo:font-weight="bold" officeooo:rsid="0148c998" officeooo:paragraph-rsid="0147ff78" fo:background-color="transparent" style:font-size-asian="12pt" style:font-weight-asian="bold" style:font-size-complex="12pt" style:font-weight-complex="bold"/>
    </style:style>
    <style:style style:name="P202" style:family="paragraph" style:parent-style-name="Text_20_body">
      <style:paragraph-properties fo:margin-top="0in" fo:margin-bottom="0.0402in" loext:contextual-spacing="false" fo:text-align="start" style:justify-single-word="false"/>
      <style:text-properties fo:font-variant="normal" fo:text-transform="none" fo:color="#105780" style:font-name="Helvetica" fo:font-size="25.5pt" fo:letter-spacing="normal" fo:font-style="normal" fo:font-weight="bold" officeooo:paragraph-rsid="0148c998" style:font-size-asian="12pt" style:font-weight-asian="bold" style:font-size-complex="12pt" style:font-weight-complex="bold"/>
    </style:style>
    <style:style style:name="P203" style:family="paragraph" style:parent-style-name="Text_20_body">
      <style:paragraph-properties fo:margin-top="0in" fo:margin-bottom="0.0402in" loext:contextual-spacing="false" fo:text-align="start" style:justify-single-word="false"/>
      <style:text-properties fo:font-variant="normal" fo:text-transform="none" fo:color="#105780" style:font-name="Helvetica" fo:font-size="16pt" fo:letter-spacing="normal" fo:font-style="normal" fo:font-weight="normal" officeooo:rsid="0147ff78" officeooo:paragraph-rsid="0147ff78" fo:background-color="transparent" style:font-size-asian="16pt" style:font-weight-asian="bold" style:font-size-complex="16pt" style:font-weight-complex="bold"/>
    </style:style>
    <style:style style:name="P204" style:family="paragraph" style:parent-style-name="Text_20_body">
      <style:paragraph-properties fo:margin-top="0in" fo:margin-bottom="0.0402in" loext:contextual-spacing="false" fo:text-align="start" style:justify-single-word="false"/>
      <style:text-properties fo:font-variant="normal" fo:text-transform="none" fo:color="#000000" style:font-name="sans-serif" fo:font-size="10.5pt" fo:letter-spacing="normal" fo:font-style="normal" fo:font-weight="bold" officeooo:rsid="0147ff78" officeooo:paragraph-rsid="0147ff78" fo:background-color="transparent" style:font-size-asian="12pt" style:font-weight-asian="bold" style:font-size-complex="12pt" style:font-weight-complex="bold"/>
    </style:style>
    <style:style style:name="P205" style:family="paragraph" style:parent-style-name="Text_20_body">
      <style:paragraph-properties fo:margin-top="0in" fo:margin-bottom="0.0402in" loext:contextual-spacing="false" fo:text-align="start" style:justify-single-word="false"/>
      <style:text-properties fo:font-variant="normal" fo:text-transform="none" fo:color="#000000" style:font-name="sans-serif" fo:font-size="25.5pt" fo:letter-spacing="normal" fo:font-style="normal" fo:font-weight="bold" officeooo:rsid="0147ff78" officeooo:paragraph-rsid="0147ff78" fo:background-color="transparent" style:font-size-asian="12pt" style:font-weight-asian="bold" style:font-size-complex="12pt" style:font-weight-complex="bold"/>
    </style:style>
    <style:style style:name="P206" style:family="paragraph" style:parent-style-name="Heading_20_1">
      <style:text-properties officeooo:paragraph-rsid="016b182b"/>
    </style:style>
    <style:style style:name="P207" style:family="paragraph" style:parent-style-name="Text_20_body">
      <style:text-properties officeooo:paragraph-rsid="016b182b"/>
    </style:style>
    <style:style style:name="P208" style:family="paragraph" style:parent-style-name="Heading_20_1">
      <style:paragraph-properties fo:padding="0.0193in" fo:border="0.06pt solid #e2e2e2"/>
      <style:text-properties loext:padding="0.0193in" loext:border="0.06pt solid #e2e2e2"/>
    </style:style>
    <style:style style:name="P209" style:family="paragraph" style:parent-style-name="Text_20_body">
      <style:paragraph-properties fo:padding="0.0193in" fo:border="0.06pt solid #e2e2e2"/>
    </style:style>
    <style:style style:name="P210" style:family="paragraph" style:parent-style-name="Preformatted_20_Text">
      <style:paragraph-properties fo:margin-top="0in" fo:margin-bottom="0.1965in" loext:contextual-spacing="false" fo:padding="0.0193in" fo:border="0.06pt solid #f4f4f4"/>
    </style:style>
    <style:style style:name="P211"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officeooo:paragraph-rsid="02314960"/>
    </style:style>
    <style:style style:name="P212" style:family="paragraph" style:parent-style-name="Standard">
      <style:text-properties officeooo:paragraph-rsid="02314960"/>
    </style:style>
    <style:style style:name="P213" style:family="paragraph" style:parent-style-name="Table_20_Contents">
      <style:text-properties officeooo:rsid="0232f787" officeooo:paragraph-rsid="0232f787"/>
    </style:style>
    <style:style style:name="P214" style:family="paragraph" style:parent-style-name="Table_20_Contents">
      <style:text-properties fo:font-variant="normal" fo:text-transform="none" fo:color="#000000" fo:letter-spacing="normal" officeooo:rsid="0232f787" officeooo:paragraph-rsid="0232f787"/>
    </style:style>
    <style:style style:name="P215" style:family="paragraph" style:parent-style-name="Table_20_Contents">
      <style:text-properties fo:font-variant="normal" fo:text-transform="none" fo:color="#000000" fo:letter-spacing="normal" officeooo:rsid="0232f787" officeooo:paragraph-rsid="0232f787" fo:background-color="#ffff00"/>
    </style:style>
    <style:style style:name="P216" style:family="paragraph" style:parent-style-name="Table_20_Contents">
      <style:text-properties fo:font-variant="normal" fo:text-transform="none" fo:color="#000000" style:font-name="IranYekan" fo:font-size="10.5pt" fo:letter-spacing="normal" fo:font-style="normal" fo:font-weight="normal" officeooo:rsid="0232f787" officeooo:paragraph-rsid="0232f787"/>
    </style:style>
    <style:style style:name="P217" style:family="paragraph" style:parent-style-name="Table_20_Contents">
      <style:text-properties fo:font-variant="normal" fo:text-transform="none" fo:color="#000000" style:font-name="IranYekan" fo:font-size="10.5pt" fo:letter-spacing="normal" fo:font-style="normal" fo:font-weight="normal" officeooo:rsid="0232f787" officeooo:paragraph-rsid="0232f787" fo:background-color="#ffff00"/>
    </style:style>
    <style:style style:name="P218"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219" style:family="paragraph" style:parent-style-name="Text_20_body" style:list-style-name="L2">
      <style:paragraph-properties fo:margin-left="0in" fo:margin-right="0in" fo:margin-top="0in" fo:margin-bottom="0in" loext:contextual-spacing="false" fo:line-height="158%" fo:text-align="start" style:justify-single-word="false" fo:orphans="2" fo:widows="2" fo:text-indent="0in" style:auto-text-indent="false" fo:padding="0in" fo:border="none"/>
      <style:text-properties officeooo:paragraph-rsid="017fe77e"/>
    </style:style>
    <style:style style:name="P220" style:family="paragraph" style:parent-style-name="Text_20_body">
      <style:paragraph-properties fo:margin-left="0in" fo:margin-right="0in" fo:margin-top="0.2083in" fo:margin-bottom="0.2083in" loext:contextual-spacing="false" fo:orphans="2" fo:widows="2" fo:text-indent="0in" style:auto-text-indent="false" fo:padding="0in" fo:border="none"/>
      <style:text-properties fo:font-variant="normal" fo:text-transform="none" fo:color="#000000" style:text-line-through-style="none" style:text-line-through-type="none" style:font-name="apple-system" fo:font-size="10.5pt" fo:letter-spacing="normal" fo:font-style="normal" style:text-underline-style="none" fo:font-weight="normal" officeooo:paragraph-rsid="02314960" style:text-blinking="false" style:font-size-asian="10.5pt" style:font-size-complex="10.5pt"/>
    </style:style>
    <style:style style:name="T1" style:family="text">
      <style:text-properties fo:font-variant="normal" fo:text-transform="none" fo:color="#0c4b33" style:font-name="Fira Mono" fo:font-size="10.5pt" fo:letter-spacing="normal" fo:font-style="normal"/>
    </style:style>
    <style:style style:name="T2" style:family="text">
      <style:text-properties fo:font-variant="normal" fo:text-transform="none" fo:color="#0c4b33" style:font-name="Fira Mono" fo:font-size="10.5pt" fo:letter-spacing="normal" fo:font-style="normal" fo:font-weight="bold"/>
    </style:style>
    <style:style style:name="T3" style:family="text">
      <style:text-properties fo:font-variant="normal" fo:text-transform="none" fo:color="#0c4b33" style:font-name="Fira Mono" fo:font-size="10.5pt" fo:letter-spacing="normal" fo:font-style="normal" fo:font-weight="normal" style:font-weight-asian="normal" style:font-weight-complex="normal"/>
    </style:style>
    <style:style style:name="T4" style:family="text">
      <style:text-properties fo:font-variant="normal" fo:text-transform="none" fo:color="#0c4b33" style:font-name="Fira Mono" fo:font-size="10.5pt" fo:letter-spacing="normal" fo:font-style="normal" fo:font-weight="normal" fo:background-color="#ffff00" loext:char-shading-value="0" style:font-weight-asian="normal" style:font-weight-complex="normal"/>
    </style:style>
    <style:style style:name="T5" style:family="text">
      <style:text-properties fo:font-variant="normal" fo:text-transform="none" fo:color="#0c4b33" style:text-line-through-style="none" style:text-line-through-type="none" style:font-name="Fira Mono" fo:font-size="10.5pt" fo:letter-spacing="normal" fo:font-style="normal" style:text-underline-style="none" fo:font-weight="normal" style:text-blinking="false" style:font-weight-asian="normal" style:font-weight-complex="normal"/>
    </style:style>
    <style:style style:name="T6" style:family="text">
      <style:text-properties fo:font-variant="normal" fo:text-transform="none" fo:color="#0c4b33" style:text-line-through-style="none" style:text-line-through-type="none" style:font-name="Fira Mono" fo:letter-spacing="normal" fo:font-style="normal" style:text-underline-style="none" fo:font-weight="normal" style:text-blinking="false" style:font-weight-asian="normal" style:font-weight-complex="normal"/>
    </style:style>
    <style:style style:name="T7" style:family="text">
      <style:text-properties fo:font-variant="normal" fo:text-transform="none" fo:color="#0c4b33" style:text-line-through-style="none" style:text-line-through-type="none" style:font-name="Fira Mono" fo:letter-spacing="normal" fo:font-style="normal" style:text-underline-style="none" fo:font-weight="normal" officeooo:rsid="003e0d8d" style:text-blinking="false" style:font-weight-asian="normal" style:font-weight-complex="normal"/>
    </style:style>
    <style:style style:name="T8" style:family="text">
      <style:text-properties fo:font-variant="normal" fo:text-transform="none" fo:color="#0c4b33" style:text-line-through-style="none" style:text-line-through-type="none" style:font-name="Chandas" fo:font-size="15pt" fo:letter-spacing="normal" fo:font-style="normal" style:text-underline-style="none" fo:font-weight="bold" style:text-blinking="false" style:font-size-asian="15pt" style:font-weight-asian="bold" style:font-size-complex="15pt" style:font-weight-complex="bold"/>
    </style:style>
    <style:style style:name="T9" style:family="text">
      <style:text-properties fo:font-variant="normal" fo:text-transform="none" fo:color="#0c3c26" style:font-name="Roboto" fo:font-size="10.5pt" fo:letter-spacing="normal"/>
    </style:style>
    <style:style style:name="T10" style:family="text">
      <style:text-properties fo:font-variant="normal" fo:text-transform="none" fo:color="#0c3c26" style:font-name="Roboto" fo:font-size="10.5pt" fo:letter-spacing="normal" fo:font-style="normal"/>
    </style:style>
    <style:style style:name="T11" style:family="text">
      <style:text-properties fo:font-variant="normal" fo:text-transform="none" fo:color="#0c3c26" style:font-name="Roboto" fo:font-size="10.5pt" fo:letter-spacing="normal" fo:font-style="normal" fo:font-weight="normal" style:font-weight-asian="normal" style:font-weight-complex="normal"/>
    </style:style>
    <style:style style:name="T12" style:family="text">
      <style:text-properties fo:font-variant="normal" fo:text-transform="none" fo:color="#0c3c26" style:font-name="Roboto" fo:font-size="10.5pt" fo:letter-spacing="normal" fo:font-style="normal" fo:font-weight="normal" officeooo:rsid="00b5590b" fo:background-color="#ffff00" loext:char-shading-value="0" style:font-weight-asian="normal" style:font-weight-complex="normal" loext:padding="0in" loext:border="none"/>
    </style:style>
    <style:style style:name="T13" style:family="text">
      <style:text-properties fo:font-variant="normal" fo:text-transform="none" fo:color="#0c3c26" style:font-name="Roboto" fo:font-size="10.5pt" fo:letter-spacing="normal" fo:font-style="normal" fo:font-weight="normal" officeooo:rsid="00b7e989" fo:background-color="#ffff00" loext:char-shading-value="0" style:font-weight-asian="normal" style:font-weight-complex="normal" loext:padding="0in" loext:border="none"/>
    </style:style>
    <style:style style:name="T14" style:family="text">
      <style:text-properties fo:font-variant="normal" fo:text-transform="none" fo:color="#0c3c26" style:font-name="Roboto" fo:font-size="10.5pt" fo:letter-spacing="normal" fo:font-style="normal" fo:font-weight="normal" officeooo:rsid="00bb3a1e" fo:background-color="#ffff00" loext:char-shading-value="0" style:font-size-asian="11pt" style:font-weight-asian="normal" style:font-size-complex="11pt" style:font-weight-complex="normal" loext:padding="0in" loext:border="none"/>
    </style:style>
    <style:style style:name="T15" style:family="text">
      <style:text-properties fo:font-variant="normal" fo:text-transform="none" fo:color="#0c3c26" style:font-name="Roboto" fo:font-size="10.5pt" fo:letter-spacing="normal" fo:font-style="normal" fo:font-weight="normal" officeooo:rsid="00bae54e" fo:background-color="#ffff00" loext:char-shading-value="0" style:font-size-asian="11pt" style:font-weight-asian="normal" style:font-size-complex="11pt" style:font-weight-complex="normal" loext:padding="0in" loext:border="none"/>
    </style:style>
    <style:style style:name="T16" style:family="text">
      <style:text-properties fo:font-variant="normal" fo:text-transform="none" fo:color="#0c3c26" style:font-name="Roboto" fo:font-size="10.5pt" fo:letter-spacing="normal" fo:font-style="normal" fo:font-weight="normal" officeooo:rsid="00be1a8e" fo:background-color="#ffff00" loext:char-shading-value="0" style:font-size-asian="11pt" style:font-weight-asian="normal" style:font-size-complex="11pt" style:font-weight-complex="normal" loext:padding="0in" loext:border="none"/>
    </style:style>
    <style:style style:name="T17" style:family="text">
      <style:text-properties fo:font-variant="normal" fo:text-transform="none" fo:color="#0c3c26" style:font-name="Roboto" fo:font-size="10.5pt" fo:letter-spacing="normal" fo:font-style="normal" fo:font-weight="normal" officeooo:rsid="00c15989" fo:background-color="#ffff00" loext:char-shading-value="0" style:font-size-asian="11pt" style:font-weight-asian="normal" style:font-size-complex="11pt" style:font-weight-complex="normal" loext:padding="0in" loext:border="none"/>
    </style:style>
    <style:style style:name="T18" style:family="text">
      <style:text-properties fo:font-variant="normal" fo:text-transform="none" fo:color="#0c3c26" style:font-name="Roboto" fo:font-size="10.5pt" fo:letter-spacing="normal" fo:font-style="normal" fo:font-weight="normal" officeooo:rsid="00d88de7" fo:background-color="#ffff00" loext:char-shading-value="0" style:font-size-asian="11pt" style:font-weight-asian="normal" style:font-size-complex="11pt" style:font-weight-complex="normal" loext:padding="0in" loext:border="none"/>
    </style:style>
    <style:style style:name="T19" style:family="text">
      <style:text-properties fo:font-variant="normal" fo:text-transform="none" fo:color="#0c3c26" style:font-name="Roboto" fo:font-size="10.5pt" fo:letter-spacing="normal" fo:font-style="normal" fo:font-weight="normal" officeooo:rsid="0108ec63" fo:background-color="#ffff00" loext:char-shading-value="0"/>
    </style:style>
    <style:style style:name="T20" style:family="text">
      <style:text-properties fo:font-variant="normal" fo:text-transform="none" fo:color="#0c3c26" style:font-name="Roboto" fo:font-size="10.5pt" fo:letter-spacing="normal" fo:font-style="normal" fo:font-weight="normal" officeooo:rsid="010af029" fo:background-color="#ffff00" loext:char-shading-value="0"/>
    </style:style>
    <style:style style:name="T21" style:family="text">
      <style:text-properties fo:font-variant="normal" fo:text-transform="none" fo:color="#0c3c26" style:font-name="Roboto" fo:font-size="10.5pt" fo:letter-spacing="normal" fo:font-style="normal" fo:font-weight="normal" officeooo:rsid="00bae54e" style:font-size-asian="11pt" style:font-weight-asian="normal" style:font-size-complex="11pt" style:font-weight-complex="normal" loext:padding="0in" loext:border="none"/>
    </style:style>
    <style:style style:name="T22" style:family="text">
      <style:text-properties fo:font-variant="normal" fo:text-transform="none" fo:color="#0c3c26" style:font-name="Roboto" fo:font-size="10.5pt" fo:letter-spacing="normal" fo:font-style="normal" fo:font-weight="normal" officeooo:rsid="00bd24a8" style:font-size-asian="11pt" style:font-weight-asian="normal" style:font-size-complex="11pt" style:font-weight-complex="normal" loext:padding="0in" loext:border="none"/>
    </style:style>
    <style:style style:name="T23" style:family="text">
      <style:text-properties fo:font-variant="normal" fo:text-transform="none" fo:color="#0c3c26" style:font-name="Roboto" fo:font-size="10.5pt" fo:letter-spacing="normal" fo:font-style="normal" fo:font-weight="normal" officeooo:rsid="00d20cff" style:font-size-asian="11pt" style:font-weight-asian="normal" style:font-size-complex="11pt" style:font-weight-complex="normal" loext:padding="0in" loext:border="none"/>
    </style:style>
    <style:style style:name="T24" style:family="text">
      <style:text-properties fo:font-variant="normal" fo:text-transform="none" fo:color="#0c3c26" style:font-name="Roboto" fo:font-size="10.5pt" fo:letter-spacing="normal" fo:font-style="normal" fo:font-weight="normal" officeooo:rsid="00d88de7" style:font-size-asian="11pt" style:font-weight-asian="normal" style:font-size-complex="11pt" style:font-weight-complex="normal" loext:padding="0in" loext:border="none"/>
    </style:style>
    <style:style style:name="T25" style:family="text">
      <style:text-properties fo:font-variant="normal" fo:text-transform="none" fo:color="#0c3c26" style:font-name="Roboto" fo:font-size="10.5pt" fo:letter-spacing="normal" fo:font-style="normal" fo:font-weight="normal" officeooo:rsid="00e940a7" style:font-size-asian="11pt" style:font-weight-asian="normal" style:font-size-complex="11pt" style:font-weight-complex="normal" loext:padding="0in" loext:border="none"/>
    </style:style>
    <style:style style:name="T26" style:family="text">
      <style:text-properties fo:font-variant="normal" fo:text-transform="none" fo:color="#0c3c26" style:font-name="Roboto" fo:font-size="10.5pt" fo:letter-spacing="normal" fo:font-style="normal" fo:font-weight="normal" officeooo:rsid="00ea3d1c" style:font-size-asian="11pt" style:font-weight-asian="normal" style:font-size-complex="11pt" style:font-weight-complex="normal" loext:padding="0in" loext:border="none"/>
    </style:style>
    <style:style style:name="T27" style:family="text">
      <style:text-properties fo:font-variant="normal" fo:text-transform="none" fo:color="#0c3c26" style:font-name="Roboto" fo:font-size="10.5pt" fo:letter-spacing="normal" fo:font-style="normal" fo:font-weight="normal" officeooo:rsid="00be1a8e" fo:background-color="transparent" loext:char-shading-value="0" style:font-size-asian="11pt" style:font-weight-asian="normal" style:font-size-complex="11pt" style:font-weight-complex="normal" loext:padding="0in" loext:border="none"/>
    </style:style>
    <style:style style:name="T28" style:family="text">
      <style:text-properties fo:font-variant="normal" fo:text-transform="none" fo:color="#0c3c26" style:font-name="Roboto" fo:font-size="10.5pt" fo:letter-spacing="normal" fo:font-style="normal" fo:font-weight="normal" officeooo:rsid="00c6737d" fo:background-color="transparent" loext:char-shading-value="0" style:font-size-asian="11pt" style:font-weight-asian="normal" style:font-size-complex="11pt" style:font-weight-complex="normal" loext:padding="0in" loext:border="none"/>
    </style:style>
    <style:style style:name="T29" style:family="text">
      <style:text-properties fo:font-variant="normal" fo:text-transform="none" fo:color="#0c3c26" style:font-name="Roboto" fo:font-size="10.5pt" fo:letter-spacing="normal" fo:font-style="normal" fo:font-weight="normal" officeooo:rsid="00c99110" fo:background-color="transparent" loext:char-shading-value="0" style:font-size-asian="11pt" style:font-weight-asian="normal" style:font-size-complex="11pt" style:font-weight-complex="normal" loext:padding="0in" loext:border="none"/>
    </style:style>
    <style:style style:name="T30" style:family="text">
      <style:text-properties fo:font-variant="normal" fo:text-transform="none" fo:color="#0c3c26" style:font-name="Roboto" fo:font-size="10.5pt" fo:letter-spacing="normal" fo:font-style="normal" fo:font-weight="normal" officeooo:rsid="00bd24a8" fo:background-color="transparent" loext:char-shading-value="0" style:font-size-asian="11pt" style:font-weight-asian="normal" style:font-size-complex="11pt" style:font-weight-complex="normal" loext:padding="0in" loext:border="none"/>
    </style:style>
    <style:style style:name="T31" style:family="text">
      <style:text-properties fo:font-variant="normal" fo:text-transform="none" fo:color="#0c3c26" style:font-name="Roboto" fo:font-size="10.5pt" fo:letter-spacing="normal" fo:font-style="normal" fo:font-weight="normal" officeooo:rsid="00c7fe4a" fo:background-color="#ffffa6" loext:char-shading-value="0" style:font-size-asian="11pt" style:font-weight-asian="normal" style:font-size-complex="11pt" style:font-weight-complex="normal" loext:padding="0in" loext:border="none"/>
    </style:style>
    <style:style style:name="T32" style:family="text">
      <style:text-properties fo:font-variant="normal" fo:text-transform="none" fo:color="#0c3c26" style:font-name="Roboto" fo:font-size="10.5pt" fo:letter-spacing="normal" fo:font-style="normal" fo:font-weight="bold" style:font-weight-asian="bold" style:font-weight-complex="bold"/>
    </style:style>
    <style:style style:name="T33" style:family="text">
      <style:text-properties fo:font-variant="normal" fo:text-transform="none" fo:color="#0c3c26" style:font-name="Roboto" fo:font-size="10.5pt" fo:letter-spacing="normal" fo:font-style="normal" fo:font-weight="bold" officeooo:rsid="0045d01a" style:font-weight-asian="bold" style:font-weight-complex="bold"/>
    </style:style>
    <style:style style:name="T34" style:family="text">
      <style:text-properties fo:font-variant="normal" fo:text-transform="none" fo:color="#0c3c26" style:font-name="Roboto" fo:font-size="10.5pt" fo:letter-spacing="normal" fo:font-style="normal" officeooo:rsid="004403f8"/>
    </style:style>
    <style:style style:name="T35" style:family="text">
      <style:text-properties fo:font-variant="normal" fo:text-transform="none" fo:color="#0c3c26" style:font-name="Roboto" fo:font-size="10.5pt" fo:letter-spacing="normal" fo:font-weight="normal" style:font-weight-asian="normal" style:font-weight-complex="normal"/>
    </style:style>
    <style:style style:name="T36" style:family="text">
      <style:text-properties fo:font-variant="normal" fo:text-transform="none" fo:color="#0c3c26" style:font-name="Roboto" fo:font-size="10.5pt" fo:letter-spacing="normal" fo:font-weight="bold"/>
    </style:style>
    <style:style style:name="T37" style:family="text">
      <style:text-properties fo:font-variant="normal" fo:text-transform="none" fo:color="#0c3c26" style:font-name="Roboto" fo:font-size="10.5pt" fo:letter-spacing="normal" fo:font-weight="bold" officeooo:rsid="003e0d8d"/>
    </style:style>
    <style:style style:name="T38" style:family="text">
      <style:text-properties fo:font-variant="normal" fo:text-transform="none" fo:color="#0c3c26" style:font-name="Roboto" fo:font-size="11pt" fo:letter-spacing="normal" fo:font-style="normal" fo:font-weight="normal" style:font-size-asian="11pt" style:font-weight-asian="normal" style:font-size-complex="11pt" style:font-weight-complex="normal"/>
    </style:style>
    <style:style style:name="T39" style:family="text">
      <style:text-properties fo:font-variant="normal" fo:text-transform="none" fo:color="#0c3c26" style:font-name="Roboto" fo:font-size="9pt" fo:letter-spacing="normal" fo:font-style="normal" fo:font-weight="normal" officeooo:rsid="00be1a8e" fo:background-color="transparent" loext:char-shading-value="0" style:font-size-asian="9pt" style:font-weight-asian="normal" style:font-size-complex="9pt" style:font-weight-complex="normal" loext:padding="0in" loext:border="none"/>
    </style:style>
    <style:style style:name="T40" style:family="text">
      <style:text-properties fo:font-variant="normal" fo:text-transform="none" fo:color="#0c3c26" style:font-name="Roboto" fo:font-size="9pt" fo:letter-spacing="normal" fo:font-style="normal" fo:font-weight="normal" officeooo:rsid="00d20cff" style:font-size-asian="9pt" style:font-weight-asian="normal" style:font-size-complex="9pt" style:font-weight-complex="normal" loext:padding="0in" loext:border="none"/>
    </style:style>
    <style:style style:name="T41" style:family="text">
      <style:text-properties fo:font-variant="normal" fo:text-transform="none" fo:color="#0c3c26" style:font-name="Roboto" fo:font-size="9pt" fo:letter-spacing="normal" fo:font-style="normal" fo:font-weight="normal" officeooo:rsid="00d869af" style:font-size-asian="9pt" style:font-weight-asian="normal" style:font-size-complex="9pt" style:font-weight-complex="normal" loext:padding="0in" loext:border="none"/>
    </style:style>
    <style:style style:name="T42" style:family="text">
      <style:text-properties fo:font-variant="normal" fo:text-transform="none" fo:color="#0c3c26" style:font-name="Roboto" fo:font-size="9pt" fo:letter-spacing="normal" fo:font-style="normal" fo:font-weight="normal" officeooo:rsid="00d88de7" style:font-size-asian="9pt" style:font-weight-asian="normal" style:font-size-complex="9pt" style:font-weight-complex="normal" loext:padding="0in" loext:border="none"/>
    </style:style>
    <style:style style:name="T43" style:family="text">
      <style:text-properties fo:font-variant="normal" fo:text-transform="none" fo:color="#0c3c26" style:font-name="Roboto" fo:font-size="15pt" fo:letter-spacing="normal" fo:font-style="normal" fo:font-weight="bold" officeooo:rsid="00d88de7" style:font-size-asian="15pt" style:font-weight-asian="bold" style:font-size-complex="15pt" style:font-weight-complex="bold" loext:padding="0in" loext:border="none"/>
    </style:style>
    <style:style style:name="T44" style:family="text">
      <style:text-properties fo:font-variant="normal" fo:text-transform="none" fo:color="#0c3c26" style:font-name="Roboto" fo:font-size="15pt" fo:letter-spacing="normal" fo:font-style="normal" fo:font-weight="bold" officeooo:rsid="00d88de7" fo:background-color="#ffff00" loext:char-shading-value="0" style:font-size-asian="15pt" style:font-weight-asian="bold" style:font-size-complex="15pt" style:font-weight-complex="bold" loext:padding="0in" loext:border="none"/>
    </style:style>
    <style:style style:name="T45" style:family="text">
      <style:text-properties fo:font-variant="normal" fo:text-transform="none" fo:color="#0c3c26" style:font-name="Chandas" fo:font-size="15pt" fo:letter-spacing="-0.0102in" fo:font-style="normal" fo:font-weight="bold" officeooo:rsid="008f57e9" style:font-size-asian="15pt" style:font-weight-asian="bold" style:font-size-complex="15pt" style:font-weight-complex="bold" loext:padding="0in" loext:border="none"/>
    </style:style>
    <style:style style:name="T46" style:family="text">
      <style:text-properties fo:font-variant="normal" fo:text-transform="none" fo:color="#0c3c26" style:font-name="Chandas" fo:font-size="15pt" fo:letter-spacing="normal" fo:font-style="normal" fo:font-weight="bold" style:font-size-asian="15pt" style:font-weight-asian="bold" style:font-size-complex="15pt" style:font-weight-complex="bold"/>
    </style:style>
    <style:style style:name="T47" style:family="text">
      <style:text-properties fo:font-variant="normal" fo:text-transform="none" fo:color="#20aa76" style:text-line-through-style="none" style:text-line-through-type="none" style:font-name="Roboto" fo:font-size="10.5pt" fo:letter-spacing="normal" fo:font-style="normal" style:text-underline-style="none" fo:font-weight="bold" style:text-blinking="false" style:font-weight-asian="bold" style:font-weight-complex="bold"/>
    </style:style>
    <style:style style:name="T48" style:family="text">
      <style:text-properties fo:font-variant="normal" fo:text-transform="none" fo:color="#3465a4" style:font-name="Roboto" fo:font-size="10.5pt" fo:letter-spacing="normal" fo:font-style="normal" officeooo:rsid="0042feb9"/>
    </style:style>
    <style:style style:name="T49" style:family="text">
      <style:text-properties fo:font-variant="normal" fo:text-transform="none" fo:color="#3465a4" style:font-name="Roboto" fo:font-size="10.5pt" fo:letter-spacing="normal" fo:font-style="normal" officeooo:rsid="004403f8"/>
    </style:style>
    <style:style style:name="T50" style:family="text">
      <style:text-properties fo:font-variant="normal" fo:text-transform="none" fo:color="#3465a4" style:font-name="Roboto" fo:font-size="10.5pt" fo:letter-spacing="normal" fo:font-style="normal" officeooo:rsid="0045d01a"/>
    </style:style>
    <style:style style:name="T51" style:family="text">
      <style:text-properties fo:font-variant="normal" fo:text-transform="none" fo:color="#3465a4" style:font-name="Roboto" fo:font-size="10.5pt" fo:letter-spacing="normal" fo:font-style="normal" officeooo:rsid="004a64b7"/>
    </style:style>
    <style:style style:name="T52" style:family="text">
      <style:text-properties fo:font-variant="normal" fo:text-transform="none" fo:color="#3465a4" style:font-name="Roboto" fo:font-size="10.5pt" fo:letter-spacing="normal" fo:font-style="normal" officeooo:rsid="004e41b1"/>
    </style:style>
    <style:style style:name="T53" style:family="text">
      <style:text-properties fo:font-variant="normal" fo:text-transform="none" fo:color="#3465a4" style:font-name="Roboto" fo:font-size="10.5pt" fo:letter-spacing="normal" fo:font-style="normal" officeooo:rsid="004ef411"/>
    </style:style>
    <style:style style:name="T54" style:family="text">
      <style:text-properties fo:font-variant="normal" fo:text-transform="none" fo:color="#3465a4" style:font-name="Roboto" fo:font-size="10.5pt" fo:letter-spacing="normal" fo:font-style="normal" officeooo:rsid="00586da2"/>
    </style:style>
    <style:style style:name="T55" style:family="text">
      <style:text-properties fo:font-variant="normal" fo:text-transform="none" fo:color="#3465a4" style:font-name="Roboto" fo:font-size="10.5pt" fo:letter-spacing="normal" fo:font-style="normal" fo:font-weight="normal" officeooo:rsid="0045d01a" style:font-size-asian="11pt" style:font-weight-asian="normal" style:font-size-complex="11pt" style:font-weight-complex="normal"/>
    </style:style>
    <style:style style:name="T56" style:family="text">
      <style:text-properties fo:font-variant="normal" fo:text-transform="none" fo:color="#3465a4" style:font-name="Roboto" fo:font-size="10.5pt" fo:letter-spacing="normal" fo:font-style="normal" fo:font-weight="normal" officeooo:rsid="00586da2" style:font-size-asian="11pt" style:font-weight-asian="normal" style:font-size-complex="11pt" style:font-weight-complex="normal"/>
    </style:style>
    <style:style style:name="T57" style:family="text">
      <style:text-properties fo:font-variant="normal" fo:text-transform="none" fo:color="#3465a4" style:font-name="Roboto" fo:font-size="10.5pt" fo:letter-spacing="normal" fo:font-style="normal" fo:font-weight="normal" officeooo:rsid="005a644d" style:font-size-asian="11pt" style:font-weight-asian="normal" style:font-size-complex="11pt" style:font-weight-complex="normal"/>
    </style:style>
    <style:style style:name="T58" style:family="text">
      <style:text-properties fo:font-variant="normal" fo:text-transform="none" fo:color="#3465a4" style:font-name="Roboto" fo:font-size="10.5pt" fo:letter-spacing="normal" fo:font-style="normal" fo:font-weight="normal" officeooo:rsid="0065d982" style:font-size-asian="11pt" style:font-weight-asian="normal" style:font-size-complex="11pt" style:font-weight-complex="normal"/>
    </style:style>
    <style:style style:name="T59" style:family="text">
      <style:text-properties fo:font-variant="normal" fo:text-transform="none" fo:color="#3465a4" style:font-name="Roboto" fo:font-size="10.5pt" fo:letter-spacing="normal" fo:font-style="normal" fo:font-weight="normal" officeooo:rsid="007b25b0" style:font-size-asian="11pt" style:font-weight-asian="normal" style:font-size-complex="11pt" style:font-weight-complex="normal"/>
    </style:style>
    <style:style style:name="T60" style:family="text">
      <style:text-properties fo:font-variant="normal" fo:text-transform="none" fo:color="#3465a4" style:font-name="Roboto" fo:font-size="10.5pt" fo:letter-spacing="normal" fo:font-style="normal" fo:font-weight="normal" officeooo:rsid="00586da2" style:font-name-asian="Noto Sans Mono CJK SC" style:font-size-asian="11pt" style:font-weight-asian="normal" style:font-name-complex="Liberation Mono" style:font-size-complex="11pt" style:font-weight-complex="normal"/>
    </style:style>
    <style:style style:name="T61" style:family="text">
      <style:text-properties fo:font-variant="normal" fo:text-transform="none" fo:color="#3465a4" style:font-name="Roboto" fo:font-size="10.5pt" fo:letter-spacing="normal" fo:font-style="normal" fo:font-weight="normal" officeooo:rsid="007b25b0" style:font-name-asian="Noto Sans Mono CJK SC" style:font-size-asian="11pt" style:font-weight-asian="normal" style:font-name-complex="Liberation Mono" style:font-size-complex="11pt" style:font-weight-complex="normal"/>
    </style:style>
    <style:style style:name="T62" style:family="text">
      <style:text-properties fo:font-variant="normal" fo:text-transform="none" fo:color="#3465a4" style:font-name="Roboto" fo:font-size="10.5pt" fo:letter-spacing="normal" fo:font-style="normal" officeooo:rsid="005a644d"/>
    </style:style>
    <style:style style:name="T63" style:family="text">
      <style:text-properties fo:font-variant="normal" fo:text-transform="none" fo:color="#3465a4" style:font-name="Roboto" fo:font-size="10.5pt" fo:letter-spacing="normal" fo:font-style="normal" officeooo:rsid="0065d982"/>
    </style:style>
    <style:style style:name="T64" style:family="text">
      <style:text-properties fo:font-variant="normal" fo:text-transform="none" fo:color="#3465a4" style:font-name="Roboto" fo:font-size="10.5pt" fo:letter-spacing="normal" fo:font-style="normal" officeooo:rsid="0087e745"/>
    </style:style>
    <style:style style:name="T65" style:family="text">
      <style:text-properties fo:font-variant="normal" fo:text-transform="none" fo:color="#000000" style:font-name="Roboto" fo:font-size="10.5pt" fo:letter-spacing="normal" fo:font-style="normal" fo:font-weight="bold" officeooo:rsid="00481209" style:font-weight-asian="bold" style:font-weight-complex="bold"/>
    </style:style>
    <style:style style:name="T66" style:family="text">
      <style:text-properties fo:font-variant="normal" fo:text-transform="none" fo:color="#000000" style:font-name="Roboto" fo:font-size="10.5pt" fo:letter-spacing="normal" fo:font-style="normal" fo:font-weight="bold" officeooo:rsid="004a64b7" style:font-weight-asian="bold" style:font-weight-complex="bold"/>
    </style:style>
    <style:style style:name="T67" style:family="text">
      <style:text-properties fo:font-variant="normal" fo:text-transform="none" fo:color="#000000" style:font-name="Roboto" fo:font-size="10.5pt" fo:letter-spacing="normal" fo:font-style="normal" fo:font-weight="bold" officeooo:rsid="004e41b1" style:font-weight-asian="bold" style:font-weight-complex="bold"/>
    </style:style>
    <style:style style:name="T68" style:family="text">
      <style:text-properties fo:font-variant="normal" fo:text-transform="none" fo:color="#000000" style:font-name="Roboto" fo:font-size="10.5pt" fo:letter-spacing="normal" fo:font-style="normal" fo:font-weight="bold" officeooo:rsid="006f0612" style:font-weight-asian="bold" style:font-weight-complex="bold"/>
    </style:style>
    <style:style style:name="T69" style:family="text">
      <style:text-properties fo:font-variant="normal" fo:text-transform="none" fo:color="#000000" style:font-name="Roboto" fo:font-size="10.5pt" fo:letter-spacing="normal" fo:font-style="normal" fo:font-weight="bold" officeooo:rsid="00586da2" style:font-weight-asian="bold" style:font-weight-complex="bold"/>
    </style:style>
    <style:style style:name="T70" style:family="text">
      <style:text-properties fo:font-variant="normal" fo:text-transform="none" fo:color="#000000" style:font-name="Roboto" fo:font-size="10.5pt" fo:letter-spacing="normal" fo:font-style="normal" officeooo:rsid="004e41b1"/>
    </style:style>
    <style:style style:name="T71" style:family="text">
      <style:text-properties fo:font-variant="normal" fo:text-transform="none" fo:color="#000000" style:font-name="Roboto" fo:font-size="10.5pt" fo:letter-spacing="normal" fo:font-style="normal" officeooo:rsid="005dcfc1"/>
    </style:style>
    <style:style style:name="T72" style:family="text">
      <style:text-properties fo:font-variant="normal" fo:text-transform="none" fo:color="#000000" style:font-name="Roboto" fo:font-size="10.5pt" fo:letter-spacing="normal" fo:font-style="normal" officeooo:rsid="006813c0"/>
    </style:style>
    <style:style style:name="T73" style:family="text">
      <style:text-properties fo:font-variant="normal" fo:text-transform="none" fo:color="#000000" style:font-name="Roboto" fo:font-size="10.5pt" fo:letter-spacing="normal" fo:font-style="normal" officeooo:rsid="00682104"/>
    </style:style>
    <style:style style:name="T74" style:family="text">
      <style:text-properties fo:font-variant="normal" fo:text-transform="none" fo:color="#000000" style:font-name="Roboto" fo:font-size="10.5pt" fo:letter-spacing="normal" fo:font-style="normal" fo:font-weight="normal" officeooo:rsid="004e41b1" style:font-size-asian="11pt" style:font-weight-asian="normal" style:font-size-complex="11pt" style:font-weight-complex="normal"/>
    </style:style>
    <style:style style:name="T75" style:family="text">
      <style:text-properties fo:font-variant="normal" fo:text-transform="none" fo:color="#000000" style:font-name="Roboto" fo:font-size="10.5pt" fo:letter-spacing="normal" fo:font-style="normal" fo:font-weight="normal" officeooo:rsid="006d2359" style:font-size-asian="11pt" style:font-weight-asian="normal" style:font-size-complex="11pt" style:font-weight-complex="normal"/>
    </style:style>
    <style:style style:name="T76" style:family="text">
      <style:text-properties fo:font-variant="normal" fo:text-transform="none" fo:color="#000000" style:font-name="Roboto" fo:font-size="10.5pt" fo:letter-spacing="normal" fo:font-style="normal" fo:font-weight="normal" officeooo:rsid="006b561a" style:font-size-asian="11pt" style:font-weight-asian="normal" style:font-size-complex="11pt" style:font-weight-complex="normal"/>
    </style:style>
    <style:style style:name="T77" style:family="text">
      <style:text-properties fo:font-variant="normal" fo:text-transform="none" fo:color="#000000" style:font-name="Roboto" fo:font-size="10.5pt" fo:letter-spacing="normal" fo:font-style="normal" fo:font-weight="normal" officeooo:rsid="004403f8" style:font-size-asian="11pt" style:font-weight-asian="normal" style:font-size-complex="11pt" style:font-weight-complex="normal"/>
    </style:style>
    <style:style style:name="T78" style:family="text">
      <style:text-properties fo:font-variant="normal" fo:text-transform="none" fo:color="#000000" style:font-name="Roboto" fo:font-size="10.5pt" fo:letter-spacing="normal" fo:font-style="normal" fo:font-weight="normal" officeooo:rsid="006d2359" style:font-name-asian="Noto Sans Mono CJK SC" style:font-size-asian="11pt" style:font-weight-asian="normal" style:font-name-complex="Liberation Mono" style:font-size-complex="11pt" style:font-weight-complex="normal"/>
    </style:style>
    <style:style style:name="T79" style:family="text">
      <style:text-properties fo:font-variant="normal" fo:text-transform="none" fo:color="#000000" style:font-name="Roboto" fo:font-size="10.5pt" fo:letter-spacing="normal" fo:font-style="normal" fo:font-weight="normal" officeooo:rsid="00aa2a18" style:font-name-asian="Noto Sans Mono CJK SC" style:font-size-asian="11pt" style:font-weight-asian="normal" style:font-name-complex="Liberation Mono" style:font-size-complex="11pt" style:font-weight-complex="normal"/>
    </style:style>
    <style:style style:name="T80" style:family="text">
      <style:text-properties fo:font-variant="normal" fo:text-transform="none" fo:color="#000000" style:font-name="Roboto" fo:font-size="10.5pt" fo:letter-spacing="normal" fo:font-style="normal" fo:font-weight="normal" officeooo:rsid="01102de5" style:font-name-asian="Noto Sans Mono CJK SC" style:font-size-asian="11pt" style:font-weight-asian="normal" style:font-name-complex="Liberation Mono" style:font-size-complex="11pt" style:font-weight-complex="normal"/>
    </style:style>
    <style:style style:name="T81" style:family="text">
      <style:text-properties fo:font-variant="normal" fo:text-transform="none" fo:color="#000000" style:font-name="Roboto" fo:font-size="10.5pt" fo:letter-spacing="normal" fo:font-style="normal" officeooo:rsid="0074927e"/>
    </style:style>
    <style:style style:name="T82" style:family="text">
      <style:text-properties fo:font-variant="normal" fo:text-transform="none" fo:color="#000000" style:font-name="Roboto" fo:font-size="10.5pt" fo:letter-spacing="normal" fo:font-style="normal" officeooo:rsid="0074927e" fo:background-color="#ffff00" loext:char-shading-value="0"/>
    </style:style>
    <style:style style:name="T83" style:family="text">
      <style:text-properties fo:font-variant="normal" fo:text-transform="none" fo:color="#000000" style:font-name="Roboto" fo:font-size="10.5pt" fo:letter-spacing="normal" fo:font-style="normal" officeooo:rsid="004403f8" fo:background-color="#ffff00" loext:char-shading-value="0"/>
    </style:style>
    <style:style style:name="T84" style:family="text">
      <style:text-properties fo:font-variant="normal" fo:text-transform="none" fo:color="#000000" style:font-name="Roboto" fo:font-size="10.5pt" fo:letter-spacing="normal" fo:font-style="normal" officeooo:rsid="004403f8"/>
    </style:style>
    <style:style style:name="T85" style:family="text">
      <style:text-properties fo:font-variant="normal" fo:text-transform="none" fo:color="#000000" style:font-name="Roboto" fo:font-size="10.5pt" fo:letter-spacing="normal" fo:font-style="normal" officeooo:rsid="010eb48d"/>
    </style:style>
    <style:style style:name="T86" style:family="text">
      <style:text-properties fo:font-variant="normal" fo:text-transform="none" fo:color="#000000" style:font-name="Roboto" fo:font-size="10.5pt" fo:letter-spacing="normal" fo:font-style="normal" officeooo:rsid="004403f8" fo:background-color="#afd095" loext:char-shading-value="0"/>
    </style:style>
    <style:style style:name="T87" style:family="text">
      <style:text-properties fo:font-variant="normal" fo:text-transform="none" fo:color="#000000" style:font-name="Roboto" fo:font-size="10.5pt" fo:letter-spacing="normal" fo:font-style="normal" officeooo:rsid="00aa2a18" fo:background-color="#afd095" loext:char-shading-value="0"/>
    </style:style>
    <style:style style:name="T88" style:family="text">
      <style:text-properties fo:font-variant="normal" fo:text-transform="none" fo:color="#000000" style:font-name="Roboto" fo:font-size="10.5pt" fo:letter-spacing="normal" fo:font-style="normal" officeooo:rsid="004403f8" fo:background-color="transparent" loext:char-shading-value="0"/>
    </style:style>
    <style:style style:name="T89" style:family="text">
      <style:text-properties fo:font-variant="normal" fo:text-transform="none" fo:color="#000000" style:font-name="Roboto" fo:font-size="10.5pt" fo:letter-spacing="normal" fo:font-style="normal" officeooo:rsid="004403f8" fo:background-color="transparent" loext:char-shading-value="0" loext:padding="0in" loext:border="none"/>
    </style:style>
    <style:style style:name="T90" style:family="text">
      <style:text-properties fo:font-variant="normal" fo:text-transform="none" fo:color="#000000" style:font-name="Roboto" fo:font-size="12pt" fo:letter-spacing="normal" fo:font-style="normal" fo:font-weight="bold" officeooo:rsid="0090e6f9" style:font-size-asian="12pt" style:font-weight-asian="bold" style:font-size-complex="12pt" style:font-weight-complex="bold"/>
    </style:style>
    <style:style style:name="T91" style:family="text">
      <style:text-properties fo:font-variant="normal" fo:text-transform="none" fo:color="#000000" style:font-name="Arial" fo:font-size="11.25pt" fo:letter-spacing="normal" fo:font-style="normal" officeooo:rsid="004403f8"/>
    </style:style>
    <style:style style:name="T92" style:family="text">
      <style:text-properties fo:font-variant="normal" fo:text-transform="none" fo:color="#000000" style:font-name="Arial" fo:font-size="11.25pt" fo:letter-spacing="normal" fo:font-style="normal" fo:font-weight="normal" officeooo:rsid="004403f8" style:font-weight-asian="normal" style:font-weight-complex="normal" loext:padding="0in" loext:border="none"/>
    </style:style>
    <style:style style:name="T93" style:family="text">
      <style:text-properties fo:font-variant="normal" fo:text-transform="none" fo:color="#000000" style:font-name="Arial" fo:font-size="11.25pt" fo:letter-spacing="normal" fo:font-style="normal" fo:font-weight="normal" officeooo:rsid="008f57e9" style:font-weight-asian="normal" style:font-weight-complex="normal" loext:padding="0in" loext:border="none"/>
    </style:style>
    <style:style style:name="T94" style:family="text">
      <style:text-properties fo:font-variant="normal" fo:text-transform="none" fo:color="#000000" style:font-name="Arial" fo:font-size="11.25pt" fo:letter-spacing="normal" fo:font-style="normal" fo:font-weight="normal" officeooo:rsid="009f069c" style:font-weight-asian="normal" style:font-weight-complex="normal" loext:padding="0in" loext:border="none"/>
    </style:style>
    <style:style style:name="T95" style:family="text">
      <style:text-properties fo:font-variant="normal" fo:text-transform="none" fo:color="#000000" style:font-name="Arial" fo:font-size="11.25pt" fo:letter-spacing="normal" fo:font-style="normal" fo:font-weight="normal" officeooo:rsid="009f069c" fo:background-color="#ffffa6" loext:char-shading-value="0" style:font-weight-asian="normal" style:font-weight-complex="normal" loext:padding="0in" loext:border="none"/>
    </style:style>
    <style:style style:name="T96" style:family="text">
      <style:text-properties fo:font-variant="normal" fo:text-transform="none" fo:color="#000000" style:font-name="Arial" fo:font-size="9.25pt" fo:letter-spacing="normal" fo:font-style="normal" fo:font-weight="normal" officeooo:rsid="008f57e9" style:font-weight-asian="normal" style:font-weight-complex="normal" loext:padding="0in" loext:border="none"/>
    </style:style>
    <style:style style:name="T97" style:family="text">
      <style:text-properties fo:font-variant="normal" fo:text-transform="none" fo:color="#000000" style:font-name="Arial" fo:font-size="9.25pt" fo:letter-spacing="normal" fo:font-style="normal" fo:font-weight="normal" officeooo:rsid="008f57e9" fo:background-color="#afd095" loext:char-shading-value="0" style:font-weight-asian="normal" style:font-weight-complex="normal" loext:padding="0in" loext:border="none"/>
    </style:style>
    <style:style style:name="T98" style:family="text">
      <style:text-properties fo:font-variant="normal" fo:text-transform="none" fo:color="#000000" style:font-name="Abyssinica SIL" fo:font-size="11.25pt" fo:letter-spacing="normal" fo:font-style="normal" fo:font-weight="normal" officeooo:rsid="008f57e9" style:font-weight-asian="normal" style:font-weight-complex="normal" loext:padding="0in" loext:border="none"/>
    </style:style>
    <style:style style:name="T99" style:family="text">
      <style:text-properties fo:font-variant="normal" fo:text-transform="none" fo:color="#000000" style:font-name="Abyssinica SIL" fo:font-size="11.25pt" fo:letter-spacing="normal" fo:font-style="normal" fo:font-weight="normal" officeooo:rsid="00afb65c" style:font-weight-asian="normal" style:font-weight-complex="normal" loext:padding="0in" loext:border="none"/>
    </style:style>
    <style:style style:name="T100" style:family="text">
      <style:text-properties fo:font-variant="normal" fo:text-transform="none" fo:color="#000000" style:font-name="Abyssinica SIL" fo:font-size="11.25pt" fo:letter-spacing="normal" fo:font-style="normal" fo:font-weight="normal" officeooo:rsid="00b95fd9" style:font-weight-asian="normal" style:font-weight-complex="normal" loext:padding="0in" loext:border="none"/>
    </style:style>
    <style:style style:name="T101" style:family="text">
      <style:text-properties fo:font-variant="normal" fo:text-transform="none" fo:color="#000000" style:font-name="Abyssinica SIL" fo:font-size="11.25pt" fo:letter-spacing="normal" fo:font-style="normal" fo:font-weight="normal" officeooo:rsid="00bae54e" style:font-weight-asian="normal" style:font-weight-complex="normal" loext:padding="0in" loext:border="none"/>
    </style:style>
    <style:style style:name="T102" style:family="text">
      <style:text-properties fo:font-variant="normal" fo:text-transform="none" fo:color="#000000" style:font-name="Abyssinica SIL" fo:font-size="11.25pt" fo:letter-spacing="normal" fo:font-style="normal" fo:font-weight="normal" officeooo:rsid="008f57e9" fo:background-color="transparent" loext:char-shading-value="0" style:font-weight-asian="normal" style:font-weight-complex="normal" loext:padding="0in" loext:border="none"/>
    </style:style>
    <style:style style:name="T103" style:family="text">
      <style:text-properties fo:font-variant="normal" fo:text-transform="none" fo:color="#000000" style:font-name="Abyssinica SIL" fo:font-size="11.25pt" fo:letter-spacing="normal" fo:font-style="normal" fo:font-weight="normal" officeooo:rsid="008f57e9" fo:background-color="#ffff00" loext:char-shading-value="0" style:font-weight-asian="normal" style:font-weight-complex="normal" loext:padding="0in" loext:border="none"/>
    </style:style>
    <style:style style:name="T104" style:family="text">
      <style:text-properties fo:font-variant="normal" fo:text-transform="none" fo:color="#000000" style:font-name="Abyssinica SIL" fo:font-size="11.25pt" fo:letter-spacing="normal" fo:font-style="normal" fo:font-weight="normal" officeooo:rsid="00b3599a" fo:background-color="#ffff00" loext:char-shading-value="0" style:font-weight-asian="normal" style:font-weight-complex="normal" loext:padding="0in" loext:border="none"/>
    </style:style>
    <style:style style:name="T105" style:family="text">
      <style:text-properties fo:font-variant="normal" fo:text-transform="none" fo:color="#000000" style:font-name="Abyssinica SIL" fo:font-size="11.25pt" fo:letter-spacing="normal" fo:font-style="normal" fo:font-weight="normal" officeooo:rsid="00b7e989" fo:background-color="#ffff00" loext:char-shading-value="0" style:font-weight-asian="normal" style:font-weight-complex="normal" loext:padding="0in" loext:border="none"/>
    </style:style>
    <style:style style:name="T106" style:family="text">
      <style:text-properties fo:font-variant="normal" fo:text-transform="none" fo:color="#000000" style:font-name="Abyssinica SIL" fo:font-size="11.25pt" fo:letter-spacing="normal" fo:font-style="normal" fo:font-weight="normal" officeooo:rsid="00b5590b" fo:background-color="#ffff00" loext:char-shading-value="0" style:font-size-asian="11pt" style:font-weight-asian="normal" style:font-size-complex="11pt" style:font-weight-complex="normal" loext:padding="0in" loext:border="none"/>
    </style:style>
    <style:style style:name="T107" style:family="text">
      <style:text-properties fo:font-variant="normal" fo:text-transform="none" fo:color="#000000" style:font-name="Abyssinica SIL" fo:font-size="16pt" fo:letter-spacing="normal" fo:font-style="normal" fo:font-weight="bold" officeooo:rsid="0203a7e8" fo:background-color="#ffff00" loext:char-shading-value="0" style:font-size-asian="16pt" style:font-weight-asian="bold" style:font-size-complex="16pt" style:font-weight-complex="bold" loext:padding="0in" loext:border="none"/>
    </style:style>
    <style:style style:name="T108" style:family="text">
      <style:text-properties fo:font-variant="normal" fo:text-transform="none" fo:color="#000000" style:font-name="Abyssinica SIL" fo:font-size="15pt" fo:letter-spacing="normal" fo:font-style="normal" fo:font-weight="bold" officeooo:rsid="0203a7e8" fo:background-color="#ffff00" loext:char-shading-value="0" style:font-size-asian="15pt" style:font-weight-asian="bold" style:font-size-complex="15pt" style:font-weight-complex="bold" loext:padding="0in" loext:border="none"/>
    </style:style>
    <style:style style:name="T109" style:family="text">
      <style:text-properties fo:font-variant="normal" fo:text-transform="none" fo:color="#000000" style:font-name="sans-serif" fo:font-size="10.5pt" fo:letter-spacing="normal" fo:font-style="normal" style:text-underline-style="none" fo:font-weight="normal"/>
    </style:style>
    <style:style style:name="T110" style:family="text">
      <style:text-properties fo:font-variant="normal" fo:text-transform="none" fo:color="#000000" style:font-name="sans-serif" fo:font-size="10.5pt" fo:letter-spacing="normal" fo:font-style="normal" style:text-underline-style="none" fo:font-weight="normal" officeooo:rsid="014dd729" fo:background-color="transparent" loext:char-shading-value="0" style:font-size-asian="12pt" style:font-weight-asian="bold" style:font-size-complex="12pt" style:font-weight-complex="bold"/>
    </style:style>
    <style:style style:name="T111" style:family="text">
      <style:text-properties fo:font-variant="normal" fo:text-transform="none" fo:color="#000000" style:font-name="sans-serif" fo:font-size="10.5pt" fo:letter-spacing="normal" fo:font-style="normal" style:text-underline-style="none" fo:font-weight="normal" fo:background-color="#f8f9fa" loext:char-shading-value="0"/>
    </style:style>
    <style:style style:name="T112"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fo:background-color="#f8f9fa" loext:char-shading-value="0"/>
    </style:style>
    <style:style style:name="T113" style:family="text">
      <style:text-properties fo:font-variant="normal" fo:text-transform="none" fo:color="#000000" style:text-line-through-style="none" style:text-line-through-type="none" style:font-name="inherit" fo:font-size="12.75pt" fo:letter-spacing="normal" fo:font-style="normal" style:text-underline-style="none" fo:font-weight="normal" style:text-blinking="false" fo:background-color="#ffff00" loext:char-shading-value="0" loext:padding="0in" loext:border="none"/>
    </style:style>
    <style:style style:name="T114" style:family="text">
      <style:text-properties fo:font-variant="normal" fo:text-transform="none" fo:color="#000000" style:text-line-through-style="none" style:text-line-through-type="none" style:font-name="inherit" fo:letter-spacing="normal" fo:font-style="normal" style:text-underline-style="none" fo:font-weight="normal" style:text-blinking="false" fo:background-color="#ffff00" loext:char-shading-value="0" loext:padding="0in" loext:border="none"/>
    </style:style>
    <style:style style:name="T115" style:family="text">
      <style:text-properties fo:font-variant="normal" fo:text-transform="none" fo:color="#000000" style:text-line-through-style="none" style:text-line-through-type="none" style:font-name="inherit" fo:font-size="10.5pt" fo:letter-spacing="normal" fo:font-style="normal" style:text-underline-style="none" fo:font-weight="normal" style:text-blinking="false" fo:background-color="#ffff00" loext:char-shading-value="0" style:font-size-asian="10.5pt" style:font-size-complex="10.5pt" loext:padding="0in" loext:border="none"/>
    </style:style>
    <style:style style:name="T116" style:family="text">
      <style:text-properties fo:font-variant="normal" fo:text-transform="none" fo:color="#ff0000" style:font-name="Roboto" fo:font-size="10.5pt" fo:letter-spacing="normal" fo:font-style="normal" officeooo:rsid="004e41b1"/>
    </style:style>
    <style:style style:name="T117" style:family="text">
      <style:text-properties fo:font-variant="normal" fo:text-transform="none" fo:color="#ff0000" style:font-name="Roboto" fo:font-size="10.5pt" fo:letter-spacing="normal" fo:font-style="normal" fo:font-weight="bold" officeooo:rsid="004e41b1" style:font-weight-asian="bold" style:font-weight-complex="bold"/>
    </style:style>
    <style:style style:name="T118" style:family="text">
      <style:text-properties fo:font-variant="normal" fo:text-transform="none" fo:color="#ff0000" style:font-name="Roboto" fo:font-size="10.5pt" fo:letter-spacing="normal" fo:font-style="normal" officeooo:rsid="0074a63e"/>
    </style:style>
    <style:style style:name="T119" style:family="text">
      <style:text-properties fo:font-variant="normal" fo:text-transform="none" fo:color="#ff0000" style:font-name="Roboto" fo:font-size="10.5pt" fo:letter-spacing="normal" fo:font-style="normal" fo:font-weight="normal" officeooo:rsid="0065d982" style:font-size-asian="11pt" style:font-weight-asian="normal" style:font-size-complex="11pt" style:font-weight-complex="normal"/>
    </style:style>
    <style:style style:name="T120" style:family="text">
      <style:text-properties fo:font-variant="normal" fo:text-transform="none" fo:color="#ff0000" style:font-name="Roboto" fo:font-size="10.5pt" fo:letter-spacing="normal" fo:font-style="normal" officeooo:rsid="0074a63e" fo:background-color="#ffff00" loext:char-shading-value="0"/>
    </style:style>
    <style:style style:name="T121" style:family="text">
      <style:text-properties fo:font-variant="normal" fo:text-transform="none" fo:color="#ff0000" style:font-name="Arial" fo:font-size="11.25pt" fo:letter-spacing="normal" fo:font-style="normal" officeooo:rsid="004403f8"/>
    </style:style>
    <style:style style:name="T122" style:family="text">
      <style:text-properties fo:font-variant="normal" fo:text-transform="none" fo:color="#ff0000" style:font-name="Arial" fo:font-size="11.25pt" fo:letter-spacing="normal" fo:font-style="normal" fo:font-weight="normal" officeooo:rsid="004403f8" style:font-weight-asian="normal" style:font-weight-complex="normal" loext:padding="0in" loext:border="none"/>
    </style:style>
    <style:style style:name="T123" style:family="text">
      <style:text-properties fo:font-variant="normal" fo:text-transform="none" fo:color="#ff0000" style:font-name="Arial" fo:font-size="11.25pt" fo:letter-spacing="normal" fo:font-style="normal" fo:font-weight="normal" officeooo:rsid="008f57e9" style:font-weight-asian="normal" style:font-weight-complex="normal" loext:padding="0in" loext:border="none"/>
    </style:style>
    <style:style style:name="T124" style:family="text">
      <style:text-properties fo:font-variant="normal" fo:text-transform="none" fo:color="#111111" style:font-name="Roboto" fo:font-size="10.5pt" fo:letter-spacing="normal" fo:font-style="normal" officeooo:rsid="00586da2"/>
    </style:style>
    <style:style style:name="T125" style:family="text">
      <style:text-properties fo:font-variant="normal" fo:text-transform="none" fo:color="#111111" style:text-line-through-style="none" style:text-line-through-type="none" style:font-name="sans-serif" fo:font-size="10.5pt" fo:letter-spacing="normal" fo:font-style="normal" style:text-underline-style="none" fo:font-weight="normal" officeooo:rsid="00080bfc" style:text-blinking="false" fo:background-color="transparent" loext:char-shading-value="0" style:font-size-asian="10.5pt" style:font-weight-asian="bold" style:font-size-complex="10.5pt" style:font-weight-complex="bold" loext:padding="0in" loext:border="none"/>
    </style:style>
    <style:style style:name="T126" style:family="text">
      <style:text-properties fo:font-variant="normal" fo:text-transform="none" fo:color="#c9211e" style:font-name="Abyssinica SIL" fo:font-size="11.25pt" fo:letter-spacing="normal" fo:font-style="normal" fo:font-weight="normal" officeooo:rsid="008f57e9" style:font-weight-asian="normal" style:font-weight-complex="normal" loext:padding="0in" loext:border="none"/>
    </style:style>
    <style:style style:name="T127" style:family="text">
      <style:text-properties fo:font-variant="normal" fo:text-transform="none" fo:color="#c9211e" style:font-name="Abyssinica SIL" fo:font-size="11.25pt" fo:letter-spacing="normal" fo:font-style="normal" fo:font-weight="normal" officeooo:rsid="008f57e9" fo:background-color="transparent" loext:char-shading-value="0" style:font-weight-asian="normal" style:font-weight-complex="normal" loext:padding="0in" loext:border="none"/>
    </style:style>
    <style:style style:name="T128" style:family="text">
      <style:text-properties fo:font-variant="normal" fo:text-transform="none" fo:color="#c9211e" style:font-name="Abyssinica SIL" fo:font-size="11pt" fo:letter-spacing="normal" fo:font-style="normal" fo:font-weight="normal" officeooo:rsid="009cee5d" fo:background-color="#ffff00" loext:char-shading-value="0" style:font-size-asian="11pt" style:font-weight-asian="normal" style:font-size-complex="11pt" style:font-weight-complex="normal" loext:padding="0in" loext:border="none"/>
    </style:style>
    <style:style style:name="T129" style:family="text">
      <style:text-properties fo:font-variant="normal" fo:text-transform="none" fo:color="#c9211e" style:font-name="Abyssinica SIL" fo:font-size="11pt" fo:letter-spacing="normal" fo:font-style="normal" fo:font-weight="normal" officeooo:rsid="009cee5d" style:font-size-asian="11pt" style:font-weight-asian="normal" style:font-size-complex="11pt" style:font-weight-complex="normal" loext:padding="0in" loext:border="none"/>
    </style:style>
    <style:style style:name="T130" style:family="text">
      <style:text-properties fo:font-variant="normal" fo:text-transform="none" fo:color="#c9211e" style:font-name="Abyssinica SIL" fo:font-size="11pt" fo:letter-spacing="normal" fo:font-style="normal" fo:font-weight="normal" officeooo:rsid="009cee5d" fo:background-color="#e2e8ee" loext:char-shading-value="0" style:font-size-asian="11pt" style:font-weight-asian="normal" style:font-size-complex="11pt" style:font-weight-complex="normal" loext:padding="0in" loext:border="none"/>
    </style:style>
    <style:style style:name="T131" style:family="text">
      <style:text-properties fo:font-variant="normal" fo:text-transform="none" fo:color="#c9211e" style:font-name="inherit" fo:font-size="11.25pt" fo:letter-spacing="normal" fo:font-style="normal" fo:font-weight="bold" officeooo:rsid="00a3208a" style:font-weight-asian="bold" style:font-weight-complex="bold" loext:padding="0in" loext:border="none"/>
    </style:style>
    <style:style style:name="T132" style:family="text">
      <style:text-properties fo:font-variant="normal" fo:text-transform="none" fo:color="#c9211e" style:font-name="inherit" fo:font-size="11.25pt" fo:letter-spacing="normal" fo:font-style="normal" fo:font-weight="bold" style:font-weight-asian="bold" style:font-weight-complex="bold" loext:padding="0in" loext:border="none"/>
    </style:style>
    <style:style style:name="T133" style:family="text">
      <style:text-properties fo:font-variant="normal" fo:text-transform="none" fo:color="#c9211e" style:font-name="Roboto" fo:font-size="10.5pt" fo:letter-spacing="normal" fo:font-style="normal" fo:font-weight="normal" officeooo:rsid="00e940a7" style:font-size-asian="11pt" style:font-weight-asian="normal" style:font-size-complex="11pt" style:font-weight-complex="normal" loext:padding="0in" loext:border="none"/>
    </style:style>
    <style:style style:name="T134" style:family="text">
      <style:text-properties fo:font-variant="normal" fo:text-transform="none" fo:color="#333333" style:font-name="Menlo" fo:font-size="9.75pt" fo:letter-spacing="normal" fo:font-style="normal" officeooo:rsid="008f57e9" fo:background-color="transparent" loext:char-shading-value="0" loext:padding="0in" loext:border="none"/>
    </style:style>
    <style:style style:name="T135" style:family="text">
      <style:text-properties fo:font-variant="normal" fo:text-transform="none" fo:color="#333333" style:font-name="Menlo" fo:font-size="8pt" fo:letter-spacing="normal" fo:font-style="normal" fo:font-weight="normal" fo:background-color="#ffff00" loext:char-shading-value="0" style:font-size-asian="8pt" style:font-size-complex="8pt" loext:padding="0in" loext:border="none"/>
    </style:style>
    <style:style style:name="T136" style:family="text">
      <style:text-properties fo:font-variant="normal" fo:text-transform="none" fo:color="#333333" style:font-name="Menlo" fo:font-size="8pt" fo:letter-spacing="normal" fo:font-style="normal" fo:font-weight="normal" fo:background-color="transparent" loext:char-shading-value="0" style:font-size-asian="8pt" style:font-size-complex="8pt" loext:padding="0in" loext:border="none"/>
    </style:style>
    <style:style style:name="T137" style:family="text">
      <style:text-properties fo:font-variant="normal" fo:text-transform="none" fo:color="#333333" style:font-name="Menlo" fo:font-size="8pt" fo:letter-spacing="normal" fo:font-style="normal" fo:font-weight="normal" officeooo:rsid="00a0d7e2" fo:background-color="transparent" loext:char-shading-value="0" style:font-size-asian="8pt" style:font-size-complex="8pt" loext:padding="0in" loext:border="none"/>
    </style:style>
    <style:style style:name="T138" style:family="text">
      <style:text-properties fo:font-variant="normal" fo:text-transform="none" fo:color="#333333" fo:letter-spacing="normal" fo:background-color="transparent" loext:char-shading-value="0" loext:padding="0in" loext:border="none"/>
    </style:style>
    <style:style style:name="T139" style:family="text">
      <style:text-properties fo:font-variant="normal" fo:text-transform="none" fo:color="#333333" fo:font-size="8pt" fo:letter-spacing="normal" fo:background-color="transparent" loext:char-shading-value="0" style:font-size-asian="8pt" style:font-size-complex="8pt" loext:padding="0in" loext:border="none"/>
    </style:style>
    <style:style style:name="T140" style:family="text">
      <style:text-properties fo:font-variant="normal" fo:text-transform="none" fo:color="#242729" style:font-name="inherit" fo:font-size="9.75pt" fo:letter-spacing="normal" fo:font-style="normal" fo:font-weight="normal" officeooo:rsid="008f57e9" fo:background-color="transparent" loext:char-shading-value="0" style:font-weight-asian="normal" style:font-weight-complex="normal" loext:padding="0in" loext:border="none"/>
    </style:style>
    <style:style style:name="T141" style:family="text">
      <style:text-properties fo:font-variant="normal" fo:text-transform="none" fo:color="#242729" style:font-name="inherit" fo:font-size="11.25pt" fo:letter-spacing="normal" fo:font-style="normal" fo:font-weight="normal" loext:padding="0in" loext:border="none"/>
    </style:style>
    <style:style style:name="T142" style:family="text">
      <style:text-properties fo:font-variant="normal" fo:text-transform="none" fo:color="#242729" style:font-name="inherit" fo:font-size="11.25pt" fo:letter-spacing="normal" fo:font-style="normal" fo:font-weight="normal" officeooo:rsid="00a3208a" loext:padding="0in" loext:border="none"/>
    </style:style>
    <style:style style:name="T143" style:family="text">
      <style:text-properties fo:font-variant="normal" fo:text-transform="none" fo:color="#242729" style:font-name="inherit" fo:font-size="11.25pt" fo:letter-spacing="normal" fo:font-style="normal" fo:font-weight="normal" officeooo:rsid="0112d9f2" loext:padding="0in" loext:border="none"/>
    </style:style>
    <style:style style:name="T144" style:family="text">
      <style:text-properties fo:font-variant="normal" fo:text-transform="none" fo:color="#242729" style:font-name="inherit" fo:font-size="11.25pt" fo:letter-spacing="normal" fo:font-style="normal" fo:font-weight="bold" loext:padding="0in" loext:border="none"/>
    </style:style>
    <style:style style:name="T145" style:family="text">
      <style:text-properties fo:font-variant="normal" fo:text-transform="none" fo:color="#242729" style:font-name="Consolas" fo:font-size="9.75pt" fo:letter-spacing="normal" fo:font-style="normal" fo:font-weight="normal" loext:padding="0in" loext:border="none"/>
    </style:style>
    <style:style style:name="T146"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fo:background-color="#f8f9fa" loext:char-shading-value="0"/>
    </style:style>
    <style:style style:name="T147" style:family="text">
      <style:text-properties fo:font-variant="normal" fo:text-transform="none" fo:color="#202122" style:font-name="sans-serif" fo:font-size="10.5pt" fo:letter-spacing="normal" fo:font-style="normal" fo:font-weight="normal"/>
    </style:style>
    <style:style style:name="T148" style:family="text">
      <style:text-properties fo:font-variant="normal" fo:text-transform="none" fo:color="#202122" style:font-name="sans-serif" fo:font-size="10.5pt" fo:letter-spacing="normal" fo:font-style="normal" fo:font-weight="normal" officeooo:rsid="014dd729" fo:background-color="transparent" loext:char-shading-value="0" style:font-size-asian="12pt" style:font-weight-asian="bold" style:font-size-complex="12pt" style:font-weight-complex="bold"/>
    </style:style>
    <style:style style:name="T149" style:family="text">
      <style:text-properties fo:font-variant="normal" fo:text-transform="none" fo:color="#202122" style:font-name="sans-serif" fo:font-size="10.5pt" fo:letter-spacing="normal" fo:font-style="normal" fo:font-weight="normal" officeooo:rsid="00080bfc" fo:background-color="transparent" loext:char-shading-value="0" style:font-size-asian="10.5pt" style:font-weight-asian="bold" style:font-size-complex="10.5pt" style:font-weight-complex="bold" loext:padding="0in" loext:border="none"/>
    </style:style>
    <style:style style:name="T150" style:family="text">
      <style:text-properties fo:font-variant="normal" fo:text-transform="none" fo:color="#202122" style:font-name="sans-serif" fo:font-size="10.5pt" fo:letter-spacing="normal" fo:font-style="normal" fo:font-weight="normal" officeooo:rsid="0156291d" fo:background-color="transparent" loext:char-shading-value="0" style:font-size-asian="10.5pt" style:font-weight-asian="bold" style:font-size-complex="10.5pt" style:font-weight-complex="bold" loext:padding="0in" loext:border="none"/>
    </style:style>
    <style:style style:name="T151" style:family="text">
      <style:text-properties fo:font-variant="normal" fo:text-transform="none" fo:color="#202122" style:font-name="sans-serif" fo:font-size="10.5pt" fo:letter-spacing="normal" fo:font-style="normal" fo:font-weight="normal" officeooo:rsid="00080bfc" fo:background-color="#77bc65" loext:char-shading-value="0" style:font-size-asian="10.5pt" style:font-weight-asian="bold" style:font-size-complex="10.5pt" style:font-weight-complex="bold" loext:padding="0in" loext:border="none"/>
    </style:style>
    <style:style style:name="T152" style:family="text">
      <style:text-properties fo:font-variant="normal" fo:text-transform="none" fo:color="#202122" style:text-line-through-style="none" style:text-line-through-type="none" style:font-name="inherit" fo:font-size="10.5pt" fo:letter-spacing="normal" fo:font-style="normal" style:text-underline-style="none" fo:font-weight="normal" officeooo:rsid="00080bfc" style:text-blinking="false" fo:background-color="transparent" loext:char-shading-value="0" style:font-size-asian="10.5pt" style:font-weight-asian="bold" style:font-size-complex="10.5pt" style:font-weight-complex="bold" loext:padding="0in" loext:border="none"/>
    </style:style>
    <style:style style:name="T153" style:family="text">
      <style:text-properties fo:font-variant="normal" fo:text-transform="none" fo:color="#202122" style:font-name="inherit" fo:font-size="10.5pt" fo:letter-spacing="normal" fo:font-style="normal" fo:font-weight="normal" officeooo:rsid="00080bfc" fo:background-color="transparent" loext:char-shading-value="0" style:font-size-asian="10.5pt" style:font-weight-asian="bold" style:font-size-complex="10.5pt" style:font-weight-complex="bold" loext:padding="0in" loext:border="none"/>
    </style:style>
    <style:style style:name="T154" style:family="text">
      <style:text-properties fo:font-variant="normal" fo:text-transform="none" fo:color="#00a933" style:font-name="sans-serif" fo:font-size="10.5pt" fo:letter-spacing="normal" fo:font-style="normal" fo:font-weight="normal" officeooo:rsid="014dd729" fo:background-color="transparent" loext:char-shading-value="0" style:font-size-asian="12pt" style:font-weight-asian="bold" style:font-size-complex="12pt" style:font-weight-complex="bold"/>
    </style:style>
    <style:style style:name="T155" style:family="text">
      <style:text-properties fo:font-variant="normal" fo:text-transform="none" fo:color="#00a933" style:font-name="Arial" fo:font-size="9pt" fo:letter-spacing="normal" fo:font-style="normal" fo:font-weight="normal" officeooo:rsid="01cc4eaa" fo:background-color="transparent" loext:char-shading-value="0" style:font-size-asian="9pt" style:font-weight-asian="normal" style:font-size-complex="9pt" style:font-weight-complex="normal" loext:padding="0in" loext:border="none"/>
    </style:style>
    <style:style style:name="T156" style:family="text">
      <style:text-properties fo:font-variant="normal" fo:text-transform="none" fo:color="#00a933" style:font-name="Arial" fo:font-size="9pt" fo:letter-spacing="normal" fo:font-style="normal" fo:font-weight="normal" officeooo:rsid="01fe547e" fo:background-color="transparent" loext:char-shading-value="0" style:font-size-asian="9pt" style:font-weight-asian="normal" style:font-size-complex="9pt" style:font-weight-complex="normal" loext:padding="0in" loext:border="none"/>
    </style:style>
    <style:style style:name="T157" style:family="text">
      <style:text-properties fo:font-variant="normal" fo:text-transform="none" fo:color="#00a933" style:font-name="Arial" fo:font-size="9pt" fo:letter-spacing="normal" fo:font-style="normal" fo:font-weight="normal" officeooo:rsid="02014ed7" fo:background-color="transparent" loext:char-shading-value="0" style:font-size-asian="9pt" style:font-weight-asian="normal" style:font-size-complex="9pt" style:font-weight-complex="normal" loext:padding="0in" loext:border="none"/>
    </style:style>
    <style:style style:name="T158" style:family="text">
      <style:text-properties fo:font-variant="normal" fo:text-transform="none" fo:color="#00a933" style:font-name="Arial" fo:font-size="9pt" fo:letter-spacing="normal" fo:font-style="normal" fo:font-weight="normal" officeooo:rsid="020202cf" fo:background-color="transparent" loext:char-shading-value="0" style:font-size-asian="9pt" style:font-weight-asian="normal" style:font-size-complex="9pt" style:font-weight-complex="normal" loext:padding="0in" loext:border="none"/>
    </style:style>
    <style:style style:name="T159" style:family="text">
      <style:text-properties fo:font-variant="normal" fo:text-transform="none" fo:color="#171717" style:font-name="Segoe UI" fo:font-size="10.5pt" fo:letter-spacing="normal" fo:font-style="normal" fo:font-weight="normal" style:font-size-asian="10.5pt" style:font-size-complex="10.5pt" loext:padding="0in" loext:border="none"/>
    </style:style>
    <style:style style:name="T160" style:family="text">
      <style:text-properties fo:font-variant="normal" fo:text-transform="none" fo:color="#171717" style:font-name="Segoe UI" fo:font-size="10.5pt" fo:letter-spacing="normal" fo:font-style="normal" fo:font-weight="normal" officeooo:rsid="01575fff" style:font-size-asian="10.5pt" style:font-size-complex="10.5pt" loext:padding="0in" loext:border="none"/>
    </style:style>
    <style:style style:name="T161" style:family="text">
      <style:text-properties fo:font-variant="normal" fo:text-transform="none" fo:color="#171717" style:font-name="Segoe UI" fo:font-size="10.5pt" fo:letter-spacing="normal" fo:font-style="normal" fo:font-weight="normal" fo:background-color="#77bc65" loext:char-shading-value="0" style:font-size-asian="10.5pt" style:font-size-complex="10.5pt" loext:padding="0in" loext:border="none"/>
    </style:style>
    <style:style style:name="T162" style:family="text">
      <style:text-properties fo:font-variant="normal" fo:text-transform="none" fo:color="#171717" style:font-name="Segoe UI" fo:font-size="12pt" fo:letter-spacing="normal" fo:font-style="normal" fo:font-weight="normal"/>
    </style:style>
    <style:style style:name="T163" style:family="text">
      <style:text-properties fo:font-variant="normal" fo:text-transform="none" fo:color="#171717" style:font-name="Segoe UI" fo:font-size="12pt" fo:letter-spacing="normal" fo:font-style="normal" fo:font-weight="normal" officeooo:rsid="00080bfc" style:font-size-asian="12pt" style:font-weight-asian="bold" style:font-size-complex="12pt" style:font-weight-complex="bold" loext:padding="0in" loext:border="none"/>
    </style:style>
    <style:style style:name="T164" style:family="text">
      <style:text-properties fo:font-variant="normal" fo:text-transform="none" fo:color="#171717" style:font-name="Segoe UI" fo:font-size="12pt" fo:letter-spacing="normal" fo:font-style="normal" fo:font-weight="bold"/>
    </style:style>
    <style:style style:name="T165" style:family="text">
      <style:text-properties fo:font-variant="normal" fo:text-transform="none" fo:color="#171717" style:font-name="Arial1" fo:font-size="12pt" fo:letter-spacing="normal" fo:font-style="normal" fo:font-weight="normal" officeooo:rsid="00080bfc" style:font-size-asian="12pt" style:font-weight-asian="bold" style:font-size-complex="12pt" style:font-weight-complex="bold" loext:padding="0in" loext:border="none"/>
    </style:style>
    <style:style style:name="T166" style:family="text">
      <style:text-properties fo:font-variant="normal" fo:text-transform="none" fo:color="#171717" style:font-name="SFMono-Regular" fo:font-size="9.75pt" fo:letter-spacing="normal" fo:font-style="normal" fo:font-weight="normal" officeooo:rsid="00080bfc" style:font-size-asian="12pt" style:font-weight-asian="bold" style:font-size-complex="12pt" style:font-weight-complex="bold" loext:padding="0in" loext:border="none"/>
    </style:style>
    <style:style style:name="T167" style:family="text">
      <style:text-properties fo:font-variant="normal" fo:text-transform="none" fo:color="#222222" style:font-name="work sans light" fo:font-size="13.5pt" fo:letter-spacing="normal" fo:font-style="normal" fo:font-weight="normal" officeooo:rsid="00080bfc" style:font-size-asian="12pt" style:font-weight-asian="bold" style:font-size-complex="12pt" style:font-weight-complex="bold" loext:padding="0in" loext:border="none"/>
    </style:style>
    <style:style style:name="T168" style:family="text">
      <style:text-properties fo:font-variant="normal" fo:text-transform="none" fo:color="#222222" style:font-name="work sans light" fo:font-size="13.5pt" fo:letter-spacing="normal" fo:font-style="normal" fo:font-weight="normal" officeooo:rsid="00080bfc" fo:background-color="#ffff00" loext:char-shading-value="0" style:font-size-asian="12pt" style:font-weight-asian="bold" style:font-size-complex="12pt" style:font-weight-complex="bold" loext:padding="0in" loext:border="none"/>
    </style:style>
    <style:style style:name="T169" style:family="text">
      <style:text-properties fo:font-variant="normal" fo:text-transform="none" fo:color="#3c3c3c" style:font-name="Fira Sans" fo:font-size="14pt" fo:letter-spacing="normal" fo:font-style="normal" fo:font-weight="bold" officeooo:rsid="00080bfc" style:font-size-asian="14pt" style:font-weight-asian="bold" style:font-size-complex="14pt" style:font-weight-complex="bold" loext:padding="0in" loext:border="none"/>
    </style:style>
    <style:style style:name="T170" style:family="text">
      <style:text-properties fo:font-variant="normal" fo:text-transform="none" fo:color="#40424e" style:font-name="urw-din" fo:font-size="10pt" fo:letter-spacing="normal" fo:font-style="normal" style:text-underline-style="none" fo:font-weight="normal" officeooo:rsid="01370710" fo:background-color="transparent" loext:char-shading-value="0" style:font-size-asian="10pt" style:font-weight-asian="normal" style:font-size-complex="10pt" style:font-weight-complex="normal" loext:padding="0in" loext:border="none"/>
    </style:style>
    <style:style style:name="T171" style:family="text">
      <style:text-properties fo:font-variant="normal" fo:text-transform="none" fo:color="#40424e" style:font-name="urw-din" fo:font-size="10pt" fo:letter-spacing="normal" fo:font-style="normal" style:text-underline-style="none" fo:font-weight="normal" style:font-size-asian="10pt" style:font-weight-asian="normal" style:font-size-complex="10pt" style:font-weight-complex="normal" loext:padding="0in" loext:border="none"/>
    </style:style>
    <style:style style:name="T172" style:family="text">
      <style:text-properties fo:font-variant="normal" fo:text-transform="none" fo:color="#40424e" style:font-name="urw-din" fo:font-size="10pt" fo:letter-spacing="normal" fo:font-style="normal" style:text-underline-style="none" fo:font-weight="normal" officeooo:rsid="017fe77e" style:font-size-asian="10pt" style:font-weight-asian="normal" style:font-size-complex="10pt" style:font-weight-complex="normal" loext:padding="0in" loext:border="none"/>
    </style:style>
    <style:style style:name="T173" style:family="text">
      <style:text-properties fo:font-variant="normal" fo:text-transform="none" fo:color="#55308d" style:font-name="Roboto" fo:font-size="10.5pt" fo:letter-spacing="normal" fo:font-style="normal" officeooo:rsid="004403f8" fo:background-color="transparent" loext:char-shading-value="0"/>
    </style:style>
    <style:style style:name="T174" style:family="text">
      <style:text-properties fo:font-variant="normal" fo:text-transform="none" fo:color="#404040" style:font-name="Poppins" fo:font-size="24pt" fo:letter-spacing="normal" fo:font-style="normal" officeooo:rsid="004403f8"/>
    </style:style>
    <style:style style:name="T175" style:family="text">
      <style:text-properties fo:font-variant="normal" fo:text-transform="none" fo:color="#404040" style:font-name="Poppins" fo:font-size="24pt" fo:letter-spacing="normal" fo:font-style="normal" fo:font-weight="normal" officeooo:rsid="004403f8" style:font-size-asian="11pt" style:font-weight-asian="normal" style:font-size-complex="11pt" style:font-weight-complex="normal"/>
    </style:style>
    <style:style style:name="T176" style:family="text">
      <style:text-properties fo:font-variant="normal" fo:text-transform="none" fo:color="#404040" style:font-name="Poppins" fo:font-size="24pt" fo:letter-spacing="normal" fo:font-style="normal" fo:font-weight="normal" officeooo:rsid="01f5110c" style:font-name-asian="Noto Sans Mono CJK SC" style:font-size-asian="11pt" style:font-weight-asian="normal" style:font-name-complex="Liberation Mono" style:font-size-complex="11pt" style:font-weight-complex="normal"/>
    </style:style>
    <style:style style:name="T177" style:family="text">
      <style:text-properties fo:font-variant="normal" fo:text-transform="none" fo:color="#404040" style:font-name="Lato" fo:font-size="12pt" fo:letter-spacing="normal" fo:font-style="normal" fo:font-weight="normal" officeooo:rsid="01fe547e" fo:background-color="transparent" loext:char-shading-value="0" style:font-size-asian="9pt" style:font-weight-asian="normal" style:font-size-complex="9pt" style:font-weight-complex="normal" loext:padding="0in" loext:border="none"/>
    </style:style>
    <style:style style:name="T178" style:family="text">
      <style:text-properties fo:font-variant="normal" fo:text-transform="none" fo:color="#404040" style:font-name="Lato" fo:font-size="12pt" fo:letter-spacing="normal" fo:font-style="normal" fo:font-weight="normal" officeooo:rsid="020ae90a" fo:background-color="transparent" loext:char-shading-value="0" style:font-size-asian="9pt" style:font-weight-asian="normal" style:font-size-complex="9pt" style:font-weight-complex="normal" loext:padding="0in" loext:border="none"/>
    </style:style>
    <style:style style:name="T179" style:family="text">
      <style:text-properties fo:font-variant="normal" fo:text-transform="none" fo:color="#800080" style:font-name="Roboto" fo:font-size="10.5pt" fo:letter-spacing="normal" fo:font-style="normal" officeooo:rsid="004403f8"/>
    </style:style>
    <style:style style:name="T180" style:family="text">
      <style:text-properties fo:color="#c9211e"/>
    </style:style>
    <style:style style:name="T181" style:family="text">
      <style:text-properties fo:color="#c9211e" fo:background-color="#ffff00" loext:char-shading-value="0"/>
    </style:style>
    <style:style style:name="T182" style:family="text">
      <style:text-properties fo:color="#c9211e" fo:font-weight="bold" style:font-weight-asian="bold" style:font-weight-complex="bold"/>
    </style:style>
    <style:style style:name="T183" style:family="text">
      <style:text-properties officeooo:rsid="0087e745"/>
    </style:style>
    <style:style style:name="T184" style:family="text">
      <style:text-properties fo:color="#000000" fo:font-weight="normal" officeooo:rsid="008f57e9" style:font-weight-asian="normal" style:font-weight-complex="normal"/>
    </style:style>
    <style:style style:name="T185" style:family="text">
      <style:text-properties fo:color="#000000" style:font-name="sans-serif" fo:font-size="10.5pt" fo:font-weight="bold"/>
    </style:style>
    <style:style style:name="T186" style:family="text">
      <style:text-properties fo:color="#000000" style:font-name="sans-serif" fo:font-size="10.5pt" fo:font-weight="normal"/>
    </style:style>
    <style:style style:name="T187" style:family="text">
      <style:text-properties fo:color="#000000" style:font-name="Linux Libertine" fo:font-size="10.5pt" officeooo:rsid="0148c998" fo:background-color="transparent" loext:char-shading-value="0"/>
    </style:style>
    <style:style style:name="T188" style:family="text">
      <style:text-properties fo:color="#000000" style:font-name="Linux Libertine" fo:font-size="10.5pt" officeooo:rsid="0147ff78" fo:background-color="transparent" loext:char-shading-value="0"/>
    </style:style>
    <style:style style:name="T189" style:family="text">
      <style:text-properties fo:color="#000000" style:font-name="Linux Libertine" fo:font-size="11pt" style:font-size-asian="11pt" style:font-size-complex="11pt"/>
    </style:style>
    <style:style style:name="T190" style:family="text">
      <style:text-properties fo:color="#000000" style:font-name="Linux Libertine" fo:font-size="11pt" officeooo:rsid="0148c998" style:font-size-asian="11pt" style:font-size-complex="11pt"/>
    </style:style>
    <style:style style:name="T191" style:family="text">
      <style:text-properties fo:color="#000000" style:text-line-through-style="none" style:text-line-through-type="none" style:font-name="sans-serif" fo:font-size="10.5pt" style:text-underline-style="none" fo:font-weight="normal" style:text-blinking="false" fo:background-color="#ffffff" loext:char-shading-value="0"/>
    </style:style>
    <style:style style:name="T192" style:family="text">
      <style:text-properties fo:color="#000000" style:text-line-through-style="none" style:text-line-through-type="none" style:font-name="sans-serif" fo:font-size="10.5pt" style:text-underline-style="none" style:text-blinking="false" fo:background-color="#ffffff" loext:char-shading-value="0"/>
    </style:style>
    <style:style style:name="T193" style:family="text">
      <style:text-properties fo:color="#000000" style:text-line-through-style="none" style:text-line-through-type="none" style:font-name="sans-serif" fo:font-size="10.5pt" style:text-underline-style="none" officeooo:rsid="0166fe16" style:text-blinking="false" fo:background-color="#ffffff" loext:char-shading-value="0"/>
    </style:style>
    <style:style style:name="T194" style:family="text">
      <style:text-properties fo:color="#000000" style:font-name="Open Sans" fo:font-size="12pt" fo:font-weight="normal" loext:padding="0in" loext:border="none"/>
    </style:style>
    <style:style style:name="T195" style:family="text">
      <style:text-properties fo:color="#000000" style:font-name="Open Sans" fo:font-size="12pt" fo:font-weight="normal" fo:background-color="#ffff00" loext:char-shading-value="0" loext:padding="0in" loext:border="none"/>
    </style:style>
    <style:style style:name="T196" style:family="text">
      <style:text-properties fo:color="#000000" style:font-name="Arial1" fo:font-size="12pt" fo:font-weight="normal" loext:padding="0in" loext:border="none"/>
    </style:style>
    <style:style style:name="T197" style:family="text">
      <style:text-properties fo:background-color="#ffff00" loext:char-shading-value="0"/>
    </style:style>
    <style:style style:name="T198" style:family="text">
      <style:text-properties fo:background-color="#ffff00" loext:char-shading-value="0" loext:padding="0.0193in" loext:border="0.06pt solid #e2e2e2"/>
    </style:style>
    <style:style style:name="T199" style:family="text">
      <style:text-properties officeooo:rsid="021c68a4" fo:background-color="#ffff00" loext:char-shading-value="0"/>
    </style:style>
    <style:style style:name="T200" style:family="text">
      <style:text-properties officeooo:rsid="00d19714"/>
    </style:style>
    <style:style style:name="T201" style:family="text">
      <style:text-properties officeooo:rsid="00f96448"/>
    </style:style>
    <style:style style:name="T202" style:family="text">
      <style:text-properties fo:color="#0c4b33" style:font-name="Fira Mono" fo:background-color="#ffff00" loext:char-shading-value="0"/>
    </style:style>
    <style:style style:name="T203" style:family="text">
      <style:text-properties fo:color="#0c4b33" style:text-line-through-style="none" style:text-line-through-type="none" style:font-name="Fira Mono" style:text-underline-style="none" fo:font-weight="bold" style:text-blinking="false" fo:background-color="#ffff00" loext:char-shading-value="0"/>
    </style:style>
    <style:style style:name="T204" style:family="text">
      <style:text-properties officeooo:rsid="0022abc8"/>
    </style:style>
    <style:style style:name="T205" style:family="text">
      <style:text-properties fo:color="#00a933" style:font-name="Arial" fo:font-size="11.25pt"/>
    </style:style>
    <style:style style:name="T206" style:family="text">
      <style:text-properties fo:color="#00a933" style:font-name="Consolas" fo:font-size="9.75pt" loext:padding="0in" loext:border="none"/>
    </style:style>
    <style:style style:name="T207" style:family="text">
      <style:text-properties fo:color="#00a933" fo:font-weight="normal"/>
    </style:style>
    <style:style style:name="T208" style:family="text">
      <style:text-properties officeooo:rsid="01276e20"/>
    </style:style>
    <style:style style:name="T209" style:family="text">
      <style:text-properties officeooo:rsid="01330c10"/>
    </style:style>
    <style:style style:name="T210" style:family="text">
      <style:text-properties style:font-name="Consolas" fo:font-size="9.75pt" loext:padding="0in" loext:border="none"/>
    </style:style>
    <style:style style:name="T211" style:family="text">
      <style:text-properties loext:padding="0in" loext:border="none"/>
    </style:style>
    <style:style style:name="T212" style:family="text">
      <style:text-properties fo:font-size="10pt" style:font-size-asian="10pt" style:font-size-complex="10pt"/>
    </style:style>
    <style:style style:name="T213" style:family="text">
      <style:text-properties fo:color="#0645ad" style:text-line-through-style="none" style:text-line-through-type="none" style:font-name="sans-serif" fo:font-size="10.5pt" style:text-underline-style="none" style:text-blinking="false" fo:background-color="#ffffff" loext:char-shading-value="0"/>
    </style:style>
    <style:style style:name="T214" style:family="text">
      <style:text-properties fo:color="#0645ad" style:text-line-through-style="none" style:text-line-through-type="none" style:font-name="sans-serif" fo:font-size="10.5pt" style:text-underline-style="none" fo:font-weight="bold" style:text-blinking="false"/>
    </style:style>
    <style:style style:name="T215" style:family="text">
      <style:text-properties fo:color="#0645ad" style:text-line-through-style="none" style:text-line-through-type="none" style:font-name="sans-serif" fo:font-size="10.5pt" style:text-underline-style="none" fo:font-weight="bold" officeooo:rsid="0148c998" style:text-blinking="false"/>
    </style:style>
    <style:style style:name="T216" style:family="text">
      <style:text-properties fo:color="#0645ad" style:text-line-through-style="none" style:text-line-through-type="none" style:font-name="sans-serif" fo:font-size="10.5pt" style:text-underline-style="none" fo:font-weight="normal" style:text-blinking="false" fo:background-color="#ffffff" loext:char-shading-value="0"/>
    </style:style>
    <style:style style:name="T217" style:family="text">
      <style:text-properties fo:color="#0645ad" style:text-line-through-style="none" style:text-line-through-type="none" style:font-name="sans-serif" fo:font-size="11pt" style:text-underline-style="none" fo:font-weight="normal" style:text-blinking="false" style:font-size-asian="11pt" style:font-size-complex="11pt"/>
    </style:style>
    <style:style style:name="T218" style:family="text">
      <style:text-properties fo:color="#0645ad" style:text-line-through-style="none" style:text-line-through-type="none" style:text-underline-style="none" fo:font-weight="normal" style:text-blinking="false" fo:background-color="#ffffff" loext:char-shading-value="0"/>
    </style:style>
    <style:style style:name="T219" style:family="text">
      <style:text-properties fo:color="#0645ad" style:font-name="sans-serif" fo:font-size="10pt" style:text-underline-style="none" fo:font-weight="normal" officeooo:rsid="014bc0a6" fo:background-color="#f8f9fa" loext:char-shading-value="0" style:font-size-asian="10pt" style:font-size-complex="10pt"/>
    </style:style>
    <style:style style:name="T220" style:family="text">
      <style:text-properties fo:color="#0645ad" fo:font-size="10pt" style:text-underline-style="none" fo:font-weight="normal" fo:background-color="#f8f9fa" loext:char-shading-value="0" style:font-size-asian="10pt" style:font-size-complex="10pt"/>
    </style:style>
    <style:style style:name="T221" style:family="text">
      <style:text-properties style:text-line-through-style="none" style:text-line-through-type="none" style:font-name="sans-serif" fo:font-size="10.5pt" style:text-underline-style="none" fo:font-weight="normal" style:text-blinking="false" fo:background-color="#ffffff" loext:char-shading-value="0"/>
    </style:style>
    <style:style style:name="T222" style:family="text">
      <style:text-properties fo:color="#202122"/>
    </style:style>
    <style:style style:name="T223" style:family="text">
      <style:text-properties fo:color="#202122" style:font-name="sans-serif" fo:font-size="10.5pt"/>
    </style:style>
    <style:style style:name="T224" style:family="text">
      <style:text-properties fo:color="#202122" style:font-name="sans-serif" fo:font-size="10.5pt" fo:font-weight="normal"/>
    </style:style>
    <style:style style:name="T225" style:family="text">
      <style:text-properties fo:color="#202122" style:font-name="sans-serif" fo:font-size="10.5pt" officeooo:rsid="0148c998"/>
    </style:style>
    <style:style style:name="T226" style:family="text">
      <style:text-properties fo:color="#202122" style:font-name="sans-serif" fo:font-size="11pt" fo:font-weight="normal" style:font-size-asian="11pt" style:font-size-complex="11pt"/>
    </style:style>
    <style:style style:name="T227" style:family="text">
      <style:text-properties fo:color="#202122" fo:font-size="10.5pt"/>
    </style:style>
    <style:style style:name="T228" style:family="text">
      <style:text-properties fo:color="#202122" fo:font-size="10.5pt" officeooo:rsid="0148c998"/>
    </style:style>
    <style:style style:name="T229" style:family="text">
      <style:text-properties fo:color="#202122" style:text-line-through-style="none" style:text-line-through-type="none" style:font-name="sans-serif" fo:font-size="10.5pt" style:text-underline-style="none" style:text-blinking="false" fo:background-color="#ffffff" loext:char-shading-value="0"/>
    </style:style>
    <style:style style:name="T230" style:family="text">
      <style:text-properties fo:color="#202122" style:text-line-through-style="none" style:text-line-through-type="none" style:font-name="sans-serif" fo:font-size="10.5pt" style:text-underline-style="none" officeooo:rsid="0154baf4" style:text-blinking="false" fo:background-color="#ffffff" loext:char-shading-value="0"/>
    </style:style>
    <style:style style:name="T231" style:family="text">
      <style:text-properties fo:color="#202122" style:text-line-through-style="none" style:text-line-through-type="none" style:font-name="sans-serif" fo:font-size="10.5pt" style:text-underline-style="none" fo:font-weight="normal" style:text-blinking="false" fo:background-color="#ffffff" loext:char-shading-value="0"/>
    </style:style>
    <style:style style:name="T232" style:family="text">
      <style:text-properties fo:color="#202122" style:text-line-through-style="none" style:text-line-through-type="none" style:font-name="sans-serif" fo:font-size="10.5pt" style:text-underline-style="none" fo:font-weight="bold" officeooo:rsid="0148c998" style:text-blinking="false"/>
    </style:style>
    <style:style style:name="T233" style:family="text">
      <style:text-properties fo:color="#202122" style:text-line-through-style="none" style:text-line-through-type="none" style:text-underline-style="none" fo:font-weight="normal" style:text-blinking="false" fo:background-color="#ffffff" loext:char-shading-value="0"/>
    </style:style>
    <style:style style:name="T234" style:family="text">
      <style:text-properties fo:color="#202122" officeooo:rsid="0148c998"/>
    </style:style>
    <style:style style:name="T235" style:family="text">
      <style:text-properties fo:color="#202122" fo:font-weight="normal"/>
    </style:style>
    <style:style style:name="T236" style:family="text">
      <style:text-properties officeooo:rsid="0148c998"/>
    </style:style>
    <style:style style:name="T237" style:family="text">
      <style:text-properties fo:color="#2a6099" style:text-line-through-style="none" style:text-line-through-type="none" style:font-name="sans-serif" fo:font-size="10.5pt" style:text-underline-style="none" officeooo:rsid="0154baf4" style:text-blinking="false" fo:background-color="#ffffff" loext:char-shading-value="0"/>
    </style:style>
    <style:style style:name="T238" style:family="text">
      <style:text-properties fo:color="#2a6099" officeooo:rsid="021c68a4"/>
    </style:style>
    <style:style style:name="T239" style:family="text">
      <style:text-properties fo:color="#111111" style:font-name="Arial1" fo:font-size="12pt" fo:font-weight="normal" style:font-size-asian="12pt" style:font-size-complex="12pt" loext:padding="0in" loext:border="none"/>
    </style:style>
    <style:style style:name="T240" style:family="text">
      <style:text-properties fo:color="#111111" style:font-name="Arial1" fo:font-size="13pt" style:font-size-asian="13pt" style:font-size-complex="13pt" loext:padding="0in" loext:border="none"/>
    </style:style>
    <style:style style:name="T241" style:family="text">
      <style:text-properties fo:color="#171717" style:font-name="Segoe UI" fo:font-size="12pt" fo:font-weight="normal" loext:padding="0in" loext:border="none"/>
    </style:style>
    <style:style style:name="T242" style:family="text">
      <style:text-properties fo:color="#171717" style:font-name="Segoe UI" fo:font-size="12pt" fo:font-weight="normal" fo:background-color="#ffff00" loext:char-shading-value="0" loext:padding="0in" loext:border="none"/>
    </style:style>
    <style:style style:name="T243" style:family="text">
      <style:text-properties fo:color="#171717" style:font-name="Segoe UI" fo:font-size="12pt" fo:font-weight="normal" style:font-size-asian="13pt" style:font-size-complex="13pt" loext:padding="0in" loext:border="none"/>
    </style:style>
    <style:style style:name="T244" style:family="text">
      <style:text-properties fo:color="#171717" style:font-name="Segoe UI" fo:font-size="12pt" fo:font-weight="normal" fo:background-color="#ffbf00" loext:char-shading-value="0" style:font-size-asian="13pt" style:font-size-complex="13pt" loext:padding="0in" loext:border="none"/>
    </style:style>
    <style:style style:name="T245" style:family="text">
      <style:text-properties fo:color="#171717" style:font-name="Arial1" fo:font-size="12pt" fo:font-weight="normal" loext:padding="0in" loext:border="none"/>
    </style:style>
    <style:style style:name="T246" style:family="text">
      <style:text-properties style:font-name="sans-serif" fo:font-size="15pt" fo:background-color="transparent" loext:char-shading-value="0" style:font-size-asian="15pt" style:font-size-complex="15pt" loext:padding="0in" loext:border="none"/>
    </style:style>
    <style:style style:name="T247" style:family="text">
      <style:text-properties style:font-name="sans-serif" fo:font-size="13pt" fo:background-color="transparent" loext:char-shading-value="0" style:font-size-asian="13pt" style:font-size-complex="13pt" loext:padding="0in" loext:border="none"/>
    </style:style>
    <style:style style:name="T248" style:family="text">
      <style:text-properties style:font-name="Arial1" fo:font-size="12pt" fo:font-weight="normal" fo:background-color="#ffff00" loext:char-shading-value="0" style:font-size-asian="12pt" style:font-size-complex="12pt" loext:padding="0in" loext:border="none"/>
    </style:style>
    <style:style style:name="T249" style:family="text">
      <style:text-properties style:font-name="Arial1" fo:font-size="12pt" fo:font-weight="normal" officeooo:rsid="016e7e36" fo:background-color="#ffff00" loext:char-shading-value="0" style:font-size-asian="12pt" style:font-size-complex="12pt" loext:padding="0in" loext:border="none"/>
    </style:style>
    <style:style style:name="T250" style:family="text">
      <style:text-properties style:font-name="Arial1" fo:font-size="12pt" fo:font-weight="normal" fo:background-color="#77bc65" loext:char-shading-value="0" style:font-size-asian="12pt" style:font-size-complex="12pt" loext:padding="0in" loext:border="none"/>
    </style:style>
    <style:style style:name="T251" style:family="text">
      <style:text-properties style:font-name="Arial1" fo:font-size="12pt" fo:font-weight="normal" style:font-size-asian="12pt" style:font-size-complex="12pt" loext:padding="0in" loext:border="none"/>
    </style:style>
    <style:style style:name="T252" style:family="text">
      <style:text-properties style:font-name="Arial1" loext:padding="0in" loext:border="none"/>
    </style:style>
    <style:style style:name="T253" style:family="text">
      <style:text-properties officeooo:rsid="01762881"/>
    </style:style>
    <style:style style:name="T254" style:family="text">
      <style:text-properties officeooo:rsid="0217e574"/>
    </style:style>
    <style:style style:name="T255" style:family="text">
      <style:text-properties loext:padding="0.0193in" loext:border="0.06pt solid #e2e2e2"/>
    </style:style>
    <style:style style:name="T256" style:family="text">
      <style:text-properties fo:color="#158466" officeooo:rsid="02219b7f"/>
    </style:style>
    <style:style style:name="T257" style:family="text">
      <style:text-properties fo:color="#158466" officeooo:rsid="021a45ee"/>
    </style:style>
    <style:style style:name="T258" style:family="text">
      <style:text-properties fo:color="#158466" officeooo:rsid="0217e574"/>
    </style:style>
    <style:style style:name="T259" style:family="text">
      <style:text-properties fo:color="#158466" style:font-name="Liberation Mono" officeooo:rsid="022d5947" style:font-name-asian="Noto Sans Mono CJK SC" style:font-name-complex="Liberation Mono"/>
    </style:style>
    <style:style style:name="T260" style:family="text">
      <style:text-properties officeooo:rsid="0227bf2e"/>
    </style:style>
    <style:style style:name="T261" style:family="text">
      <style:text-properties style:font-name="IranYekan" fo:font-size="10.5pt" fo:font-style="normal" fo:font-weight="normal"/>
    </style:style>
    <text:list-style style:name="L1">
      <text:list-level-style-bullet text:level="1" text:style-name="Bullet_20_Symbols" style:num-suffix="." text:bullet-char="•">
        <style:list-level-properties text:space-before="0.3957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Django ORM – Django shell</text:p>
      <text:p text:style-name="P108"/>
      <text:p text:style-name="P109">We have defined two models called User and Register as follows:</text:p>
      <text:p text:style-name="P109"/>
      <text:p text:style-name="P112"/>
      <table:table table:name="Table1" table:style-name="Table1">
        <table:table-column table:style-name="Table1.A"/>
        <table:table-row table:style-name="TableLine94249257752256">
          <table:table-cell table:style-name="Table1.A1" office:value-type="string">
            <text:p text:style-name="P111">from django.contrib.auth.models import <text:span text:style-name="T197">User</text:span></text:p>
            <text:p text:style-name="P111"/>
            <text:p text:style-name="P111">class Register(models.Model):</text:p>
            <text:p text:style-name="P111"><text:s text:c="4"/>owner <text:s text:c="7"/>= models.<text:span text:style-name="T180">ForeignKey</text:span>(<text:span text:style-name="T180">User</text:span>, on_delete=models.CASCADE, blank=True, null=True)</text:p>
            <text:p text:style-name="P111"><text:s text:c="4"/>first_name = models.CharField(max_length = 50, <text:s/>default = '')</text:p>
            <text:p text:style-name="P111"><text:s text:c="4"/>last_name <text:s/>= models.CharField(max_length = 50, <text:s/>default = '')</text:p>
            <text:p text:style-name="P111"><text:s text:c="4"/>age <text:s text:c="12"/>= models.IntegerField(blank <text:s text:c="2"/>=True, null=True)</text:p>
            <text:p text:style-name="P111"><text:s text:c="4"/>city <text:s text:c="11"/>= models.CharField(max_length = 50, <text:s/>default = '')</text:p>
            <text:p text:style-name="P111"><text:s text:c="4"/>province <text:s text:c="3"/>= models.CharField(max_length = 50, <text:s/>default = '')</text:p>
            <text:p text:style-name="P111"><text:s text:c="4"/>username <text:s text:c="2"/>= models.CharField(max_length = 100, default = '')</text:p>
            <text:p text:style-name="P111"><text:s text:c="4"/>password1 = models.CharField(max_length = 100, default = '')</text:p>
            <text:p text:style-name="P111"><text:s text:c="4"/>password2 = models.CharField(max_length = 100, default = '')</text:p>
            <text:p text:style-name="P111"><text:s text:c="4"/>email <text:s text:c="9"/>= models.EmailField(max_length=100)</text:p>
            <text:p text:style-name="P111"><text:s text:c="4"/>created_at <text:s/>= models.DateTimeField(auto_now_add=True)</text:p>
            <text:p text:style-name="P111"/>
            <text:p text:style-name="P111"><text:s text:c="4"/>class Meta:</text:p>
            <text:p text:style-name="P111"><text:s text:c="8"/>db_table = 'Register'</text:p>
          </table:table-cell>
        </table:table-row>
      </table:table>
      <text:p text:style-name="P110"/>
      <table:table table:name="Table2" table:style-name="Table2">
        <table:table-column table:style-name="Table2.A"/>
        <table:table-row table:style-name="TableLine94249247393968">
          <table:table-cell table:style-name="Table2.A1" office:value-type="string">
            <text:p text:style-name="P120"><text:span text:style-name="Emphasis"><text:span text:style-name="T37">c</text:span></text:span><text:span text:style-name="Emphasis"><text:span text:style-name="T36">lass </text:span></text:span><text:span text:style-name="Source_20_Text"><text:span text:style-name="T2">models.User</text:span></text:span></text:p>
          </table:table-cell>
        </table:table-row>
      </table:table>
      <text:p text:style-name="P110"/>
      <table:table table:name="Table3" table:style-name="Table3">
        <table:table-column table:style-name="Table3.A"/>
        <table:table-column table:style-name="Table3.B"/>
        <table:table-column table:style-name="Table3.C"/>
        <table:table-row table:style-name="TableLine94249446511120">
          <table:table-cell table:style-name="Table3.A1" office:value-type="string">
            <text:h text:style-name="P1" text:outline-level="3"><text:span text:style-name="Source_20_Text"><text:span text:style-name="T32">Fields</text:span></text:span><text:span text:style-name="Source_20_Text"><text:span text:style-name="T47">:</text:span></text:span></text:h>
            <text:p text:style-name="P54"><text:span text:style-name="Source_20_Text"><text:span text:style-name="T7">u</text:span></text:span><text:span text:style-name="Source_20_Text"><text:span text:style-name="T6">sername</text:span></text:span></text:p>
            <text:p text:style-name="P54"><text:span text:style-name="Source_20_Text"><text:span text:style-name="T5">first_name</text:span></text:span></text:p>
            <text:p text:style-name="P54"><text:span text:style-name="Source_20_Text"><text:span text:style-name="T5">last_name</text:span></text:span></text:p>
            <text:p text:style-name="P54"><text:span text:style-name="Source_20_Text"><text:span text:style-name="T5">email</text:span></text:span></text:p>
            <text:p text:style-name="P54"><text:span text:style-name="Source_20_Text"><text:span text:style-name="T3">password</text:span></text:span></text:p>
            <text:p text:style-name="P5"><text:span text:style-name="Source_20_Text"><text:span text:style-name="T3">groups</text:span></text:span></text:p>
            <text:p text:style-name="P5"><text:span text:style-name="Source_20_Text"><text:span text:style-name="T3">user_permissions</text:span></text:span></text:p>
            <text:p text:style-name="P5"><text:span text:style-name="Source_20_Text"><text:span text:style-name="T3">is_staff</text:span></text:span></text:p>
            <text:p text:style-name="P5"><text:span text:style-name="Source_20_Text"><text:span text:style-name="T3">is_active</text:span></text:span></text:p>
            <text:p text:style-name="P5"><text:span text:style-name="Source_20_Text"><text:span text:style-name="T3">is_superuser</text:span></text:span></text:p>
            <text:p text:style-name="P5"><text:span text:style-name="Source_20_Text"><text:span text:style-name="T3">last_login</text:span></text:span></text:p>
            <text:p text:style-name="P5"><text:span text:style-name="Source_20_Text"><text:span text:style-name="T3">date_joined</text:span></text:span></text:p>
          </table:table-cell>
          <table:table-cell table:style-name="Table3.A1" office:value-type="string">
            <text:h text:style-name="P2" text:outline-level="3"><text:span text:style-name="Source_20_Text"><text:span text:style-name="T32">Attributes:</text:span></text:span></text:h>
            <text:p text:style-name="P54"><text:span text:style-name="Source_20_Text"><text:span text:style-name="T3">is_authenticated</text:span></text:span></text:p>
            <text:p text:style-name="P54"><text:span text:style-name="Source_20_Text"><text:span text:style-name="T3">is_anonymous</text:span></text:span></text:p>
          </table:table-cell>
          <table:table-cell table:style-name="Table3.A1" office:value-type="string">
            <text:h text:style-name="P2" text:outline-level="3"><text:span text:style-name="Source_20_Text"><text:span text:style-name="T32">Methods:</text:span></text:span></text:h>
            <text:p text:style-name="P54"><text:span text:style-name="Source_20_Text"><text:span text:style-name="T3">get_username</text:span></text:span><text:span text:style-name="Source_20_Text"><text:span text:style-name="T11">()</text:span></text:span></text:p>
            <text:p text:style-name="P54"><text:span text:style-name="Source_20_Text"><text:span text:style-name="T3">get_full_name</text:span></text:span><text:span text:style-name="Source_20_Text"><text:span text:style-name="T11">()</text:span></text:span></text:p>
            <text:p text:style-name="P54"><text:span text:style-name="Source_20_Text"><text:span text:style-name="T3">get_short_name</text:span></text:span><text:span text:style-name="Source_20_Text"><text:span text:style-name="T11">()</text:span></text:span></text:p>
            <text:p text:style-name="P54"><text:span text:style-name="Source_20_Text"><text:span text:style-name="T3">set_password</text:span></text:span><text:span text:style-name="Source_20_Text"><text:span text:style-name="T11">(</text:span></text:span><text:span text:style-name="Emphasis"><text:span text:style-name="T35">raw_password</text:span></text:span><text:span text:style-name="Source_20_Text"><text:span text:style-name="T11">)</text:span></text:span></text:p>
            <text:p text:style-name="P54"><text:span text:style-name="Source_20_Text"><text:span text:style-name="T3">check_password</text:span></text:span><text:span text:style-name="Source_20_Text"><text:span text:style-name="T11">(</text:span></text:span><text:span text:style-name="Emphasis"><text:span text:style-name="T35">raw_password</text:span></text:span><text:span text:style-name="Source_20_Text"><text:span text:style-name="T11">)</text:span></text:span></text:p>
            <text:p text:style-name="P5"><text:span text:style-name="Source_20_Text"><text:span text:style-name="T3">set_unusable_password</text:span></text:span><text:span text:style-name="Source_20_Text"><text:span text:style-name="T11">()</text:span></text:span></text:p>
            <text:p text:style-name="P5"><text:span text:style-name="Source_20_Text"><text:span text:style-name="T3">has_usable_password</text:span></text:span><text:span text:style-name="Source_20_Text"><text:span text:style-name="T11">()</text:span></text:span></text:p>
            <text:p text:style-name="P5"><text:span text:style-name="Source_20_Text"><text:span text:style-name="T3">get_user_permissions</text:span></text:span><text:span text:style-name="Source_20_Text"><text:span text:style-name="T11">(</text:span></text:span><text:span text:style-name="Emphasis"><text:span text:style-name="T35">obj=None</text:span></text:span><text:span text:style-name="Source_20_Text"><text:span text:style-name="T11">)</text:span></text:span></text:p>
            <text:p text:style-name="P5"><text:span text:style-name="Source_20_Text"><text:span text:style-name="T3">get_group_permissions</text:span></text:span><text:span text:style-name="Source_20_Text"><text:span text:style-name="T11">(</text:span></text:span><text:span text:style-name="Emphasis"><text:span text:style-name="T35">obj=None</text:span></text:span><text:span text:style-name="Source_20_Text"><text:span text:style-name="T11">)</text:span></text:span></text:p>
            <text:p text:style-name="P5"><text:span text:style-name="Source_20_Text"><text:span text:style-name="T3">get_all_permissions</text:span></text:span><text:span text:style-name="Source_20_Text"><text:span text:style-name="T11">(</text:span></text:span><text:span text:style-name="Emphasis"><text:span text:style-name="T35">obj=None</text:span></text:span><text:span text:style-name="Source_20_Text"><text:span text:style-name="T11">)</text:span></text:span></text:p>
            <text:p text:style-name="P5"><text:span text:style-name="Source_20_Text"><text:span text:style-name="T3">has_perm</text:span></text:span><text:span text:style-name="Source_20_Text"><text:span text:style-name="T11">(</text:span></text:span><text:span text:style-name="Emphasis"><text:span text:style-name="T35">perm</text:span></text:span><text:span text:style-name="Source_20_Text"><text:span text:style-name="T11">, </text:span></text:span><text:span text:style-name="Emphasis"><text:span text:style-name="T35">obj=None</text:span></text:span><text:span text:style-name="Source_20_Text"><text:span text:style-name="T11">)</text:span></text:span></text:p>
            <text:p text:style-name="P5"><text:span text:style-name="Source_20_Text"><text:span text:style-name="T3">has_perms</text:span></text:span><text:span text:style-name="Source_20_Text"><text:span text:style-name="T11">(</text:span></text:span><text:span text:style-name="Emphasis"><text:span text:style-name="T35">perm_list</text:span></text:span><text:span text:style-name="Source_20_Text"><text:span text:style-name="T11">, </text:span></text:span><text:span text:style-name="Emphasis"><text:span text:style-name="T35">obj=None</text:span></text:span><text:span text:style-name="Source_20_Text"><text:span text:style-name="T11">)</text:span></text:span></text:p>
            <text:p text:style-name="P5"><text:span text:style-name="Source_20_Text"><text:span text:style-name="T3">has_module_perms</text:span></text:span><text:span text:style-name="Source_20_Text"><text:span text:style-name="T11">(</text:span></text:span><text:span text:style-name="Emphasis"><text:span text:style-name="T35">package_name</text:span></text:span><text:span text:style-name="Source_20_Text"><text:span text:style-name="T11">)</text:span></text:span></text:p>
            <text:p text:style-name="P5"><text:span text:style-name="Source_20_Text"><text:span text:style-name="T3">email_user</text:span></text:span><text:span text:style-name="Source_20_Text"><text:span text:style-name="T11">(</text:span></text:span><text:span text:style-name="Emphasis"><text:span text:style-name="T35">subject</text:span></text:span><text:span text:style-name="Source_20_Text"><text:span text:style-name="T11">,</text:span></text:span><text:span text:style-name="Emphasis"><text:span text:style-name="T35">message</text:span></text:span><text:span text:style-name="Source_20_Text"><text:span text:style-name="T11">,</text:span></text:span><text:span text:style-name="Emphasis"><text:span text:style-name="T35">from_email=None</text:span></text:span><text:span text:style-name="Source_20_Text"><text:span text:style-name="T11">,</text:span></text:span><text:span text:style-name="Emphasis"><text:span text:style-name="T35">**kwargs</text:span></text:span><text:span text:style-name="Source_20_Text"><text:span text:style-name="T11">)</text:span></text:span></text:p>
            <text:p text:style-name="P5"><text:span text:style-name="Source_20_Text"><text:span text:style-name="T38"/></text:span></text:p>
          </table:table-cell>
        </table:table-row>
      </table:table>
      <text:p text:style-name="P110"/>
      <text:p text:style-name="P110"/>
      <text:h text:style-name="P3" text:outline-level="3"><text:span text:style-name="Source_20_Text"><text:span text:style-name="T32">Manager methods:</text:span></text:span></text:h>
      <text:p text:style-name="P6"><text:span text:style-name="Source_20_Text"><text:span text:style-name="T4">create_user</text:span></text:span><text:span text:style-name="Source_20_Text"><text:span text:style-name="T11">(</text:span></text:span><text:span text:style-name="Emphasis"><text:span text:style-name="T35">username</text:span></text:span><text:span text:style-name="Source_20_Text"><text:span text:style-name="T11">,</text:span></text:span><text:span text:style-name="Emphasis"><text:span text:style-name="T35">email=None</text:span></text:span><text:span text:style-name="Source_20_Text"><text:span text:style-name="T11">,</text:span></text:span><text:span text:style-name="Emphasis"><text:span text:style-name="T35">password=None</text:span></text:span><text:span text:style-name="Source_20_Text"><text:span text:style-name="T11">,</text:span></text:span><text:span text:style-name="Emphasis"><text:span text:style-name="T35">**extra_fields</text:span></text:span><text:span text:style-name="Source_20_Text"><text:span text:style-name="T11">)</text:span></text:span></text:p>
      <text:p text:style-name="P6"><text:span text:style-name="Source_20_Text"><text:span text:style-name="T4">create_superuser</text:span></text:span><text:span text:style-name="Source_20_Text"><text:span text:style-name="T11">(</text:span></text:span><text:span text:style-name="Emphasis"><text:span text:style-name="T35">username</text:span></text:span><text:span text:style-name="Source_20_Text"><text:span text:style-name="T11">,</text:span></text:span><text:span text:style-name="Emphasis"><text:span text:style-name="T35">email=None</text:span></text:span><text:span text:style-name="Source_20_Text"><text:span text:style-name="T11">,</text:span></text:span><text:span text:style-name="Emphasis"><text:span text:style-name="T35">password=None</text:span></text:span><text:span text:style-name="Source_20_Text"><text:span text:style-name="T11">,</text:span></text:span><text:span text:style-name="Emphasis"><text:span text:style-name="T35">**extra_fields</text:span></text:span><text:span text:style-name="Source_20_Text"><text:span text:style-name="T11">)</text:span></text:span></text:p>
      <text:p text:style-name="P7"><text:span text:style-name="Source_20_Text"><text:span text:style-name="T1">with_perm</text:span></text:span><text:span text:style-name="Source_20_Text"><text:span text:style-name="T10">(</text:span></text:span><text:span text:style-name="Emphasis"><text:span text:style-name="T9">perm</text:span></text:span><text:span text:style-name="Source_20_Text"><text:span text:style-name="T10">,</text:span></text:span><text:span text:style-name="Emphasis"><text:span text:style-name="T9">is_active=True</text:span></text:span><text:span text:style-name="Source_20_Text"><text:span text:style-name="T10">,</text:span></text:span><text:span text:style-name="Emphasis"><text:span text:style-name="T9">include_superusers=True</text:span></text:span><text:span text:style-name="Source_20_Text"><text:span text:style-name="T10">,</text:span></text:span><text:span text:style-name="Emphasis"><text:span text:style-name="T9">backend=None</text:span></text:span><text:span text:style-name="Source_20_Text"><text:span text:style-name="T10">,</text:span></text:span><text:span text:style-name="Emphasis"><text:span text:style-name="T9">obj=None</text:span></text:span><text:span text:style-name="Source_20_Text"><text:span text:style-name="T10">)</text:span></text:span></text:p>
      <text:p text:style-name="P7"><text:span text:style-name="Source_20_Text"><text:span text:style-name="T10"/></text:span></text:p>
      <text:p text:style-name="P7"><text:span text:style-name="Source_20_Text"><text:span text:style-name="T10"/></text:span></text:p>
      <text:p text:style-name="P7"><text:span text:style-name="Source_20_Text"><text:span text:style-name="T10"/></text:span></text:p>
      <text:p text:style-name="P7"><text:span text:style-name="Source_20_Text"><text:span text:style-name="T10"/></text:span></text:p>
      <text:p text:style-name="P7"><text:span text:style-name="Source_20_Text"><text:span text:style-name="T10"/></text:span></text:p>
      <text:p text:style-name="P10"><text:soft-page-break/><text:span text:style-name="Source_20_Text"><text:span text:style-name="T65">To access all fields and methods of a model:</text:span></text:span></text:p>
      <text:p text:style-name="P7"><text:span text:style-name="Source_20_Text"><text:span text:style-name="T48">User._meta.get_fields(include_hidden=True)</text:span></text:span></text:p>
      <text:p text:style-name="P8"><text:span text:style-name="Source_20_Text"><text:span text:style-name="T49">dir(User)</text:span></text:span></text:p>
      <text:p text:style-name="P8"><text:span text:style-name="Source_20_Text"><text:span text:style-name="T34"/></text:span></text:p>
      <text:p text:style-name="P9"><text:span text:style-name="Source_20_Text"><text:span text:style-name="T33"/></text:span></text:p>
      <text:p text:style-name="P9"><text:span text:style-name="Source_20_Text"><text:span text:style-name="T33">To add data to User:</text:span></text:span></text:p>
      <text:p text:style-name="P9"><text:span text:style-name="Source_20_Text"><text:span text:style-name="T50">user1 = User(username='negar', email='negar.fallah@gmail.com', password='negar')</text:span></text:span></text:p>
      <text:p text:style-name="P9"><text:span text:style-name="Source_20_Text"><text:span text:style-name="T50">user1.is_staff=True</text:span></text:span></text:p>
      <text:p text:style-name="P9"><text:span text:style-name="Source_20_Text"><text:span text:style-name="T50">user1.is_superuser=False</text:span></text:span></text:p>
      <text:p text:style-name="P9"><text:span text:style-name="Source_20_Text"><text:span text:style-name="T50">user.set_password('negar')</text:span></text:span></text:p>
      <text:p text:style-name="P9"><text:span text:style-name="Source_20_Text"><text:span text:style-name="T50">user.check_password('negar')</text:span></text:span></text:p>
      <text:p text:style-name="P9"><text:span text:style-name="Source_20_Text"><text:span text:style-name="T50">User.objects.all()[2].delete()</text:span></text:span></text:p>
      <text:p text:style-name="P9"><text:span text:style-name="Source_20_Text"><text:span text:style-name="T50">user1.save()</text:span></text:span></text:p>
      <text:p text:style-name="P9"><text:span text:style-name="Source_20_Text"><text:span text:style-name="T50"/></text:span></text:p>
      <text:p text:style-name="P9"><text:span text:style-name="Source_20_Text"><text:span text:style-name="T50"/></text:span></text:p>
      <text:p text:style-name="P11"><text:span text:style-name="Source_20_Text"><text:span text:style-name="T66">To create Register table in mysql workbench:</text:span></text:span></text:p>
      <text:p text:style-name="P11"><text:span text:style-name="Source_20_Text"><text:span text:style-name="T51">use DATA1;</text:span></text:span></text:p>
      <text:p text:style-name="P11"><text:span text:style-name="Source_20_Text"><text:span text:style-name="T51"/></text:span></text:p>
      <text:p text:style-name="P11"><text:span text:style-name="Source_20_Text"><text:span text:style-name="T51">CREATE TABLE Register(id INT AUTO_INCREMENT PRIMARY KEY, owner_id INT(11) ,</text:span></text:span></text:p>
      <text:p text:style-name="P11"><text:span text:style-name="Source_20_Text"><text:span text:style-name="T51">first_name VARCHAR(50) NOT NULL, last_name VARCHAR(50) NOT NULL, age INT NOT NULL,city VARCHAR(50) NOT NULL, province VARCHAR(50) NOT NULL, <text:s text:c="25"/>username VARCHAR(100) NOT NULL, password1 VARCHAR(100) NOT NULL,</text:span></text:span></text:p>
      <text:p text:style-name="P11"><text:span text:style-name="Source_20_Text"><text:span text:style-name="T51">password2 VARCHAR(100) NOT NULL, email VARCHAR(100) NOT NULL, created_at DATETIME NOT NULL);</text:span></text:span></text:p>
      <text:p text:style-name="P11"><text:span text:style-name="Source_20_Text"><text:span text:style-name="T51"/></text:span></text:p>
      <text:p text:style-name="P11"><text:span text:style-name="Source_20_Text"><text:span text:style-name="T51"/></text:span></text:p>
      <text:p text:style-name="P34"><text:span text:style-name="Source_20_Text"><text:span text:style-name="T74">To </text:span></text:span><text:span text:style-name="Source_20_Text"><text:span text:style-name="T75">insert</text:span></text:span><text:span text:style-name="Source_20_Text"><text:span text:style-name="T76"> data </text:span></text:span><text:span text:style-name="Source_20_Text"><text:span text:style-name="T75">into tables </text:span></text:span><text:span text:style-name="Source_20_Text"><text:span text:style-name="T76">via making connection between </text:span></text:span><text:span text:style-name="Source_20_Text"><text:span text:style-name="T78">models</text:span></text:span><text:span text:style-name="Source_20_Text"><text:span text:style-name="T74">, there are 3 ways:</text:span></text:span></text:p>
      <text:p text:style-name="P23"><text:span text:style-name="Source_20_Text"><text:span text:style-name="T67">1. through </text:span></text:span><text:span text:style-name="Source_20_Text"><text:span text:style-name="T117">form</text:span></text:span></text:p>
      <text:p text:style-name="P23"><text:span text:style-name="Source_20_Text"><text:span text:style-name="T70">but in this case </text:span></text:span><text:span text:style-name="Source_20_Text"><text:span text:style-name="T116">owner_id</text:span></text:span><text:span text:style-name="Source_20_Text"><text:span text:style-name="T70"> </text:span></text:span><text:span text:style-name="Source_20_Text"><text:span text:style-name="T72">in Register table </text:span></text:span><text:span text:style-name="Source_20_Text"><text:span text:style-name="T70">remains </text:span></text:span><text:span text:style-name="Source_20_Text"><text:span text:style-name="T116">blank </text:span></text:span><text:span text:style-name="Source_20_Text"><text:span text:style-name="T73">in the database</text:span></text:span></text:p>
      <text:p text:style-name="P12"><text:span text:style-name="Source_20_Text"><text:span text:style-name="T70"/></text:span></text:p>
      <text:p text:style-name="P12"><text:span text:style-name="Source_20_Text"><text:span text:style-name="T67">2. through </text:span></text:span><text:span text:style-name="Source_20_Text"><text:span text:style-name="T68">register_set</text:span></text:span></text:p>
      <text:p text:style-name="P13"><text:span text:style-name="Source_20_Text"><text:span text:style-name="T53">&gt;&gt;&gt; python3 manage.py shell</text:span></text:span></text:p>
      <text:p text:style-name="P13"><text:span text:style-name="Source_20_Text"><text:span text:style-name="T53">&gt;&gt;&gt; from django.contrib.auth.models import User</text:span></text:span></text:p>
      <text:p text:style-name="P13"><text:span text:style-name="Source_20_Text"><text:span text:style-name="T53">&gt;&gt;&gt; from PeriodII.models import *</text:span></text:span></text:p>
      <text:p text:style-name="P12"><text:span text:style-name="Source_20_Text"><text:span text:style-name="T52">&gt;&gt;&gt; users = User.objects.all()</text:span></text:span></text:p>
      <text:p text:style-name="P12"><text:span text:style-name="Source_20_Text"><text:span text:style-name="T52">&gt;&gt;&gt; users[2].</text:span></text:span><text:span text:style-name="Source_20_Text"><text:span text:style-name="T116">register_set</text:span></text:span><text:span text:style-name="Source_20_Text"><text:span text:style-name="T52">.create(owner=16, first_name='sara' ,last_name='amiri', age=27, city='rasht', <text:s text:c="3"/>province='guilan', username='sara', password1='sara', password2='sara', email='sara.amiri@gmail.com' )</text:span></text:span></text:p>
      <text:p text:style-name="P13"><text:span text:style-name="Source_20_Text"><text:span text:style-name="T53">&gt;&gt;&gt; users[2].register_set.all()[0]</text:span></text:span></text:p>
      <text:p text:style-name="P13"><text:span text:style-name="Source_20_Text"><text:span text:style-name="T53"/></text:span></text:p>
      <text:p text:style-name="P14"><text:span text:style-name="Source_20_Text"><text:span text:style-name="T69">3. through User</text:span></text:span></text:p>
      <text:p text:style-name="P14"><text:span text:style-name="Source_20_Text"><text:span text:style-name="T124">first fill in User model</text:span></text:span></text:p>
      <text:p text:style-name="P19"><text:span text:style-name="Source_20_Text"><text:span text:style-name="T53">&gt;&gt;&gt; python3 manage.py shell</text:span></text:span></text:p>
      <text:p text:style-name="P19"><text:span text:style-name="Source_20_Text"><text:span text:style-name="T53">from django.contrib.auth.models import User</text:span></text:span></text:p>
      <text:p text:style-name="P19"><text:span text:style-name="Source_20_Text"><text:span text:style-name="T53">from PeriodII.models import *</text:span></text:span></text:p>
      <text:p text:style-name="P33"><text:span text:style-name="Source_20_Text"><text:span text:style-name="T57">&gt;&gt;&gt; </text:span></text:span><text:span text:style-name="Source_20_Text"><text:span text:style-name="T55">user = User(username='</text:span></text:span><text:span text:style-name="Source_20_Text"><text:span text:style-name="T56">reihaneh</text:span></text:span><text:span text:style-name="Source_20_Text"><text:span text:style-name="T55">', email='</text:span></text:span><text:span text:style-name="Source_20_Text"><text:span text:style-name="T56">reihaneh.moradi</text:span></text:span><text:span text:style-name="Source_20_Text"><text:span text:style-name="T55">@gmail.com', password='</text:span></text:span><text:span text:style-name="Source_20_Text"><text:span text:style-name="T60">reihaneh</text:span></text:span><text:span text:style-name="Source_20_Text"><text:span text:style-name="T55">')</text:span></text:span></text:p>
      <text:p text:style-name="P14"><text:span text:style-name="Source_20_Text"><text:span text:style-name="T62">&gt;&gt;&gt; </text:span></text:span><text:span text:style-name="Source_20_Text"><text:span text:style-name="T50">user.save()</text:span></text:span></text:p>
      <text:p text:style-name="P15"><text:span text:style-name="Source_20_Text"><text:span text:style-name="T62"/></text:span></text:p>
      <text:p text:style-name="P16"><text:span text:style-name="Source_20_Text"><text:span text:style-name="T71">Now transfer owner from User to Register</text:span></text:span></text:p>
      <text:p text:style-name="P22"><text:span text:style-name="Source_20_Text"><text:span text:style-name="T63">&gt;&gt;&gt; val = User.objects.get(username='</text:span></text:span><text:span text:style-name="Source_20_Text"><text:span text:style-name="T54">reihaneh</text:span></text:span><text:span text:style-name="Source_20_Text"><text:span text:style-name="T63">')</text:span></text:span></text:p>
      <text:p text:style-name="P35"><text:span text:style-name="Source_20_Text"><text:span text:style-name="T58">&gt;&gt;&gt; r = Register(</text:span></text:span><text:span text:style-name="Source_20_Text"><text:span text:style-name="T119">owner=val</text:span></text:span><text:span text:style-name="Source_20_Text"><text:span text:style-name="T58">, first_name='</text:span></text:span><text:span text:style-name="Source_20_Text"><text:span text:style-name="T56">reihaneh</text:span></text:span><text:span text:style-name="Source_20_Text"><text:span text:style-name="T58">' ,last_name='</text:span></text:span><text:span text:style-name="Source_20_Text"><text:span text:style-name="T59">moradi</text:span></text:span><text:span text:style-name="Source_20_Text"><text:span text:style-name="T58">', age=42, city='tehran', <text:s text:c="3"/>province='tehran', username='</text:span></text:span><text:span text:style-name="Source_20_Text"><text:span text:style-name="T56">reihaneh</text:span></text:span><text:span text:style-name="Source_20_Text"><text:span text:style-name="T58">', password1='</text:span></text:span><text:span text:style-name="Source_20_Text"><text:span text:style-name="T56">reihaneh</text:span></text:span><text:span text:style-name="Source_20_Text"><text:span text:style-name="T58">', password2='</text:span></text:span><text:span text:style-name="Source_20_Text"><text:span text:style-name="T56">reihaneh</text:span></text:span><text:span text:style-name="Source_20_Text"><text:span text:style-name="T58">', email='</text:span></text:span><text:span text:style-name="Source_20_Text"><text:span text:style-name="T56">reihaneh</text:span></text:span><text:span text:style-name="Source_20_Text"><text:span text:style-name="T58">.</text:span></text:span><text:span text:style-name="Source_20_Text"><text:span text:style-name="T61">moradi</text:span></text:span><text:span text:style-name="Source_20_Text"><text:span text:style-name="T58">@gmail.com')</text:span></text:span></text:p>
      <text:p text:style-name="P16"><text:span text:style-name="Source_20_Text"><text:span text:style-name="T63">&gt;&gt;&gt; r.save()</text:span></text:span></text:p>
      <text:p text:style-name="P17"><text:span text:style-name="Source_20_Text"><text:span text:style-name="T63"/></text:span></text:p>
      <text:p text:style-name="P18"><text:span text:style-name="Source_20_Text"><text:span text:style-name="T72"/></text:span></text:p>
      <text:p text:style-name="P18"><text:span text:style-name="Source_20_Text"><text:span text:style-name="T72"/></text:span></text:p>
      <text:p text:style-name="P20"><text:span text:style-name="Source_20_Text"><text:span text:style-name="T81"/></text:span></text:p>
      <text:p text:style-name="P20"><text:soft-page-break/><text:span text:style-name="Source_20_Text"><text:span text:style-name="T81">You can not instantiate Foreign-Key this way:</text:span></text:span></text:p>
      <text:p text:style-name="P20"><text:span text:style-name="Source_20_Text"><text:span text:style-name="T81"/></text:span></text:p>
      <text:p text:style-name="P20"><text:span text:style-name="Source_20_Text"><text:span text:style-name="T81">obj = Register.objects.create(</text:span></text:span><text:span text:style-name="Source_20_Text"><text:span text:style-name="T82">owner=19</text:span></text:span><text:span text:style-name="Source_20_Text"><text:span text:style-name="T81">,first_name='reihane' ,last_name='moradi', age=40, city='tehran', <text:s text:c="3"/>province='tehran', username='reihane', password1='reihane', password2='reihane', email='reihane.moradi@gmail.com' )</text:span></text:span></text:p>
      <text:p text:style-name="P20"><text:span text:style-name="Source_20_Text"><text:span text:style-name="T81"/></text:span></text:p>
      <text:p text:style-name="P20"><text:span text:style-name="Source_20_Text"><text:span text:style-name="T81">Register(</text:span></text:span><text:span text:style-name="Source_20_Text"><text:span text:style-name="T82">owner=19</text:span></text:span><text:span text:style-name="Source_20_Text"><text:span text:style-name="T81">,first_name='reihane' ,last_name='moradi', age=40, city='tehran', province='tehran', username='reihane', password1='reihane', password2='reihane', email='reihane.moradi@gmail.com' )</text:span></text:span></text:p>
      <text:p text:style-name="P20"><text:span text:style-name="Source_20_Text"><text:span text:style-name="T81"/></text:span></text:p>
      <text:p text:style-name="P21"><text:span text:style-name="Source_20_Text"><text:span text:style-name="T120">Error</text:span></text:span><text:span text:style-name="Source_20_Text"><text:span text:style-name="T118"> : ValueError: Cannot assign "19": "Register.owner" must be a "User" instance.</text:span></text:span></text:p>
      <text:p text:style-name="P17"><text:span text:style-name="Source_20_Text"><text:span text:style-name="T63"/></text:span></text:p>
      <text:p text:style-name="P17"><text:span text:style-name="Source_20_Text"><text:span text:style-name="T53"/></text:span></text:p>
      <text:p text:style-name="P24"><text:span text:style-name="Source_20_Text"><text:span text:style-name="T64">users = User.objects.all()</text:span></text:span></text:p>
      <text:p text:style-name="P24"><text:span text:style-name="Source_20_Text"><text:span text:style-name="T64">owner_id = users[i].id</text:span></text:span></text:p>
      <text:p text:style-name="P11"><text:span text:style-name="Source_20_Text"><text:span text:style-name="T51"/></text:span></text:p>
      <text:p text:style-name="P11"><text:span text:style-name="Source_20_Text"><text:span text:style-name="T51"/></text:span></text:p>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4249264963040">
          <table:table-cell table:style-name="Table5.A1" office:value-type="string">
            <text:p text:style-name="P125">id</text:p>
          </table:table-cell>
          <table:table-cell table:style-name="Table5.A1" office:value-type="string">
            <text:p text:style-name="P125">username</text:p>
          </table:table-cell>
          <table:table-cell table:style-name="Table5.A1" office:value-type="string">
            <text:p text:style-name="P125">email</text:p>
          </table:table-cell>
          <table:table-cell table:style-name="Table5.A1" office:value-type="string">
            <text:p text:style-name="P125">password</text:p>
          </table:table-cell>
          <table:table-cell table:style-name="Table5.E1" office:value-type="string">
            <text:p text:style-name="P136">register_set</text:p>
          </table:table-cell>
        </table:table-row>
        <table:table-row table:style-name="TableLine94249271060480">
          <table:table-cell table:style-name="Table5.A2" office:value-type="string">
            <text:p text:style-name="P125">16</text:p>
            <text:p text:style-name="P125">17</text:p>
            <text:p text:style-name="P125">18</text:p>
            <text:p text:style-name="P125">21</text:p>
            <text:p text:style-name="P125">22</text:p>
            <text:p text:style-name="P125">27</text:p>
          </table:table-cell>
          <table:table-cell table:style-name="Table5.A2" office:value-type="string">
            <text:p text:style-name="P127"/>
          </table:table-cell>
          <table:table-cell table:style-name="Table5.A2" office:value-type="string">
            <text:p text:style-name="P127"/>
          </table:table-cell>
          <table:table-cell table:style-name="Table5.A2" office:value-type="string">
            <text:p text:style-name="P127"/>
          </table:table-cell>
          <table:table-cell table:style-name="Table5.E2" office:value-type="string">
            <text:p text:style-name="P127"/>
          </table:table-cell>
        </table:table-row>
      </table:table>
      <text:p text:style-name="P8"><text:span text:style-name="Source_20_Text"><text:span text:style-name="T49"/></text:span></text:p>
      <text:p text:style-name="P26"><text:span text:style-name="Source_20_Text"><text:span text:style-name="T49"/></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C"/>
        <table:table-column table:style-name="Table4.I"/>
        <table:table-column table:style-name="Table4.J"/>
        <table:table-column table:style-name="Table4.K"/>
        <table:table-column table:style-name="Table4.L" table:number-columns-repeated="2"/>
        <table:table-row table:style-name="TableLine94249221072816">
          <table:table-cell table:style-name="Table4.A1" office:value-type="string">
            <text:p text:style-name="P121">id</text:p>
          </table:table-cell>
          <table:table-cell table:style-name="Table4.A1" office:value-type="string">
            <text:p text:style-name="P132">owner_<text:span text:style-name="T183">id</text:span></text:p>
          </table:table-cell>
          <table:table-cell table:style-name="Table4.A1" office:value-type="string">
            <text:p text:style-name="P121">first_name</text:p>
          </table:table-cell>
          <table:table-cell table:style-name="Table4.A1" office:value-type="string">
            <text:p text:style-name="P121">last_name</text:p>
          </table:table-cell>
          <table:table-cell table:style-name="Table4.A1" office:value-type="string">
            <text:p text:style-name="P121">age</text:p>
          </table:table-cell>
          <table:table-cell table:style-name="Table4.A1" office:value-type="string">
            <text:p text:style-name="P121">city</text:p>
          </table:table-cell>
          <table:table-cell table:style-name="Table4.A1" office:value-type="string">
            <text:p text:style-name="P121">province</text:p>
          </table:table-cell>
          <table:table-cell table:style-name="Table4.A1" office:value-type="string">
            <text:p text:style-name="P121">username</text:p>
          </table:table-cell>
          <table:table-cell table:style-name="Table4.A1" office:value-type="string">
            <text:p text:style-name="P121">password1</text:p>
          </table:table-cell>
          <table:table-cell table:style-name="Table4.A1" office:value-type="string">
            <text:p text:style-name="P121">password2</text:p>
          </table:table-cell>
          <table:table-cell table:style-name="Table4.A1" office:value-type="string">
            <text:p text:style-name="P121">email</text:p>
          </table:table-cell>
          <table:table-cell table:style-name="Table4.A1" office:value-type="string">
            <text:p text:style-name="P121">created_at</text:p>
          </table:table-cell>
          <table:table-cell table:style-name="Table4.A1" office:value-type="string">
            <text:p text:style-name="P134">cycle_set</text:p>
          </table:table-cell>
        </table:table-row>
        <table:table-row table:style-name="TableLine94249234646864">
          <table:table-cell table:style-name="Table4.A1" office:value-type="string">
            <text:p text:style-name="P124">15</text:p>
            <text:p text:style-name="P124">16</text:p>
            <text:p text:style-name="P124">17</text:p>
            <text:p text:style-name="P124">26</text:p>
            <text:p text:style-name="P124">27</text:p>
            <text:p text:style-name="P124">29</text:p>
          </table:table-cell>
          <table:table-cell table:style-name="Table4.A1" office:value-type="string">
            <text:p text:style-name="P124">16</text:p>
            <text:p text:style-name="P124">17</text:p>
            <text:p text:style-name="P124">18</text:p>
            <text:p text:style-name="P124">21</text:p>
            <text:p text:style-name="P124">22</text:p>
            <text:p text:style-name="P124">27</text:p>
          </table:table-cell>
          <table:table-cell table:style-name="Table4.A1" office:value-type="string">
            <text:p text:style-name="P122"/>
          </table:table-cell>
          <table:table-cell table:style-name="Table4.A1" office:value-type="string">
            <text:p text:style-name="P122"/>
          </table:table-cell>
          <table:table-cell table:style-name="Table4.A1" office:value-type="string">
            <text:p text:style-name="P122"/>
          </table:table-cell>
          <table:table-cell table:style-name="Table4.A1" office:value-type="string">
            <text:p text:style-name="P122"/>
          </table:table-cell>
          <table:table-cell table:style-name="Table4.A1" office:value-type="string">
            <text:p text:style-name="P122"/>
          </table:table-cell>
          <table:table-cell table:style-name="Table4.A1" office:value-type="string">
            <text:p text:style-name="P122"/>
          </table:table-cell>
          <table:table-cell table:style-name="Table4.A1" office:value-type="string">
            <text:p text:style-name="P122"/>
          </table:table-cell>
          <table:table-cell table:style-name="Table4.A1" office:value-type="string">
            <text:p text:style-name="P122"/>
          </table:table-cell>
          <table:table-cell table:style-name="Table4.A1" office:value-type="string">
            <text:p text:style-name="P122"/>
          </table:table-cell>
          <table:table-cell table:style-name="Table4.A1" office:value-type="string">
            <text:p text:style-name="P122"/>
          </table:table-cell>
          <table:table-cell table:style-name="Table4.A1" office:value-type="string">
            <text:p text:style-name="P122"/>
          </table:table-cell>
        </table:table-row>
      </table:table>
      <text:p text:style-name="P113"/>
      <text:p text:style-name="P113"/>
      <table:table table:name="Table6" table:style-name="Table6">
        <table:table-column table:style-name="Table6.A" table:number-columns-repeated="5"/>
        <table:table-row table:style-name="TableLine94249236398080">
          <table:table-cell table:style-name="Table6.A1" office:value-type="string">
            <text:p text:style-name="P128">id</text:p>
          </table:table-cell>
          <table:table-cell table:style-name="Table6.A1" office:value-type="string">
            <text:p text:style-name="P133">register_id</text:p>
          </table:table-cell>
          <table:table-cell table:style-name="Table6.A1" office:value-type="string">
            <text:p text:style-name="P135">period</text:p>
          </table:table-cell>
          <table:table-cell table:style-name="Table6.A1" office:value-type="string">
            <text:p text:style-name="P128">cycle</text:p>
          </table:table-cell>
          <table:table-cell table:style-name="Table6.E1" office:value-type="string">
            <text:p text:style-name="P128">last_period</text:p>
          </table:table-cell>
        </table:table-row>
        <table:table-row table:style-name="TableLine94249205096496">
          <table:table-cell table:style-name="Table6.A2" office:value-type="string">
            <text:p text:style-name="P129">1</text:p>
            <text:p text:style-name="P129">2</text:p>
            <text:p text:style-name="P129">3</text:p>
            <text:p text:style-name="P129">4</text:p>
            <text:p text:style-name="P129">5</text:p>
            <text:p text:style-name="P129">6</text:p>
          </table:table-cell>
          <table:table-cell table:style-name="Table6.A2" office:value-type="string">
            <text:p text:style-name="P126">16</text:p>
            <text:p text:style-name="P126">17</text:p>
            <text:p text:style-name="P126">18</text:p>
            <text:p text:style-name="P126">21</text:p>
            <text:p text:style-name="P126">22</text:p>
            <text:p text:style-name="P126">27</text:p>
          </table:table-cell>
          <table:table-cell table:style-name="Table6.A2" office:value-type="string">
            <text:p text:style-name="P123">15</text:p>
            <text:p text:style-name="P123">16</text:p>
            <text:p text:style-name="P123">17</text:p>
            <text:p text:style-name="P123">26</text:p>
            <text:p text:style-name="P123">27</text:p>
            <text:p text:style-name="P123">29</text:p>
          </table:table-cell>
          <table:table-cell table:style-name="Table6.A2" office:value-type="string">
            <text:p text:style-name="P127"/>
          </table:table-cell>
          <table:table-cell table:style-name="Table6.E2" office:value-type="string">
            <text:p text:style-name="P127"/>
          </table:table-cell>
        </table:table-row>
      </table:table>
      <text:p text:style-name="P8"><text:span text:style-name="Source_20_Text"><text:span text:style-name="T49"/></text:span></text:p>
      <text:p text:style-name="P8"><text:span text:style-name="Source_20_Text"><text:span text:style-name="T49"/></text:span></text:p>
      <text:p text:style-name="P8"><text:span text:style-name="Source_20_Text"><text:span text:style-name="T49"/></text:span></text:p>
      <text:h text:style-name="P106" text:outline-level="2"><text:span text:style-name="Source_20_Text"><text:span text:style-name="T175">Rename MySQL </text:span></text:span><text:span text:style-name="Source_20_Text"><text:span text:style-name="T176">Table</text:span></text:span><text:span text:style-name="Source_20_Text"><text:span text:style-name="T175">:</text:span></text:span></text:h>
      <text:p text:style-name="P8"><text:span text:style-name="Source_20_Text"><text:span text:style-name="T49"/></text:span></text:p>
      <text:p text:style-name="P8"><text:span text:style-name="Source_20_Text"><text:span text:style-name="T179">ALTER</text:span></text:span><text:span text:style-name="Source_20_Text"><text:span text:style-name="T84"> </text:span></text:span><text:span text:style-name="Source_20_Text"><text:span text:style-name="T179">TABLE</text:span></text:span><text:span text:style-name="Source_20_Text"><text:span text:style-name="T84"> Question11 </text:span></text:span><text:span text:style-name="Source_20_Text"><text:span text:style-name="T179">RENAME</text:span></text:span><text:span text:style-name="Source_20_Text"><text:span text:style-name="T84"> </text:span></text:span><text:span text:style-name="Source_20_Text"><text:span text:style-name="T179">TO</text:span></text:span><text:span text:style-name="Source_20_Text"><text:span text:style-name="T84"> Knowledge_base;</text:span></text:span></text:p>
      <text:p text:style-name="P8"><text:span text:style-name="Source_20_Text"><text:span text:style-name="T49"/></text:span></text:p>
      <text:p text:style-name="P8"><text:span text:style-name="Source_20_Text"><text:span text:style-name="T49"/></text:span></text:p>
      <text:p text:style-name="P8"><text:span text:style-name="Source_20_Text"><text:span text:style-name="T49"/></text:span></text:p>
      <text:p text:style-name="P8"><text:span text:style-name="Source_20_Text"><text:span text:style-name="T49"/></text:span></text:p>
      <text:p text:style-name="P8"><text:span text:style-name="Source_20_Text"><text:span text:style-name="T49"/></text:span></text:p>
      <text:p text:style-name="P8"><text:span text:style-name="Source_20_Text"><text:span text:style-name="T49"/></text:span></text:p>
      <text:h text:style-name="P105" text:outline-level="2"><text:bookmark text:name="ftoc-heading-1"/><text:span text:style-name="Source_20_Text"><text:span text:style-name="T174">Rename MySQL Column:</text:span></text:span></text:h>
      <text:p text:style-name="P8"><text:span text:style-name="Source_20_Text"><text:span text:style-name="T49"/></text:span></text:p>
      <text:p text:style-name="P8"><text:span text:style-name="Source_20_Text"><text:span text:style-name="T173">ALTER</text:span></text:span><text:span text:style-name="Source_20_Text"><text:span text:style-name="T88"> </text:span></text:span><text:span text:style-name="Source_20_Text"><text:span text:style-name="T173">TABLE</text:span></text:span><text:span text:style-name="Source_20_Text"><text:span text:style-name="T88"> Question11 </text:span></text:span><text:span text:style-name="Source_20_Text"><text:span text:style-name="T173">RENAME</text:span></text:span><text:span text:style-name="Source_20_Text"><text:span text:style-name="T88"> </text:span></text:span><text:span text:style-name="Source_20_Text"><text:span text:style-name="T173">COLUMN</text:span></text:span><text:span text:style-name="Source_20_Text"><text:span text:style-name="T88"> infection_type </text:span></text:span><text:span text:style-name="Source_20_Text"><text:span text:style-name="T173">TO</text:span></text:span><text:span text:style-name="Source_20_Text"><text:span text:style-name="T88"> diagnosis;</text:span></text:span></text:p>
      <text:p text:style-name="P8"><text:span text:style-name="Source_20_Text"><text:span text:style-name="T88"/></text:span></text:p>
      <text:p text:style-name="P8"><text:span text:style-name="Source_20_Text"><text:span text:style-name="T49"/></text:span></text:p>
      <text:p text:style-name="P8"><text:span text:style-name="Source_20_Text"><text:span text:style-name="T49"/></text:span></text:p>
      <text:p text:style-name="P8"><text:soft-page-break/><text:span text:style-name="Source_20_Text"><text:span text:style-name="T49"/></text:span></text:p>
      <text:p text:style-name="P8"><text:span text:style-name="Source_20_Text"><text:span text:style-name="T49"/></text:span></text:p>
      <text:p text:style-name="P8"><text:span text:style-name="Source_20_Text"><text:span text:style-name="T49"/></text:span></text:p>
      <text:p text:style-name="P25"><text:span text:style-name="Source_20_Text"><text:span text:style-name="T90">How to create foreign key in mysql?</text:span></text:span></text:p>
      <text:p text:style-name="P8"><text:span text:style-name="Source_20_Text"><text:span text:style-name="T49"/></text:span></text:p>
      <text:p text:style-name="P8"><text:span text:style-name="Source_20_Text"><text:span text:style-name="T84">CREATE TABLE Cycle (</text:span></text:span></text:p>
      <text:p text:style-name="P8"><text:span text:style-name="Source_20_Text"><text:span text:style-name="T84"><text:tab/>id INT AUTO_INCREMENT PRIMARY KEY,</text:span></text:span></text:p>
      <text:p text:style-name="P37"><text:span text:style-name="Source_20_Text"><text:span text:style-name="T77"><text:s text:c="4"/><text:tab/></text:span></text:span><text:span text:style-name="Source_20_Text"><text:span text:style-name="T79">register</text:span></text:span><text:span text:style-name="Source_20_Text"><text:span text:style-name="T77">_id int,</text:span></text:span></text:p>
      <text:p text:style-name="P8"><text:span text:style-name="Source_20_Text"><text:span text:style-name="T84"><text:s text:c="4"/><text:tab/>cycle int not null,</text:span></text:span></text:p>
      <text:p text:style-name="P50"><text:span text:style-name="Source_20_Text"><text:span text:style-name="T77"><text:tab/></text:span></text:span><text:span text:style-name="Source_20_Text"><text:span text:style-name="T80">period</text:span></text:span><text:span text:style-name="Source_20_Text"><text:span text:style-name="T77"> int not null,</text:span></text:span></text:p>
      <text:p text:style-name="P8"><text:span text:style-name="Source_20_Text"><text:span text:style-name="T84"><text:s text:c="4"/><text:tab/>last_period date,</text:span></text:span></text:p>
      <text:p text:style-name="P31"><text:span text:style-name="Source_20_Text"><text:span text:style-name="T85"><text:tab/>email varchar(50) not null,</text:span></text:span></text:p>
      <text:p text:style-name="P31"><text:span text:style-name="Source_20_Text"><text:span text:style-name="T85"><text:s/><text:tab/>created_at date,</text:span></text:span></text:p>
      <text:p text:style-name="P8"><text:span text:style-name="Source_20_Text"><text:span text:style-name="T84"><text:s text:c="4"/><text:tab/></text:span></text:span><text:span text:style-name="Source_20_Text"><text:span text:style-name="T86">FOREIGN KEY (</text:span></text:span><text:span text:style-name="Source_20_Text"><text:span text:style-name="T87">register</text:span></text:span><text:span text:style-name="Source_20_Text"><text:span text:style-name="T86">_id) REFERENCES Register</text:span></text:span><text:span text:style-name="Source_20_Text"><text:span text:style-name="T84">(</text:span></text:span><text:span text:style-name="Source_20_Text"><text:span text:style-name="T83">id</text:span></text:span><text:span text:style-name="Source_20_Text"><text:span text:style-name="T84">)</text:span></text:span></text:p>
      <text:p text:style-name="P8"><text:span text:style-name="Source_20_Text"><text:span text:style-name="T84"/></text:span></text:p>
      <text:p text:style-name="P8"><text:span text:style-name="Source_20_Text"><text:span text:style-name="T84">);</text:span></text:span></text:p>
      <text:p text:style-name="P8"><text:span text:style-name="Source_20_Text"><text:span text:style-name="T84"/></text:span></text:p>
      <text:p text:style-name="P8"><text:span text:style-name="Source_20_Text"><text:span text:style-name="T84">INSERT INTO Cycle VALUES </text:span></text:span></text:p>
      <text:p text:style-name="P8"><text:span text:style-name="Source_20_Text"><text:span text:style-name="T84">(1, 1, 28,7,'2021-04-12 06:42:54');</text:span></text:span></text:p>
      <text:p text:style-name="P8"><text:span text:style-name="Source_20_Text"><text:span text:style-name="T84"/></text:span></text:p>
      <text:p text:style-name="P8"><text:span text:style-name="Source_20_Text"><text:span text:style-name="T91">To make foreign key, the </text:span></text:span><text:span text:style-name="Source_20_Text"><text:span text:style-name="T121">referring column</text:span></text:span><text:span text:style-name="Source_20_Text"><text:span text:style-name="T91"> in the base table must be an </text:span></text:span><text:span text:style-name="Source_20_Text"><text:span text:style-name="Strong_20_Emphasis"><text:span text:style-name="T122">indexed column</text:span></text:span></text:span><text:span text:style-name="Source_20_Text"><text:span text:style-name="Strong_20_Emphasis"><text:span text:style-name="T92">.</text:span></text:span></text:span></text:p>
      <text:p text:style-name="P27"><text:span text:style-name="Strong_20_Emphasis"><text:span text:style-name="T184">H</text:span></text:span><text:span text:style-name="Strong_20_Emphasis"><text:span text:style-name="T93">ere, (id) has already been announced as </text:span></text:span><text:span text:style-name="Strong_20_Emphasis"><text:span text:style-name="T123">Primary Key</text:span></text:span><text:span text:style-name="Strong_20_Emphasis"><text:span text:style-name="T93">, so it is indexed. A column can be announced </text:span></text:span><text:span text:style-name="Strong_20_Emphasis"><text:span text:style-name="T123">unique</text:span></text:span><text:span text:style-name="Strong_20_Emphasis"><text:span text:style-name="T93">. This is another way for being indexed.</text:span></text:span></text:p>
      <text:p text:style-name="P27"><text:span text:style-name="Strong_20_Emphasis"><text:span text:style-name="T93"/></text:span></text:p>
      <text:p text:style-name="P27"><text:span text:style-name="Strong_20_Emphasis"><text:span text:style-name="T93"/></text:span></text:p>
      <text:p text:style-name="P27"><text:span text:style-name="Strong_20_Emphasis"><text:span text:style-name="T93"/></text:span></text:p>
      <text:p text:style-name="P28"><text:span text:style-name="Strong_20_Emphasis"><text:span text:style-name="T93">CREATE TABLE Register (</text:span></text:span></text:p>
      <text:p text:style-name="P28"><text:span text:style-name="Strong_20_Emphasis"><text:span text:style-name="T93"/></text:span></text:p>
      <text:p text:style-name="P28"><text:span text:style-name="Strong_20_Emphasis"><text:span text:style-name="T96"><text:tab/></text:span></text:span><text:span text:style-name="Strong_20_Emphasis"><text:span text:style-name="T97">id INT AUTO_INCREMENT PRIMARY KEY</text:span></text:span><text:span text:style-name="Strong_20_Emphasis"><text:span text:style-name="T96">, </text:span></text:span></text:p>
      <text:p text:style-name="P28"><text:span text:style-name="Strong_20_Emphasis"><text:span text:style-name="T96"><text:tab/>owner_id INT(11) , </text:span></text:span></text:p>
      <text:p text:style-name="P28"><text:span text:style-name="Strong_20_Emphasis"><text:span text:style-name="T96"><text:tab/>unique_id VARCHAR(50), </text:span></text:span></text:p>
      <text:p text:style-name="P28"><text:span text:style-name="Strong_20_Emphasis"><text:span text:style-name="T96"><text:tab/>first_name VARCHAR(50) NOT NULL,</text:span></text:span></text:p>
      <text:p text:style-name="P28"><text:span text:style-name="Strong_20_Emphasis"><text:span text:style-name="T96"><text:tab/>last_name VARCHAR(50) NOT NULL, </text:span></text:span></text:p>
      <text:p text:style-name="P28"><text:span text:style-name="Strong_20_Emphasis"><text:span text:style-name="T96"><text:tab/>age INT NOT NULL,</text:span></text:span></text:p>
      <text:p text:style-name="P28"><text:span text:style-name="Strong_20_Emphasis"><text:span text:style-name="T96"><text:tab/>city VARCHAR(50) NOT NULL, </text:span></text:span></text:p>
      <text:p text:style-name="P28"><text:span text:style-name="Strong_20_Emphasis"><text:span text:style-name="T96"><text:tab/>province VARCHAR(50) NOT NULL,</text:span></text:span></text:p>
      <text:p text:style-name="P28"><text:span text:style-name="Strong_20_Emphasis"><text:span text:style-name="T96"><text:tab/>username VARCHAR(100) NOT NULL,</text:span></text:span></text:p>
      <text:p text:style-name="P28"><text:span text:style-name="Strong_20_Emphasis"><text:span text:style-name="T96"><text:tab/>password1 VARCHAR(100) NOT NULL,</text:span></text:span></text:p>
      <text:p text:style-name="P28"><text:span text:style-name="Strong_20_Emphasis"><text:span text:style-name="T96"><text:tab/>password2 VARCHAR(100) NOT NULL,</text:span></text:span></text:p>
      <text:p text:style-name="P28"><text:span text:style-name="Strong_20_Emphasis"><text:span text:style-name="T96"><text:tab/>email VARCHAR(100) NOT NULL, </text:span></text:span></text:p>
      <text:p text:style-name="P28"><text:span text:style-name="Strong_20_Emphasis"><text:span text:style-name="T96"><text:tab/>admin BOOLEAN NOT NULL,</text:span></text:span></text:p>
      <text:p text:style-name="P28"><text:span text:style-name="Strong_20_Emphasis"><text:span text:style-name="T96"><text:tab/>staff BOOLEAN NOT NULL, </text:span></text:span></text:p>
      <text:p text:style-name="P28"><text:span text:style-name="Strong_20_Emphasis"><text:span text:style-name="T96"><text:tab/>created_at DATETIME </text:span></text:span></text:p>
      <text:p text:style-name="P28"><text:span text:style-name="Strong_20_Emphasis"><text:span text:style-name="T93">);</text:span></text:span></text:p>
      <text:p text:style-name="P28"><text:span text:style-name="Strong_20_Emphasis"><text:span text:style-name="T93"/></text:span></text:p>
      <text:p text:style-name="P28"><text:span text:style-name="Strong_20_Emphasis"><text:span text:style-name="T93"/></text:span></text:p>
      <text:p text:style-name="P28"><text:span text:style-name="Strong_20_Emphasis"><text:span text:style-name="T93"/></text:span></text:p>
      <text:p text:style-name="P28"><text:span text:style-name="Strong_20_Emphasis"><text:span text:style-name="T93"/></text:span></text:p>
      <text:p text:style-name="P28"><text:span text:style-name="Strong_20_Emphasis"><text:span text:style-name="T93"/></text:span></text:p>
      <text:p text:style-name="P28"><text:span text:style-name="Strong_20_Emphasis"><text:span text:style-name="T93"/></text:span></text:p>
      <text:p text:style-name="P28"><text:span text:style-name="Strong_20_Emphasis"><text:span text:style-name="T93"/></text:span></text:p>
      <text:p text:style-name="P29"><text:span text:style-name="Strong_20_Emphasis"><text:span text:style-name="T94">When you have a table with a field which is a foreign key to the mode ‘User’, </text:span></text:span><text:span text:style-name="Strong_20_Emphasis"><text:span text:style-name="T95">you are not allowed to delete its table in mysql</text:span></text:span><text:span text:style-name="Strong_20_Emphasis"><text:span text:style-name="T94">.</text:span></text:span></text:p>
      <text:p text:style-name="P29"><text:span text:style-name="Strong_20_Emphasis"><text:span text:style-name="T94"/></text:span></text:p>
      <text:p text:style-name="P29"><text:span text:style-name="Strong_20_Emphasis"><text:span text:style-name="T94">First, comment out that field and its table in django and migrate it, then : </text:span></text:span></text:p>
      <text:p text:style-name="P36"><text:span text:style-name="Strong_20_Emphasis"><text:span text:style-name="T128">Error</text:span></text:span><text:span text:style-name="Strong_20_Emphasis"><text:span text:style-name="T129"> MySQL : If you're trying to update or drop a table in MySQL and you're getting the error 'Error Code: 1217. Cannot delete or update a parent row: a foreign key constraint fails' you need to toggle the </text:span></text:span><text:span text:style-name="Strong_20_Emphasis"><text:span text:style-name="Source_20_Text"><text:span text:style-name="T130">foreign_key_checks</text:span></text:span></text:span><text:span text:style-name="Strong_20_Emphasis"><text:span text:style-name="T129"> variable first.</text:span></text:span></text:p>
      <text:p text:style-name="P28"><text:span text:style-name="Strong_20_Emphasis"><text:span text:style-name="T98"/></text:span></text:p>
      <text:p text:style-name="P28"><text:soft-page-break/><text:span text:style-name="Strong_20_Emphasis"><text:span text:style-name="T98">use DATA1;</text:span></text:span></text:p>
      <text:p text:style-name="P28"><text:span text:style-name="Strong_20_Emphasis"><text:span text:style-name="T98"/></text:span></text:p>
      <text:p text:style-name="P28"><text:span text:style-name="Strong_20_Emphasis"><text:span text:style-name="T103">SET FOREIGN_KEY_CHECKS = 0;</text:span></text:span></text:p>
      <text:p text:style-name="P28"><text:span text:style-name="Strong_20_Emphasis"><text:span text:style-name="T126">drop</text:span></text:span><text:span text:style-name="Strong_20_Emphasis"><text:span text:style-name="T98"> table Register;</text:span></text:span></text:p>
      <text:p text:style-name="P28"><text:span text:style-name="Strong_20_Emphasis"><text:span text:style-name="T103">SET FOREIGN_KEY_CHECKS = 1;</text:span></text:span></text:p>
      <text:p text:style-name="P28"><text:span text:style-name="Strong_20_Emphasis"><text:span text:style-name="T98"/></text:span></text:p>
      <text:p text:style-name="P94"><text:span text:style-name="Strong_20_Emphasis"><text:span text:style-name="T140"/></text:span></text:p>
      <text:p text:style-name="P94"><text:span text:style-name="Strong_20_Emphasis"><text:span text:style-name="T140"/></text:span></text:p>
      <text:p text:style-name="P164"><text:span text:style-name="T131">E</text:span><text:span text:style-name="T132">RROR 1136</text:span></text:p>
      <text:p text:style-name="P163"><text:span text:style-name="T131">Warning:</text:span><text:span text:style-name="T142"> </text:span><text:span text:style-name="T141">If your insert statement doesn't provide </text:span><text:span text:style-name="Strong_20_Emphasis"><text:span text:style-name="T144">all </text:span></text:span><text:span text:style-name="T141">the columns, you need to explicitly list all the columns you </text:span><text:span text:style-name="Strong_20_Emphasis"><text:span text:style-name="T144">are </text:span></text:span><text:span text:style-name="T141">providing, even if the one you're leaving out is auto-incrementing. </text:span></text:p>
      <text:p text:style-name="P165"/>
      <text:p text:style-name="P91"><text:span text:style-name="Strong_20_Emphasis"><text:span text:style-name="T127">INSERT INTO</text:span></text:span><text:span text:style-name="Strong_20_Emphasis"><text:span text:style-name="T102"> Register VALUES </text:span></text:span></text:p>
      <text:p text:style-name="P91"><text:span text:style-name="Strong_20_Emphasis"><text:span text:style-name="T102">(1, 79 , '6dcdbde4-a7d0-4b59-82d9-208c61fbe044', 'maryam' ,'poortarigh',32,'rasht','guilan','Maryam','Maryam_5750','Maryam_5750','maryam.poortarigh@gmail.com', TRUE, FALSE, NULL);</text:span></text:span></text:p>
      <text:p text:style-name="P90"><text:span text:style-name="Strong_20_Emphasis"><text:span text:style-name="T102"/></text:span></text:p>
      <text:p text:style-name="P90"><text:span text:style-name="Strong_20_Emphasis"><text:span text:style-name="T102"/></text:span></text:p>
      <text:p text:style-name="P90"><text:span text:style-name="Strong_20_Emphasis"><text:span text:style-name="T102"/></text:span></text:p>
      <text:p text:style-name="P90"><text:span text:style-name="Strong_20_Emphasis"><text:span text:style-name="T102"/></text:span></text:p>
      <text:p text:style-name="P90"><text:span text:style-name="Source_20_Text"><text:span text:style-name="T134">CREATE TABLE employees (</text:span></text:span></text:p>
      <text:p text:style-name="P93"><text:span text:style-name="Source_20_Text"><text:span text:style-name="T138"><text:s text:c="2"/></text:span></text:span><text:span text:style-name="Source_20_Text"><text:span text:style-name="T136">emp_no int(11) NOT NULL,</text:span></text:span></text:p>
      <text:p text:style-name="P93"><text:span text:style-name="Source_20_Text"><text:span text:style-name="T139"><text:s text:c="2"/></text:span></text:span><text:span text:style-name="Source_20_Text"><text:span text:style-name="T136">birth_date date NOT NULL,</text:span></text:span></text:p>
      <text:p text:style-name="P93"><text:span text:style-name="Source_20_Text"><text:span text:style-name="T139"><text:s text:c="2"/></text:span></text:span><text:span text:style-name="Source_20_Text"><text:span text:style-name="T136">first_name varchar(14) NOT NULL,</text:span></text:span></text:p>
      <text:p text:style-name="P93"><text:span text:style-name="Source_20_Text"><text:span text:style-name="T139"><text:s text:c="2"/></text:span></text:span><text:span text:style-name="Source_20_Text"><text:span text:style-name="T136">last_name varchar(16) NOT NULL,</text:span></text:span></text:p>
      <text:p text:style-name="P93"><text:span text:style-name="Source_20_Text"><text:span text:style-name="T139"><text:s text:c="2"/></text:span></text:span><text:span text:style-name="Source_20_Text"><text:span text:style-name="T136">gender </text:span></text:span><text:span text:style-name="Source_20_Text"><text:span text:style-name="T135">enum('M','F')</text:span></text:span><text:span text:style-name="Source_20_Text"><text:span text:style-name="T136"> NOT NULL,</text:span></text:span></text:p>
      <text:p text:style-name="P93"><text:span text:style-name="Source_20_Text"><text:span text:style-name="T139"><text:s text:c="2"/></text:span></text:span><text:span text:style-name="Source_20_Text"><text:span text:style-name="T136">hire_date date NOT NULL,</text:span></text:span></text:p>
      <text:p text:style-name="P93"><text:span text:style-name="Source_20_Text"><text:span text:style-name="T139"><text:s text:c="2"/></text:span></text:span><text:span text:style-name="Source_20_Text"><text:span text:style-name="T136">email text,</text:span></text:span></text:p>
      <text:p text:style-name="P93"><text:span text:style-name="Source_20_Text"><text:span text:style-name="T139"><text:s text:c="2"/></text:span></text:span><text:span text:style-name="Source_20_Text"><text:span text:style-name="T136">PRIMARY KEY (emp_no)</text:span></text:span><text:span text:style-name="Source_20_Text"><text:span text:style-name="T137">)</text:span></text:span><text:span text:style-name="Source_20_Text"><text:span text:style-name="T136">;</text:span></text:span></text:p>
      <text:p text:style-name="P28"><text:span text:style-name="Strong_20_Emphasis"><text:span text:style-name="T98"/></text:span></text:p>
      <text:p text:style-name="P28"><text:span text:style-name="Strong_20_Emphasis"><text:span text:style-name="T98"/></text:span></text:p>
      <text:p text:style-name="P28"><text:span text:style-name="Strong_20_Emphasis"><text:span text:style-name="T98"/></text:span></text:p>
      <text:p text:style-name="P28"><text:span text:style-name="Strong_20_Emphasis"><text:span text:style-name="T98"/></text:span></text:p>
      <text:p text:style-name="P28"><text:span text:style-name="Strong_20_Emphasis"><text:span text:style-name="T98"/></text:span></text:p>
      <text:p text:style-name="P28"><text:span text:style-name="Strong_20_Emphasis"><text:span text:style-name="T98"/></text:span></text:p>
      <text:p text:style-name="P28"><text:span text:style-name="Strong_20_Emphasis"><text:span text:style-name="T98"/></text:span></text:p>
      <table:table table:name="Table17" table:style-name="Table17">
        <table:table-column table:style-name="Table17.A"/>
        <table:table-row table:style-name="TableLine94249216614528">
          <table:table-cell table:style-name="Table17.A1" office:value-type="string">
            <text:p text:style-name="P119">CREATE <text:s text:c="2"/>TABLE <text:s text:c="2"/><text:span text:style-name="T182">Medical_Consultant</text:span> (</text:p>
            <text:p text:style-name="P119"><text:tab/> <text:s text:c="2"/></text:p>
            <text:p text:style-name="P119"><text:s text:c="13"/>id INT AUTO_INCREMENT PRIMARY KEY,</text:p>
            <text:p text:style-name="P119"><text:tab/>user_id INT(11) , </text:p>
            <text:p text:style-name="P119"><text:s text:c="13"/>symptom VARCHAR(1000) NOT NULL,</text:p>
            <text:p text:style-name="P119"><text:tab/>answer VARCHAR(30) NOT NULL,</text:p>
            <text:p text:style-name="P119"><text:tab/>disease1 INT NOT NULL,</text:p>
            <text:p text:style-name="P119"><text:s text:c="12"/>disease2 INT NOT NULL,</text:p>
            <text:p text:style-name="P119"><text:s text:c="12"/>disease3 INT NOT NULL,</text:p>
            <text:p text:style-name="P119"><text:tab/>created_at DATETIME </text:p>
            <text:p text:style-name="P119"><text:s text:c="2"/>);</text:p>
          </table:table-cell>
        </table:table-row>
      </table:table>
      <text:p text:style-name="P28"><text:span text:style-name="Strong_20_Emphasis"><text:span text:style-name="T98"/></text:span></text:p>
      <text:p text:style-name="P28"><text:span text:style-name="Strong_20_Emphasis"><text:span text:style-name="T98"/></text:span></text:p>
      <text:p text:style-name="P32"><text:soft-page-break/><text:span text:style-name="Strong_20_Emphasis"><text:span text:style-name="T107">insert data</text:span></text:span></text:p>
      <table:table table:name="Table20" table:style-name="Table20">
        <table:table-column table:style-name="Table20.A"/>
        <table:table-row table:style-name="TableLine94249219632000">
          <table:table-cell table:style-name="Table20.A1" office:value-type="string">
            <text:p text:style-name="P119">&gt;&gt;&gt; a = PainAnalysis(1, 195, 3, 3, 3, 4, 1.33333, 1.33333, 1.33333, '2021-8-31' )</text:p>
            <text:p text:style-name="P119">&gt;&gt;&gt; a.save()</text:p>
          </table:table-cell>
        </table:table-row>
      </table:table>
      <text:p text:style-name="P28"><text:span text:style-name="Strong_20_Emphasis"><text:span text:style-name="T98"/></text:span></text:p>
      <text:p text:style-name="P32"><text:span text:style-name="Strong_20_Emphasis"><text:span text:style-name="T108">change data</text:span></text:span></text:p>
      <table:table table:name="Table21" table:style-name="Table21">
        <table:table-column table:style-name="Table21.A"/>
        <table:table-row table:style-name="TableLine94249565496000">
          <table:table-cell table:style-name="Table21.A1" office:value-type="string">
            <text:p text:style-name="P119">update PainAnalysis</text:p>
            <text:p text:style-name="P119"/>
            <text:p text:style-name="P119">set created_at = '2021-08-29'</text:p>
            <text:p text:style-name="P119"/>
            <text:p text:style-name="P119">where depression = 8;</text:p>
          </table:table-cell>
        </table:table-row>
      </table:table>
      <text:p text:style-name="P28"><text:span text:style-name="Strong_20_Emphasis"><text:span text:style-name="T98"/></text:span></text:p>
      <text:p text:style-name="P28"><text:span text:style-name="Strong_20_Emphasis"><text:span text:style-name="T98"/></text:span></text:p>
      <table:table table:name="Table22" table:style-name="Table22">
        <table:table-column table:style-name="Table22.A"/>
        <table:table-row table:style-name="TableLine94249250372384">
          <table:table-cell table:style-name="Table22.A1" office:value-type="string">
            <text:p text:style-name="P119">CREATE TABLE TaaftehNews (</text:p>
            <text:p text:style-name="P119"><text:tab/>id INT AUTO_INCREMENT PRIMARY KEY,</text:p>
            <text:p text:style-name="P119"><text:tab/>stripped_title varchar(50) ,</text:p>
            <text:p text:style-name="P119"><text:s text:c="13"/>stripped_media varchar(50),</text:p>
            <text:p text:style-name="P119"><text:s text:c="13"/>GDATE1 date,</text:p>
            <text:p text:style-name="P119"><text:tab/>GDATE2 date,</text:p>
            <text:p text:style-name="P119"><text:s text:c="14"/>stripped_desc varchar(50),</text:p>
            <text:p text:style-name="P119"><text:tab/> link varchar(200)</text:p>
            <text:p text:style-name="P119"><text:s/></text:p>
            <text:p text:style-name="P119">);</text:p>
          </table:table-cell>
        </table:table-row>
      </table:table>
      <text:p text:style-name="P28"><text:span text:style-name="Strong_20_Emphasis"><text:span text:style-name="T98"/></text:span></text:p>
      <text:p text:style-name="P28"><text:span text:style-name="Strong_20_Emphasis"><text:span text:style-name="T98"/></text:span></text:p>
      <text:p text:style-name="P28"><text:span text:style-name="Strong_20_Emphasis"><text:span text:style-name="T98"/></text:span></text:p>
      <text:p text:style-name="P28"><text:span text:style-name="Strong_20_Emphasis"><text:span text:style-name="T98"/></text:span></text:p>
      <text:p text:style-name="P28"><text:span text:style-name="Strong_20_Emphasis"><text:span text:style-name="T98"/></text:span></text:p>
      <text:p text:style-name="P28"><text:span text:style-name="Strong_20_Emphasis"><text:span text:style-name="T98"/></text:span></text:p>
      <text:p text:style-name="P28"><text:span text:style-name="Strong_20_Emphasis"><text:span text:style-name="T98"/></text:span></text:p>
      <text:p text:style-name="P28"><text:span text:style-name="Strong_20_Emphasis"><text:span text:style-name="T98"/></text:span></text:p>
      <text:p text:style-name="P28"><text:span text:style-name="Strong_20_Emphasis"><text:span text:style-name="T98"/></text:span></text:p>
      <text:p text:style-name="P28"><text:span text:style-name="Strong_20_Emphasis"><text:span text:style-name="T98"># https://docs.djangoproject.com/en/1.10/topics/db/examples/many_to_one/#many-to-one-relationships</text:span></text:span></text:p>
      <text:p text:style-name="P28"><text:span text:style-name="Strong_20_Emphasis"><text:span text:style-name="T98"/></text:span></text:p>
      <text:h text:style-name="P100" text:outline-level="1"><text:span text:style-name="Strong_20_Emphasis"><text:span text:style-name="T45">Many-to-one relationships</text:span></text:span></text:h>
      <text:p text:style-name="P175"><text:span text:style-name="T46">To define a many-to-one relationship, use </text:span><text:a xlink:type="simple" xlink:href="https://docs.djangoproject.com/en/1.10/ref/models/fields/#django.db.models.ForeignKey" text:style-name="Internet_20_link" text:visited-style-name="Visited_20_Internet_20_Link"><text:span text:style-name="Source_20_Text"><text:span text:style-name="T8">ForeignKey</text:span></text:span></text:a><text:span text:style-name="T46">:</text:span></text:p>
      <text:p text:style-name="P28"><text:span text:style-name="Strong_20_Emphasis"><text:span text:style-name="T98"/></text:span></text:p>
      <text:p text:style-name="P28"><text:span text:style-name="Strong_20_Emphasis"><text:span text:style-name="T98"/></text:span></text:p>
      <text:p text:style-name="P28"><text:span text:style-name="Strong_20_Emphasis"><text:span text:style-name="T98"/></text:span></text:p>
      <text:p text:style-name="P28"><text:span text:style-name="Strong_20_Emphasis"><text:span text:style-name="T103"># Saves the record in database, but the foreign-key is empty. </text:span></text:span><text:span text:style-name="Strong_20_Emphasis"><text:span text:style-name="T105">We need to save in the end</text:span></text:span></text:p>
      <text:p text:style-name="P28"><text:span text:style-name="Strong_20_Emphasis"><text:span text:style-name="T100">&gt;&gt;&gt;</text:span></text:span><text:span text:style-name="Strong_20_Emphasis"><text:span text:style-name="T98">r</text:span></text:span><text:span text:style-name="Strong_20_Emphasis"><text:span text:style-name="T99">=</text:span></text:span><text:span text:style-name="Strong_20_Emphasis"><text:span text:style-name="T126">Register</text:span></text:span><text:span text:style-name="Strong_20_Emphasis"><text:span text:style-name="T98">(first_name='shirin' ,last_name='tabnak',age=32,city='rasht',province='guilan',username='shirin',password1='shirin',password2='shirin',email='shirin.tabnak@gmail.com', admin=False, staff=True);</text:span></text:span></text:p>
      <text:p text:style-name="P28"><text:span text:style-name="Strong_20_Emphasis"><text:span text:style-name="T100">&gt;&gt;&gt;</text:span></text:span><text:span text:style-name="Strong_20_Emphasis"><text:span text:style-name="T98">r.save()</text:span></text:span></text:p>
      <text:p text:style-name="P28"><text:span text:style-name="Strong_20_Emphasis"><text:span text:style-name="T98"/></text:span></text:p>
      <text:p text:style-name="P28"><text:soft-page-break/><text:span text:style-name="Strong_20_Emphasis"><text:span text:style-name="T98"/></text:span></text:p>
      <text:p text:style-name="P28"><text:span text:style-name="Strong_20_Emphasis"><text:span text:style-name="T98"/></text:span></text:p>
      <text:p text:style-name="P28"><text:span text:style-name="Strong_20_Emphasis"><text:span text:style-name="T103"># Saves the record in database, </text:span></text:span><text:span text:style-name="Strong_20_Emphasis"><text:span text:style-name="T104">and</text:span></text:span><text:span text:style-name="Strong_20_Emphasis"><text:span text:style-name="T103"> the foreign-key gets filled. </text:span></text:span><text:span text:style-name="Strong_20_Emphasis"><text:span text:style-name="T105">We need to save in the end</text:span></text:span></text:p>
      <text:p text:style-name="P28"><text:span text:style-name="Strong_20_Emphasis"><text:span text:style-name="T100">&gt;&gt;&gt;</text:span></text:span><text:span text:style-name="Strong_20_Emphasis"><text:span text:style-name="T98">u = </text:span></text:span><text:span text:style-name="Strong_20_Emphasis"><text:span text:style-name="T126">User</text:span></text:span><text:span text:style-name="Strong_20_Emphasis"><text:span text:style-name="T98">(username='shirin', email='shirin.tabnak@gmail.com', password='shirin', is_superuser=False,is_staff=True)</text:span></text:span></text:p>
      <text:p text:style-name="P28"><text:span text:style-name="Strong_20_Emphasis"><text:span text:style-name="T100">&gt;&gt;&gt;</text:span></text:span><text:span text:style-name="Strong_20_Emphasis"><text:span text:style-name="T98">u.save()</text:span></text:span></text:p>
      <text:p text:style-name="P28"><text:span text:style-name="Strong_20_Emphasis"><text:span text:style-name="T100">&gt;&gt;&gt;</text:span></text:span><text:span text:style-name="Strong_20_Emphasis"><text:span text:style-name="T98">r=</text:span></text:span><text:span text:style-name="Strong_20_Emphasis"><text:span text:style-name="T126">Register</text:span></text:span><text:span text:style-name="Strong_20_Emphasis"><text:span text:style-name="T98">(owner=u,first_name='shirin' ,last_name='tabnak',age=32,city='rasht',province='guilan',username='shirin',password1='shirin',password2='shirin',email='shirin.tabnak@gmail.com', admin=False, staff=True)</text:span></text:span></text:p>
      <text:p text:style-name="P28"><text:span text:style-name="Strong_20_Emphasis"><text:span text:style-name="T100">&gt;&gt;&gt;</text:span></text:span><text:span text:style-name="Strong_20_Emphasis"><text:span text:style-name="T98">r.save()</text:span></text:span></text:p>
      <text:p text:style-name="P28"><text:span text:style-name="Strong_20_Emphasis"><text:span text:style-name="T100">&gt;&gt;&gt;</text:span></text:span><text:span text:style-name="Strong_20_Emphasis"><text:span text:style-name="T98">r.owner.id (The amount of owner in Register table)</text:span></text:span></text:p>
      <text:p text:style-name="P28"><text:span text:style-name="Strong_20_Emphasis"><text:span text:style-name="T98"/></text:span></text:p>
      <text:p text:style-name="P28"><text:span text:style-name="Strong_20_Emphasis"><text:span text:style-name="T98"/></text:span></text:p>
      <text:p text:style-name="P28"><text:span text:style-name="Strong_20_Emphasis"><text:span text:style-name="T98"/></text:span></text:p>
      <text:p text:style-name="P39"><text:span text:style-name="Strong_20_Emphasis"><text:span text:style-name="T106"># </text:span></text:span><text:span text:style-name="Strong_20_Emphasis"><text:span text:style-name="T12">Create an Cycle object via the Register object. </text:span></text:span><text:span text:style-name="Strong_20_Emphasis"><text:span text:style-name="T13">Foreign-key gets filled.</text:span></text:span><text:span text:style-name="Strong_20_Emphasis"><text:span text:style-name="T12"> </text:span></text:span><text:span text:style-name="Strong_20_Emphasis"><text:span text:style-name="T13">No need to save</text:span></text:span></text:p>
      <text:p text:style-name="P28"><text:span text:style-name="Strong_20_Emphasis"><text:span text:style-name="T100">&gt;&gt;&gt;</text:span></text:span><text:span text:style-name="Strong_20_Emphasis"><text:span text:style-name="T98">import datetime</text:span></text:span></text:p>
      <text:p text:style-name="P30"><text:span text:style-name="Strong_20_Emphasis"><text:span text:style-name="T100">&gt;&gt;&gt;</text:span></text:span><text:span text:style-name="Strong_20_Emphasis"><text:span text:style-name="T98">new_cycle = r.cycle_set.create(cycle=32, period=7,last_period=datetime.date(2021,4,3))</text:span></text:span></text:p>
      <text:p text:style-name="P28"><text:span text:style-name="Strong_20_Emphasis"><text:span text:style-name="T101">&gt;&gt;&gt;</text:span></text:span><text:span text:style-name="Strong_20_Emphasis"><text:span text:style-name="T98">new_cycle.register.id </text:span></text:span><text:span text:style-name="Strong_20_Emphasis"><text:span text:style-name="T101">(register_id in Cycle table)</text:span></text:span></text:p>
      <text:p text:style-name="P28"><text:span text:style-name="Strong_20_Emphasis"><text:span text:style-name="T101"/></text:span></text:p>
      <text:p text:style-name="P28"><text:span text:style-name="Strong_20_Emphasis"><text:span text:style-name="T101"/></text:span></text:p>
      <text:p text:style-name="P38"><text:span text:style-name="Strong_20_Emphasis"><text:span text:style-name="T14">#</text:span></text:span><text:span text:style-name="Strong_20_Emphasis"><text:span text:style-name="T15">Create a new </text:span></text:span><text:span text:style-name="Strong_20_Emphasis"><text:span text:style-name="T14">Cycle object</text:span></text:span><text:span text:style-name="Strong_20_Emphasis"><text:span text:style-name="T15">, and add it to the </text:span></text:span><text:span text:style-name="Strong_20_Emphasis"><text:span text:style-name="T14">cycle_</text:span></text:span><text:span text:style-name="Strong_20_Emphasis"><text:span text:style-name="T15">set </text:span></text:span><text:span text:style-name="Strong_20_Emphasis"><text:span text:style-name="T14">in Register table</text:span></text:span><text:span text:style-name="Strong_20_Emphasis"><text:span text:style-name="T15">:</text:span></text:span></text:p>
      <text:p text:style-name="P38"><text:span text:style-name="Strong_20_Emphasis"><text:span text:style-name="T21">&gt;&gt;&gt; new_cycle2 = Cycle(cycle=28,period=6, last_period=datetime.date(2006, 1, 17))</text:span></text:span></text:p>
      <text:p text:style-name="P38"><text:span text:style-name="Strong_20_Emphasis"><text:span text:style-name="T21">&gt;&gt;&gt; new_cycle2.save()</text:span></text:span></text:p>
      <text:p text:style-name="P41"><text:span text:style-name="Strong_20_Emphasis"><text:span text:style-name="T16">To fill register_id:</text:span></text:span></text:p>
      <text:p text:style-name="P40"><text:span text:style-name="Strong_20_Emphasis"><text:span text:style-name="T22">&gt;&gt;&gt; object = Register.objects.get(id=9)</text:span></text:span></text:p>
      <text:p text:style-name="P41"><text:span text:style-name="Strong_20_Emphasis"><text:span text:style-name="T27">&gt;&gt;&gt; object.cycle_set.add(new_cycle2)</text:span></text:span></text:p>
      <text:p text:style-name="P41"><text:span text:style-name="Strong_20_Emphasis"><text:span text:style-name="T27">&gt;&gt;&gt; object.save()</text:span></text:span></text:p>
      <text:p text:style-name="P41"><text:span text:style-name="Strong_20_Emphasis"><text:span text:style-name="T27">&gt;&gt;&gt; object.cycle_set.all()</text:span></text:span></text:p>
      <text:p text:style-name="P41"><text:span text:style-name="Strong_20_Emphasis"><text:span text:style-name="T27"/></text:span></text:p>
      <text:p text:style-name="P41"><text:span text:style-name="Strong_20_Emphasis"><text:span text:style-name="T27"/></text:span></text:p>
      <text:p text:style-name="P41"><text:span text:style-name="Strong_20_Emphasis"><text:span text:style-name="T27"/></text:span></text:p>
      <text:p text:style-name="P55"><text:span text:style-name="Strong_20_Emphasis"><text:span text:style-name="T16">Add the same </text:span></text:span><text:span text:style-name="Strong_20_Emphasis"><text:span text:style-name="T17">Cycle object</text:span></text:span><text:span text:style-name="Strong_20_Emphasis"><text:span text:style-name="T16"> to a different </text:span></text:span><text:span text:style-name="Strong_20_Emphasis"><text:span text:style-name="T17">cycle_</text:span></text:span><text:span text:style-name="Strong_20_Emphasis"><text:span text:style-name="T16">set:</text:span></text:span></text:p>
      <text:p text:style-name="P41"><text:span text:style-name="Strong_20_Emphasis"><text:span text:style-name="T27"/></text:span></text:p>
      <text:p text:style-name="P41"><text:span text:style-name="Strong_20_Emphasis"><text:span text:style-name="T27">&gt;&gt;&gt; Register.objects.get(id=10).cycle_set.add(cycles[0])</text:span></text:span></text:p>
      <text:p text:style-name="P41"><text:span text:style-name="Strong_20_Emphasis"><text:span text:style-name="T27">&gt;&gt;&gt; cycles[0].register.id</text:span></text:span></text:p>
      <text:p text:style-name="P41"><text:span text:style-name="Strong_20_Emphasis"><text:span text:style-name="T27">10</text:span></text:span></text:p>
      <text:p text:style-name="P41"><text:span text:style-name="Strong_20_Emphasis"><text:span text:style-name="T16"/></text:span></text:p>
      <text:p text:style-name="P41"><text:span text:style-name="Strong_20_Emphasis"><text:span text:style-name="T16"/></text:span></text:p>
      <text:p text:style-name="P41"><text:span text:style-name="Strong_20_Emphasis"><text:span text:style-name="T16"/></text:span></text:p>
      <text:p text:style-name="P41"><text:span text:style-name="Strong_20_Emphasis"><text:span text:style-name="T16"/></text:span></text:p>
      <text:p text:style-name="P41"><text:span text:style-name="Strong_20_Emphasis"><text:span text:style-name="T16"/></text:span></text:p>
      <table:table table:name="Table8" table:style-name="Table8">
        <table:table-column table:style-name="Table8.A" table:number-columns-repeated="3"/>
        <table:table-row table:style-name="Table8.1">
          <table:table-cell table:style-name="Table8.A1" office:value-type="string">
            <text:p text:style-name="P140"/>
            <text:p text:style-name="P141"/>
            <table:table table:name="Table7" table:style-name="Table7">
              <table:table-column table:style-name="Table7.A"/>
              <table:table-column table:style-name="Table7.B"/>
              <table:table-row table:style-name="TableLine94249196402896">
                <table:table-cell table:style-name="Table7.A1" office:value-type="string">
                  <text:p text:style-name="P144">id from User</text:p>
                </table:table-cell>
                <table:table-cell table:style-name="Table7.B1" office:value-type="string">
                  <text:p text:style-name="P145">owner_id <text:span text:style-name="T200">from Register</text:span></text:p>
                </table:table-cell>
              </table:table-row>
              <table:table-row table:style-name="TableLine94249218484928">
                <table:table-cell table:style-name="Table7.A6" office:value-type="string">
                  <text:p text:style-name="P147">79</text:p>
                </table:table-cell>
                <table:table-cell table:style-name="Table7.B6" office:value-type="string">
                  <text:p text:style-name="P148">79</text:p>
                </table:table-cell>
              </table:table-row>
              <table:table-row table:style-name="TableLine94249219598272">
                <table:table-cell table:style-name="Table7.A6" office:value-type="string">
                  <text:p text:style-name="P147">83</text:p>
                </table:table-cell>
                <table:table-cell table:style-name="Table7.B6" office:value-type="string">
                  <text:p text:style-name="P148">83</text:p>
                </table:table-cell>
              </table:table-row>
              <table:table-row table:style-name="TableLine94249257710032">
                <table:table-cell table:style-name="Table7.A6" office:value-type="string">
                  <text:p text:style-name="P147">84</text:p>
                </table:table-cell>
                <table:table-cell table:style-name="Table7.B6" office:value-type="string">
                  <text:p text:style-name="P148">84</text:p>
                </table:table-cell>
              </table:table-row>
              <table:table-row table:style-name="TableLine94249267899696">
                <table:table-cell table:style-name="Table7.A6" office:value-type="string">
                  <text:p text:style-name="P147">85</text:p>
                </table:table-cell>
                <table:table-cell table:style-name="Table7.B6" office:value-type="string">
                  <text:p text:style-name="P148">85</text:p>
                </table:table-cell>
              </table:table-row>
              <table:table-row table:style-name="TableLine94249587444096">
                <table:table-cell table:style-name="Table7.A6" office:value-type="string">
                  <text:p text:style-name="P147">86</text:p>
                </table:table-cell>
                <table:table-cell table:style-name="Table7.B6" office:value-type="string">
                  <text:p text:style-name="P148">86</text:p>
                </table:table-cell>
              </table:table-row>
            </table:table>
            <text:p text:style-name="P114"/>
          </table:table-cell>
          <table:table-cell table:style-name="Table8.A1" office:value-type="string">
            <table:table table:name="Table9" table:style-name="Table9">
              <table:table-column table:style-name="Table9.A"/>
              <table:table-column table:style-name="Table9.B"/>
              <table:table-row table:style-name="TableLine94249205139296">
                <table:table-cell table:style-name="Table9.A1" office:value-type="string">
                  <text:p text:style-name="P130">Id <text:span text:style-name="T200">from Register</text:span></text:p>
                </table:table-cell>
                <table:table-cell table:style-name="Table9.B1" office:value-type="string">
                  <text:p text:style-name="P131">register_id <text:span text:style-name="T200">from Cycle</text:span></text:p>
                </table:table-cell>
              </table:table-row>
              <table:table-row table:style-name="TableLine94249274852432">
                <table:table-cell table:style-name="Table9.A7" office:value-type="string">
                  <text:p text:style-name="P143">1</text:p>
                </table:table-cell>
                <table:table-cell table:style-name="Table9.B2" office:value-type="string">
                  <text:p text:style-name="P155">1</text:p>
                </table:table-cell>
              </table:table-row>
              <table:table-row table:style-name="TableLine94249222563920">
                <table:table-cell table:style-name="Table9.A7" office:value-type="string">
                  <text:p text:style-name="P143">4</text:p>
                </table:table-cell>
                <table:table-cell table:style-name="Table9.B3" office:value-type="string">
                  <text:p text:style-name="P155">4</text:p>
                </table:table-cell>
              </table:table-row>
              <table:table-row table:style-name="TableLine94249270376448">
                <table:table-cell table:style-name="Table9.A7" office:value-type="string">
                  <text:p text:style-name="P143">6</text:p>
                </table:table-cell>
                <table:table-cell table:style-name="Table9.B4" office:value-type="string">
                  <text:p text:style-name="P155">6</text:p>
                </table:table-cell>
              </table:table-row>
              <table:table-row table:style-name="TableLine94249276774064">
                <table:table-cell table:style-name="Table9.A7" office:value-type="string">
                  <text:p text:style-name="P143">8</text:p>
                </table:table-cell>
                <table:table-cell table:style-name="Table9.B5" office:value-type="string">
                  <text:p text:style-name="P155">8</text:p>
                </table:table-cell>
              </table:table-row>
              <table:table-row table:style-name="TableLine94249220303936">
                <table:table-cell table:style-name="Table9.A7" office:value-type="string">
                  <text:p text:style-name="P143">9</text:p>
                </table:table-cell>
                <table:table-cell table:style-name="Table9.B6" office:value-type="string">
                  <text:p text:style-name="P155">9</text:p>
                </table:table-cell>
              </table:table-row>
              <table:table-row table:style-name="TableLine94249195568672">
                <table:table-cell table:style-name="Table9.A7" office:value-type="string">
                  <text:p text:style-name="P143">10</text:p>
                </table:table-cell>
                <table:table-cell table:style-name="Table9.B7" office:value-type="string">
                  <text:p text:style-name="P155">10</text:p>
                </table:table-cell>
              </table:table-row>
            </table:table>
            <text:p text:style-name="P149"/>
          </table:table-cell>
          <table:table-cell table:style-name="Table8.A1" office:value-type="string">
            <table:table table:name="Table10" table:style-name="Table10">
              <table:table-column table:style-name="Table10.A"/>
              <table:table-row table:style-name="TableLine94249221474384">
                <table:table-cell table:style-name="Table10.A1" office:value-type="string">
                  <text:p text:style-name="P130">Id <text:span text:style-name="T200">from Cycle</text:span></text:p>
                </table:table-cell>
              </table:table-row>
              <table:table-row table:style-name="TableLine94249143720656">
                <table:table-cell table:style-name="Table10.A8" office:value-type="string">
                  <text:p text:style-name="P143">1</text:p>
                </table:table-cell>
              </table:table-row>
              <table:table-row table:style-name="TableLine94249490561600">
                <table:table-cell table:style-name="Table10.A8" office:value-type="string">
                  <text:p text:style-name="P143">2</text:p>
                </table:table-cell>
              </table:table-row>
              <table:table-row table:style-name="TableLine94249195476240">
                <table:table-cell table:style-name="Table10.A8" office:value-type="string">
                  <text:p text:style-name="P143">3</text:p>
                </table:table-cell>
              </table:table-row>
              <table:table-row table:style-name="TableLine94249237182976">
                <table:table-cell table:style-name="Table10.A8" office:value-type="string">
                  <text:p text:style-name="P143">4</text:p>
                </table:table-cell>
              </table:table-row>
              <table:table-row table:style-name="TableLine94249217759888">
                <table:table-cell table:style-name="Table10.A8" office:value-type="string">
                  <text:p text:style-name="P143">5</text:p>
                </table:table-cell>
              </table:table-row>
              <table:table-row table:style-name="TableLine94249211734112">
                <table:table-cell table:style-name="Table10.A8" office:value-type="string">
                  <text:p text:style-name="P143">6</text:p>
                </table:table-cell>
              </table:table-row>
              <table:table-row table:style-name="TableLine94249212703392">
                <table:table-cell table:style-name="Table10.A8" office:value-type="string">
                  <text:p text:style-name="P143"><text:soft-page-break/>7</text:p>
                </table:table-cell>
              </table:table-row>
            </table:table>
            <text:p text:style-name="P142"/>
          </table:table-cell>
        </table:table-row>
      </table:table>
      <text:p text:style-name="P41"><text:span text:style-name="Strong_20_Emphasis"><text:span text:style-name="T16"/></text:span></text:p>
      <text:p text:style-name="P41"><text:span text:style-name="Strong_20_Emphasis"><text:span text:style-name="T16"/></text:span></text:p>
      <text:p text:style-name="P42"><text:span text:style-name="Strong_20_Emphasis"><text:span text:style-name="T28">User.id <text:s/></text:span></text:span><text:span text:style-name="Strong_20_Emphasis"><text:span text:style-name="T31">is equal to</text:span></text:span><text:span text:style-name="Strong_20_Emphasis"><text:span text:style-name="T28"> owner_id</text:span></text:span></text:p>
      <text:p text:style-name="P42"><text:span text:style-name="Strong_20_Emphasis"><text:span text:style-name="T28">Register.id </text:span></text:span><text:span text:style-name="Strong_20_Emphasis"><text:span text:style-name="T31">is equal to</text:span></text:span><text:span text:style-name="Strong_20_Emphasis"><text:span text:style-name="T28"> register_id</text:span></text:span></text:p>
      <text:p text:style-name="P42"><text:span text:style-name="Strong_20_Emphasis"><text:span text:style-name="T28"/></text:span></text:p>
      <text:p text:style-name="P42"><text:span text:style-name="Strong_20_Emphasis"><text:span text:style-name="T28">&gt;&gt;&gt; users = User.objects.all()</text:span></text:span></text:p>
      <text:p text:style-name="P42"><text:span text:style-name="Strong_20_Emphasis"><text:span text:style-name="T28">&gt;&gt;&gt; cycles = Cycle.objects.all()</text:span></text:span></text:p>
      <text:p text:style-name="P42"><text:span text:style-name="Strong_20_Emphasis"><text:span text:style-name="T28">&gt;&gt;&gt; objects = Register.objects.all()</text:span></text:span></text:p>
      <text:p text:style-name="P42"><text:span text:style-name="Strong_20_Emphasis"><text:span text:style-name="T28"/></text:span></text:p>
      <text:p text:style-name="P42"><text:span text:style-name="Strong_20_Emphasis"><text:span text:style-name="T28"/></text:span></text:p>
      <text:p text:style-name="P42"><text:span text:style-name="Strong_20_Emphasis"><text:span text:style-name="T28">&gt;&gt;&gt; users[0].id</text:span></text:span></text:p>
      <text:p text:style-name="P42"><text:span text:style-name="Strong_20_Emphasis"><text:span text:style-name="T28">&gt;&gt;&gt; users[1].id</text:span></text:span></text:p>
      <text:p text:style-name="P42"><text:span text:style-name="Strong_20_Emphasis"><text:span text:style-name="T28">&gt;&gt;&gt; users[2].id</text:span></text:span></text:p>
      <text:p text:style-name="P42"><text:span text:style-name="Strong_20_Emphasis"><text:span text:style-name="T28">&gt;&gt;&gt; users[3].i</text:span></text:span><text:span text:style-name="Strong_20_Emphasis"><text:span text:style-name="T29">d</text:span></text:span></text:p>
      <text:p text:style-name="P42"><text:span text:style-name="Strong_20_Emphasis"><text:span text:style-name="T28">&gt;&gt;&gt; users[4].id</text:span></text:span></text:p>
      <text:p text:style-name="P42"><text:span text:style-name="Strong_20_Emphasis"><text:span text:style-name="T28">&gt;&gt;&gt; users[5].id</text:span></text:span></text:p>
      <text:p text:style-name="P42"><text:span text:style-name="Strong_20_Emphasis"><text:span text:style-name="T28"/></text:span></text:p>
      <text:p text:style-name="P42"><text:span text:style-name="Strong_20_Emphasis"><text:span text:style-name="T28">&gt;&gt;&gt; objects[0].id</text:span></text:span></text:p>
      <text:p text:style-name="P42"><text:span text:style-name="Strong_20_Emphasis"><text:span text:style-name="T28">&gt;&gt;&gt; objects[1].id</text:span></text:span></text:p>
      <text:p text:style-name="P42"><text:span text:style-name="Strong_20_Emphasis"><text:span text:style-name="T28">&gt;&gt;&gt; objects[2].id</text:span></text:span></text:p>
      <text:p text:style-name="P42"><text:span text:style-name="Strong_20_Emphasis"><text:span text:style-name="T28">&gt;&gt;&gt; objects[3].id</text:span></text:span></text:p>
      <text:p text:style-name="P42"><text:span text:style-name="Strong_20_Emphasis"><text:span text:style-name="T28">&gt;&gt;&gt; objects[4].id</text:span></text:span></text:p>
      <text:p text:style-name="P42"><text:span text:style-name="Strong_20_Emphasis"><text:span text:style-name="T28">&gt;&gt;&gt; objects[5].id</text:span></text:span></text:p>
      <text:p text:style-name="P42"><text:span text:style-name="Strong_20_Emphasis"><text:span text:style-name="T28"/></text:span></text:p>
      <text:p text:style-name="P42"><text:span text:style-name="Strong_20_Emphasis"><text:span text:style-name="T28">&gt;&gt;&gt; cycles[0].id</text:span></text:span></text:p>
      <text:p text:style-name="P42"><text:span text:style-name="Strong_20_Emphasis"><text:span text:style-name="T28">&gt;&gt;&gt; cycles[1].id</text:span></text:span></text:p>
      <text:p text:style-name="P42"><text:span text:style-name="Strong_20_Emphasis"><text:span text:style-name="T28">&gt;&gt;&gt; cycles[2].id</text:span></text:span></text:p>
      <text:p text:style-name="P42"><text:span text:style-name="Strong_20_Emphasis"><text:span text:style-name="T28">&gt;&gt;&gt; cycles[3].id</text:span></text:span></text:p>
      <text:p text:style-name="P42"><text:span text:style-name="Strong_20_Emphasis"><text:span text:style-name="T28">&gt;&gt;&gt; cycles[4].id</text:span></text:span></text:p>
      <text:p text:style-name="P42"><text:span text:style-name="Strong_20_Emphasis"><text:span text:style-name="T28">&gt;&gt;&gt; cycles[5].id</text:span></text:span></text:p>
      <text:p text:style-name="P42"><text:span text:style-name="Strong_20_Emphasis"><text:span text:style-name="T28">&gt;&gt;&gt; cycles[6].id</text:span></text:span></text:p>
      <text:p text:style-name="P42"><text:span text:style-name="Strong_20_Emphasis"><text:span text:style-name="T28">&gt;&gt;&gt; cycles[8].id</text:span></text:span></text:p>
      <text:p text:style-name="P95"><text:span text:style-name="Strong_20_Emphasis"><text:span text:style-name="T16"/></text:span></text:p>
      <text:p text:style-name="P41"><text:span text:style-name="Strong_20_Emphasis"><text:span text:style-name="T16"/></text:span></text:p>
      <text:p text:style-name="P41"><text:span text:style-name="Strong_20_Emphasis"><text:span text:style-name="T27"/></text:span></text:p>
      <text:p text:style-name="P41"><text:span text:style-name="Strong_20_Emphasis"><text:span text:style-name="T27">&gt;&gt;&gt; Register.objects.get(id=8).cycle_set.all()</text:span></text:span></text:p>
      <text:p text:style-name="P41"><text:span text:style-name="Strong_20_Emphasis"><text:span text:style-name="T39">&lt;QuerySet [&lt;Cycle: Cycle object (3)&gt;, &lt;Cycle: Cycle object (4)&gt;, &lt;Cycle: Cycle object (5)&gt;]&gt;</text:span></text:span></text:p>
      <text:p text:style-name="P40"><text:span text:style-name="Strong_20_Emphasis"><text:span text:style-name="T30"/></text:span></text:p>
      <text:p text:style-name="P43"><text:span text:style-name="Strong_20_Emphasis"><text:span text:style-name="T23">or</text:span></text:span></text:p>
      <text:p text:style-name="P43"><text:span text:style-name="Strong_20_Emphasis"><text:span text:style-name="T23"/></text:span></text:p>
      <text:p text:style-name="P43"><text:span text:style-name="Strong_20_Emphasis"><text:span text:style-name="T23">&gt;&gt;&gt; objects[3].cycle_set.all()</text:span></text:span></text:p>
      <text:p text:style-name="P43"><text:span text:style-name="Strong_20_Emphasis"><text:span text:style-name="T40">&lt;QuerySet [&lt;Cycle: Cycle object (3)&gt;, &lt;Cycle: Cycle object (4)&gt;, &lt;Cycle: Cycle object (5)&gt;]&gt;</text:span></text:span></text:p>
      <text:p text:style-name="P43"><text:span text:style-name="Strong_20_Emphasis"><text:span text:style-name="T40"/></text:span></text:p>
      <text:p text:style-name="P43"><text:span text:style-name="Strong_20_Emphasis"><text:span text:style-name="T40"/></text:span></text:p>
      <text:p text:style-name="P43"><text:span text:style-name="Strong_20_Emphasis"><text:span text:style-name="T40"/></text:span></text:p>
      <text:p text:style-name="P43"><text:span text:style-name="Strong_20_Emphasis"><text:span text:style-name="T40"/></text:span></text:p>
      <text:p text:style-name="P43"><text:span text:style-name="Strong_20_Emphasis"><text:span text:style-name="T40"/></text:span></text:p>
      <text:p text:style-name="P43"><text:span text:style-name="Strong_20_Emphasis"><text:span text:style-name="T40">&gt;&gt;&gt; User.objects.get(id=84).register_set.all()</text:span></text:span></text:p>
      <text:p text:style-name="P43"><text:span text:style-name="Strong_20_Emphasis"><text:span text:style-name="T40">&lt;QuerySet [&lt;Register: Register object (6)&gt;]&gt;</text:span></text:span></text:p>
      <text:p text:style-name="P43"><text:span text:style-name="Strong_20_Emphasis"><text:span text:style-name="T40"/></text:span></text:p>
      <text:p text:style-name="P44"><text:span text:style-name="Strong_20_Emphasis"><text:span text:style-name="T41">or </text:span></text:span></text:p>
      <text:p text:style-name="P44"><text:span text:style-name="Strong_20_Emphasis"><text:span text:style-name="T41"/></text:span></text:p>
      <text:p text:style-name="P43"><text:span text:style-name="Strong_20_Emphasis"><text:span text:style-name="T40">&gt;&gt;&gt; users[2].register_set.all()</text:span></text:span></text:p>
      <text:p text:style-name="P43"><text:span text:style-name="Strong_20_Emphasis"><text:span text:style-name="T40">&lt;QuerySet [&lt;Register: Register object (6)&gt;]&gt;</text:span></text:span></text:p>
      <text:p text:style-name="P43"><text:span text:style-name="Strong_20_Emphasis"><text:span text:style-name="T40"/></text:span></text:p>
      <text:p text:style-name="P43"><text:span text:style-name="Strong_20_Emphasis"><text:span text:style-name="T23"/></text:span></text:p>
      <text:p text:style-name="P45"><text:span text:style-name="Strong_20_Emphasis"><text:span text:style-name="T18">and vice versa:</text:span></text:span></text:p>
      <text:p text:style-name="P45"><text:span text:style-name="Strong_20_Emphasis"><text:span text:style-name="T24"/></text:span></text:p>
      <text:p text:style-name="P45"><text:span text:style-name="Strong_20_Emphasis"><text:span text:style-name="T24">&gt;&gt;&gt; Cycle.objects.get(id=5).register.id</text:span></text:span></text:p>
      <text:p text:style-name="P45"><text:soft-page-break/><text:span text:style-name="Strong_20_Emphasis"><text:span text:style-name="T24">8</text:span></text:span></text:p>
      <text:p text:style-name="P45"><text:span text:style-name="Strong_20_Emphasis"><text:span text:style-name="T24"/></text:span></text:p>
      <text:p text:style-name="P45"><text:span text:style-name="Strong_20_Emphasis"><text:span text:style-name="T24">&gt;&gt;&gt; Register.objects.get(id=6).owner.id</text:span></text:span></text:p>
      <text:p text:style-name="P45"><text:span text:style-name="Strong_20_Emphasis"><text:span text:style-name="T24">84</text:span></text:span></text:p>
      <text:p text:style-name="P45"><text:span text:style-name="Strong_20_Emphasis"><text:span text:style-name="T24"/></text:span></text:p>
      <text:p text:style-name="P45"><text:span text:style-name="Strong_20_Emphasis"><text:span text:style-name="T24"/></text:span></text:p>
      <table:table table:name="Table11" table:style-name="Table11">
        <table:table-column table:style-name="Table11.A"/>
        <table:table-column table:style-name="Table11.B"/>
        <table:table-row table:style-name="Table11.1">
          <table:table-cell table:style-name="Table11.A1" office:value-type="string">
            <table:table table:name="Table12" table:style-name="Table12">
              <table:table-column table:style-name="Table12.A"/>
              <table:table-column table:style-name="Table12.B"/>
              <table:table-row table:style-name="TableLine94249566221760">
                <table:table-cell table:style-name="Table12.A1" office:value-type="string">
                  <text:p text:style-name="P150">id</text:p>
                </table:table-cell>
                <table:table-cell table:style-name="Table12.B1" office:value-type="string">
                  <text:p text:style-name="P150">cycle_set</text:p>
                </table:table-cell>
              </table:table-row>
              <table:table-row table:style-name="TableLine94249197941056">
                <table:table-cell table:style-name="Table12.A7" office:value-type="string">
                  <text:p text:style-name="P150">1</text:p>
                </table:table-cell>
                <table:table-cell table:style-name="Table12.B2" office:value-type="string">
                  <text:p text:style-name="P153">1</text:p>
                </table:table-cell>
              </table:table-row>
              <table:table-row table:style-name="TableLine94249248686080">
                <table:table-cell table:style-name="Table12.A7" office:value-type="string">
                  <text:p text:style-name="P150">4</text:p>
                </table:table-cell>
                <table:table-cell table:style-name="Table12.B3" office:value-type="string">
                  <text:p text:style-name="P153">2</text:p>
                </table:table-cell>
              </table:table-row>
              <table:table-row table:style-name="TableLine94249204209280">
                <table:table-cell table:style-name="Table12.A7" office:value-type="string">
                  <text:p text:style-name="P150">6</text:p>
                </table:table-cell>
                <table:table-cell table:style-name="Table12.B4" office:value-type="string">
                  <text:p text:style-name="P152">-</text:p>
                </table:table-cell>
              </table:table-row>
              <table:table-row table:style-name="TableLine94249241567536">
                <table:table-cell table:style-name="Table12.A7" office:value-type="string">
                  <text:p text:style-name="P150">8</text:p>
                </table:table-cell>
                <table:table-cell table:style-name="Table12.B5" office:value-type="string">
                  <text:p text:style-name="P153">3,4,5</text:p>
                </table:table-cell>
              </table:table-row>
              <table:table-row table:style-name="TableLine94249247972816">
                <table:table-cell table:style-name="Table12.A7" office:value-type="string">
                  <text:p text:style-name="P150">9</text:p>
                </table:table-cell>
                <table:table-cell table:style-name="Table12.B6" office:value-type="string">
                  <text:p text:style-name="P153">7</text:p>
                </table:table-cell>
              </table:table-row>
              <table:table-row table:style-name="TableLine94249198046656">
                <table:table-cell table:style-name="Table12.A7" office:value-type="string">
                  <text:p text:style-name="P150">10</text:p>
                </table:table-cell>
                <table:table-cell table:style-name="Table12.B7" office:value-type="string">
                  <text:p text:style-name="P153">6</text:p>
                </table:table-cell>
              </table:table-row>
            </table:table>
            <text:p text:style-name="P137"/>
            <text:p text:style-name="P150">Register</text:p>
          </table:table-cell>
          <table:table-cell table:style-name="Table11.A1" office:value-type="string">
            <table:table table:name="Table13" table:style-name="Table13">
              <table:table-column table:style-name="Table13.A"/>
              <table:table-column table:style-name="Table13.B"/>
              <table:table-row table:style-name="TableLine94249540619040">
                <table:table-cell table:style-name="Table13.A1" office:value-type="string">
                  <text:p text:style-name="P150">id</text:p>
                </table:table-cell>
                <table:table-cell table:style-name="Table13.B1" office:value-type="string">
                  <text:p text:style-name="P150">register_set</text:p>
                </table:table-cell>
              </table:table-row>
              <table:table-row table:style-name="TableLine94249258250144">
                <table:table-cell table:style-name="Table13.A6" office:value-type="string">
                  <text:p text:style-name="P150">79</text:p>
                </table:table-cell>
                <table:table-cell table:style-name="Table13.B2" office:value-type="string">
                  <text:p text:style-name="P156">1</text:p>
                </table:table-cell>
              </table:table-row>
              <table:table-row table:style-name="TableLine94249218183344">
                <table:table-cell table:style-name="Table13.A6" office:value-type="string">
                  <text:p text:style-name="P150">83</text:p>
                </table:table-cell>
                <table:table-cell table:style-name="Table13.B3" office:value-type="string">
                  <text:p text:style-name="P156">4</text:p>
                </table:table-cell>
              </table:table-row>
              <table:table-row table:style-name="TableLine94249278712496">
                <table:table-cell table:style-name="Table13.A6" office:value-type="string">
                  <text:p text:style-name="P150">84</text:p>
                </table:table-cell>
                <table:table-cell table:style-name="Table13.B4" office:value-type="string">
                  <text:p text:style-name="P156">6</text:p>
                </table:table-cell>
              </table:table-row>
              <table:table-row table:style-name="TableLine94249565202704">
                <table:table-cell table:style-name="Table13.A6" office:value-type="string">
                  <text:p text:style-name="P150">85</text:p>
                </table:table-cell>
                <table:table-cell table:style-name="Table13.B5" office:value-type="string">
                  <text:p text:style-name="P156">8</text:p>
                </table:table-cell>
              </table:table-row>
              <table:table-row table:style-name="TableLine94249563798048">
                <table:table-cell table:style-name="Table13.A6" office:value-type="string">
                  <text:p text:style-name="P150">86</text:p>
                </table:table-cell>
                <table:table-cell table:style-name="Table13.B6" office:value-type="string">
                  <text:p text:style-name="P156">10</text:p>
                </table:table-cell>
              </table:table-row>
            </table:table>
            <text:p text:style-name="P137"/>
            <text:p text:style-name="P150">User</text:p>
          </table:table-cell>
        </table:table-row>
      </table:table>
      <text:p text:style-name="P45"><text:span text:style-name="Strong_20_Emphasis"><text:span text:style-name="T24"/></text:span></text:p>
      <text:p text:style-name="P45"><text:span text:style-name="Strong_20_Emphasis"><text:span text:style-name="T24"/></text:span></text:p>
      <text:p text:style-name="P46"><text:span text:style-name="Strong_20_Emphasis"><text:span text:style-name="T24">&gt;&gt;&gt; Register.objects.get(id=1).cycle_set.all()</text:span></text:span></text:p>
      <text:p text:style-name="P46"><text:span text:style-name="Strong_20_Emphasis"><text:span text:style-name="T24">&lt;QuerySet [&lt;Cycle: Cycle object (1)&gt;]&gt;</text:span></text:span></text:p>
      <text:p text:style-name="P45"><text:span text:style-name="Strong_20_Emphasis"><text:span text:style-name="T24"/></text:span></text:p>
      <text:p text:style-name="P45"><text:span text:style-name="Strong_20_Emphasis"><text:span text:style-name="T24"/></text:span></text:p>
      <text:p text:style-name="P45"><text:span text:style-name="Strong_20_Emphasis"><text:span text:style-name="T24">&gt;&gt;&gt; Register.objects.get(id=4).cycle_set.all()</text:span></text:span></text:p>
      <text:p text:style-name="P45"><text:span text:style-name="Strong_20_Emphasis"><text:span text:style-name="T24">&lt;QuerySet [&lt;Cycle: Cycle object (2)&gt;]&gt;</text:span></text:span></text:p>
      <text:p text:style-name="P45"><text:span text:style-name="Strong_20_Emphasis"><text:span text:style-name="T24"/></text:span></text:p>
      <text:p text:style-name="P45"><text:span text:style-name="Strong_20_Emphasis"><text:span text:style-name="T24"><text:s/></text:span></text:span></text:p>
      <text:p text:style-name="P45"><text:span text:style-name="Strong_20_Emphasis"><text:span text:style-name="T24">&gt;&gt;&gt; Register.objects.get(id=6).cycle_set.all()</text:span></text:span></text:p>
      <text:p text:style-name="P45"><text:span text:style-name="Strong_20_Emphasis"><text:span text:style-name="T24">&lt;QuerySet []&gt;</text:span></text:span></text:p>
      <text:p text:style-name="P45"><text:span text:style-name="Strong_20_Emphasis"><text:span text:style-name="T24"/></text:span></text:p>
      <text:p text:style-name="P45"><text:span text:style-name="Strong_20_Emphasis"><text:span text:style-name="T24"/></text:span></text:p>
      <text:p text:style-name="P45"><text:span text:style-name="Strong_20_Emphasis"><text:span text:style-name="T24">&gt;&gt;&gt; Register.objects.get(id=8).cycle_set.all()</text:span></text:span></text:p>
      <text:p text:style-name="P45"><text:span text:style-name="Strong_20_Emphasis"><text:span text:style-name="T42">&lt;QuerySet [&lt;Cycle: Cycle object (3)&gt;, &lt;Cycle: Cycle object (4)&gt;, &lt;Cycle: Cycle object (5)&gt;]&gt;</text:span></text:span></text:p>
      <text:p text:style-name="P45"><text:span text:style-name="Strong_20_Emphasis"><text:span text:style-name="T24"/></text:span></text:p>
      <text:p text:style-name="P45"><text:span text:style-name="Strong_20_Emphasis"><text:span text:style-name="T24"><text:s/></text:span></text:span></text:p>
      <text:p text:style-name="P45"><text:span text:style-name="Strong_20_Emphasis"><text:span text:style-name="T24">&gt;&gt;&gt; Register.objects.get(id=9).cycle_set.all()</text:span></text:span></text:p>
      <text:p text:style-name="P45"><text:span text:style-name="Strong_20_Emphasis"><text:span text:style-name="T24">&lt;QuerySet [&lt;Cycle: Cycle object (7)&gt;]&gt;</text:span></text:span></text:p>
      <text:p text:style-name="P45"><text:span text:style-name="Strong_20_Emphasis"><text:span text:style-name="T24"/></text:span></text:p>
      <text:p text:style-name="P45"><text:span text:style-name="Strong_20_Emphasis"><text:span text:style-name="T24"><text:s/></text:span></text:span></text:p>
      <text:p text:style-name="P45"><text:span text:style-name="Strong_20_Emphasis"><text:span text:style-name="T24">&gt;&gt;&gt; Register.objects.get(id=10).cycle_set.all()</text:span></text:span></text:p>
      <text:p text:style-name="P45"><text:span text:style-name="Strong_20_Emphasis"><text:span text:style-name="T24">&lt;QuerySet [&lt;Cycle: Cycle object (6)&gt;]&gt;</text:span></text:span></text:p>
      <text:p text:style-name="P45"><text:span text:style-name="Strong_20_Emphasis"><text:span text:style-name="T24"/></text:span></text:p>
      <text:p text:style-name="P45"><text:span text:style-name="Strong_20_Emphasis"><text:span text:style-name="T24"/></text:span></text:p>
      <text:p text:style-name="P45"><text:span text:style-name="Strong_20_Emphasis"><text:span text:style-name="T24"/></text:span></text:p>
      <text:p text:style-name="P45"><text:span text:style-name="Strong_20_Emphasis"><text:span text:style-name="T24"/></text:span></text:p>
      <text:p text:style-name="P45"><text:span text:style-name="Strong_20_Emphasis"><text:span text:style-name="T24">&gt;&gt;&gt; User.objects.get(id=79).register_set.all()</text:span></text:span></text:p>
      <text:p text:style-name="P45"><text:span text:style-name="Strong_20_Emphasis"><text:span text:style-name="T24">&lt;QuerySet [&lt;Register: Register object (1)&gt;]&gt;</text:span></text:span></text:p>
      <text:p text:style-name="P45"><text:span text:style-name="Strong_20_Emphasis"><text:span text:style-name="T24"/></text:span></text:p>
      <text:p text:style-name="P45"><text:span text:style-name="Strong_20_Emphasis"><text:span text:style-name="T24"/></text:span></text:p>
      <text:p text:style-name="P45"><text:span text:style-name="Strong_20_Emphasis"><text:span text:style-name="T24">&gt;&gt;&gt; User.objects.get(id=83).register_set.all()</text:span></text:span></text:p>
      <text:p text:style-name="P45"><text:span text:style-name="Strong_20_Emphasis"><text:span text:style-name="T24">&lt;QuerySet [&lt;Register: Register object (4)&gt;]&gt;</text:span></text:span></text:p>
      <text:p text:style-name="P45"><text:span text:style-name="Strong_20_Emphasis"><text:span text:style-name="T24"/></text:span></text:p>
      <text:p text:style-name="P45"><text:span text:style-name="Strong_20_Emphasis"><text:span text:style-name="T24"><text:s/></text:span></text:span></text:p>
      <text:p text:style-name="P45"><text:span text:style-name="Strong_20_Emphasis"><text:span text:style-name="T24">&gt;&gt;&gt; User.objects.get(id=84).register_set.all()</text:span></text:span></text:p>
      <text:p text:style-name="P45"><text:span text:style-name="Strong_20_Emphasis"><text:span text:style-name="T24">&lt;QuerySet [&lt;Register: Register object (6)&gt;]&gt;</text:span></text:span></text:p>
      <text:p text:style-name="P45"><text:soft-page-break/><text:span text:style-name="Strong_20_Emphasis"><text:span text:style-name="T24"/></text:span></text:p>
      <text:p text:style-name="P45"><text:span text:style-name="Strong_20_Emphasis"><text:span text:style-name="T24"/></text:span></text:p>
      <text:p text:style-name="P45"><text:span text:style-name="Strong_20_Emphasis"><text:span text:style-name="T24">&gt;&gt;&gt; User.objects.get(id=85).register_set.all()</text:span></text:span></text:p>
      <text:p text:style-name="P45"><text:span text:style-name="Strong_20_Emphasis"><text:span text:style-name="T24">&lt;QuerySet [&lt;Register: Register object (8)&gt;]&gt;</text:span></text:span></text:p>
      <text:p text:style-name="P45"><text:span text:style-name="Strong_20_Emphasis"><text:span text:style-name="T24"/></text:span></text:p>
      <text:p text:style-name="P45"><text:span text:style-name="Strong_20_Emphasis"><text:span text:style-name="T24"/></text:span></text:p>
      <text:p text:style-name="P45"><text:span text:style-name="Strong_20_Emphasis"><text:span text:style-name="T24">&gt;&gt;&gt; User.objects.get(id=86).register_set.all()</text:span></text:span></text:p>
      <text:p text:style-name="P45"><text:span text:style-name="Strong_20_Emphasis"><text:span text:style-name="T24">&lt;QuerySet [&lt;Register: Register object (10)&gt;]&gt;</text:span></text:span></text:p>
      <text:p text:style-name="P45"><text:span text:style-name="Strong_20_Emphasis"><text:span text:style-name="T24"/></text:span></text:p>
      <text:p text:style-name="P45"><text:span text:style-name="Strong_20_Emphasis"><text:span text:style-name="T24"/></text:span></text:p>
      <text:p text:style-name="P45"><text:span text:style-name="Strong_20_Emphasis"><text:span text:style-name="T24"/></text:span></text:p>
      <text:p text:style-name="P47"><text:span text:style-name="Strong_20_Emphasis"><text:span text:style-name="T24"/></text:span></text:p>
      <table:table table:name="Table14" table:style-name="Table14">
        <table:table-column table:style-name="Table14.A"/>
        <table:table-column table:style-name="Table14.B"/>
        <table:table-row table:style-name="Table14.1">
          <table:table-cell table:style-name="Table14.A1" office:value-type="string">
            <table:table table:name="Table15" table:style-name="Table15">
              <table:table-column table:style-name="Table15.A"/>
              <table:table-column table:style-name="Table15.B"/>
              <table:table-row table:style-name="TableLine94249210103712">
                <table:table-cell table:style-name="Table15.A1" office:value-type="string">
                  <text:p text:style-name="P151">id</text:p>
                </table:table-cell>
                <table:table-cell table:style-name="Table15.B1" office:value-type="string">
                  <text:p text:style-name="P157">owner_id</text:p>
                </table:table-cell>
              </table:table-row>
              <table:table-row table:style-name="TableLine94249249442608">
                <table:table-cell table:style-name="Table15.A7" office:value-type="string">
                  <text:p text:style-name="P151">1</text:p>
                </table:table-cell>
                <table:table-cell table:style-name="Table15.B2" office:value-type="string">
                  <text:p text:style-name="P158">79</text:p>
                </table:table-cell>
              </table:table-row>
              <table:table-row table:style-name="TableLine94249269152208">
                <table:table-cell table:style-name="Table15.A7" office:value-type="string">
                  <text:p text:style-name="P151">4</text:p>
                </table:table-cell>
                <table:table-cell table:style-name="Table15.B3" office:value-type="string">
                  <text:p text:style-name="P158">83</text:p>
                </table:table-cell>
              </table:table-row>
              <table:table-row table:style-name="TableLine94249202290688">
                <table:table-cell table:style-name="Table15.A7" office:value-type="string">
                  <text:p text:style-name="P151">6</text:p>
                </table:table-cell>
                <table:table-cell table:style-name="Table15.B4" office:value-type="string">
                  <text:p text:style-name="P158">84</text:p>
                </table:table-cell>
              </table:table-row>
              <table:table-row table:style-name="TableLine94249258041856">
                <table:table-cell table:style-name="Table15.A7" office:value-type="string">
                  <text:p text:style-name="P151">8</text:p>
                </table:table-cell>
                <table:table-cell table:style-name="Table15.B5" office:value-type="string">
                  <text:p text:style-name="P158">85</text:p>
                </table:table-cell>
              </table:table-row>
              <table:table-row table:style-name="TableLine94249146010112">
                <table:table-cell table:style-name="Table15.A7" office:value-type="string">
                  <text:p text:style-name="P151">9</text:p>
                </table:table-cell>
                <table:table-cell table:style-name="Table15.B6" office:value-type="string">
                  <text:p text:style-name="P154"/>
                </table:table-cell>
              </table:table-row>
              <table:table-row table:style-name="TableLine94249221908032">
                <table:table-cell table:style-name="Table15.A7" office:value-type="string">
                  <text:p text:style-name="P151">10</text:p>
                </table:table-cell>
                <table:table-cell table:style-name="Table15.B7" office:value-type="string">
                  <text:p text:style-name="P158">86</text:p>
                </table:table-cell>
              </table:table-row>
            </table:table>
            <text:p text:style-name="P138"/>
            <text:p text:style-name="P151">Register</text:p>
          </table:table-cell>
          <table:table-cell table:style-name="Table14.A1" office:value-type="string">
            <table:table table:name="Table16" table:style-name="Table16">
              <table:table-column table:style-name="Table16.A"/>
              <table:table-column table:style-name="Table16.B"/>
              <table:table-row table:style-name="TableLine94249222572032">
                <table:table-cell table:style-name="Table16.A1" office:value-type="string">
                  <text:p text:style-name="P151">id</text:p>
                </table:table-cell>
                <table:table-cell table:style-name="Table16.B1" office:value-type="string">
                  <text:p text:style-name="P157">register_id</text:p>
                </table:table-cell>
              </table:table-row>
              <table:table-row table:style-name="TableLine94249145947648">
                <table:table-cell table:style-name="Table16.A5" office:value-type="string">
                  <text:p text:style-name="P159">1</text:p>
                </table:table-cell>
                <table:table-cell table:style-name="Table16.B2" office:value-type="string">
                  <text:p text:style-name="P159">1</text:p>
                </table:table-cell>
              </table:table-row>
              <table:table-row table:style-name="TableLine94249145893888">
                <table:table-cell table:style-name="Table16.A5" office:value-type="string">
                  <text:p text:style-name="P159">2</text:p>
                </table:table-cell>
                <table:table-cell table:style-name="Table16.B3" office:value-type="string">
                  <text:p text:style-name="P159">4</text:p>
                </table:table-cell>
              </table:table-row>
              <table:table-row table:style-name="TableLine94249373254736">
                <table:table-cell table:style-name="Table16.A5" office:value-type="string">
                  <text:p text:style-name="P159">3</text:p>
                </table:table-cell>
                <table:table-cell table:style-name="Table16.B4" office:value-type="string">
                  <text:p text:style-name="P159">8</text:p>
                </table:table-cell>
              </table:table-row>
              <table:table-row table:style-name="TableLine94249211590320">
                <table:table-cell table:style-name="Table16.A5" office:value-type="string">
                  <text:p text:style-name="P159">4</text:p>
                </table:table-cell>
                <table:table-cell table:style-name="Table16.B5" office:value-type="string">
                  <text:p text:style-name="P159">8</text:p>
                </table:table-cell>
              </table:table-row>
              <table:table-row table:style-name="TableLine94249216459776">
                <table:table-cell table:style-name="Table16.A6" office:value-type="string">
                  <text:p text:style-name="P159">5</text:p>
                </table:table-cell>
                <table:table-cell table:style-name="Table16.B6" office:value-type="string">
                  <text:p text:style-name="P159">8</text:p>
                </table:table-cell>
              </table:table-row>
              <table:table-row table:style-name="TableLine94249217173504">
                <table:table-cell table:style-name="Table16.A7" office:value-type="string">
                  <text:p text:style-name="P159">6</text:p>
                </table:table-cell>
                <table:table-cell table:style-name="Table16.B7" office:value-type="string">
                  <text:p text:style-name="P159">10</text:p>
                </table:table-cell>
              </table:table-row>
              <table:table-row table:style-name="TableLine94249215207424">
                <table:table-cell table:style-name="Table16.A8" office:value-type="string">
                  <text:p text:style-name="P159">7</text:p>
                </table:table-cell>
                <table:table-cell table:style-name="Table16.B8" office:value-type="string">
                  <text:p text:style-name="P159">9</text:p>
                </table:table-cell>
              </table:table-row>
            </table:table>
            <text:p text:style-name="P138"/>
            <text:p text:style-name="P159">Cycle</text:p>
          </table:table-cell>
        </table:table-row>
      </table:table>
      <text:p text:style-name="P47"><text:span text:style-name="Strong_20_Emphasis"><text:span text:style-name="T24"/></text:span></text:p>
      <text:p text:style-name="P47"><text:span text:style-name="Strong_20_Emphasis"><text:span text:style-name="T24"/></text:span></text:p>
      <text:p text:style-name="P47"><text:span text:style-name="Strong_20_Emphasis"><text:span text:style-name="T24">&gt;&gt;&gt; Register.objects.get(id=1).owner.id</text:span></text:span></text:p>
      <text:p text:style-name="P47"><text:span text:style-name="Strong_20_Emphasis"><text:span text:style-name="T24">79</text:span></text:span></text:p>
      <text:p text:style-name="P47"><text:span text:style-name="Strong_20_Emphasis"><text:span text:style-name="T24">&gt;&gt;&gt; Register.objects.get(id=1).owner.email</text:span></text:span></text:p>
      <text:p text:style-name="P47"><text:span text:style-name="Strong_20_Emphasis"><text:span text:style-name="T24">'maryam.poortarigh@gmail.co'</text:span></text:span></text:p>
      <text:p text:style-name="P47"><text:span text:style-name="Strong_20_Emphasis"><text:span text:style-name="T24"/></text:span></text:p>
      <text:p text:style-name="P47"><text:span text:style-name="Strong_20_Emphasis"><text:span text:style-name="T24"/></text:span></text:p>
      <text:p text:style-name="P47"><text:span text:style-name="Strong_20_Emphasis"><text:span text:style-name="T24">&gt;&gt;&gt; Register.objects.get(id=4).owner.email</text:span></text:span></text:p>
      <text:p text:style-name="P47"><text:span text:style-name="Strong_20_Emphasis"><text:span text:style-name="T24">'niki.karimi@gmail.com'</text:span></text:span></text:p>
      <text:p text:style-name="P47"><text:span text:style-name="Strong_20_Emphasis"><text:span text:style-name="T24">&gt;&gt;&gt; Register.objects.get(id=4).owner.id</text:span></text:span></text:p>
      <text:p text:style-name="P47"><text:span text:style-name="Strong_20_Emphasis"><text:span text:style-name="T24">83</text:span></text:span></text:p>
      <text:p text:style-name="P47"><text:span text:style-name="Strong_20_Emphasis"><text:span text:style-name="T24"/></text:span></text:p>
      <text:p text:style-name="P47"><text:span text:style-name="Strong_20_Emphasis"><text:span text:style-name="T24"/></text:span></text:p>
      <text:p text:style-name="P47"><text:span text:style-name="Strong_20_Emphasis"><text:span text:style-name="T24">&gt;&gt;&gt; Register.objects.get(id=6).owner.id</text:span></text:span></text:p>
      <text:p text:style-name="P47"><text:span text:style-name="Strong_20_Emphasis"><text:span text:style-name="T24">84</text:span></text:span></text:p>
      <text:p text:style-name="P47"><text:span text:style-name="Strong_20_Emphasis"><text:span text:style-name="T24">&gt;&gt;&gt; Register.objects.get(id=6).owner.email</text:span></text:span></text:p>
      <text:p text:style-name="P47"><text:span text:style-name="Strong_20_Emphasis"><text:span text:style-name="T24">'niloofar.moradi@gmail.com'</text:span></text:span></text:p>
      <text:p text:style-name="P48"><text:span text:style-name="Strong_20_Emphasis"><text:span text:style-name="T24"><text:s text:c="2"/></text:span></text:span></text:p>
      <text:p text:style-name="P48"><text:span text:style-name="Strong_20_Emphasis"><text:span text:style-name="T24"/></text:span></text:p>
      <text:p text:style-name="P48"><text:span text:style-name="Strong_20_Emphasis"><text:span text:style-name="T24"/></text:span></text:p>
      <text:p text:style-name="P48"><text:span text:style-name="Strong_20_Emphasis"><text:span text:style-name="T24"><text:s/></text:span></text:span></text:p>
      <text:p text:style-name="P47"><text:span text:style-name="Strong_20_Emphasis"><text:span text:style-name="T24">&gt;&gt;&gt; Register.objects.get(id=8).owner.id</text:span></text:span></text:p>
      <text:p text:style-name="P47"><text:span text:style-name="Strong_20_Emphasis"><text:span text:style-name="T24">85</text:span></text:span></text:p>
      <text:p text:style-name="P47"><text:span text:style-name="Strong_20_Emphasis"><text:span text:style-name="T24">&gt;&gt;&gt; Register.objects.get(id=8).owner.email</text:span></text:span></text:p>
      <text:p text:style-name="P47"><text:span text:style-name="Strong_20_Emphasis"><text:span text:style-name="T24">'farnosh.akbari@gmail.com'</text:span></text:span></text:p>
      <text:p text:style-name="P47"><text:span text:style-name="Strong_20_Emphasis"><text:span text:style-name="T24"><text:s text:c="2"/></text:span></text:span></text:p>
      <text:p text:style-name="P47"><text:span text:style-name="Strong_20_Emphasis"><text:span text:style-name="T24"/></text:span></text:p>
      <text:p text:style-name="P47"><text:span text:style-name="Strong_20_Emphasis"><text:span text:style-name="T24">&gt;&gt;&gt; Register.objects.get(id=9).owner.id</text:span></text:span></text:p>
      <text:p text:style-name="P48"><text:span text:style-name="Strong_20_Emphasis"><text:span text:style-name="T133">Error because it is empty</text:span></text:span></text:p>
      <text:p text:style-name="P48"><text:span text:style-name="Strong_20_Emphasis"><text:span text:style-name="T25"/></text:span></text:p>
      <text:p text:style-name="P48"><text:span text:style-name="Strong_20_Emphasis"><text:span text:style-name="T25"/></text:span></text:p>
      <text:p text:style-name="P47"><text:soft-page-break/><text:span text:style-name="Strong_20_Emphasis"><text:span text:style-name="T24">&gt;&gt;&gt; Register.objects.get(id=10).owner.id</text:span></text:span></text:p>
      <text:p text:style-name="P47"><text:span text:style-name="Strong_20_Emphasis"><text:span text:style-name="T24">86</text:span></text:span></text:p>
      <text:p text:style-name="P47"><text:span text:style-name="Strong_20_Emphasis"><text:span text:style-name="T24">&gt;&gt;&gt; Register.objects.get(id=10).owner.email</text:span></text:span></text:p>
      <text:p text:style-name="P47"><text:span text:style-name="Strong_20_Emphasis"><text:span text:style-name="T24">'shirin.tabnak@gmail.com'</text:span></text:span></text:p>
      <text:p text:style-name="P47"><text:span text:style-name="Strong_20_Emphasis"><text:span text:style-name="T24"/></text:span></text:p>
      <text:p text:style-name="P47"><text:span text:style-name="Strong_20_Emphasis"><text:span text:style-name="T24"/></text:span></text:p>
      <text:p text:style-name="P47"><text:span text:style-name="Strong_20_Emphasis"><text:span text:style-name="T24"/></text:span></text:p>
      <text:p text:style-name="P47"><text:span text:style-name="Strong_20_Emphasis"><text:span text:style-name="T24"/></text:span></text:p>
      <text:p text:style-name="P47"><text:span text:style-name="Strong_20_Emphasis"><text:span text:style-name="T26">&gt;</text:span></text:span><text:span text:style-name="Strong_20_Emphasis"><text:span text:style-name="T24">&gt;&gt; Cycle.objects.get(id=1).register.id</text:span></text:span></text:p>
      <text:p text:style-name="P47"><text:span text:style-name="Strong_20_Emphasis"><text:span text:style-name="T24">1</text:span></text:span></text:p>
      <text:p text:style-name="P47"><text:span text:style-name="Strong_20_Emphasis"><text:span text:style-name="T24">&gt;&gt;&gt; Cycle.objects.get(id=1).register.email</text:span></text:span></text:p>
      <text:p text:style-name="P47"><text:span text:style-name="Strong_20_Emphasis"><text:span text:style-name="T24">'maryam.poortarigh@gmail.com'</text:span></text:span></text:p>
      <text:p text:style-name="P49"><text:span text:style-name="Strong_20_Emphasis"><text:span text:style-name="T24"><text:s/></text:span></text:span></text:p>
      <text:p text:style-name="P49"><text:span text:style-name="Strong_20_Emphasis"><text:span text:style-name="T24"><text:s/></text:span></text:span></text:p>
      <text:p text:style-name="P47"><text:span text:style-name="Strong_20_Emphasis"><text:span text:style-name="T24">&gt;&gt;&gt; Cycle.objects.get(id=2).register.id</text:span></text:span></text:p>
      <text:p text:style-name="P47"><text:span text:style-name="Strong_20_Emphasis"><text:span text:style-name="T24">4</text:span></text:span></text:p>
      <text:p text:style-name="P47"><text:span text:style-name="Strong_20_Emphasis"><text:span text:style-name="T24">&gt;&gt;&gt; Cycle.objects.get(id=2).register.email</text:span></text:span></text:p>
      <text:p text:style-name="P47"><text:span text:style-name="Strong_20_Emphasis"><text:span text:style-name="T24">'niki.karimi@gmail.com'</text:span></text:span></text:p>
      <text:p text:style-name="P47"><text:span text:style-name="Strong_20_Emphasis"><text:span text:style-name="T24"/></text:span></text:p>
      <text:p text:style-name="P47"><text:span text:style-name="Strong_20_Emphasis"><text:span text:style-name="T24"><text:s/></text:span></text:span></text:p>
      <text:p text:style-name="P47"><text:span text:style-name="Strong_20_Emphasis"><text:span text:style-name="T24">&gt;&gt;&gt; Cycle.objects.get(id=3).register.id</text:span></text:span></text:p>
      <text:p text:style-name="P47"><text:span text:style-name="Strong_20_Emphasis"><text:span text:style-name="T24">8</text:span></text:span></text:p>
      <text:p text:style-name="P47"><text:span text:style-name="Strong_20_Emphasis"><text:span text:style-name="T24">&gt;&gt;&gt; Cycle.objects.get(id=3).register.email</text:span></text:span></text:p>
      <text:p text:style-name="P47"><text:span text:style-name="Strong_20_Emphasis"><text:span text:style-name="T24">'farnosh.akbari@gmail.com'</text:span></text:span></text:p>
      <text:p text:style-name="P47"><text:span text:style-name="Strong_20_Emphasis"><text:span text:style-name="T24"/></text:span></text:p>
      <text:p text:style-name="P47"><text:span text:style-name="Strong_20_Emphasis"><text:span text:style-name="T24"/></text:span></text:p>
      <text:p text:style-name="P47"><text:span text:style-name="Strong_20_Emphasis"><text:span text:style-name="T24">&gt;&gt;&gt; Cycle.objects.get(id=4).register.email</text:span></text:span></text:p>
      <text:p text:style-name="P47"><text:span text:style-name="Strong_20_Emphasis"><text:span text:style-name="T24">'farnosh.akbari@gmail.com'</text:span></text:span></text:p>
      <text:p text:style-name="P47"><text:span text:style-name="Strong_20_Emphasis"><text:span text:style-name="T24">&gt;&gt;&gt; Cycle.objects.get(id=4).register.id</text:span></text:span></text:p>
      <text:p text:style-name="P47"><text:span text:style-name="Strong_20_Emphasis"><text:span text:style-name="T24">8</text:span></text:span></text:p>
      <text:p text:style-name="P47"><text:span text:style-name="Strong_20_Emphasis"><text:span text:style-name="T24"/></text:span></text:p>
      <text:p text:style-name="P47"><text:span text:style-name="Strong_20_Emphasis"><text:span text:style-name="T24"/></text:span></text:p>
      <text:p text:style-name="P47"><text:span text:style-name="Strong_20_Emphasis"><text:span text:style-name="T24">&gt;&gt;&gt; Cycle.objects.get(id=5).register.id</text:span></text:span></text:p>
      <text:p text:style-name="P47"><text:span text:style-name="Strong_20_Emphasis"><text:span text:style-name="T24">8</text:span></text:span></text:p>
      <text:p text:style-name="P47"><text:span text:style-name="Strong_20_Emphasis"><text:span text:style-name="T24">&gt;&gt;&gt; Cycle.objects.get(id=5).register.email</text:span></text:span></text:p>
      <text:p text:style-name="P47"><text:span text:style-name="Strong_20_Emphasis"><text:span text:style-name="T24">'farnosh.akbari@gmail.com'</text:span></text:span></text:p>
      <text:p text:style-name="P47"><text:span text:style-name="Strong_20_Emphasis"><text:span text:style-name="T24"/></text:span></text:p>
      <text:p text:style-name="P47"><text:span text:style-name="Strong_20_Emphasis"><text:span text:style-name="T24"><text:s/></text:span></text:span></text:p>
      <text:p text:style-name="P47"><text:span text:style-name="Strong_20_Emphasis"><text:span text:style-name="T24">&gt;&gt;&gt; Cycle.objects.get(id=6).register.id</text:span></text:span></text:p>
      <text:p text:style-name="P47"><text:span text:style-name="Strong_20_Emphasis"><text:span text:style-name="T24">10</text:span></text:span></text:p>
      <text:p text:style-name="P47"><text:span text:style-name="Strong_20_Emphasis"><text:span text:style-name="T24">&gt;&gt;&gt; Cycle.objects.get(id=6).register.email</text:span></text:span></text:p>
      <text:p text:style-name="P47"><text:span text:style-name="Strong_20_Emphasis"><text:span text:style-name="T24">'shirin.tabnak@gmail.com'</text:span></text:span></text:p>
      <text:p text:style-name="P47"><text:span text:style-name="Strong_20_Emphasis"><text:span text:style-name="T24"/></text:span></text:p>
      <text:p text:style-name="P47"><text:span text:style-name="Strong_20_Emphasis"><text:span text:style-name="T24"><text:s/></text:span></text:span></text:p>
      <text:p text:style-name="P47"><text:span text:style-name="Strong_20_Emphasis"><text:span text:style-name="T24">&gt;&gt;&gt; Cycle.objects.get(id=7).register.id</text:span></text:span></text:p>
      <text:p text:style-name="P47"><text:span text:style-name="Strong_20_Emphasis"><text:span text:style-name="T24">9</text:span></text:span></text:p>
      <text:p text:style-name="P47"><text:span text:style-name="Strong_20_Emphasis"><text:span text:style-name="T24">&gt;&gt;&gt; Cycle.objects.get(id=7).register.email</text:span></text:span></text:p>
      <text:p text:style-name="P47"><text:span text:style-name="Strong_20_Emphasis"><text:span text:style-name="T24">'shirin.tabnak@gmail.com'</text:span></text:span></text:p>
      <text:p text:style-name="P47"><text:span text:style-name="Strong_20_Emphasis"><text:span text:style-name="T24"/></text:span></text:p>
      <text:p text:style-name="P47"><text:span text:style-name="Strong_20_Emphasis"><text:span text:style-name="T44">field lookups</text:span></text:span></text:p>
      <text:p text:style-name="P47"><text:span text:style-name="Strong_20_Emphasis"><text:span text:style-name="T43"/></text:span></text:p>
      <text:p text:style-name="P47"><text:span text:style-name="Strong_20_Emphasis"><text:span text:style-name="T24">&gt;&gt;&gt; Register.objects.get(id=8).cycle_set.filter(period=3)</text:span></text:span></text:p>
      <text:p text:style-name="P47"><text:span text:style-name="Strong_20_Emphasis"><text:span text:style-name="T24">&lt;QuerySet [&lt;Cycle: Cycle object (3)&gt;, &lt;Cycle: Cycle object (4)&gt;]&gt;</text:span></text:span></text:p>
      <text:p text:style-name="P47"><text:span text:style-name="Strong_20_Emphasis"><text:span text:style-name="T24"/></text:span></text:p>
      <text:p text:style-name="P47"><text:span text:style-name="Strong_20_Emphasis"><text:span text:style-name="T24"/></text:span></text:p>
      <text:p text:style-name="P47"><text:span text:style-name="Strong_20_Emphasis"><text:span text:style-name="T24">&gt;&gt;&gt; Cycle.objects.filter(period=3, cycle=26)</text:span></text:span></text:p>
      <text:p text:style-name="P47"><text:span text:style-name="Strong_20_Emphasis"><text:span text:style-name="T24">&lt;QuerySet [&lt;Cycle: Cycle object (3)&gt;, &lt;Cycle: Cycle object (4)&gt;]&gt;</text:span></text:span></text:p>
      <text:p text:style-name="P47"><text:span text:style-name="Strong_20_Emphasis"><text:span text:style-name="T24"/></text:span></text:p>
      <text:p text:style-name="P47"><text:soft-page-break/><text:span text:style-name="Strong_20_Emphasis"><text:span text:style-name="T24">&gt;&gt;&gt; Cycle.objects.filter(register=8)</text:span></text:span></text:p>
      <text:p text:style-name="P47"><text:span text:style-name="Strong_20_Emphasis"><text:span text:style-name="T42">&lt;QuerySet [&lt;Cycle: Cycle object (3)&gt;, &lt;Cycle: Cycle object (4)&gt;, &lt;Cycle: Cycle object (5)&gt;]&gt;</text:span></text:span></text:p>
      <text:p text:style-name="P47"><text:span text:style-name="Strong_20_Emphasis"><text:span text:style-name="T42"/></text:span></text:p>
      <text:p text:style-name="P47"><text:span text:style-name="Strong_20_Emphasis"><text:span text:style-name="T42"/></text:span></text:p>
      <text:p text:style-name="P47"><text:span text:style-name="Strong_20_Emphasis"><text:span text:style-name="T42">&gt;&gt;&gt; Cycle.objects.filter(register=Register.objects.get(id=8))</text:span></text:span></text:p>
      <text:p text:style-name="P47"><text:span text:style-name="Strong_20_Emphasis"><text:span text:style-name="T42">&lt;QuerySet [&lt;Cycle: Cycle object (3)&gt;, &lt;Cycle: Cycle object (4)&gt;, &lt;Cycle: Cycle object (5)&gt;]&gt;</text:span></text:span></text:p>
      <text:p text:style-name="P47"><text:span text:style-name="Strong_20_Emphasis"><text:span text:style-name="T42"/></text:span></text:p>
      <text:p text:style-name="P47"><text:span text:style-name="Strong_20_Emphasis"><text:span text:style-name="T42"/></text:span></text:p>
      <text:p text:style-name="P47"><text:span text:style-name="Strong_20_Emphasis"><text:span text:style-name="T42">&gt;&gt;&gt; Cycle.objects.filter(register__in=[Register.objects.get(id=9), Register.objects.get(id=10)])</text:span></text:span></text:p>
      <text:p text:style-name="P47"><text:span text:style-name="Strong_20_Emphasis"><text:span text:style-name="T42">&lt;QuerySet [&lt;Cycle: Cycle object (1)&gt;, &lt;Cycle: Cycle object (6)&gt;, &lt;Cycle: Cycle object (7)&gt;]&gt;</text:span></text:span></text:p>
      <text:p text:style-name="P47"><text:span text:style-name="Strong_20_Emphasis"><text:span text:style-name="T42"/></text:span></text:p>
      <text:p text:style-name="P47"/>
      <text:p text:style-name="P47"><text:span text:style-name="T201">&gt;&gt;&gt; </text:span>Cycle.objects.filter(register=Register.objects.get(id=8)).distinct()</text:p>
      <text:p text:style-name="P47"/>
      <text:p text:style-name="P47">&gt;&gt;&gt; Cycle.objects.filter(register__in=[1,10]).distinct()</text:p>
      <text:p text:style-name="P47">&lt;QuerySet [&lt;Cycle: Cycle object (1)&gt;, &lt;Cycle: Cycle object (6)&gt;]&gt;</text:p>
      <text:p text:style-name="P47"/>
      <text:p text:style-name="P47">&gt;&gt;&gt; Cycle.objects.filter(register__in=Register.objects.filter(age=32)).distinct()</text:p>
      <text:p text:style-name="P47">&lt;QuerySet [&lt;Cycle: Cycle object (7)&gt;, &lt;Cycle: Cycle object (1)&gt;, &lt;Cycle: Cycle object (6)&gt;]&gt;</text:p>
      <text:p text:style-name="P47"/>
      <text:p text:style-name="P51"/>
      <text:p text:style-name="P52">Querying in the opposite direction:</text:p>
      <text:p text:style-name="P52"/>
      <text:p text:style-name="P53">&gt;&gt;&gt; Register.objects.filter(cycle__pk=1)</text:p>
      <text:p text:style-name="P53">&lt;QuerySet [&lt;Register: Register object (10)&gt;]&gt;</text:p>
      <text:p text:style-name="P53"/>
      <text:p text:style-name="P53"/>
      <text:p text:style-name="P53">&gt;&gt;&gt; Register.objects.filter(cycle=1)</text:p>
      <text:p text:style-name="P53">&lt;QuerySet [&lt;Register: Register object (10)&gt;]&gt;</text:p>
      <text:p text:style-name="P53"/>
      <text:p text:style-name="P53"/>
      <text:p text:style-name="P53">&gt;&gt;&gt; Register.objects.filter(cycle=Cycle.objects.get(id=5))</text:p>
      <text:p text:style-name="P53">&lt;QuerySet [&lt;Register: Register object (8)&gt;]&gt;</text:p>
      <text:p text:style-name="P53"/>
      <text:p text:style-name="P53"/>
      <text:p text:style-name="P53">&gt;&gt;&gt; Register.objects.filter(cycle__cycle__gt=30)</text:p>
      <text:p text:style-name="P53">&lt;QuerySet [&lt;Register: Register object (4)&gt;, &lt;Register: Register object (10)&gt;]&gt;</text:p>
      <text:p text:style-name="P53"/>
      <text:p text:style-name="P53"/>
      <text:p text:style-name="P53">&gt;&gt;&gt; Register.objects.filter(cycle__cycle__gt=30).distinct()</text:p>
      <text:p text:style-name="P53">&lt;QuerySet [&lt;Register: Register object (4)&gt;, &lt;Register: Register object (10)&gt;]&gt;</text:p>
      <text:p text:style-name="P53"/>
      <text:p text:style-name="P53"/>
      <text:p text:style-name="P58"/>
      <text:p text:style-name="P58"/>
      <text:p text:style-name="P58"/>
      <text:p text:style-name="P58"/>
      <text:p text:style-name="P58"/>
      <text:p text:style-name="P61">Counting in the opposite direction works in conjunction with distinct():</text:p>
      <text:p text:style-name="P53">&gt;&gt;&gt; Register.objects.filter(cycle__cycle__gt=30).count()</text:p>
      <text:p text:style-name="P53">2</text:p>
      <text:p text:style-name="P53"/>
      <text:p text:style-name="P61"/>
      <text:p text:style-name="P61"/>
      <text:p text:style-name="P61">Queries can go round in circles:</text:p>
      <text:p text:style-name="P58">&gt;&gt;&gt; Register.objects.filter(cycle__register__age__gt=30).count()</text:p>
      <text:p text:style-name="P58">4</text:p>
      <text:p text:style-name="P61"/>
      <text:p text:style-name="P58"><text:soft-page-break/>&gt;&gt;&gt; Register.objects.filter(cycle__register__age__gt=30).distinct()</text:p>
      <text:p text:style-name="P58">&lt;QuerySet [&lt;Register: Register object (4)&gt;, &lt;Register: Register object (9)&gt;, &lt;Register: Register object (10)&gt;]&gt;</text:p>
      <text:p text:style-name="P58"/>
      <text:p text:style-name="P58"/>
      <text:p text:style-name="P58"><text:span text:style-name="T197">If you delete a reporter, his articles will be deleted (assuming that the ForeignKey was defined with </text:span><text:a xlink:type="simple" xlink:href="https://docs.djangoproject.com/en/1.10/ref/models/fields/#django.db.models.ForeignKey.on_delete" text:style-name="Internet_20_link" text:visited-style-name="Visited_20_Internet_20_Link"><text:span text:style-name="Source_20_Text">django.db.models.ForeignKey.on_delete</text:span></text:a><text:span text:style-name="Source_20_Text"><text:span text:style-name="T203"> </text:span></text:span><text:span text:style-name="T197">set to </text:span><text:span text:style-name="Source_20_Text"><text:span text:style-name="T202">CASCADE</text:span></text:span><text:span text:style-name="T197">, which is the default):</text:span></text:p>
      <text:p text:style-name="P58"/>
      <text:p text:style-name="P58">&gt;&gt; Register.objects.filter(cycle__register__age__gt=30).distinct()</text:p>
      <text:p text:style-name="P58">&lt;QuerySet [&lt;Register: Register object (4)&gt;, &lt;Register: Register object (9)&gt;, &lt;Register: Register object (10)&gt;]&gt;</text:p>
      <text:p text:style-name="P58"/>
      <text:p text:style-name="P58"/>
      <text:p text:style-name="P58">&gt;&gt;&gt; Register.objects.order_by('first_name')</text:p>
      <text:p text:style-name="P58">&lt;QuerySet [&lt;Register: Register object (1)&gt;, &lt;Register: Register object (4)&gt;, &lt;Register: Register object (9)&gt;, &lt;Register: Register object (10)&gt;, &lt;Register: Register object (8)&gt;, &lt;Register: Register object (6)&gt;]&gt;</text:p>
      <text:p text:style-name="P58"/>
      <text:p text:style-name="P58"/>
      <text:p text:style-name="P58">&gt;&gt;&gt; Register.objects.get(id=1).delete()</text:p>
      <text:p text:style-name="P58">(1, {'PeriodII.Cycle': 0, 'PeriodII.Register': 1})</text:p>
      <text:p text:style-name="P58"/>
      <text:p text:style-name="P58"/>
      <text:p text:style-name="P58">&gt;&gt;&gt; Register.objects.order_by('first_name')</text:p>
      <text:p text:style-name="P58">&lt;QuerySet [&lt;Register: Register object (4)&gt;, &lt;Register: Register object (9)&gt;, &lt;Register: Register object (10)&gt;, &lt;Register: Register object (8)&gt;, &lt;Register: Register object (6)&gt;]&gt;</text:p>
      <text:p text:style-name="P58"/>
      <text:p text:style-name="P58"/>
      <text:p text:style-name="P58">&gt;&gt;&gt; Register.objects.get(id=10).delete()</text:p>
      <text:p text:style-name="P58">(3, {'PeriodII.Cycle': 2, 'PeriodII.Register': 1})</text:p>
      <text:p text:style-name="P58"/>
      <text:p text:style-name="P62">It reduced two rows from Cycle table due to ON_DELETE=CASCADE</text:p>
      <text:p text:style-name="P62"/>
      <text:p text:style-name="P60">&gt;&gt;&gt; User.objects.get(id=83).delete()</text:p>
      <text:p text:style-name="P60">(3, {'admin.LogEntry': 0, 'auth.User_groups': 0, 'auth.User_user_permissions': 0, 'PeriodII.Cycle': 1, 'auth.User': 1, 'PeriodII.Register': 1})</text:p>
      <text:p text:style-name="P60"/>
      <text:p text:style-name="P56"><text:span text:style-name="T19">It reduced </text:span><text:span text:style-name="T20">one</text:span><text:span text:style-name="T19"> row from Cycle table </text:span><text:span text:style-name="T20">and one row from Register table.</text:span></text:p>
      <text:p text:style-name="P176"/>
      <text:p text:style-name="P176">You can delete using a JOIN in the query:</text:p>
      <text:p text:style-name="P58">&gt;&gt;&gt; Register.objects.filter(cycle__period__lt=4).delete()</text:p>
      <text:p text:style-name="P58">(4, {'PeriodII.Cycle': 3, 'PeriodII.Register': 1})</text:p>
      <text:p text:style-name="P58"/>
      <text:p text:style-name="P58">&gt;&gt;&gt; Register.objects.all()</text:p>
      <text:p text:style-name="P58">&lt;QuerySet [&lt;Register: Register object (6)&gt;, &lt;Register: Register object (9)&gt;]&gt;</text:p>
      <text:p text:style-name="P58"><text:soft-page-break/><text:s/></text:p>
      <text:p text:style-name="P58">&gt;&gt;&gt; Cycle.objects.all()</text:p>
      <text:p text:style-name="P58">&lt;QuerySet [&lt;Cycle: Cycle object (7)&gt;]&gt;</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8">Update</text:p>
      <text:p text:style-name="P89"/>
      <text:p text:style-name="P89">new_cycle = form.cleaned_data.get("cycle")</text:p>
      <text:p text:style-name="P89">new_last_period = form.cleaned_data.get("last_period")</text:p>
      <text:p text:style-name="P89">new_period = form.cleaned_data.get("period")</text:p>
      <text:p text:style-name="P89"/>
      <text:p text:style-name="P89">cycle_query = Cycle.objects.filter(email=EMAIL)</text:p>
      <text:p text:style-name="P89">cycle_query.<text:span text:style-name="T181">update</text:span>(cycle = new_cycle)</text:p>
      <text:p text:style-name="P89">cycle_query.<text:span text:style-name="T181">update</text:span>(period = new_period)</text:p>
      <text:p text:style-name="P89">cycle_query.<text:span text:style-name="T181">update</text:span>(last_period = new_last_period)</text:p>
      <text:p text:style-name="P59"/>
      <text:p text:style-name="P59"/>
      <text:p text:style-name="P63">Error:</text:p>
      <text:p text:style-name="P63">AttributeError: 'datetime.date' object has no attribute 'tzinfo'</text:p>
      <text:p text:style-name="P96"/>
      <text:p text:style-name="P163"><text:span text:style-name="T141">First, your model cannot have a field named </text:span><text:span text:style-name="Source_20_Text"><text:span text:style-name="T145">id </text:span></text:span><text:span text:style-name="T141">without it being declared as a </text:span><text:span text:style-name="Source_20_Text"><text:span text:style-name="T145">primary_key</text:span></text:span><text:span text:style-name="T141">. Secondly, while creating django models use </text:span><text:span text:style-name="Source_20_Text"><text:span text:style-name="T145">django.utils.timezone.now </text:span></text:span><text:span text:style-name="T141">instead of </text:span><text:span text:style-name="Source_20_Text"><text:span text:style-name="T145">datetime</text:span></text:span><text:span text:style-name="T141">.</text:span></text:p>
      <text:p text:style-name="P163"><text:span text:style-name="T141">The root cause of the problem you have is that you're giving </text:span><text:span text:style-name="Source_20_Text"><text:span text:style-name="T145">datetime.date </text:span></text:span><text:span text:style-name="T141">object as default to a </text:span><text:span text:style-name="Source_20_Text"><text:span text:style-name="T145">datetime.datetime </text:span></text:span><text:span text:style-name="T141">instance. Hence it says that </text:span><text:span text:style-name="Source_20_Text"><text:span text:style-name="T145">tzinfo </text:span></text:span><text:span text:style-name="T141">attribute i.e. time </text:span><text:soft-page-break/><text:span text:style-name="T141">zone information is missing. </text:span><text:span text:style-name="T143">t</text:span><text:span text:style-name="Source_20_Text"><text:span text:style-name="T145">zinfo </text:span></text:span><text:span text:style-name="T141">is an attribute to </text:span><text:span text:style-name="Source_20_Text"><text:span text:style-name="T145">datetime </text:span></text:span><text:span text:style-name="T141">and </text:span><text:span text:style-name="Source_20_Text"><text:span text:style-name="T145">time </text:span></text:span><text:span text:style-name="T141">objects, not </text:span><text:span text:style-name="Source_20_Text"><text:span text:style-name="T145">date </text:span></text:span><text:span text:style-name="T141">objects.</text:span></text:p>
      <text:p text:style-name="P63"/>
      <text:p text:style-name="P63"/>
      <text:p text:style-name="P63"/>
      <text:p text:style-name="P63"/>
      <text:p text:style-name="P63"/>
      <text:p text:style-name="P63"/>
      <text:p text:style-name="P65"/>
      <text:p text:style-name="P65"/>
      <text:p text:style-name="P65"/>
      <text:p text:style-name="P65"/>
      <text:p text:style-name="P65"/>
      <text:p text:style-name="P63"/>
      <text:p text:style-name="P63"/>
      <text:p text:style-name="P63"/>
      <text:p text:style-name="P63"/>
      <text:p text:style-name="P63"/>
      <text:p text:style-name="P63"/>
      <text:p text:style-name="P63"/>
      <text:p text:style-name="P63"/>
      <text:p text:style-name="P65">use DATA1;</text:p>
      <text:p text:style-name="P65"/>
      <text:p text:style-name="P65">CREATE TABLE <text:span text:style-name="T197">Questionnaire</text:span> (</text:p>
      <text:p text:style-name="P65"/>
      <text:p text:style-name="P65"><text:tab/>id INT AUTO_INCREMENT PRIMARY KEY,</text:p>
      <text:p text:style-name="P65"><text:s text:c="4"/><text:tab/>register_id INT,</text:p>
      <text:p text:style-name="P65"><text:s text:c="4"/><text:tab/>cycle_id INT,</text:p>
      <text:p text:style-name="P65"><text:s text:c="4"/><text:tab/>email VARCHAR(100) NOT NULL,<text:tab/> </text:p>
      <text:p text:style-name="P65"><text:tab/>question1 VARCHAR(50), </text:p>
      <text:p text:style-name="P65"><text:s text:c="4"/><text:tab/>question2 VARCHAR(50), </text:p>
      <text:p text:style-name="P65"><text:s text:c="4"/><text:tab/>question3 VARCHAR(50), </text:p>
      <text:p text:style-name="P65"><text:s text:c="4"/><text:tab/>question4 VARCHAR(50), </text:p>
      <text:p text:style-name="P65"><text:s text:c="4"/><text:tab/>question5 VARCHAR(50), </text:p>
      <text:p text:style-name="P65"><text:s text:c="4"/><text:tab/>question6 VARCHAR(50), </text:p>
      <text:p text:style-name="P65"><text:s text:c="4"/><text:tab/>question7 VARCHAR(50), </text:p>
      <text:p text:style-name="P65"><text:s text:c="4"/><text:tab/>question8 VARCHAR(50), </text:p>
      <text:p text:style-name="P65"><text:s text:c="4"/><text:tab/>question9 VARCHAR(50), </text:p>
      <text:p text:style-name="P65"><text:s text:c="4"/><text:tab/>question10 VARCHAR(50), </text:p>
      <text:p text:style-name="P65"><text:s text:c="3"/><text:tab/>question11 VARCHAR(50), </text:p>
      <text:p text:style-name="P65"><text:s text:c="4"/><text:tab/>question12 VARCHAR(50), </text:p>
      <text:p text:style-name="P65"><text:s text:c="4"/><text:tab/>score INT,</text:p>
      <text:p text:style-name="P65"><text:tab/>created_at DATETIME,</text:p>
      <text:p text:style-name="P65"><text:s text:c="4"/><text:tab/>FOREIGN KEY (register_id) REFERENCES Register(id),</text:p>
      <text:p text:style-name="P65"><text:s text:c="4"/><text:tab/>FOREIGN KEY (cycle_id) REFERENCES Cycle(id)</text:p>
      <text:p text:style-name="P65"><text:s text:c="2"/>);</text:p>
      <text:p text:style-name="P65"/>
      <text:p text:style-name="P65"/>
      <text:p text:style-name="P65"/>
      <text:p text:style-name="P85"/>
      <text:p text:style-name="P65"/>
      <text:p text:style-name="P65"><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76">To install MySQL workbench</text:p>
      <text:p text:style-name="P76"/>
      <text:p text:style-name="P72"><text:a xlink:type="simple" xlink:href="https://askubuntu.com/questions/1230752/how-can-i-install-mysql-workbench-on-ubuntu-20-04-lts" text:style-name="Internet_20_link" text:visited-style-name="Visited_20_Internet_20_Link">https://askubuntu.com/questions/1230752/how-can-i-install-mysql-workbench-on-ubuntu-20-04-lts</text:a></text:p>
      <text:p text:style-name="P72"/>
      <text:p text:style-name="P65"/>
      <text:p text:style-name="P65"/>
      <text:p text:style-name="P65"/>
      <text:p text:style-name="P65"/>
      <text:p text:style-name="P65"/>
      <text:p text:style-name="P65"><text:a xlink:type="simple" xlink:href="https://github.com/mkleehammer/pyodbc/wiki/Cursor" text:style-name="Internet_20_link" text:visited-style-name="Visited_20_Internet_20_Link">https://github.com/mkleehammer/pyodbc/wiki/Cursor</text:a></text:p>
      <text:p text:style-name="P65"/>
      <text:p text:style-name="P65"><text:a xlink:type="simple" xlink:href="https://docs.anaconda.com/iopro/pyodbc_firststeps/" text:style-name="Internet_20_link" text:visited-style-name="Visited_20_Internet_20_Link">https://docs.anaconda.com/iopro/pyodbc_firststeps/</text:a> </text:p>
      <text:p text:style-name="P65"><text:a xlink:type="simple" xlink:href="https://docs.microsoft.com/en-us/sql/database-engine/configure-windows/change-server-authentication-mode?view=sql-server-ver15" text:style-name="Internet_20_link" text:visited-style-name="Visited_20_Internet_20_Link"/></text:p>
      <text:p text:style-name="P65"><text:a xlink:type="simple" xlink:href="https://docs.microsoft.com/en-us/sql/database-engine/configure-windows/change-server-authentication-mode?view=sql-server-ver15" text:style-name="Internet_20_link" text:visited-style-name="Visited_20_Internet_20_Link">https://docs.microsoft.com/en-us/sql/database-engine/configure-windows/change-server-authentication-mode?view=sql-server-ver15</text:a></text:p>
      <text:p text:style-name="P65"/>
      <text:p text:style-name="P65"><text:a xlink:type="simple" xlink:href="https://docs.microsoft.com/en-us/sql/connect/odbc/linux-mac/installing-the-microsoft-odbc-driver-for-sql-server?view=sql-server-2017" text:style-name="Internet_20_link" text:visited-style-name="Visited_20_Internet_20_Link">https://docs.microsoft.com/en-us/sql/connect/odbc/linux-mac/installing-the-microsoft-odbc-driver-for-sql-server?view=sql-server-2017</text:a></text:p>
      <text:p text:style-name="P65"/>
      <text:p text:style-name="P74"/>
      <text:p text:style-name="P64">Pyodbc </text:p>
      <text:p text:style-name="P75"/>
      <text:p text:style-name="P84">Pyodbc is an open source Python module that makes accessing ODBC databases simple. Using pyodbc, you can easily connect Python applications to data sources with an ODBC driver. ... The ODBC driver manager and driver will connect, typically over a network, to the database server.</text:p>
      <text:p text:style-name="P82"/>
      <text:p text:style-name="P82"/>
      <text:p text:style-name="P178">Install the Microsoft ODBC driver for SQL Server Linux (Ubuntu 18.04).txt </text:p>
      <text:p text:style-name="P177"><text:span text:style-name="T204">&gt;&gt;&gt; </text:span>sudo su</text:p>
      <text:p text:style-name="P177"><text:span text:style-name="T204">&gt;&gt;&gt; </text:span>curl https://packages.microsoft.com/keys/microsoft.asc | apt-key add -</text:p>
      <text:p text:style-name="P177"><text:soft-page-break/><text:span text:style-name="T204">&gt;&gt;&gt; </text:span>curl https://packages.microsoft.com/config/ubuntu/20.04/prod.list &gt; /etc/apt/sources.list.d/mssql-release.list</text:p>
      <text:p text:style-name="P177"><text:span text:style-name="T204">&gt;&gt;&gt; </text:span>exit</text:p>
      <text:p text:style-name="P177"><text:span text:style-name="T204">&gt;&gt;&gt; </text:span>sudo apt-get update</text:p>
      <text:p text:style-name="P177"><text:span text:style-name="T204">&gt;&gt;&gt; </text:span>sudo ACCEPT_EULA=Y apt-get install <text:span text:style-name="T197">msodbcsql17</text:span></text:p>
      <text:p text:style-name="P177"><text:span text:style-name="T204">&gt;&gt;&gt; </text:span>sudo ACCEPT_EULA=Y apt-get install mssql-tools</text:p>
      <text:p text:style-name="P177"><text:span text:style-name="T204">&gt;&gt;&gt; </text:span>echo 'export PATH="$PATH:/opt/mssql-tools/bin"' &gt;&gt; ~/.bash_profile</text:p>
      <text:p text:style-name="P177"><text:span text:style-name="T204">&gt;&gt;&gt; </text:span>echo 'export PATH="$PATH:/opt/mssql-tools/bin"' &gt;&gt; ~/.bashrc</text:p>
      <text:p text:style-name="P177"><text:span text:style-name="T204">&gt;&gt;&gt; </text:span>source ~/.bashrc</text:p>
      <text:p text:style-name="P177"><text:span text:style-name="T204">&gt;&gt;&gt; </text:span>sudo apt-get install unixodbc-dev</text:p>
      <text:p text:style-name="P181">import pyodbc</text:p>
      <text:p text:style-name="P181">from pyodbc import *</text:p>
      <text:p text:style-name="P181">server = '95.38.72.4,2560'</text:p>
      <text:p text:style-name="P181">database = 'dashboard'</text:p>
      <text:p text:style-name="P181">username = 'CRMERP'</text:p>
      <text:p text:style-name="P181">password = 'CRMERP320//14'</text:p>
      <text:p text:style-name="P181">cnxn = pyodbc.connect('DRIVER={ODBC Driver 17 for SQL Server};SERVER='+server+';DATABASE='+database+';UID='+username+';PWD='+ password)</text:p>
      <text:p text:style-name="P181">cursor = cnxn.cursor()</text:p>
      <text:p text:style-name="P181"/>
      <text:p text:style-name="P181"/>
      <text:p text:style-name="P181"/>
      <text:p text:style-name="P67"><text:span text:style-name="T205">Microsoft's ODBC drivers for SQL Server do not use a </text:span><text:span text:style-name="Source_20_Text"><text:span text:style-name="T206">PORT=</text:span></text:span><text:span text:style-name="T205">parameter. The port number, if any, is appended to the server name/IP with a comma, e.g.,</text:span></text:p>
      <text:p text:style-name="P184">server = '95.38.72.4,2560'</text:p>
      <text:p text:style-name="P185"/>
      <text:p text:style-name="P185"/>
      <text:p text:style-name="P185"/>
      <text:p text:style-name="P66"><text:span text:style-name="T208">&gt;&gt;&gt; </text:span>pip3 show pyodbc</text:p>
      <text:p text:style-name="P66">Name: pyodbc</text:p>
      <text:p text:style-name="P73">Version: 4.0.30</text:p>
      <text:p text:style-name="P66">Summary: DB API Module for ODBC</text:p>
      <text:p text:style-name="P66">Home-page: https://github.com/mkleehammer/pyodbc</text:p>
      <text:p text:style-name="P66">Author: None</text:p>
      <text:p text:style-name="P66">Author-email: None</text:p>
      <text:p text:style-name="P66">License: MIT</text:p>
      <text:p text:style-name="P66">Location: /home/maryam/.local/lib/python3.8/site-packages</text:p>
      <text:p text:style-name="P66">Requires: </text:p>
      <text:p text:style-name="P68">Required-by: </text:p>
      <text:p text:style-name="P68"><text:soft-page-break/></text:p>
      <text:p text:style-name="P68"/>
      <text:p text:style-name="P68"/>
      <text:p text:style-name="P68"/>
      <text:p text:style-name="P69">&gt;&gt;&gt; sudo apt-get install unixodbc-dev</text:p>
      <text:p text:style-name="P68">unixodbc-dev is already the newest <text:span text:style-name="T197">version (2.3.7)</text:span></text:p>
      <text:p text:style-name="P68"/>
      <text:p text:style-name="P68"/>
      <text:p text:style-name="P68"/>
      <text:p text:style-name="P68"/>
      <text:p text:style-name="P77">&gt;&gt;&gt; cd /etc</text:p>
      <text:p text:style-name="P183"><text:span text:style-name="T209">&gt;&gt;&gt; </text:span>cat odbcinst.ini</text:p>
      <text:p text:style-name="P183">[ODBC Driver 17 for SQL Server]</text:p>
      <text:p text:style-name="P183">Description=Microsoft <text:span text:style-name="T197">ODBC Driver 17</text:span> for SQL Server</text:p>
      <text:p text:style-name="P183">Driver=/opt/microsoft/msodbcsql17/lib64/libmsodbcsql-17.7.so.2.1</text:p>
      <text:p text:style-name="P183">UsageCount=1</text:p>
      <text:p text:style-name="P182"/>
      <text:p text:style-name="P186"/>
      <text:h text:style-name="P189" text:outline-level="1"><text:a xlink:type="simple" xlink:href="https://en.wikipedia.org/wiki/List_of_Linux_distributions" text:style-name="Internet_20_link" text:visited-style-name="Visited_20_Internet_20_Link"><text:span text:style-name="T212">https://en.wikipedia.org/wiki/List_of_Linux_distributions</text:span></text:a></text:h>
      <text:p text:style-name="P203"/>
      <text:h text:style-name="P189" text:outline-level="1">Linux <text:span text:style-name="T236">Major </text:span>Distributions:</text:h>
      <text:h text:style-name="P194" text:outline-level="2"/>
      <text:h text:style-name="P194" text:outline-level="2"><text:bookmark text:name="RPM-based"/><text:span text:style-name="T236">1. </text:span>RPM-based</text:h>
      <text:h text:style-name="P195" text:outline-level="3"><text:bookmark text:name="redhat17"/><text:span text:style-name="T213">Red Hat Enterprise Server</text:span><text:span text:style-name="T229"> </text:span><text:span text:style-name="T223">and </text:span><text:a xlink:type="simple" xlink:href="https://en.wikipedia.org/wiki/SUSE_Linux" text:style-name="Internet_20_link" text:visited-style-name="Visited_20_Internet_20_Link"><text:span text:style-name="T213">SUSE Linux</text:span></text:a><text:span text:style-name="T229"> </text:span><text:span text:style-name="T237">Enterprise</text:span><text:span text:style-name="T230"> </text:span><text:span text:style-name="T223">were the original major distributions that used the </text:span><text:a xlink:type="simple" xlink:href="https://en.wikipedia.org/wiki/.rpm" text:style-name="Internet_20_link" text:visited-style-name="Visited_20_Internet_20_Link"><text:span text:style-name="T213">.rpm</text:span></text:a><text:span text:style-name="T229"> </text:span><text:span text:style-name="T223">file format.</text:span></text:h>
      <text:h text:style-name="P197" text:outline-level="3"/>
      <text:h text:style-name="P196" text:outline-level="3"><text:bookmark text:name="CentOS/RHEL-based"/><text:span text:style-name="T228">2. </text:span><text:span text:style-name="T227">CentOS/RHEL-based</text:span></text:h>
      <text:p text:style-name="P205"><text:a xlink:type="simple" xlink:href="https://en.wikipedia.org/wiki/Oracle_Linux" text:style-name="Internet_20_link" text:visited-style-name="Visited_20_Internet_20_Link"><text:span text:style-name="T220">Oracle Linux</text:span></text:a></text:p>
      <text:h text:style-name="P197" text:outline-level="3"/>
      <text:h text:style-name="P196" text:outline-level="3"><text:bookmark text:name="Fedora-based"/><text:span text:style-name="T228">3. </text:span><text:span text:style-name="T227">Fedora-based</text:span></text:h>
      <text:h text:style-name="P196" text:outline-level="3"><text:bookmark text:name="openSUSE-based"/><text:span text:style-name="T228">4. </text:span><text:span text:style-name="T227">openSUSE-based</text:span></text:h>
      <text:h text:style-name="P195" text:outline-level="3"><text:bookmark text:name="urpmi-based"/><text:span text:style-name="T232">5. </text:span><text:a xlink:type="simple" xlink:href="https://en.wikipedia.org/wiki/Urpmi" text:style-name="Internet_20_link" text:visited-style-name="Visited_20_Internet_20_Link"><text:span text:style-name="T214">urpmi</text:span></text:a><text:span text:style-name="T185">-based</text:span></text:h>
      <text:h text:style-name="P195" text:outline-level="3"><text:bookmark text:name="apt-rpm_based"/><text:span text:style-name="T215">6. </text:span><text:a xlink:type="simple" xlink:href="https://en.wikipedia.org/wiki/Apt-rpm" text:style-name="Internet_20_link" text:visited-style-name="Visited_20_Internet_20_Link">Apt-rpm</text:a><text:span text:style-name="T214"> </text:span><text:span text:style-name="T185">based</text:span></text:h>
      <text:h text:style-name="P196" text:outline-level="3"><text:bookmark text:name="Independent_RPM_distributions"/><text:span text:style-name="T228">7. </text:span><text:span text:style-name="T227">Independent RPM distributions</text:span></text:h>
      <text:h text:style-name="P193" text:outline-level="2"><text:bookmark text:name="Debian-based"/><text:span text:style-name="T225">8. </text:span><text:span text:style-name="T223">Debian-based</text:span></text:h>
      <text:p text:style-name="P187"><text:a xlink:type="simple" xlink:href="https://en.wikipedia.org/wiki/Debian" text:style-name="Internet_20_link" text:visited-style-name="Visited_20_Internet_20_Link"><text:span text:style-name="T216">Debian</text:span></text:a><text:span text:style-name="T231"> </text:span><text:span text:style-name="T224">Linux is a distribution that emphasizes </text:span><text:a xlink:type="simple" xlink:href="https://en.wikipedia.org/wiki/Free_software" text:style-name="Internet_20_link" text:visited-style-name="Visited_20_Internet_20_Link"><text:span text:style-name="T221">free software</text:span></text:a><text:span text:style-name="T224">. It supports many hardware platforms. Debian and distributions based on it use the </text:span><text:a xlink:type="simple" xlink:href="https://en.wikipedia.org/wiki/Deb_(file_format)" text:style-name="Internet_20_link" text:visited-style-name="Visited_20_Internet_20_Link"><text:span text:style-name="T216">.deb</text:span></text:a><text:span text:style-name="T231"> </text:span><text:span text:style-name="T224">package format and the </text:span><text:a xlink:type="simple" xlink:href="https://en.wikipedia.org/wiki/Dpkg" text:style-name="Internet_20_link" text:visited-style-name="Visited_20_Internet_20_Link"><text:span text:style-name="T216">dpkg</text:span></text:a><text:span text:style-name="T231"> </text:span><text:span text:style-name="T224">package manager and its frontends (such as </text:span><text:a xlink:type="simple" xlink:href="https://en.wikipedia.org/wiki/APT_(software)" text:style-name="Internet_20_link" text:visited-style-name="Visited_20_Internet_20_Link"><text:span text:style-name="T216">apt</text:span></text:a><text:span text:style-name="T231"> </text:span><text:span text:style-name="T224">or synaptic).</text:span></text:p>
      <text:p text:style-name="P188"><text:span text:style-name="T154">Ubuntu</text:span><text:span text:style-name="T148"> is a</text:span><text:span text:style-name="T110"> </text:span><text:a xlink:type="simple" xlink:href="https://en.wikipedia.org/wiki/Free_and_open-source_software" text:style-name="Internet_20_link" text:visited-style-name="Visited_20_Internet_20_Link">free and open-source</text:a><text:span text:style-name="T111"> </text:span><text:a xlink:type="simple" xlink:href="https://en.wikipedia.org/wiki/Operating_system" text:style-name="Internet_20_link" text:visited-style-name="Visited_20_Internet_20_Link">operating system</text:a><text:span text:style-name="T112"> </text:span><text:span text:style-name="T109">and </text:span><text:a xlink:type="simple" xlink:href="https://en.wikipedia.org/wiki/Linux_distribution" text:style-name="Internet_20_link" text:visited-style-name="Visited_20_Internet_20_Link">Linux distribution</text:a><text:span text:style-name="T112"> </text:span><text:span text:style-name="T147">based on </text:span><text:a xlink:type="simple" xlink:href="https://en.wikipedia.org/wiki/Debian" text:style-name="Internet_20_link" text:visited-style-name="Visited_20_Internet_20_Link"><text:span text:style-name="T146">Debian</text:span></text:a><text:span text:style-name="T147">.</text:span></text:p>
      <text:h text:style-name="P199" text:outline-level="4"/>
      <text:h text:style-name="P198" text:outline-level="4"><text:bookmark text:name="Ubuntu-based"/><text:span text:style-name="T234">9. </text:span><text:span text:style-name="T222">Ubuntu-based</text:span></text:h>
      <text:p text:style-name="P204"><text:a xlink:type="simple" xlink:href="https://en.wikipedia.org/wiki/Ubuntu" text:style-name="Internet_20_link" text:visited-style-name="Visited_20_Internet_20_Link"><text:span text:style-name="T218">Ubuntu</text:span></text:a><text:span text:style-name="T233"> </text:span><text:span text:style-name="T235">is a distribution based on Debian, designed to have regular releases, a consistent user experience and commercial support on both </text:span><text:span text:style-name="T207">desktops</text:span><text:span text:style-name="T235"> and </text:span><text:span text:style-name="T207">servers.</text:span></text:p>
      <text:h text:style-name="P201" text:outline-level="5"><text:soft-page-break/></text:h>
      <text:h text:style-name="P200" text:outline-level="5"><text:bookmark text:name="Official_distributions"/><text:span text:style-name="T234">10. </text:span><text:span text:style-name="T222">Official distributions</text:span></text:h>
      <text:h text:style-name="P200" text:outline-level="5"><text:bookmark text:name="Discontinued_official_distributions"/><text:span text:style-name="T234">11. </text:span><text:span text:style-name="T222">Discontinued official distributions</text:span></text:h>
      <text:h text:style-name="P200" text:outline-level="5"><text:bookmark text:name="Third-party_distributions"/><text:span text:style-name="T234">12. </text:span><text:span text:style-name="T222">Third-party distributions</text:span></text:h>
      <text:h text:style-name="P196" text:outline-level="3"><text:bookmark text:name="Debian_(Stable)_based"/><text:span text:style-name="T228">13. </text:span><text:span text:style-name="T227">Debian (Stable) based</text:span></text:h>
      <text:h text:style-name="P198" text:outline-level="4"><text:bookmark text:name="MEPIS-based"/><text:span text:style-name="T234">14. </text:span><text:span text:style-name="T222">MEPIS-based</text:span></text:h>
      <text:h text:style-name="P198" text:outline-level="4"><text:bookmark text:name="Knoppix-based"/><text:span text:style-name="T234">15. </text:span><text:span text:style-name="T222">Knoppix-based</text:span></text:h>
      <text:h text:style-name="P193" text:outline-level="2"><text:bookmark text:name="Pacman-based"/><text:span text:style-name="T225">16. </text:span><text:span text:style-name="T223">Pacman-based</text:span></text:h>
      <text:h text:style-name="P193" text:outline-level="2"><text:bookmark text:name="Gentoo-based"/><text:span text:style-name="T225">17. </text:span><text:span text:style-name="T223">Gentoo-based</text:span></text:h>
      <text:h text:style-name="P193" text:outline-level="2"><text:bookmark text:name="Slackware-based"/><text:span text:style-name="T225">18. </text:span><text:span text:style-name="T223">Slackware-based</text:span></text:h>
      <text:h text:style-name="P196" text:outline-level="3"><text:bookmark text:name="Slax-based"/><text:span text:style-name="T228">19. </text:span><text:span text:style-name="T227">Slax-based</text:span></text:h>
      <text:h text:style-name="P192" text:outline-level="2"><text:bookmark text:name="Source_based"/><text:span text:style-name="T187">20. </text:span><text:span text:style-name="T188">Source based</text:span></text:h>
      <text:h text:style-name="P192" text:outline-level="2"><text:bookmark text:name="Independent"/><text:span text:style-name="T190">21. </text:span><text:span text:style-name="T189">Independent </text:span></text:h>
      <text:p text:style-name="P202"><text:a xlink:type="simple" xlink:href="https://en.wikipedia.org/wiki/Alpine_Linux" text:style-name="Internet_20_link" text:visited-style-name="Visited_20_Internet_20_Link"><text:span text:style-name="T219">Alpine Linux</text:span></text:a></text:p>
      <text:p text:style-name="Text_20_body"><text:line-break/></text:p>
      <text:h text:style-name="P179" text:outline-level="3"><text:span text:style-name="Source_20_Text"><text:span text:style-name="T246"/></text:span></text:h>
      <text:h text:style-name="P4" text:outline-level="3"><text:span text:style-name="Source_20_Text"><text:span text:style-name="T247">Database management system</text:span></text:span></text:h>
      <text:p text:style-name="P168"><text:span text:style-name="T226">Examples of DBMS's include </text:span><text:a xlink:type="simple" xlink:href="https://en.wikipedia.org/wiki/MySQL" text:style-name="Internet_20_link" text:visited-style-name="Visited_20_Internet_20_Link"><text:span text:style-name="T217">MySQL</text:span></text:a><text:span text:style-name="T226">, </text:span><text:a xlink:type="simple" xlink:href="https://en.wikipedia.org/wiki/PostgreSQL" text:style-name="Internet_20_link" text:visited-style-name="Visited_20_Internet_20_Link"><text:span text:style-name="T217">PostgreSQL</text:span></text:a><text:span text:style-name="T226">, </text:span><text:a xlink:type="simple" xlink:href="https://en.wikipedia.org/wiki/Microsoft_SQL_Server" text:style-name="Internet_20_link" text:visited-style-name="Visited_20_Internet_20_Link"><text:span text:style-name="T217">Microsoft SQL Server</text:span></text:a><text:span text:style-name="T226">, </text:span><text:a xlink:type="simple" xlink:href="https://en.wikipedia.org/wiki/Oracle_Database" text:style-name="Internet_20_link" text:visited-style-name="Visited_20_Internet_20_Link"><text:span text:style-name="T217">Oracle Database</text:span></text:a><text:span text:style-name="T226">, and </text:span><text:a xlink:type="simple" xlink:href="https://en.wikipedia.org/wiki/Microsoft_Access" text:style-name="Internet_20_link" text:visited-style-name="Visited_20_Internet_20_Link"><text:span text:style-name="T217">Microsoft Access</text:span></text:a><text:span text:style-name="T226">.</text:span></text:p>
      <text:h text:style-name="P102" text:outline-level="1"/>
      <text:h text:style-name="P191" text:outline-level="1"/>
      <text:h text:style-name="P191" text:outline-level="1"><text:bookmark text:name="what-is-odbc"/>What Is ODBC?</text:h>
      <text:p text:style-name="P180"><text:span text:style-name="Source_20_Text"><text:span text:style-name="T149">Open Database Connectivity</text:span></text:span><text:span text:style-name="Source_20_Text"><text:span text:style-name="T153"> </text:span></text:span><text:span text:style-name="Source_20_Text"><text:span text:style-name="T149">(ODBC) is a standard </text:span></text:span><text:a xlink:type="simple" xlink:href="https://en.wikipedia.org/wiki/Application_programming_interface" text:style-name="Internet_20_link" text:visited-style-name="Visited_20_Internet_20_Link"><text:span text:style-name="Source_20_Text"><text:span text:style-name="T125">application programming interface</text:span></text:span></text:a><text:span text:style-name="Source_20_Text"><text:span text:style-name="T152"> </text:span></text:span><text:span text:style-name="Source_20_Text"><text:span text:style-name="T151">(API)</text:span></text:span><text:span text:style-name="Source_20_Text"><text:span text:style-name="T149"> for accessing </text:span></text:span><text:span text:style-name="Source_20_Text"><text:span text:style-name="T150">(</text:span></text:span><text:span text:style-name="Source_20_Text"><text:span text:style-name="T149">DBMS). </text:span></text:span><text:span text:style-name="Source_20_Text"><text:span text:style-name="T159">This API is independent of any one </text:span></text:span><text:span text:style-name="Source_20_Text"><text:span text:style-name="T161">DBMS</text:span></text:span><text:span text:style-name="Source_20_Text"><text:span text:style-name="T159"> or </text:span></text:span><text:span text:style-name="Source_20_Text"><text:span text:style-name="T161">operating system</text:span></text:span><text:span text:style-name="Source_20_Text"><text:span text:style-name="T159">. </text:span></text:span><text:span text:style-name="Source_20_Text"><text:span text:style-name="T160">It</text:span></text:span><text:span text:style-name="Source_20_Text"><text:span text:style-name="T159"> is </text:span></text:span><text:span text:style-name="Source_20_Text"><text:span text:style-name="T160">also</text:span></text:span><text:span text:style-name="Source_20_Text"><text:span text:style-name="T159"> </text:span></text:span><text:span text:style-name="Source_20_Text"><text:span text:style-name="T161">language-independent</text:span></text:span><text:span text:style-name="Source_20_Text"><text:span text:style-name="T159">.</text:span></text:span></text:p>
      <text:p text:style-name="P180"><text:span text:style-name="Source_20_Text"><text:span text:style-name="T159"/></text:span></text:p>
      <text:p text:style-name="P97"><text:span text:style-name="Source_20_Text"><text:span text:style-name="T252">ODBC Driver</text:span></text:span></text:p>
      <text:p text:style-name="P97"><text:span text:style-name="Source_20_Text"><text:span text:style-name="T194">An ODBC driver uses the ODBC interface to access data in database management systems.</text:span></text:span></text:p>
      <text:p text:style-name="P97"><text:span text:style-name="Source_20_Text"><text:span text:style-name="T241">The functions in the ODBC API are implemented by developers of DBMS-specific drivers. Applications call the </text:span></text:span><text:span text:style-name="Source_20_Text"><text:span text:style-name="T242">functions in these drivers</text:span></text:span><text:span text:style-name="Source_20_Text"><text:span text:style-name="T241"> to access data in a DBMS-independent manner. A Driver Manager manages communication between applications and drivers.</text:span></text:span></text:p>
      <text:p text:style-name="P97"><text:span text:style-name="Source_20_Text"><text:span text:style-name="T194">On Linux systems, you can choose between the </text:span></text:span><text:span text:style-name="Source_20_Text"><text:span text:style-name="T195">unixODBC</text:span></text:span><text:span text:style-name="Source_20_Text"><text:span text:style-name="T194"> and </text:span></text:span><text:span text:style-name="Source_20_Text"><text:span text:style-name="T195">iODBC</text:span></text:span><text:span text:style-name="Source_20_Text"><text:span text:style-name="T194"> driver manager. We recommend using the unixODBC driver manager as it is more popular among Linux users and our drivers are fully compatible with it. If you would like to use iODBC with our drivers on Linux, you would have to manually modify the configuration files of the driver manager</text:span></text:span><text:span text:style-name="Source_20_Text"><text:span text:style-name="T241">.</text:span></text:span></text:p>
      <text:p text:style-name="P97"><text:span text:style-name="Source_20_Text"><text:span text:style-name="T196"/></text:span></text:p>
      <text:h text:style-name="P103" text:outline-level="1"><text:bookmark text:name="firstHeading"/>Microsoft SQL Server</text:h>
      <text:p text:style-name="P97"><text:span text:style-name="T224">Microsoft SQL Server is a </text:span><text:a xlink:type="simple" xlink:href="https://en.wikipedia.org/wiki/Relational_database_management_system" text:style-name="Internet_20_link" text:visited-style-name="Visited_20_Internet_20_Link"><text:span text:style-name="T216">relational database management system</text:span></text:a><text:span text:style-name="T231"> </text:span><text:span text:style-name="T224">developed by </text:span><text:a xlink:type="simple" xlink:href="https://en.wikipedia.org/wiki/Microsoft" text:style-name="Internet_20_link" text:visited-style-name="Visited_20_Internet_20_Link"><text:span text:style-name="T191">Microsoft</text:span></text:a><text:span text:style-name="T186">.</text:span><text:span text:style-name="T224"> As a </text:span><text:a xlink:type="simple" xlink:href="https://en.wikipedia.org/wiki/Database_server" text:style-name="Internet_20_link" text:visited-style-name="Visited_20_Internet_20_Link"><text:span text:style-name="T216">database server</text:span></text:a><text:span text:style-name="T224">, it is a </text:span><text:a xlink:type="simple" xlink:href="https://en.wikipedia.org/wiki/Software_product" text:style-name="Internet_20_link" text:visited-style-name="Visited_20_Internet_20_Link">software product</text:a><text:span text:style-name="T191"> </text:span><text:span text:style-name="T224">with the primary function of storing and retrieving data as requested by other </text:span><text:a xlink:type="simple" xlink:href="https://en.wikipedia.org/wiki/Software_application" text:style-name="Internet_20_link" text:visited-style-name="Visited_20_Internet_20_Link">software applications</text:a><text:span text:style-name="T191">.</text:span></text:p>
      <text:p text:style-name="P99"/>
      <text:p text:style-name="P99"/>
      <text:h text:style-name="P104" text:outline-level="1"><text:bookmark text:name="structured-query-language-sql"/><text:soft-page-break/>Structured Query Language (SQL)</text:h>
      <text:p text:style-name="P81"/>
      <text:p text:style-name="P86"><text:span text:style-name="T193">Developers </text:span><text:span text:style-name="T192">use SQL, using one of the following three techniques:</text:span></text:p>
      <text:list xml:id="list1909550329" text:style-name="L1">
        <text:list-item>
          <text:p text:style-name="P218"><text:span text:style-name="Strong_20_Emphasis"><text:span text:style-name="T164">Embedded SQL</text:span></text:span><text:span text:style-name="T162">, in which SQL statements are embedded in a host language such as C or COBOL.</text:span></text:p>
        </text:list-item>
        <text:list-item>
          <text:p text:style-name="P218"><text:span text:style-name="Strong_20_Emphasis"><text:span text:style-name="T164">SQL modules</text:span></text:span><text:span text:style-name="T162">, in which SQL statements are compiled on the DBMS and called from a host language.</text:span></text:p>
        </text:list-item>
        <text:list-item>
          <text:p text:style-name="P218"><text:span text:style-name="Strong_20_Emphasis"><text:span text:style-name="T164">Call-level interface</text:span></text:span><text:span text:style-name="T162">, or CLI, which consists of functions called to pass SQL statements to the DBMS and to retrieve results from the DBMS.</text:span></text:p>
        </text:list-item>
      </text:list>
      <text:p text:style-name="P174"><text:line-break/></text:p>
      <text:p text:style-name="P99"/>
      <text:p text:style-name="P97"><text:span text:style-name="Source_20_Text"><text:span text:style-name="T245"/></text:span></text:p>
      <text:p text:style-name="P97"><text:span text:style-name="Source_20_Text"><text:span text:style-name="T245"/></text:span></text:p>
      <text:p text:style-name="P97"><text:span text:style-name="Source_20_Text"><text:span text:style-name="T245"/></text:span></text:p>
      <text:p text:style-name="P97"><text:span text:style-name="Source_20_Text"><text:span text:style-name="T245"/></text:span></text:p>
      <text:p text:style-name="P97"><text:span text:style-name="Source_20_Text"><text:span text:style-name="T245"/></text:span></text:p>
      <text:p text:style-name="P98"><text:span text:style-name="Source_20_Text"><text:span text:style-name="T240">The Microsoft ODBC Driver 17 for SQL Server</text:span></text:span></text:p>
      <text:p text:style-name="P98"><text:span text:style-name="Source_20_Text"><text:span text:style-name="T243">Microsoft ODBC Driver for SQL Server is a single dynamic-link library (DLL) containing run-time support for </text:span></text:span><text:span text:style-name="Source_20_Text"><text:span text:style-name="T244">applications</text:span></text:span><text:span text:style-name="Source_20_Text"><text:span text:style-name="T243"> using native-code APIs to connect to SQL Server.</text:span></text:span></text:p>
      <text:p text:style-name="P97"><text:span text:style-name="Source_20_Text"><text:span text:style-name="T239">The Microsoft ODBC Driver 17 for SQL Server</text:span></text:span><text:span text:style-name="Source_20_Text"><text:span text:style-name="T251"> provides native connectivity from Windows, Linux, &amp; macOS to </text:span></text:span><text:span text:style-name="Source_20_Text"><text:span text:style-name="T248">SQL Server</text:span></text:span><text:span text:style-name="Source_20_Text"><text:span text:style-name="T251"> and </text:span></text:span><text:span text:style-name="Source_20_Text"><text:span text:style-name="T250">Azure SQL Databases</text:span></text:span><text:span text:style-name="Source_20_Text"><text:span text:style-name="T251">. Note that this driver supports SQL Server 2019 only from version 17.3.</text:span></text:span></text:p>
      <text:p text:style-name="P83"><text:span text:style-name="Source_20_Text"><text:span text:style-name="T249">T</text:span></text:span><text:span text:style-name="Source_20_Text"><text:span text:style-name="T248">he main functionality of the driver is contained in the file msodbcsql17.dll.</text:span></text:span></text:p>
      <text:p text:style-name="P207"><text:span text:style-name="Source_20_Text"><text:span text:style-name="T163">If you installed the v17 </text:span></text:span><text:span text:style-name="Source_20_Text"><text:span text:style-name="T166">msodbcsql</text:span></text:span><text:span text:style-name="Source_20_Text"><text:span text:style-name="T165"> </text:span></text:span><text:span text:style-name="Source_20_Text"><text:span text:style-name="T163">package that was briefly available, you should remove it before installing the </text:span></text:span><text:span text:style-name="Source_20_Text"><text:span text:style-name="T166">msodbcsql17</text:span></text:span><text:span text:style-name="Source_20_Text"><text:span text:style-name="T165"> </text:span></text:span><text:span text:style-name="Source_20_Text"><text:span text:style-name="T163">package. This will avoid conflicts. The </text:span></text:span><text:span text:style-name="Source_20_Text"><text:span text:style-name="T166">msodbcsql17</text:span></text:span><text:span text:style-name="Source_20_Text"><text:span text:style-name="T165"> </text:span></text:span><text:span text:style-name="Source_20_Text"><text:span text:style-name="T163">package can be installed side by side with the </text:span></text:span><text:span text:style-name="Source_20_Text"><text:span text:style-name="T166">msodbcsql</text:span></text:span><text:span text:style-name="Source_20_Text"><text:span text:style-name="T165"> </text:span></text:span><text:span text:style-name="Source_20_Text"><text:span text:style-name="T163">v13 package.</text:span></text:span></text:p>
      <text:p text:style-name="P207"><text:span text:style-name="Source_20_Text"><text:span text:style-name="T167">Use of this driver requires the </text:span></text:span><text:span text:style-name="Source_20_Text"><text:span text:style-name="T168">Unix ODBC Driver Manager</text:span></text:span><text:span text:style-name="Source_20_Text"><text:span text:style-name="T167"> (libodbc.so / libodbc.dylib). </text:span></text:span><text:span text:style-name="Source_20_Text"><text:span text:style-name="T168">While this library may already be present on Linux</text:span></text:span><text:span text:style-name="Source_20_Text"><text:span text:style-name="T167"> operating systems, for macOS it can be extracted and installed from the download package referred to below.</text:span></text:span></text:p>
      <text:p text:style-name="P207"><text:span text:style-name="Source_20_Text"><text:span text:style-name="T163"/></text:span></text:p>
      <text:p text:style-name="P207"><text:span text:style-name="Source_20_Text"><text:span text:style-name="T163"/></text:span></text:p>
      <text:h text:style-name="P206" text:outline-level="1"><text:span text:style-name="Source_20_Text"><text:span text:style-name="T169">Installing and Configuring an ODBC Driver on Linux (DEB / RPM)</text:span></text:span></text:h>
      <text:p text:style-name="P207"><text:a xlink:type="simple" xlink:href="https://blog.devart.com/installing-and-configuring-odbc-driver-on-linux.html#:~:text=To%20verify%20whether%20unixODBC%20is,options%20for%20the%20isql%20utility" text:style-name="Internet_20_link" text:visited-style-name="Visited_20_Internet_20_Link"><text:span text:style-name="Source_20_Text">https://blog.devart.com/installing-and-configuring-odbc-driver-on-linux.html#:~:text=To%20verify%20whether%20unixODBC%20is,options%20for%20the%20isql%20utility</text:span></text:a><text:span text:style-name="Source_20_Text"><text:span text:style-name="T163">.</text:span></text:span></text:p>
      <text:p text:style-name="P207"><text:span text:style-name="Source_20_Text"><text:span text:style-name="T163"/></text:span></text:p>
      <text:p text:style-name="P80">To verify whether <text:span text:style-name="T197">unixODBC</text:span> is installed in the system:</text:p>
      <text:p text:style-name="P79"><text:soft-page-break/><text:span text:style-name="T253">&gt;&gt;&gt; </text:span>which odbcinst</text:p>
      <text:p text:style-name="P79">/usr/bin/odbcinst</text:p>
      <text:p text:style-name="P79"/>
      <text:p text:style-name="P79"><text:span text:style-name="T253">&gt;&gt;&gt; </text:span>which isql</text:p>
      <text:p text:style-name="P79">/usr/bin/isql</text:p>
      <text:p text:style-name="P79"/>
      <text:p text:style-name="P79"><text:span text:style-name="T253">&gt;&gt;&gt; </text:span>isql</text:p>
      <text:p text:style-name="P79">**********************************************</text:p>
      <text:p text:style-name="P79">* unixODBC - isql <text:s text:c="27"/>*</text:p>
      <text:p text:style-name="P79">**********************************************</text:p>
      <text:p text:style-name="P79">* Syntax <text:s text:c="36"/>*</text:p>
      <text:p text:style-name="P79">* <text:s text:c="43"/>*</text:p>
      <text:p text:style-name="P79">* <text:s text:c="5"/>isql DSN [UID [PWD]] [options] <text:s text:c="7"/>*</text:p>
      <text:p text:style-name="P79">* <text:s text:c="43"/>*</text:p>
      <text:p text:style-name="P79"/>
      <text:p text:style-name="P79"/>
      <text:h text:style-name="P190" text:outline-level="1">Installing and Configuring the ODBC Driver for Linux</text:h>
      <text:p text:style-name="P182"/>
      <text:p text:style-name="P182"><text:a xlink:type="simple" xlink:href="https://docs.snowflake.com/en/user-guide/odbc-linux.html" text:style-name="Internet_20_link" text:visited-style-name="Visited_20_Internet_20_Link">https://docs.snowflake.com/en/user-guide/odbc-linux.html</text:a></text:p>
      <text:p text:style-name="P182"/>
      <text:p text:style-name="P182"/>
      <text:p text:style-name="P182"/>
      <text:p text:style-name="P70">To check how many packages including “mysql” is installed:</text:p>
      <text:p text:style-name="P92"><text:span text:style-name="Source_20_Text"><text:span text:style-name="T210"/></text:span></text:p>
      <text:p text:style-name="P92"><text:span text:style-name="Source_20_Text"><text:span text:style-name="T210">&gt;&gt;&gt; dpkg --get-selections | grep mysql</text:span></text:span></text:p>
      <text:p text:style-name="P70"/>
      <text:p text:style-name="P70"/>
      <text:p text:style-name="P70"/>
      <text:p text:style-name="P71">Devart</text:p>
      <text:p text:style-name="P70"><text:a xlink:type="simple" xlink:href="https://www.devart.com/odbc/sqlserver/download.html" text:style-name="Internet_20_link" text:visited-style-name="Visited_20_Internet_20_Link">https://www.devart.com/odbc/sqlserver/download.html</text:a></text:p>
      <text:p text:style-name="P70"/>
      <text:p text:style-name="P70"><text:a xlink:type="simple" xlink:href="https://www.devart.com/odbc/sqlserver/docs/linux.htm" text:style-name="Internet_20_link" text:visited-style-name="Visited_20_Internet_20_Link">https://www.devart.com/odbc/sqlserver/docs/linux.htm</text:a></text:p>
      <text:p text:style-name="P70"/>
      <text:p text:style-name="P70"/>
      <text:p text:style-name="P70"/>
      <text:p text:style-name="P70"/>
      <text:h text:style-name="P101" text:outline-level="1"><text:bookmark text:name="d260807e11"/>Connecting to a database from <text:span text:style-name="T211">Linux </text:span>and <text:span text:style-name="T211">UNIX </text:span>systems by using the<text:bookmark text:name="d7e397"/> <text:span text:style-name="T211">IBM Integration ODBC Database Extender</text:span></text:h>
      <text:p text:style-name="P70"/>
      <text:p text:style-name="P70"><text:a xlink:type="simple" xlink:href="https://www.ibm.com/docs/en/app-connect/11.0.0?topic=eocd-connecting-database-from-linux-unix-systems-by-using-integration-odbc-database-extender" text:style-name="Internet_20_link" text:visited-style-name="Visited_20_Internet_20_Link">https://www.ibm.com/docs/en/app-connect/11.0.0?topic=eocd-connecting-database-from-linux-unix-systems-by-using-integration-odbc-database-extender</text:a></text:p>
      <text:p text:style-name="P70"/>
      <text:p text:style-name="P70"/>
      <text:p text:style-name="P70"/>
      <text:p text:style-name="P70"/>
      <text:p text:style-name="P70"><text:soft-page-break/></text:p>
      <text:p text:style-name="P78"><text:span text:style-name="T197">exists()</text:span> in python to check a path:</text:p>
      <text:p text:style-name="P57"><text:a xlink:type="simple" xlink:href="https://www.geeksforgeeks.org/python-check-if-a-file-or-directory-exists/#exists" text:style-name="Internet_20_link" text:visited-style-name="Visited_20_Internet_20_Link"><text:span text:style-name="T170">os.apth.exists()</text:span></text:a><text:a xlink:type="simple" xlink:href="https://www.geeksforgeeks.org/python-check-if-a-file-or-directory-exists/#isfile" text:style-name="Internet_20_link" text:visited-style-name="Visited_20_Internet_20_Link"><text:span text:style-name="T171"> </text:span></text:a></text:p>
      <text:p text:style-name="P57"><text:a xlink:type="simple" xlink:href="https://www.geeksforgeeks.org/python-check-if-a-file-or-directory-exists/#isfile" text:style-name="Internet_20_link" text:visited-style-name="Visited_20_Internet_20_Link"><text:span text:style-name="T171">os.path.isfile(</text:span></text:a><text:span text:style-name="T172">)</text:span></text:p>
      <text:list xml:id="list3009774606" text:style-name="L2">
        <text:list-header>
          <text:p text:style-name="P219"><text:a xlink:type="simple" xlink:href="https://www.geeksforgeeks.org/python-check-if-a-file-or-directory-exists/#isdir" text:style-name="Internet_20_link" text:visited-style-name="Visited_20_Internet_20_Link"><text:span text:style-name="T171">os.path.isdir()</text:span></text:a></text:p>
          <text:p text:style-name="P219"><text:a xlink:type="simple" xlink:href="https://www.geeksforgeeks.org/python-check-if-a-file-or-directory-exists/#pathlib" text:style-name="Internet_20_link" text:visited-style-name="Visited_20_Internet_20_Link"><text:span text:style-name="T171">pathlib.Path.exists()</text:span></text:a></text:p>
        </text:list-header>
      </text:list>
      <text:p text:style-name="P166"/>
      <text:p text:style-name="P167"><text:span text:style-name="T172">&gt;&gt;&gt; </text:span><text:span text:style-name="T171">path ='/home/maryam/Desktop/reminder.py'</text:span></text:p>
      <text:p text:style-name="P167"><text:span text:style-name="T172">&gt;&gt;&gt; </text:span><text:span text:style-name="T171">if os.path.exists(path):</text:span></text:p>
      <text:p text:style-name="P166"><text:s text:c="13"/>print("The path exists.")</text:p>
      <text:p text:style-name="Text_20_body"/>
      <text:p text:style-name="Text_20_body"/>
      <text:p text:style-name="Text_20_body"/>
      <text:p text:style-name="Text_20_body"/>
      <text:p text:style-name="P169"><text:span text:style-name="Source_20_Text"><text:span text:style-name="T156">Copy a table inside a database</text:span></text:span><text:span text:style-name="Source_20_Text"><text:span text:style-name="T155"><text:tab/></text:span></text:span></text:p>
      <table:table table:name="Table18" table:style-name="Table18">
        <table:table-column table:style-name="Table18.A"/>
        <table:table-row table:style-name="TableLine94249266443216">
          <table:table-cell table:style-name="Table18.A1" office:value-type="string">
            <text:p text:style-name="P137">CREATE TABLE LineupMainDataII LIKE LineupMainData; </text:p>
            <text:p text:style-name="P137"/>
            <text:p text:style-name="P137">INSERT LineupMainDataII SELECT * FROM LineupMainData;</text:p>
          </table:table-cell>
        </table:table-row>
      </table:table>
      <text:p text:style-name="P169"><text:span text:style-name="Source_20_Text"><text:span text:style-name="T155"/></text:span></text:p>
      <text:p text:style-name="P169"><text:span text:style-name="Source_20_Text"><text:span text:style-name="T155"/></text:span></text:p>
      <text:p text:style-name="P169"><text:span text:style-name="Source_20_Text"><text:span text:style-name="T155"/></text:span></text:p>
      <text:p text:style-name="P171"><text:span text:style-name="Source_20_Text"><text:span text:style-name="T157">list of fields </text:span></text:span><text:span text:style-name="Source_20_Text"><text:span text:style-name="T158">in a model</text:span></text:span></text:p>
      <table:table table:name="Table19" table:style-name="Table19">
        <table:table-column table:style-name="Table19.A"/>
        <table:table-row table:style-name="TableLine94249217729232">
          <table:table-cell table:style-name="Table19.A1" office:value-type="string">
            <text:p text:style-name="P137">list_display = [field.name for field in LineupMainDataII._meta.get_fields()]</text:p>
          </table:table-cell>
        </table:table-row>
      </table:table>
      <text:p text:style-name="P170"><text:span text:style-name="Source_20_Text"><text:span text:style-name="T156"/></text:span></text:p>
      <text:p text:style-name="P170"><text:span text:style-name="Source_20_Text"><text:span text:style-name="T156"/></text:span></text:p>
      <text:p text:style-name="P170"><text:span text:style-name="Source_20_Text"><text:span text:style-name="T156"/></text:span></text:p>
      <text:p text:style-name="P170"><text:span text:style-name="Source_20_Text"><text:span text:style-name="T156"/></text:span></text:p>
      <text:p text:style-name="P170"><text:span text:style-name="Source_20_Text"><text:span text:style-name="T156"/></text:span></text:p>
      <text:p text:style-name="P170"><text:span text:style-name="Source_20_Text"><text:span text:style-name="T156"/></text:span></text:p>
      <text:p text:style-name="P170"><text:span text:style-name="Source_20_Text"><text:span text:style-name="T177">The union operation can be performed only with the querysets having same fields and the datatypes. Hence our last union operation encountered error. You can do a union on two models as long as they have same fields or same subset of fields.</text:span></text:span></text:p>
      <text:p text:style-name="P170"><text:span text:style-name="Source_20_Text"><text:span text:style-name="T177"/></text:span></text:p>
      <text:p text:style-name="P170"><text:span text:style-name="Source_20_Text"><text:span text:style-name="T177"/></text:span></text:p>
      <text:p text:style-name="P170"><text:span text:style-name="Source_20_Text"><text:span text:style-name="T177"/></text:span></text:p>
      <text:p text:style-name="P170"><text:span text:style-name="Source_20_Text"><text:span text:style-name="T177"/></text:span></text:p>
      <text:p text:style-name="P170"><text:span text:style-name="Source_20_Text"><text:span text:style-name="T177"/></text:span></text:p>
      <text:p text:style-name="P172"><text:span text:style-name="Source_20_Text"><text:span text:style-name="T178">یک فیلد و از حالت نات نال به حالت نال تغییر دادیم</text:span></text:span></text:p>
      <table:table table:name="Table23" table:style-name="Table23">
        <table:table-column table:style-name="Table23.A"/>
        <table:table-row table:style-name="TableLine94249585126240">
          <table:table-cell table:style-name="Table23.A1" office:value-type="string">
            <text:p text:style-name="P172"><text:span text:style-name="Source_20_Text"><text:span text:style-name="T177">ALTER TABLE `DATA2_COPYII`.`Questionnaire` </text:span></text:span></text:p>
            <text:p text:style-name="P172"><text:span text:style-name="Source_20_Text"><text:span text:style-name="T177">CHANGE COLUMN `score` `score` INT NULL ;</text:span></text:span></text:p>
          </table:table-cell>
        </table:table-row>
      </table:table>
      <text:p text:style-name="P170"><text:span text:style-name="Source_20_Text"><text:span text:style-name="T177"/></text:span></text:p>
      <text:p text:style-name="P170"><text:span text:style-name="Source_20_Text"><text:span text:style-name="T177"/></text:span></text:p>
      <text:p text:style-name="P170"><text:span text:style-name="Source_20_Text"><text:span text:style-name="T177"/></text:span></text:p>
      <text:p text:style-name="P172"><text:span text:style-name="Source_20_Text"><text:span text:style-name="T178">وقتی میخوای محتوای جدول از یک دیتابیس و بریزی نو دیتابیس دیگه. جفت دیتابیس ها روی یک سرور هستند</text:span></text:span></text:p>
      <table:table table:name="Table24" table:style-name="Table24">
        <table:table-column table:style-name="Table24.A"/>
        <table:table-row table:style-name="TableLine94249204879616">
          <table:table-cell table:style-name="Table24.A1" office:value-type="string">
            <text:p text:style-name="P137"/>
            <text:p text:style-name="P137">INSERT INTO DATA2_COPYII.Diseases (</text:p>
            <text:p text:style-name="P137"><text:tab/>id,</text:p>
            <text:p text:style-name="P137"><text:soft-page-break/><text:s text:c="4"/>name,</text:p>
            <text:p text:style-name="P137"><text:s text:c="4"/>tests,</text:p>
            <text:p text:style-name="P137"><text:s text:c="4"/>treatment,</text:p>
            <text:p text:style-name="P137"><text:s text:c="4"/>definition,</text:p>
            <text:p text:style-name="P137"><text:s text:c="4"/>image1,</text:p>
            <text:p text:style-name="P137"><text:s text:c="4"/>image2,</text:p>
            <text:p text:style-name="P137"><text:s text:c="4"/>image3</text:p>
            <text:p text:style-name="P137"><text:s text:c="4"/>)</text:p>
            <text:p text:style-name="P137">SELECT * FROM DATA2_COPY.Diseases;</text:p>
            <text:p text:style-name="P137"/>
            <text:p text:style-name="P137"/>
            <text:p text:style-name="P137"/>
            <text:p text:style-name="P137"/>
            <text:p text:style-name="P137">INSERT INTO DATA2_COPYII.Medical_Consultant(</text:p>
            <text:p text:style-name="P137"><text:tab/>id,</text:p>
            <text:p text:style-name="P137"><text:s text:c="5"/>user_id,</text:p>
            <text:p text:style-name="P137"><text:s text:c="4"/>symptom,</text:p>
            <text:p text:style-name="P137"><text:s text:c="4"/>answer,</text:p>
            <text:p text:style-name="P137"><text:s text:c="4"/>disease1,</text:p>
            <text:p text:style-name="P137"><text:s text:c="4"/>disease2,</text:p>
            <text:p text:style-name="P137"><text:s text:c="4"/>disease3,</text:p>
            <text:p text:style-name="P137"><text:s text:c="4"/>created_at,</text:p>
            <text:p text:style-name="P137"><text:s text:c="4"/>disease1_percent,</text:p>
            <text:p text:style-name="P137"><text:s text:c="4"/>disease2_percent,</text:p>
            <text:p text:style-name="P137"><text:s text:c="4"/>disease3_percent,</text:p>
            <text:p text:style-name="P137"><text:s text:c="4"/>disease1_name,</text:p>
            <text:p text:style-name="P137"><text:s text:c="4"/>disease2_name,</text:p>
            <text:p text:style-name="P137"><text:s text:c="4"/>disease3_name <text:s/></text:p>
            <text:p text:style-name="P137"><text:s text:c="4"/>)</text:p>
            <text:p text:style-name="P137">SELECT * FROM DATA2_COPY.Medical_Consultant;</text:p>
            <text:p text:style-name="P137"/>
            <text:p text:style-name="P137"/>
            <text:p text:style-name="P137"/>
            <text:p text:style-name="P137">INSERT INTO DATA2_COPYII.PainAnalysis (</text:p>
            <text:p text:style-name="P139"><text:tab/>id ,</text:p>
            <text:p text:style-name="P137"><text:s text:c="4"/>user_id,</text:p>
            <text:p text:style-name="P137"><text:s text:c="4"/>depression, </text:p>
            <text:p text:style-name="P137"><text:s text:c="4"/>stress,</text:p>
            <text:p text:style-name="P137"><text:s text:c="4"/>activity,</text:p>
            <text:p text:style-name="P137"><text:s text:c="4"/>pain,</text:p>
            <text:p text:style-name="P137"><text:s text:c="4"/>pain_depression_weight,</text:p>
            <text:p text:style-name="P137"><text:s text:c="4"/>pain_stress_weight,</text:p>
            <text:p text:style-name="P137"><text:s text:c="4"/>pain_activity_weight,</text:p>
            <text:p text:style-name="P137"><text:s text:c="4"/>created_at</text:p>
            <text:p text:style-name="P137"><text:s text:c="4"/>)</text:p>
            <text:p text:style-name="P137">SELECT * FROM DATA2_COPY.PainAnalysis;</text:p>
          </table:table-cell>
        </table:table-row>
      </table:table>
      <text:p text:style-name="P170"><text:span text:style-name="Source_20_Text"><text:span text:style-name="T177"/></text:span></text:p>
      <text:p text:style-name="P170"><text:span text:style-name="Source_20_Text"><text:span text:style-name="T177"/></text:span></text:p>
      <text:p text:style-name="P170"><text:span text:style-name="Source_20_Text"><text:span text:style-name="T177"/></text:span></text:p>
      <text:p text:style-name="P170"><text:span text:style-name="Source_20_Text"><text:span text:style-name="T177"/></text:span></text:p>
      <text:p text:style-name="P170"><text:span text:style-name="Source_20_Text"><text:span text:style-name="T177"/></text:span></text:p>
      <text:p text:style-name="P170"><text:span text:style-name="Source_20_Text"><text:span text:style-name="T177"/></text:span></text:p>
      <table:table table:name="Table25" table:style-name="Table25">
        <table:table-column table:style-name="Table25.A"/>
        <text:soft-page-break/>
        <table:table-row table:style-name="TableLine94249204403904">
          <table:table-cell table:style-name="Table25.A1" office:value-type="string">
            <text:p text:style-name="P160"># It creates the table and inserts all data inside it</text:p>
            <text:p text:style-name="P137">CREATE TABLE DATA2.PadCollection AS</text:p>
            <text:p text:style-name="P137">Select * from DATA2_COPYII.PadCollection;</text:p>
            <text:p text:style-name="P137"/>
            <text:p text:style-name="P137"/>
            <text:p text:style-name="P137">INSERT INTO DATA2.PadCollection (</text:p>
            <text:p text:style-name="P137"><text:tab/>id,</text:p>
            <text:p text:style-name="P137"><text:s text:c="4"/>product_code,</text:p>
            <text:p text:style-name="P137"><text:s text:c="4"/>name, </text:p>
            <text:p text:style-name="P137"><text:s text:c="4"/>thickness,</text:p>
            <text:p text:style-name="P137"><text:s text:c="4"/>size,</text:p>
            <text:p text:style-name="P137"><text:s text:c="4"/>skin_sensitivity,</text:p>
            <text:p text:style-name="P137"><text:s text:c="4"/>outer_layer,</text:p>
            <text:p text:style-name="P137"><text:s text:c="4"/>price,</text:p>
            <text:p text:style-name="P137"><text:s text:c="4"/>image,</text:p>
            <text:p text:style-name="P137"><text:s text:c="4"/>created_at</text:p>
            <text:p text:style-name="P137"><text:s text:c="4"/>)</text:p>
            <text:p text:style-name="P137">SELECT * FROM DATA2_COPYII.PadCollection;</text:p>
          </table:table-cell>
        </table:table-row>
      </table:table>
      <text:p text:style-name="P170"><text:span text:style-name="Source_20_Text"><text:span text:style-name="T177"/></text:span></text:p>
      <text:p text:style-name="P170"><text:span text:style-name="Source_20_Text"><text:span text:style-name="T177"/></text:span></text:p>
      <text:p text:style-name="P170"><text:span text:style-name="Source_20_Text"><text:span text:style-name="T177"/></text:span></text:p>
      <text:p text:style-name="P173"><text:span text:style-name="Source_20_Text"><text:span text:style-name="T89">ALTER TABLE `DATA2`.`PadSelection` </text:span></text:span></text:p>
      <text:p text:style-name="P173"><text:span text:style-name="Source_20_Text"><text:span text:style-name="T89">CHANGE COLUMN `id` `id` INT NOT NULL AUTO_INCREMENT ,</text:span></text:span></text:p>
      <text:p text:style-name="P173"><text:span text:style-name="Source_20_Text"><text:span text:style-name="T89">ADD PRIMARY KEY (`id`),</text:span></text:span></text:p>
      <text:p text:style-name="P173"><text:span text:style-name="Source_20_Text"><text:span text:style-name="T89">ADD UNIQUE INDEX `id_UNIQUE` (`id` ASC) VISIBLE;</text:span></text:span></text:p>
      <text:p text:style-name="P173"><text:span text:style-name="Source_20_Text"><text:span text:style-name="T89"/></text:span></text:p>
      <text:p text:style-name="P173"><text:span text:style-name="Source_20_Text"><text:span text:style-name="T89"/></text:span></text:p>
      <text:p text:style-name="P173"><text:span text:style-name="Source_20_Text"><text:span text:style-name="T89"/></text:span></text:p>
      <text:p text:style-name="P173"><text:span text:style-name="Source_20_Text"><text:span text:style-name="T89"/></text:span></text:p>
      <text:p text:style-name="P173"><text:span text:style-name="Source_20_Text"><text:span text:style-name="T89"/></text:span></text:p>
      <text:p text:style-name="P173"><text:span text:style-name="Source_20_Text"><text:span text:style-name="T89"/></text:span></text:p>
      <text:p text:style-name="P173"><text:span text:style-name="Source_20_Text"><text:span text:style-name="T89"/></text:span></text:p>
      <text:p text:style-name="P173"><text:span text:style-name="Source_20_Text"><text:span text:style-name="T89"/></text:span></text:p>
      <text:p text:style-name="P173"><text:span text:style-name="Source_20_Text"><text:span text:style-name="T89"/></text:span></text:p>
      <text:p text:style-name="P173"><text:span text:style-name="Source_20_Text"><text:span text:style-name="T89"/></text:span></text:p>
      <text:p text:style-name="P173"><text:span text:style-name="Source_20_Text"><text:span text:style-name="T89"/></text:span></text:p>
      <text:p text:style-name="P173"><text:span text:style-name="Source_20_Text"><text:span text:style-name="T89"/></text:span></text:p>
      <table:table table:name="Table26" table:style-name="Table26">
        <table:table-column table:style-name="Table26.A"/>
        <table:table-row table:style-name="TableLine94249221496656">
          <table:table-cell table:style-name="Table26.A1" office:value-type="string">
            <text:p text:style-name="Table_20_Contents"/>
            <text:p text:style-name="Table_20_Contents">CREATE TABLE social_media_tables (</text:p>
            <text:p text:style-name="Table_20_Contents"><text:tab/>id INT AUTO_INCREMENT PRIMARY KEY,</text:p>
            <text:p text:style-name="Table_20_Contents"><text:tab/>keyword VARCHAR(100) NOT NULL,</text:p>
            <text:p text:style-name="Table_20_Contents"><text:tab/>media VARCHAR(100) NOT NULL,</text:p>
            <text:p text:style-name="Table_20_Contents"><text:tab/>models_name VARCHAR(100) NOT NULL,</text:p>
            <text:p text:style-name="Table_20_Contents"><text:tab/>tables_name VARCHAR(100) NOT NULL</text:p>
            <text:p text:style-name="Table_20_Contents"><text:tab/></text:p>
            <text:p text:style-name="Table_20_Contents">);</text:p>
            <text:p text:style-name="Table_20_Contents">INSERT INTO social_media_tables VALUES (1, 'پنبه ریز', 'اینستاگرام', 'InstagramModel', 'InstagramScrapingII');</text:p>
            <text:p text:style-name="Table_20_Contents">INSERT INTO social_media_tables VALUES (2, 'پنبه ریز', 'توییتر', 'TwitterModel', 'TwitterII');</text:p>
            <text:p text:style-name="Table_20_Contents">INSERT INTO social_media_tables VALUES (3, 'پنبه ریز', 'روزنامه', 'NewsModel', 'PanbeNews');</text:p>
            <text:p text:style-name="Table_20_Contents">INSERT INTO social_media_tables VALUES (4, 'پنبه ریز', 'تلگرام', 'PanbeTelegramModel', 'PanbeTelegram');</text:p>
            <text:p text:style-name="Table_20_Contents"/>
            <text:p text:style-name="Table_20_Contents"><text:soft-page-break/>INSERT INTO social_media_tables VALUES (5, 'مای لیدی', 'اینستاگرام', 'MyladyInstaModel', 'MyladyInstagram');</text:p>
            <text:p text:style-name="Table_20_Contents">INSERT INTO social_media_tables VALUES (6, 'مای لیدی', 'توییتر', 'MyladyTwitterModel', 'MyladyTwitter');</text:p>
            <text:p text:style-name="Table_20_Contents">INSERT INTO social_media_tables VALUES (7, 'مای لیدی', 'روزنامه', 'MyladyNewsModel', 'MyladyNews');</text:p>
            <text:p text:style-name="Table_20_Contents">INSERT INTO social_media_tables VALUES (8, 'مای لیدی', 'تلگرام', 'MyladyTelegramModel', 'MyladyTelegram');</text:p>
            <text:p text:style-name="Table_20_Contents"/>
            <text:p text:style-name="Table_20_Contents">INSERT INTO social_media_tables VALUES (9, 'تافته', 'اینستاگرام', 'TaaftehInstaModel', 'TaaftehInstagram');</text:p>
            <text:p text:style-name="Table_20_Contents">INSERT INTO social_media_tables VALUES (10, 'تافته', 'توییتر', 'TaaftehTwitterModel', 'TaaftehTwitter');</text:p>
            <text:p text:style-name="Table_20_Contents">INSERT INTO social_media_tables VALUES (11, 'تافته', 'روزنامه', 'TaaftehNewsModel', 'TaaftehNews');</text:p>
            <text:p text:style-name="Table_20_Contents">INSERT INTO social_media_tables VALUES (12, 'تافته', 'تلگرام', 'TaaftehTelegramModel', 'TaaftehTelegram');</text:p>
          </table:table-cell>
        </table:table-row>
      </table:table>
      <text:p text:style-name="Standard"><text:span text:style-name="Source_20_Text"/></text:p>
      <text:p text:style-name="Standard"><text:span text:style-name="Source_20_Text"/></text:p>
      <table:table table:name="Table29" table:style-name="Table29">
        <table:table-column table:style-name="Table29.A"/>
        <table:table-row table:style-name="TableLine94249214128752">
          <table:table-cell table:style-name="Table29.A1" office:value-type="string">
            <text:h text:style-name="P208" text:outline-level="1">How to Duplicate a Table in MySQL</text:h>
            <text:p text:style-name="P209"><text:span text:style-name="T255">You can duplicate or "clone" a table's contents by executing a </text:span><text:span text:style-name="Source_20_Text"><text:span text:style-name="T255">CREATE TABLE ... AS SELECT </text:span></text:span><text:span text:style-name="T255">statement:</text:span></text:p>
            <text:p text:style-name="P210"><text:span text:style-name="Source_20_Text"><text:span text:style-name="T198">CREATE TABLE new_table AS SELECT * FROM original_table;</text:span></text:span></text:p>
            <text:p text:style-name="Table_20_Contents"/>
          </table:table-cell>
        </table:table-row>
      </table:table>
      <text:p text:style-name="Standard"><text:span text:style-name="Source_20_Text"/></text:p>
      <text:p text:style-name="Standard"><text:span text:style-name="Source_20_Text"/></text:p>
      <text:p text:style-name="Standard"><text:span text:style-name="Source_20_Text"/></text:p>
      <text:p text:style-name="P117"><text:span text:style-name="Source_20_Text"><text:span text:style-name="T238">select the last row of table</text:span></text:span></text:p>
      <table:table table:name="Table30" table:style-name="Table30">
        <table:table-column table:style-name="Table30.A"/>
        <table:table-row table:style-name="TableLine94249203829408">
          <table:table-cell table:style-name="Table30.A1" office:value-type="string">
            <text:p text:style-name="Table_20_Contents">select * from InstagramScrapingII order by id <text:span text:style-name="T197">desc</text:span> <text:span text:style-name="T197">limit </text:span><text:span text:style-name="T199">1</text:span>;</text:p>
          </table:table-cell>
        </table:table-row>
      </table:table>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P115"><text:span text:style-name="Source_20_Text"><text:span text:style-name="T258">محتوا را از یک جدول در یک دیتابیس کپی میکند به جدول دیگری در یک دیتابیس دیگر. هر دو</text:span></text:span><text:span text:style-name="Source_20_Text"><text:span text:style-name="T254"> </text:span></text:span><text:span text:style-name="Source_20_Text"><text:span text:style-name="T258">دیتابیس روی یک سرور هستند. جدول های باید از قبل ساخته شده باشند.</text:span></text:span></text:p>
      <table:table table:name="Table27" table:style-name="Table27">
        <table:table-column table:style-name="Table27.A"/>
        <table:table-row table:style-name="TableLine94249241491248">
          <table:table-cell table:style-name="Table27.A1" office:value-type="string">
            <text:p text:style-name="Table_20_Contents">insert into SocialMedia.InstagramScrapingII (</text:p>
            <text:p text:style-name="Table_20_Contents"><text:tab/>id int auto_increment primary_key,</text:p>
            <text:p text:style-name="Table_20_Contents"><text:s text:c="4"/>Hashtag varchar(100),</text:p>
            <text:p text:style-name="Table_20_Contents"><text:soft-page-break/><text:s text:c="4"/>permalink varchar(1000),</text:p>
            <text:p text:style-name="Table_20_Contents"><text:s text:c="4"/>media_type varchar(1000),</text:p>
            <text:p text:style-name="Table_20_Contents"><text:s text:c="4"/>post_id varchar(1000),</text:p>
            <text:p text:style-name="Table_20_Contents"><text:s text:c="4"/>comments_count int,</text:p>
            <text:p text:style-name="Table_20_Contents"><text:s text:c="4"/>like_count int,</text:p>
            <text:p text:style-name="Table_20_Contents"><text:s text:c="4"/>post_date date,</text:p>
            <text:p text:style-name="Table_20_Contents"><text:s text:c="4"/>sec_post_date date,</text:p>
            <text:p text:style-name="Table_20_Contents"><text:s text:c="4"/>media_url varchar(1000),</text:p>
            <text:p text:style-name="Table_20_Contents"><text:s text:c="4"/>caption varchar(10000)</text:p>
            <text:p text:style-name="Table_20_Contents"><text:s text:c="4"/>)</text:p>
            <text:p text:style-name="Table_20_Contents">select * from DATA2.InstagramScrapingII;</text:p>
          </table:table-cell>
        </table:table-row>
      </table:table>
      <text:p text:style-name="Standard"><text:span text:style-name="Source_20_Text"/></text:p>
      <text:p text:style-name="Standard"><text:span text:style-name="Source_20_Text"/></text:p>
      <text:p text:style-name="P116"><text:span text:style-name="Source_20_Text"><text:span text:style-name="T257">delete </text:span></text:span><text:span text:style-name="Source_20_Text"><text:span text:style-name="T259">columns</text:span></text:span><text:span text:style-name="Source_20_Text"><text:span text:style-name="T257"> from a table</text:span></text:span></text:p>
      <table:table table:name="Table28" table:style-name="Table28">
        <table:table-column table:style-name="Table28.A"/>
        <table:table-row table:style-name="TableLine94249218830960">
          <table:table-cell table:style-name="Table28.A1" office:value-type="string">
            <text:p text:style-name="Table_20_Contents">ALTER TABLE `SocialMedia`.`MyladyInstagram` </text:p>
            <text:p text:style-name="Table_20_Contents">DROP COLUMN `profile_image`,</text:p>
            <text:p text:style-name="Table_20_Contents">DROP COLUMN `profile_id`,</text:p>
            <text:p text:style-name="Table_20_Contents">DROP COLUMN `posts`,</text:p>
            <text:p text:style-name="Table_20_Contents">DROP COLUMN `following`,</text:p>
            <text:p text:style-name="Table_20_Contents">DROP COLUMN `followers`;</text:p>
          </table:table-cell>
        </table:table-row>
      </table:table>
      <text:p text:style-name="Standard"><text:span text:style-name="Source_20_Text"/></text:p>
      <text:p text:style-name="Standard"><text:span text:style-name="Source_20_Text"/></text:p>
      <text:p text:style-name="P118"><text:span text:style-name="Source_20_Text"><text:span text:style-name="T256">add a column</text:span></text:span></text:p>
      <table:table table:name="Table31" table:style-name="Table31">
        <table:table-column table:style-name="Table31.A"/>
        <table:table-row table:style-name="TableLine94249204556272">
          <table:table-cell table:style-name="Table31.A1" office:value-type="string">
            <text:p text:style-name="Table_20_Contents">ALTER TABLE `SocialMedia`.`TaaftehInstagramII` </text:p>
            <text:p text:style-name="Table_20_Contents">ADD COLUMN `image` VARCHAR(100) NULL AFTER `profile_image`;</text:p>
          </table:table-cell>
        </table:table-row>
      </table:table>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oft-page-break/><text:span text:style-name="Source_20_Text"/></text:p>
      <text:p text:style-name="Standard"><text:span text:style-name="Source_20_Text"/></text:p>
      <table:table table:name="Table32" table:style-name="Table32">
        <table:table-column table:style-name="Table32.A"/>
        <table:table-row table:style-name="TableLine94249201924592">
          <table:table-cell table:style-name="Table32.A1" office:value-type="string">
            <text:p text:style-name="Table_20_Contents"/>
            <text:p text:style-name="P146">CREATE TABLE Pelvic_Pain_Table (</text:p>
            <text:p text:style-name="P146"/>
            <text:p text:style-name="P146"><text:tab/> <text:s text:c="2"/>id INT AUTO_INCREMENT PRIMARY KEY,</text:p>
            <text:p text:style-name="P146"><text:s text:c="18"/>user_id INT,</text:p>
            <text:p text:style-name="P146"><text:tab/> <text:s text:c="2"/>register_id INT,</text:p>
            <text:p text:style-name="P146"><text:tab/> <text:s text:c="2"/>cycle_id INT,</text:p>
            <text:p text:style-name="P146"><text:tab/> <text:s text:c="2"/>email VARCHAR(50) NOT NULL,<text:tab/></text:p>
            <text:p text:style-name="P146"><text:tab/> <text:s text:c="2"/>created_at DATETIME,</text:p>
            <text:p text:style-name="P146"><text:s text:c="8"/></text:p>
            <text:p text:style-name="P146"><text:s text:c="15"/>q1 VARCHAR(100), </text:p>
            <text:p text:style-name="P146"><text:s text:c="4"/><text:tab/>q1_a VARCHAR(100), </text:p>
            <text:p text:style-name="P146"><text:s text:c="4"/><text:tab/>q1_b VARCHAR(100), </text:p>
            <text:p text:style-name="P146"><text:s text:c="4"/><text:tab/>q1_c VARCHAR(100), </text:p>
            <text:p text:style-name="P146"><text:s text:c="4"/><text:tab/>q1_d VARCHAR(100), </text:p>
            <text:p text:style-name="P146"><text:s text:c="4"/><text:tab/>q1_e VARCHAR(100), </text:p>
            <text:p text:style-name="P146"><text:s text:c="4"/><text:tab/>q1_f DOUBLE, </text:p>
            <text:p text:style-name="P146"><text:s text:c="4"/><text:tab/>q1_g DOUBLE, </text:p>
            <text:p text:style-name="P146"><text:s text:c="4"/><text:tab/>q1_h_1 VARCHAR(100), </text:p>
            <text:p text:style-name="P146"><text:s text:c="4"/><text:tab/>q1_h_2 VARCHAR(100), </text:p>
            <text:p text:style-name="P146"><text:s text:c="5"/><text:tab/>q1_h_3 VARCHAR(100), </text:p>
            <text:p text:style-name="P146"><text:s text:c="4"/><text:tab/>q1_h_4 VARCHAR(100), </text:p>
            <text:p text:style-name="P146"><text:s text:c="16"/>q1_h_5 VARCHAR(100), </text:p>
            <text:p text:style-name="P146"><text:tab/>q2 VARCHAR(100), </text:p>
            <text:p text:style-name="P146"><text:s text:c="4"/><text:tab/>q2_a VARCHAR(100), </text:p>
            <text:p text:style-name="P146"><text:s text:c="4"/><text:tab/>q2_b VARCHAR(100), </text:p>
            <text:p text:style-name="P146"><text:s text:c="4"/><text:tab/>q2_c VARCHAR(100), </text:p>
            <text:p text:style-name="P146"><text:s text:c="4"/><text:tab/>q2_d VARCHAR(100), </text:p>
            <text:p text:style-name="P146"><text:s text:c="4"/><text:tab/>q2_e DOUBLE, </text:p>
            <text:p text:style-name="P146"><text:s text:c="4"/><text:tab/>q2_f DOUBLE, </text:p>
            <text:p text:style-name="P146"><text:s text:c="16"/>q3 VARCHAR(100), </text:p>
            <text:p text:style-name="P146"><text:s text:c="4"/><text:tab/>q3_a VARCHAR(100), </text:p>
            <text:p text:style-name="P146"><text:s text:c="4"/><text:tab/>q3_b VARCHAR(100), </text:p>
            <text:p text:style-name="P146"><text:s text:c="4"/><text:tab/>q3_c VARCHAR(100), </text:p>
            <text:p text:style-name="P146"><text:s text:c="4"/><text:tab/>q3_d VARCHAR(100), </text:p>
            <text:p text:style-name="P146"><text:s text:c="4"/><text:tab/>q3_e VARCHAR(100), </text:p>
            <text:p text:style-name="P146"><text:s text:c="4"/><text:tab/>q3_f VARCHAR(100), </text:p>
            <text:p text:style-name="P146"><text:s text:c="16"/>q3_g DOUBLE, </text:p>
            <text:p text:style-name="P146"><text:s text:c="4"/><text:tab/>q3_h DOUBLE, </text:p>
            <text:p text:style-name="P146"><text:s text:c="4"/><text:tab/>q3_i DOUBLE,</text:p>
            <text:p text:style-name="P146"><text:s text:c="16"/>q3_j_1 VARCHAR(100), </text:p>
            <text:p text:style-name="P146"><text:s text:c="4"/><text:tab/>q3_j_2 VARCHAR(100), </text:p>
            <text:p text:style-name="P146"><text:s text:c="5"/><text:tab/>q3_j_3 VARCHAR(100), </text:p>
            <text:p text:style-name="P146"><text:s text:c="4"/><text:tab/>q3_j_4 VARCHAR(100), </text:p>
            <text:p text:style-name="P146"><text:s text:c="16"/>q3_j_5 VARCHAR(100), </text:p>
            <text:p text:style-name="P146"><text:s text:c="4"/><text:tab/>q3_k_1 VARCHAR(100), </text:p>
            <text:p text:style-name="P146"><text:s text:c="16"/>q3_k_2 VARCHAR(100),</text:p>
            <text:p text:style-name="P146"><text:s text:c="16"/>q3_l_1 VARCHAR(100), </text:p>
            <text:p text:style-name="P146"><text:s text:c="4"/><text:tab/>q3_l_2 VARCHAR(100), </text:p>
            <text:p text:style-name="P146"><text:s text:c="5"/><text:tab/>q3_l_3 VARCHAR(100), </text:p>
            <text:p text:style-name="P146"><text:s text:c="4"/><text:tab/>q3_l_4 VARCHAR(100), </text:p>
            <text:p text:style-name="P146"><text:s text:c="16"/>q3_l_5 VARCHAR(100), </text:p>
            <text:p text:style-name="P146"><text:s text:c="4"/><text:tab/>q3_l_6 VARCHAR(100), </text:p>
            <text:p text:style-name="P146"><text:s text:c="16"/>q3_l_7 VARCHAR(100), </text:p>
            <text:p text:style-name="P146"><text:s text:c="16"/>q3_l_8 VARCHAR(100),</text:p>
            <text:p text:style-name="P146"><text:s text:c="8"/></text:p>
            <text:p text:style-name="P146"><text:s text:c="16"/>FOREIGN KEY (user_id) REFERENCES auth_user(id),<text:tab/> <text:s/></text:p>
            <text:p text:style-name="P146"><text:s text:c="4"/><text:tab/>FOREIGN KEY (register_id) REFERENCES Register(id),</text:p>
            <text:p text:style-name="P146"><text:s text:c="4"/><text:tab/>FOREIGN KEY (cycle_id) REFERENCES Cycle(id)</text:p>
            <text:p text:style-name="P146"><text:s text:c="2"/>);</text:p>
          </table:table-cell>
        </table:table-row>
      </table:table>
      <text:p text:style-name="Standard"><text:span text:style-name="Source_20_Text"/></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able:table table:name="Table33" table:style-name="Table33">
        <table:table-column table:style-name="Table33.A"/>
        <text:soft-page-break/>
        <table:table-row table:style-name="TableLine94249217108048">
          <table:table-cell table:style-name="Table33.A1" office:value-type="string">
            <text:p text:style-name="P161">تغییر مقدار در یک سلول درون دیتابیس <text:span text:style-name="T260">#</text:span></text:p>
            <text:p text:style-name="Table_20_Contents"/>
            <text:p text:style-name="Table_20_Contents">UPDATE SocialMediaII.SocialMediaTables </text:p>
            <text:p text:style-name="Table_20_Contents">SET </text:p>
            <text:p text:style-name="Table_20_Contents"><text:s text:c="4"/>models_name = 'TaaftehInstaModel'</text:p>
            <text:p text:style-name="Table_20_Contents">WHERE</text:p>
            <text:p text:style-name="Table_20_Contents"><text:s text:c="4"/>id = 9 ;</text:p>
            <text:p text:style-name="Table_20_Contents"/>
          </table:table-cell>
        </table:table-row>
      </table:table>
      <text:p text:style-name="Standard"><text:span text:style-name="Source_20_Text"/></text:p>
      <text:p text:style-name="Standard"><text:span text:style-name="Source_20_Text"/></text:p>
      <table:table table:name="Table34" table:style-name="Table34">
        <table:table-column table:style-name="Table34.A"/>
        <table:table-row table:style-name="TableLine94249204216496">
          <table:table-cell table:style-name="Table34.A1" office:value-type="string">
            <text:p text:style-name="P162"># وارد کردن یک رکورد دیتا</text:p>
            <text:p text:style-name="Table_20_Contents"/>
            <text:p text:style-name="Table_20_Contents">insert into SocialMedia.SocialMediaTables (id, keyword, media, models_name, tables_name) values(14, 'سپتونا', 'اینستاگرام', 'MolpedInstagramModel', 'MolpedInstagram');</text:p>
          </table:table-cell>
        </table:table-row>
      </table:table>
      <text:p text:style-name="Standard"><text:span text:style-name="Source_20_Text"/></text:p>
      <text:p text:style-name="Standard"><text:span text:style-name="Source_20_Text"/></text:p>
      <text:p text:style-name="Standard"><text:span text:style-name="Source_20_Text"/></text:p>
      <table:table table:name="Table35" table:style-name="Table35">
        <table:table-column table:style-name="Table35.A"/>
        <table:table-row table:style-name="TableLine94249359910128">
          <table:table-cell table:style-name="Table35.A1" office:value-type="string">
            <text:p text:style-name="P220">show only the running services.</text:p>
            <text:p text:style-name="P211"><text:span text:style-name="Source_20_Text"><text:span text:style-name="T115">service --status-all | grep '\[ + \]'</text:span></text:span></text:p>
            <text:p text:style-name="P212"/>
          </table:table-cell>
        </table:table-row>
      </table:table>
      <text:p text:style-name="Standard"><text:span text:style-name="Source_20_Text"/></text:p>
      <text:p text:style-name="Standard"><text:span text:style-name="Source_20_Text"/></text:p>
      <table:table table:name="Table36" table:style-name="Table36">
        <table:table-column table:style-name="Table36.A"/>
        <table:table-row table:style-name="TableLine94249234820656">
          <table:table-cell table:style-name="Table36.A1" office:value-type="string">
            <text:p text:style-name="P220">To list ubuntu services that are not running, Type,</text:p>
            <text:p text:style-name="P211"><text:span text:style-name="Source_20_Text"><text:span text:style-name="T115">service --status-all | grep '\[ - \]'</text:span></text:span></text:p>
            <text:p text:style-name="P212"/>
          </table:table-cell>
        </table:table-row>
      </table:table>
      <text:p text:style-name="Standard"><text:span text:style-name="Source_20_Text"/></text:p>
      <text:p text:style-name="Standard"><text:span text:style-name="Source_20_Text"/></text:p>
      <table:table table:name="Table37" table:style-name="Table37">
        <table:table-column table:style-name="Table37.A"/>
        <table:table-row table:style-name="TableLine94249407441200">
          <table:table-cell table:style-name="Table37.A1" office:value-type="string">
            <text:p text:style-name="P220">To List inactive unit, Type:</text:p>
            <text:p text:style-name="P211"><text:span text:style-name="Source_20_Text"><text:span text:style-name="T115">systemctl list-units -a –state=inactive</text:span></text:span></text:p>
            <text:p text:style-name="P211"><text:span text:style-name="Source_20_Text"><text:span text:style-name="T115"/></text:span></text:p>
            <text:p text:style-name="P211"><text:span text:style-name="Source_20_Text"><text:span text:style-name="T115"/></text:span></text:p>
          </table:table-cell>
        </table:table-row>
      </table:table>
      <text:p text:style-name="Standard"><text:span text:style-name="Source_20_Text"/></text:p>
      <text:p text:style-name="Standard"><text:span text:style-name="Source_20_Text"/></text:p>
      <table:table table:name="Table38" table:style-name="Table38">
        <table:table-column table:style-name="Table38.A"/>
        <table:table-row table:style-name="TableLine94249198948656">
          <table:table-cell table:style-name="Table38.A1" office:value-type="string">
            <text:p text:style-name="P213">To view log files:</text:p>
            <text:p text:style-name="P213"/>
            <text:p text:style-name="P215"><text:span text:style-name="T261">journalctl -xe</text:span></text:p>
            <text:p text:style-name="P214"><text:span text:style-name="T261"/></text:p>
            <text:p text:style-name="P214"><text:span text:style-name="T261">or</text:span></text:p>
            <text:p text:style-name="P216"><text:span text:style-name="T261"/></text:p>
            <text:p text:style-name="P217">systemctl status yourservice</text:p>
            <text:p text:style-name="P214"><text:span text:style-name="T261"/></text:p>
          </table:table-cell>
        </table:table-row>
      </table:table>
      <text:p text:style-name="Standard"><text:span text:style-name="Source_20_Text"/></text:p>
      <text:p text:style-name="Standard"><text:span text:style-name="Source_20_Text"/></text:p>
      <text:p text:style-name="Standard"><text:span text:style-name="Source_20_Text"/></text:p>
      <text:p text:style-name="Standard"><text:soft-page-break/><text:span text:style-name="Source_20_Tex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Neue', Helvetica, sans-serif"/>
    <style:font-face style:name="Arial1" svg:font-family="Arial, Helvetica, sans-serif"/>
    <style:font-face style:name="Consolas" svg:font-family="Consolas, Menlo, Monaco, 'Lucida Console', 'Liberation Mono', 'DejaVu Sans Mono', 'Bitstream Vera Sans Mono', 'Courier New', monospace, sans-serif"/>
    <style:font-face style:name="Fira Mono" svg:font-family="'Fira Mono', Consolas, Menlo, Monaco, 'Courier New', Courier, monospace"/>
    <style:font-face style:name="Fira Sans" svg:font-family="'Fira Sans', sans-serif"/>
    <style:font-face style:name="Google Sans" svg:font-family="'Google Sans', arial, sans-serif"/>
    <style:font-face style:name="Helvetica" svg:font-family="Helvetica, Arial, sans-serif"/>
    <style:font-face style:name="IBM Plex Sans" svg:font-family="'IBM Plex Sans', 'Helvetica Neue', Arial, sans-serif"/>
    <style:font-face style:name="IranYekan" svg:font-family="IranYekan, tahoma, arial"/>
    <style:font-face style:name="Lato" svg:font-family="Lato, proxima-nova, 'Helvetica Neue', Arial, sans-serif"/>
    <style:font-face style:name="Linux Libertine" svg:font-family="'Linux Libertine', Georgia, Times, serif"/>
    <style:font-face style:name="Lohit Devanagari1" svg:font-family="'Lohit Devanagari'"/>
    <style:font-face style:name="Menlo" svg:font-family="Menlo, Monaco, Consolas, 'courier new', monospace"/>
    <style:font-face style:name="Open Sans" svg:font-family="'Open Sans', sans-serif"/>
    <style:font-face style:name="Poppins" svg:font-family="Poppins, sans-serif"/>
    <style:font-face style:name="Roboto" svg:font-family="Roboto, Corbel, Avenir, 'Lucida Grande', 'Lucida Sans', sans-serif"/>
    <style:font-face style:name="SFMono-Regular" svg:font-family="SFMono-Regular, Consolas, 'Liberation Mono', Menlo, Courier, monospace"/>
    <style:font-face style:name="Segoe UI" svg:font-family="'Segoe UI', SegoeUI, 'Helvetica Neue', Helvetica, Arial, sans-serif"/>
    <style:font-face style:name="apple-system" svg:font-family="apple-system, BlinkMacSystemFont, 'Segoe UI', Roboto, Oxygen-Sans, Ubuntu, Cantarell, 'Helvetica Neue', serif, sans-serif"/>
    <style:font-face style:name="arial" svg:font-family="arial, helvetica"/>
    <style:font-face style:name="inherit" svg:font-family="inherit"/>
    <style:font-face style:name="sans-serif" svg:font-family="sans-serif"/>
    <style:font-face style:name="urw-din" svg:font-family="urw-din, sans-serif"/>
    <style:font-face style:name="work sans light" svg:font-family="'work sans light'"/>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8T13:55:02.385621671</meta:creation-date>
    <dc:date>2022-04-19T13:16:10.911482398</dc:date>
    <meta:editing-duration>P3DT12H40M31S</meta:editing-duration>
    <meta:editing-cycles>412</meta:editing-cycles>
    <meta:generator>LibreOffice/6.4.7.2$Linux_X86_64 LibreOffice_project/40$Build-2</meta:generator>
    <meta:document-statistic meta:table-count="38" meta:image-count="0" meta:object-count="0" meta:page-count="29" meta:paragraph-count="907" meta:word-count="3614" meta:character-count="32175" meta:non-whitespace-character-count="28114"/>
  </office:meta>
</office:document-meta>
</file>